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Pictures/2000000D000000FD000000FDEDDD9018.svm" manifest:media-type=""/>
  <manifest:file-entry manifest:full-path="Object 1/Pictures/20000011000000DD000000DDAC1C8ECE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2000000D000000FD000000FDEDDD9018.svm" manifest:media-type=""/>
  <manifest:file-entry manifest:full-path="Object 2/Pictures/20000011000000DD000000DDAC1C8ECE.svm" manifest:media-type="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Pictures/2000000D000000FD000000FDEDDD9018.svm" manifest:media-type=""/>
  <manifest:file-entry manifest:full-path="Object 3/Pictures/20000011000000DD000000DDAC1C8ECE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4x4" table:style-name="ta1">
        <table:shapes>
          <draw:frame draw:z-index="0" draw:style-name="gr1" svg:width="6.8323in" svg:height="7.3386in" svg:x="2.6665in" svg:y="7.2374in">
            <draw:object draw:notify-on-update-of-ranges="4x4.M2:4x4.M42 4x4.W1:4x4.W1 4x4.W2:4x4.W42 4x4.M2:4x4.M42 4x4.X1:4x4.X1 4x4.X2:4x4.X42 4x4.M2:4x4.M42 4x4.N1:4x4.N1 4x4.N2:4x4.N42 4x4.M2:4x4.M42 4x4.O1:4x4.O1 4x4.O2:4x4.O42 4x4.M2:4x4.M42 4x4.P1:4x4.P1 4x4.P2:4x4.P42 4x4.M2:4x4.M42 4x4.Q1:4x4.Q1 4x4.Q2:4x4.Q42 4x4.M2:4x4.M42 4x4.R1:4x4.R1 4x4.R2:4x4.R42 4x4.M2:4x4.M42 4x4.S1:4x4.S1 4x4.S2:4x4.S42 4x4.M2:4x4.M42 4x4.T1:4x4.T1 4x4.T2:4x4.T42 4x4.M2:4x4.M42 4x4.U1:4x4.U1 4x4.U2:4x4.U42 4x4.M2:4x4.M42 4x4.V1:4x4.V1 4x4.V2:4x4.V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ce4"/>
        <table:table-column table:style-name="co1" table:default-cell-style-name="Default"/>
        <table:table-column table:style-name="co1" table:number-columns-repeated="12" table:default-cell-style-name="ce1"/>
        <table:table-column table:style-name="co1" table:default-cell-style-name="Default"/>
        <table:table-row table:style-name="ro1">
          <table:table-cell table:style-name="Default" table:number-columns-repeated="11"/>
          <table:table-cell/>
          <table:table-cell table:style-name="ce3" office:value-type="string">
            <text:p>kx</text:p>
          </table:table-cell>
          <table:table-cell table:style-name="ce3" office:value-type="string">
            <text:p>N = 1</text:p>
          </table:table-cell>
          <table:table-cell table:style-name="ce3" office:value-type="string">
            <text:p>N = 2</text:p>
          </table:table-cell>
          <table:table-cell table:style-name="ce3" office:value-type="string">
            <text:p>N = 3</text:p>
          </table:table-cell>
          <table:table-cell table:style-name="ce3" office:value-type="string">
            <text:p>N = 4</text:p>
          </table:table-cell>
          <table:table-cell table:style-name="ce3" office:value-type="string">
            <text:p>N = 5</text:p>
          </table:table-cell>
          <table:table-cell table:style-name="ce3" office:value-type="string">
            <text:p>N = 6</text:p>
          </table:table-cell>
          <table:table-cell table:style-name="ce3" office:value-type="string">
            <text:p>N = 7</text:p>
          </table:table-cell>
          <table:table-cell table:style-name="ce3" office:value-type="string">
            <text:p>N = 8</text:p>
          </table:table-cell>
          <table:table-cell table:style-name="ce3" office:value-type="string">
            <text:p>N = 9</text:p>
          </table:table-cell>
          <table:table-cell table:style-name="ce3" office:value-type="string">
            <text:p>Alpha</text:p>
          </table:table-cell>
          <table:table-cell table:style-name="ce3" office:value-type="string">
            <text:p>Beta</text:p>
          </table:table-cell>
          <table:table-cell table:style-name="ce3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E+000</text:p>
          </table:table-cell>
          <table:table-cell office:value-type="float" office:value="-0.165630216148604">
            <text:p>-1.66E-001</text:p>
          </table:table-cell>
          <table:table-cell office:value-type="float" office:value="-0.000000000000151589701528028">
            <text:p>-1.52E-013</text:p>
          </table:table-cell>
          <table:table-cell office:value-type="float" office:value="0.00809793660769973">
            <text:p>8.10E-003</text:p>
          </table:table-cell>
          <table:table-cell office:value-type="float" office:value="9.58146125396804">
            <text:p>9.58E+000</text:p>
          </table:table-cell>
          <table:table-cell office:value-type="float" office:value="9.94384779086438">
            <text:p>9.94E+000</text:p>
          </table:table-cell>
          <table:table-cell office:value-type="float" office:value="9.94384779086451">
            <text:p>9.94E+000</text:p>
          </table:table-cell>
          <table:table-cell office:value-type="float" office:value="10.0199484782594">
            <text:p>1.00E+001</text:p>
          </table:table-cell>
          <table:table-cell office:value-type="float" office:value="19.7896074906309">
            <text:p>1.98E+001</text:p>
          </table:table-cell>
          <table:table-cell office:value-type="float" office:value="20.1770311894918">
            <text:p>2.02E+001</text:p>
          </table:table-cell>
          <table:table-cell/>
          <table:table-cell table:formula="of:=2*[.A2]/PI()" office:value-type="float" office:value="0">
            <text:p>0.0000</text:p>
          </table:table-cell>
          <table:table-cell table:formula="of:=SQRT([.C2])" office:value-type="float" office:value="0">
            <text:p>Err:502</text:p>
          </table:table-cell>
          <table:table-cell table:formula="of:=SQRT([.D2])" office:value-type="float" office:value="0">
            <text:p>Err:502</text:p>
          </table:table-cell>
          <table:table-cell table:formula="of:=SQRT([.E2])" office:value-type="float" office:value="0.0899885359793109">
            <text:p>0.0900</text:p>
          </table:table-cell>
          <table:table-cell table:formula="of:=SQRT([.F2])" office:value-type="float" office:value="3.09539355397146">
            <text:p>3.0954</text:p>
          </table:table-cell>
          <table:table-cell table:formula="of:=SQRT([.G2])" office:value-type="float" office:value="3.15338671762034">
            <text:p>3.1534</text:p>
          </table:table-cell>
          <table:table-cell table:formula="of:=SQRT([.H2])" office:value-type="float" office:value="3.15338671762036">
            <text:p>3.1534</text:p>
          </table:table-cell>
          <table:table-cell table:formula="of:=SQRT([.I2])" office:value-type="float" office:value="3.16543022009005">
            <text:p>3.1654</text:p>
          </table:table-cell>
          <table:table-cell table:formula="of:=SQRT([.J2])" office:value-type="float" office:value="4.44855116758602">
            <text:p>4.4486</text:p>
          </table:table-cell>
          <table:table-cell table:formula="of:=SQRT([.K2])" office:value-type="float" office:value="4.49188503743048">
            <text:p>4.4919</text:p>
          </table:table-cell>
          <table:table-cell table:formula="of:=[.$B$44]*[.A2]" office:value-type="float" office:value="0">
            <text:p>0.0000</text:p>
          </table:table-cell>
          <table:table-cell table:formula="of:=[.$B$45]*[.A2]" office:value-type="float" office:value="0">
            <text:p>0.0000</text:p>
          </table:table-cell>
          <table:table-cell table:style-name="ce1"/>
        </table:table-row>
        <table:table-row table:style-name="ro1">
          <table:table-cell office:value-type="float" office:value="0.03926990817">
            <text:p>0.0393</text:p>
          </table:table-cell>
          <table:table-cell office:value-type="float" office:value="0">
            <text:p>0.00E+000</text:p>
          </table:table-cell>
          <table:table-cell office:value-type="float" office:value="-0.163658996649373">
            <text:p>-1.64E-001</text:p>
          </table:table-cell>
          <table:table-cell office:value-type="float" office:value="0.00615926846643219">
            <text:p>6.16E-003</text:p>
          </table:table-cell>
          <table:table-cell office:value-type="float" office:value="0.0169246434765061">
            <text:p>1.69E-002</text:p>
          </table:table-cell>
          <table:table-cell office:value-type="float" office:value="9.46820220940734">
            <text:p>9.47E+000</text:p>
          </table:table-cell>
          <table:table-cell office:value-type="float" office:value="9.9453848657534">
            <text:p>9.95E+000</text:p>
          </table:table-cell>
          <table:table-cell office:value-type="float" office:value="9.94543556337046">
            <text:p>9.95E+000</text:p>
          </table:table-cell>
          <table:table-cell office:value-type="float" office:value="10.1365875452441">
            <text:p>1.01E+001</text:p>
          </table:table-cell>
          <table:table-cell office:value-type="float" office:value="19.6729966572941">
            <text:p>1.97E+001</text:p>
          </table:table-cell>
          <table:table-cell office:value-type="float" office:value="19.9470348235175">
            <text:p>1.99E+001</text:p>
          </table:table-cell>
          <table:table-cell/>
          <table:table-cell table:formula="of:=2*[.A3]/PI()" office:value-type="float" office:value="0.0250000000000812">
            <text:p>0.0250</text:p>
          </table:table-cell>
          <table:table-cell table:formula="of:=SQRT([.C3])" office:value-type="float" office:value="0">
            <text:p>Err:502</text:p>
          </table:table-cell>
          <table:table-cell table:formula="of:=SQRT([.D3])" office:value-type="float" office:value="0.0784810070426737">
            <text:p>0.0785</text:p>
          </table:table-cell>
          <table:table-cell table:formula="of:=SQRT([.E3])" office:value-type="float" office:value="0.130094748074264">
            <text:p>0.1301</text:p>
          </table:table-cell>
          <table:table-cell table:formula="of:=SQRT([.F3])" office:value-type="float" office:value="3.07704439509854">
            <text:p>3.0770</text:p>
          </table:table-cell>
          <table:table-cell table:formula="of:=SQRT([.G3])" office:value-type="float" office:value="3.15363042631083">
            <text:p>3.1536</text:p>
          </table:table-cell>
          <table:table-cell table:formula="of:=SQRT([.H3])" office:value-type="float" office:value="3.15363846427749">
            <text:p>3.1536</text:p>
          </table:table-cell>
          <table:table-cell table:formula="of:=SQRT([.I3])" office:value-type="float" office:value="3.18380080175317">
            <text:p>3.1838</text:p>
          </table:table-cell>
          <table:table-cell table:formula="of:=SQRT([.J3])" office:value-type="float" office:value="4.43542519464528">
            <text:p>4.4354</text:p>
          </table:table-cell>
          <table:table-cell table:formula="of:=SQRT([.K3])" office:value-type="float" office:value="4.46621034250711">
            <text:p>4.4662</text:p>
          </table:table-cell>
          <table:table-cell table:formula="of:=[.$B$44]*[.A3]" office:value-type="float" office:value="0.07853981634">
            <text:p>0.0785</text:p>
          </table:table-cell>
          <table:table-cell table:formula="of:=[.$B$45]*[.A3]" office:value-type="float" office:value="0.03926990817">
            <text:p>0.0393</text:p>
          </table:table-cell>
          <table:table-cell table:style-name="ce1"/>
        </table:table-row>
        <table:table-row table:style-name="ro1">
          <table:table-cell office:value-type="float" office:value="0.07853981634">
            <text:p>0.0785</text:p>
          </table:table-cell>
          <table:table-cell office:value-type="float" office:value="0">
            <text:p>0.00E+000</text:p>
          </table:table-cell>
          <table:table-cell office:value-type="float" office:value="-0.15793422656038">
            <text:p>-1.58E-001</text:p>
          </table:table-cell>
          <table:table-cell office:value-type="float" office:value="0.0246370739420398">
            <text:p>2.46E-002</text:p>
          </table:table-cell>
          <table:table-cell office:value-type="float" office:value="0.0435936176742261">
            <text:p>4.36E-002</text:p>
          </table:table-cell>
          <table:table-cell office:value-type="float" office:value="9.25744119737821">
            <text:p>9.26E+000</text:p>
          </table:table-cell>
          <table:table-cell office:value-type="float" office:value="9.94994546307144">
            <text:p>9.95E+000</text:p>
          </table:table-cell>
          <table:table-cell office:value-type="float" office:value="9.95019845016903">
            <text:p>9.95E+000</text:p>
          </table:table-cell>
          <table:table-cell office:value-type="float" office:value="10.3575395512452">
            <text:p>1.04E+001</text:p>
          </table:table-cell>
          <table:table-cell office:value-type="float" office:value="19.4552333573099">
            <text:p>1.95E+001</text:p>
          </table:table-cell>
          <table:table-cell office:value-type="float" office:value="19.6897479921926">
            <text:p>1.97E+001</text:p>
          </table:table-cell>
          <table:table-cell/>
          <table:table-cell table:formula="of:=2*[.A4]/PI()" office:value-type="float" office:value="0.0500000000001625">
            <text:p>0.0500</text:p>
          </table:table-cell>
          <table:table-cell table:formula="of:=SQRT([.C4])" office:value-type="float" office:value="0">
            <text:p>Err:502</text:p>
          </table:table-cell>
          <table:table-cell table:formula="of:=SQRT([.D4])" office:value-type="float" office:value="0.156962014328435">
            <text:p>0.1570</text:p>
          </table:table-cell>
          <table:table-cell table:formula="of:=SQRT([.E4])" office:value-type="float" office:value="0.208790846720411">
            <text:p>0.2088</text:p>
          </table:table-cell>
          <table:table-cell table:formula="of:=SQRT([.F4])" office:value-type="float" office:value="3.04260434453417">
            <text:p>3.0426</text:p>
          </table:table-cell>
          <table:table-cell table:formula="of:=SQRT([.G4])" office:value-type="float" office:value="3.15435341442132">
            <text:p>3.1544</text:p>
          </table:table-cell>
          <table:table-cell table:formula="of:=SQRT([.H4])" office:value-type="float" office:value="3.15439351542718">
            <text:p>3.1544</text:p>
          </table:table-cell>
          <table:table-cell table:formula="of:=SQRT([.I4])" office:value-type="float" office:value="3.2183131530734">
            <text:p>3.2183</text:p>
          </table:table-cell>
          <table:table-cell table:formula="of:=SQRT([.J4])" office:value-type="float" office:value="4.41080869652152">
            <text:p>4.4108</text:p>
          </table:table-cell>
          <table:table-cell table:formula="of:=SQRT([.K4])" office:value-type="float" office:value="4.43731315011603">
            <text:p>4.4373</text:p>
          </table:table-cell>
          <table:table-cell table:formula="of:=[.$B$44]*[.A4]" office:value-type="float" office:value="0.15707963268">
            <text:p>0.1571</text:p>
          </table:table-cell>
          <table:table-cell table:formula="of:=[.$B$45]*[.A4]" office:value-type="float" office:value="0.07853981634">
            <text:p>0.0785</text:p>
          </table:table-cell>
          <table:table-cell table:style-name="ce1"/>
        </table:table-row>
        <table:table-row table:style-name="ro1">
          <table:table-cell office:value-type="float" office:value="0.11780972451">
            <text:p>0.1178</text:p>
          </table:table-cell>
          <table:table-cell office:value-type="float" office:value="0">
            <text:p>0.00E+000</text:p>
          </table:table-cell>
          <table:table-cell office:value-type="float" office:value="-0.148854536798221">
            <text:p>-1.49E-001</text:p>
          </table:table-cell>
          <table:table-cell office:value-type="float" office:value="0.0554334171133266">
            <text:p>5.54E-002</text:p>
          </table:table-cell>
          <table:table-cell office:value-type="float" office:value="0.088503385357441">
            <text:p>8.85E-002</text:p>
          </table:table-cell>
          <table:table-cell office:value-type="float" office:value="9.02813651119419">
            <text:p>9.03E+000</text:p>
          </table:table-cell>
          <table:table-cell office:value-type="float" office:value="9.95753888268676">
            <text:p>9.96E+000</text:p>
          </table:table-cell>
          <table:table-cell office:value-type="float" office:value="9.95813642279972">
            <text:p>9.96E+000</text:p>
          </table:table-cell>
          <table:table-cell office:value-type="float" office:value="10.6038364936892">
            <text:p>1.06E+001</text:p>
          </table:table-cell>
          <table:table-cell office:value-type="float" office:value="19.2182309475016">
            <text:p>1.92E+001</text:p>
          </table:table-cell>
          <table:table-cell office:value-type="float" office:value="19.4354496609771">
            <text:p>1.94E+001</text:p>
          </table:table-cell>
          <table:table-cell/>
          <table:table-cell table:formula="of:=2*[.A5]/PI()" office:value-type="float" office:value="0.0750000000002437">
            <text:p>0.0750</text:p>
          </table:table-cell>
          <table:table-cell table:formula="of:=SQRT([.C5])" office:value-type="float" office:value="0">
            <text:p>Err:502</text:p>
          </table:table-cell>
          <table:table-cell table:formula="of:=SQRT([.D5])" office:value-type="float" office:value="0.235443023072094">
            <text:p>0.2354</text:p>
          </table:table-cell>
          <table:table-cell table:formula="of:=SQRT([.E5])" office:value-type="float" office:value="0.297495185435733">
            <text:p>0.2975</text:p>
          </table:table-cell>
          <table:table-cell table:formula="of:=SQRT([.F5])" office:value-type="float" office:value="3.00468575914257">
            <text:p>3.0047</text:p>
          </table:table-cell>
          <table:table-cell table:formula="of:=SQRT([.G5])" office:value-type="float" office:value="3.15555682609056">
            <text:p>3.1556</text:p>
          </table:table-cell>
          <table:table-cell table:formula="of:=SQRT([.H5])" office:value-type="float" office:value="3.15565150528377">
            <text:p>3.1557</text:p>
          </table:table-cell>
          <table:table-cell table:formula="of:=SQRT([.I5])" office:value-type="float" office:value="3.25635325075294">
            <text:p>3.2564</text:p>
          </table:table-cell>
          <table:table-cell table:formula="of:=SQRT([.J5])" office:value-type="float" office:value="4.38386027919477">
            <text:p>4.3839</text:p>
          </table:table-cell>
          <table:table-cell table:formula="of:=SQRT([.K5])" office:value-type="float" office:value="4.40856548788573">
            <text:p>4.4086</text:p>
          </table:table-cell>
          <table:table-cell table:formula="of:=[.$B$44]*[.A5]" office:value-type="float" office:value="0.23561944902">
            <text:p>0.2356</text:p>
          </table:table-cell>
          <table:table-cell table:formula="of:=[.$B$45]*[.A5]" office:value-type="float" office:value="0.11780972451">
            <text:p>0.1178</text:p>
          </table:table-cell>
          <table:table-cell table:style-name="ce1"/>
        </table:table-row>
        <table:table-row table:style-name="ro1">
          <table:table-cell office:value-type="float" office:value="0.15707963268">
            <text:p>0.1571</text:p>
          </table:table-cell>
          <table:table-cell office:value-type="float" office:value="0">
            <text:p>0.00E+000</text:p>
          </table:table-cell>
          <table:table-cell office:value-type="float" office:value="-0.136749646015919">
            <text:p>-1.37E-001</text:p>
          </table:table-cell>
          <table:table-cell office:value-type="float" office:value="0.0985483006491285">
            <text:p>9.85E-002</text:p>
          </table:table-cell>
          <table:table-cell office:value-type="float" office:value="0.15198348953783">
            <text:p>1.52E-001</text:p>
          </table:table-cell>
          <table:table-cell office:value-type="float" office:value="8.79531193681627">
            <text:p>8.80E+000</text:p>
          </table:table-cell>
          <table:table-cell office:value-type="float" office:value="9.96816873132137">
            <text:p>9.97E+000</text:p>
          </table:table-cell>
          <table:table-cell office:value-type="float" office:value="9.96924923799816">
            <text:p>9.97E+000</text:p>
          </table:table-cell>
          <table:table-cell office:value-type="float" office:value="10.8604503410874">
            <text:p>1.09E+001</text:p>
          </table:table-cell>
          <table:table-cell office:value-type="float" office:value="18.9778041093395">
            <text:p>1.90E+001</text:p>
          </table:table-cell>
          <table:table-cell office:value-type="float" office:value="19.1847259898808">
            <text:p>1.92E+001</text:p>
          </table:table-cell>
          <table:table-cell/>
          <table:table-cell table:formula="of:=2*[.A6]/PI()" office:value-type="float" office:value="0.100000000000325">
            <text:p>0.1000</text:p>
          </table:table-cell>
          <table:table-cell table:formula="of:=SQRT([.C6])" office:value-type="float" office:value="0">
            <text:p>Err:502</text:p>
          </table:table-cell>
          <table:table-cell table:formula="of:=SQRT([.D6])" office:value-type="float" office:value="0.313924036430995">
            <text:p>0.3139</text:p>
          </table:table-cell>
          <table:table-cell table:formula="of:=SQRT([.E6])" office:value-type="float" office:value="0.389850598996372">
            <text:p>0.3899</text:p>
          </table:table-cell>
          <table:table-cell table:formula="of:=SQRT([.F6])" office:value-type="float" office:value="2.96568911668372">
            <text:p>2.9657</text:p>
          </table:table-cell>
          <table:table-cell table:formula="of:=SQRT([.G6])" office:value-type="float" office:value="3.15724068314745">
            <text:p>3.1572</text:p>
          </table:table-cell>
          <table:table-cell table:formula="of:=SQRT([.H6])" office:value-type="float" office:value="3.15741179417544">
            <text:p>3.1574</text:p>
          </table:table-cell>
          <table:table-cell table:formula="of:=SQRT([.I6])" office:value-type="float" office:value="3.29551973762674">
            <text:p>3.2955</text:p>
          </table:table-cell>
          <table:table-cell table:formula="of:=SQRT([.J6])" office:value-type="float" office:value="4.35635215625867">
            <text:p>4.3564</text:p>
          </table:table-cell>
          <table:table-cell table:formula="of:=SQRT([.K6])" office:value-type="float" office:value="4.38003721329863">
            <text:p>4.3800</text:p>
          </table:table-cell>
          <table:table-cell table:formula="of:=[.$B$44]*[.A6]" office:value-type="float" office:value="0.31415926536">
            <text:p>0.3142</text:p>
          </table:table-cell>
          <table:table-cell table:formula="of:=[.$B$45]*[.A6]" office:value-type="float" office:value="0.15707963268">
            <text:p>0.1571</text:p>
          </table:table-cell>
          <table:table-cell table:style-name="ce1"/>
        </table:table-row>
        <table:table-row table:style-name="ro1">
          <table:table-cell office:value-type="float" office:value="0.19634954085">
            <text:p>0.1963</text:p>
          </table:table-cell>
          <table:table-cell office:value-type="float" office:value="0">
            <text:p>0.00E+000</text:p>
          </table:table-cell>
          <table:table-cell office:value-type="float" office:value="-0.121774857888676">
            <text:p>-1.22E-001</text:p>
          </table:table-cell>
          <table:table-cell office:value-type="float" office:value="0.153981731486528">
            <text:p>1.54E-001</text:p>
          </table:table-cell>
          <table:table-cell office:value-type="float" office:value="0.234188985483948">
            <text:p>2.34E-001</text:p>
          </table:table-cell>
          <table:table-cell office:value-type="float" office:value="8.56289856917665">
            <text:p>8.56E+000</text:p>
          </table:table-cell>
          <table:table-cell office:value-type="float" office:value="9.98183609419903">
            <text:p>9.98E+000</text:p>
          </table:table-cell>
          <table:table-cell office:value-type="float" office:value="9.98353655556693">
            <text:p>9.98E+000</text:p>
          </table:table-cell>
          <table:table-cell office:value-type="float" office:value="11.1234476746069">
            <text:p>1.11E+001</text:p>
          </table:table-cell>
          <table:table-cell office:value-type="float" office:value="18.738101499128">
            <text:p>1.87E+001</text:p>
          </table:table-cell>
          <table:table-cell office:value-type="float" office:value="18.9376731438887">
            <text:p>1.89E+001</text:p>
          </table:table-cell>
          <table:table-cell/>
          <table:table-cell table:formula="of:=2*[.A7]/PI()" office:value-type="float" office:value="0.125000000000406">
            <text:p>0.1250</text:p>
          </table:table-cell>
          <table:table-cell table:formula="of:=SQRT([.C7])" office:value-type="float" office:value="0">
            <text:p>Err:502</text:p>
          </table:table-cell>
          <table:table-cell table:formula="of:=SQRT([.D7])" office:value-type="float" office:value="0.392405060475177">
            <text:p>0.3924</text:p>
          </table:table-cell>
          <table:table-cell table:formula="of:=SQRT([.E7])" office:value-type="float" office:value="0.483930765176123">
            <text:p>0.4839</text:p>
          </table:table-cell>
          <table:table-cell table:formula="of:=SQRT([.F7])" office:value-type="float" office:value="2.92624308101303">
            <text:p>2.9262</text:p>
          </table:table-cell>
          <table:table-cell table:formula="of:=SQRT([.G7])" office:value-type="float" office:value="3.15940438915297">
            <text:p>3.1594</text:p>
          </table:table-cell>
          <table:table-cell table:formula="of:=SQRT([.H7])" office:value-type="float" office:value="3.15967348875907">
            <text:p>3.1597</text:p>
          </table:table-cell>
          <table:table-cell table:formula="of:=SQRT([.I7])" office:value-type="float" office:value="3.33518330449871">
            <text:p>3.3352</text:p>
          </table:table-cell>
          <table:table-cell table:formula="of:=SQRT([.J7])" office:value-type="float" office:value="4.3287528803488">
            <text:p>4.3288</text:p>
          </table:table-cell>
          <table:table-cell table:formula="of:=SQRT([.K7])" office:value-type="float" office:value="4.35174369004985">
            <text:p>4.3517</text:p>
          </table:table-cell>
          <table:table-cell table:formula="of:=[.$B$44]*[.A7]" office:value-type="float" office:value="0.3926990817">
            <text:p>0.3927</text:p>
          </table:table-cell>
          <table:table-cell table:formula="of:=[.$B$45]*[.A7]" office:value-type="float" office:value="0.19634954085">
            <text:p>0.1963</text:p>
          </table:table-cell>
          <table:table-cell table:style-name="ce1"/>
        </table:table-row>
        <table:table-row table:style-name="ro1">
          <table:table-cell office:value-type="float" office:value="0.23561944902">
            <text:p>0.2356</text:p>
          </table:table-cell>
          <table:table-cell office:value-type="float" office:value="0">
            <text:p>0.00E+000</text:p>
          </table:table-cell>
          <table:table-cell office:value-type="float" office:value="-0.103958283933801">
            <text:p>-1.04E-001</text:p>
          </table:table-cell>
          <table:table-cell office:value-type="float" office:value="0.221733724025831">
            <text:p>2.22E-001</text:p>
          </table:table-cell>
          <table:table-cell office:value-type="float" office:value="0.335147660335844">
            <text:p>3.35E-001</text:p>
          </table:table-cell>
          <table:table-cell office:value-type="float" office:value="8.3323149329801">
            <text:p>8.33E+000</text:p>
          </table:table-cell>
          <table:table-cell office:value-type="float" office:value="9.99854176464511">
            <text:p>1.00E+001</text:p>
          </table:table-cell>
          <table:table-cell office:value-type="float" office:value="10.0009979448669">
            <text:p>1.00E+001</text:p>
          </table:table-cell>
          <table:table-cell office:value-type="float" office:value="11.3914069231403">
            <text:p>1.14E+001</text:p>
          </table:table-cell>
          <table:table-cell office:value-type="float" office:value="18.5006165160527">
            <text:p>1.85E+001</text:p>
          </table:table-cell>
          <table:table-cell office:value-type="float" office:value="18.6943037673563">
            <text:p>1.87E+001</text:p>
          </table:table-cell>
          <table:table-cell/>
          <table:table-cell table:formula="of:=2*[.A8]/PI()" office:value-type="float" office:value="0.150000000000487">
            <text:p>0.1500</text:p>
          </table:table-cell>
          <table:table-cell table:formula="of:=SQRT([.C8])" office:value-type="float" office:value="0">
            <text:p>Err:502</text:p>
          </table:table-cell>
          <table:table-cell table:formula="of:=SQRT([.D8])" office:value-type="float" office:value="0.470886105152648">
            <text:p>0.4709</text:p>
          </table:table-cell>
          <table:table-cell table:formula="of:=SQRT([.E8])" office:value-type="float" office:value="0.578919390188171">
            <text:p>0.5789</text:p>
          </table:table-cell>
          <table:table-cell table:formula="of:=SQRT([.F8])" office:value-type="float" office:value="2.88657494844324">
            <text:p>2.8866</text:p>
          </table:table-cell>
          <table:table-cell table:formula="of:=SQRT([.G8])" office:value-type="float" office:value="3.16204708450793">
            <text:p>3.1620</text:p>
          </table:table-cell>
          <table:table-cell table:formula="of:=SQRT([.H8])" office:value-type="float" office:value="3.1624354451699">
            <text:p>3.1624</text:p>
          </table:table-cell>
          <table:table-cell table:formula="of:=SQRT([.I8])" office:value-type="float" office:value="3.3751158384773">
            <text:p>3.3751</text:p>
          </table:table-cell>
          <table:table-cell table:formula="of:=SQRT([.J8])" office:value-type="float" office:value="4.30123430145961">
            <text:p>4.3012</text:p>
          </table:table-cell>
          <table:table-cell table:formula="of:=SQRT([.K8])" office:value-type="float" office:value="4.32369098888395">
            <text:p>4.3237</text:p>
          </table:table-cell>
          <table:table-cell table:formula="of:=[.$B$44]*[.A8]" office:value-type="float" office:value="0.47123889804">
            <text:p>0.4712</text:p>
          </table:table-cell>
          <table:table-cell table:formula="of:=[.$B$45]*[.A8]" office:value-type="float" office:value="0.23561944902">
            <text:p>0.2356</text:p>
          </table:table-cell>
          <table:table-cell table:style-name="ce1"/>
        </table:table-row>
        <table:table-row table:style-name="ro1">
          <table:table-cell office:value-type="float" office:value="0.27488935719">
            <text:p>0.2749</text:p>
          </table:table-cell>
          <table:table-cell office:value-type="float" office:value="0">
            <text:p>0.00E+000</text:p>
          </table:table-cell>
          <table:table-cell office:value-type="float" office:value="-0.0832721866845766">
            <text:p>-8.33E-002</text:p>
          </table:table-cell>
          <table:table-cell office:value-type="float" office:value="0.301804304235989">
            <text:p>3.02E-001</text:p>
          </table:table-cell>
          <table:table-cell office:value-type="float" office:value="0.454831370940579">
            <text:p>4.55E-001</text:p>
          </table:table-cell>
          <table:table-cell office:value-type="float" office:value="8.10418667468473">
            <text:p>8.10E+000</text:p>
          </table:table-cell>
          <table:table-cell office:value-type="float" office:value="10.0182865693551">
            <text:p>1.00E+001</text:p>
          </table:table-cell>
          <table:table-cell office:value-type="float" office:value="10.0216328903432">
            <text:p>1.00E+001</text:p>
          </table:table-cell>
          <table:table-cell office:value-type="float" office:value="11.6636977059687">
            <text:p>1.17E+001</text:p>
          </table:table-cell>
          <table:table-cell office:value-type="float" office:value="18.2660052928362">
            <text:p>1.83E+001</text:p>
          </table:table-cell>
          <table:table-cell office:value-type="float" office:value="18.4546070874726">
            <text:p>1.85E+001</text:p>
          </table:table-cell>
          <table:table-cell/>
          <table:table-cell table:formula="of:=2*[.A9]/PI()" office:value-type="float" office:value="0.175000000000569">
            <text:p>0.1750</text:p>
          </table:table-cell>
          <table:table-cell table:formula="of:=SQRT([.C9])" office:value-type="float" office:value="0">
            <text:p>Err:502</text:p>
          </table:table-cell>
          <table:table-cell table:formula="of:=SQRT([.D9])" office:value-type="float" office:value="0.549367185255898">
            <text:p>0.5494</text:p>
          </table:table-cell>
          <table:table-cell table:formula="of:=SQRT([.E9])" office:value-type="float" office:value="0.674411870403079">
            <text:p>0.6744</text:p>
          </table:table-cell>
          <table:table-cell table:formula="of:=SQRT([.F9])" office:value-type="float" office:value="2.84678532290103">
            <text:p>2.8468</text:p>
          </table:table-cell>
          <table:table-cell table:formula="of:=SQRT([.G9])" office:value-type="float" office:value="3.16516770003662">
            <text:p>3.1652</text:p>
          </table:table-cell>
          <table:table-cell table:formula="of:=SQRT([.H9])" office:value-type="float" office:value="3.16569627259837">
            <text:p>3.1657</text:p>
          </table:table-cell>
          <table:table-cell table:formula="of:=SQRT([.I9])" office:value-type="float" office:value="3.41521561632186">
            <text:p>3.4152</text:p>
          </table:table-cell>
          <table:table-cell table:formula="of:=SQRT([.J9])" office:value-type="float" office:value="4.27387473995627">
            <text:p>4.2739</text:p>
          </table:table-cell>
          <table:table-cell table:formula="of:=SQRT([.K9])" office:value-type="float" office:value="4.29588257375276">
            <text:p>4.2959</text:p>
          </table:table-cell>
          <table:table-cell table:formula="of:=[.$B$44]*[.A9]" office:value-type="float" office:value="0.54977871438">
            <text:p>0.5498</text:p>
          </table:table-cell>
          <table:table-cell table:formula="of:=[.$B$45]*[.A9]" office:value-type="float" office:value="0.27488935719">
            <text:p>0.2749</text:p>
          </table:table-cell>
          <table:table-cell table:style-name="ce1"/>
        </table:table-row>
        <table:table-row table:style-name="ro1">
          <table:table-cell office:value-type="float" office:value="0.31415926536">
            <text:p>0.3142</text:p>
          </table:table-cell>
          <table:table-cell office:value-type="float" office:value="0">
            <text:p>0.00E+000</text:p>
          </table:table-cell>
          <table:table-cell office:value-type="float" office:value="-0.0596753837229448">
            <text:p>-5.97E-002</text:p>
          </table:table-cell>
          <table:table-cell office:value-type="float" office:value="0.394193514656726">
            <text:p>3.94E-001</text:p>
          </table:table-cell>
          <table:table-cell office:value-type="float" office:value="0.593198439347208">
            <text:p>5.93E-001</text:p>
          </table:table-cell>
          <table:table-cell office:value-type="float" office:value="7.87882829434212">
            <text:p>7.88E+000</text:p>
          </table:table-cell>
          <table:table-cell office:value-type="float" office:value="10.041071438377">
            <text:p>1.00E+001</text:p>
          </table:table-cell>
          <table:table-cell office:value-type="float" office:value="10.0454407979702">
            <text:p>1.00E+001</text:p>
          </table:table-cell>
          <table:table-cell office:value-type="float" office:value="11.9399980407005">
            <text:p>1.19E+001</text:p>
          </table:table-cell>
          <table:table-cell office:value-type="float" office:value="18.0345979502976">
            <text:p>1.80E+001</text:p>
          </table:table-cell>
          <table:table-cell office:value-type="float" office:value="18.2185641506955">
            <text:p>1.82E+001</text:p>
          </table:table-cell>
          <table:table-cell/>
          <table:table-cell table:formula="of:=2*[.A10]/PI()" office:value-type="float" office:value="0.20000000000065">
            <text:p>0.2000</text:p>
          </table:table-cell>
          <table:table-cell table:formula="of:=SQRT([.C10])" office:value-type="float" office:value="0">
            <text:p>Err:502</text:p>
          </table:table-cell>
          <table:table-cell table:formula="of:=SQRT([.D10])" office:value-type="float" office:value="0.627848321377644">
            <text:p>0.6278</text:p>
          </table:table-cell>
          <table:table-cell table:formula="of:=SQRT([.E10])" office:value-type="float" office:value="0.770193767403507">
            <text:p>0.7702</text:p>
          </table:table-cell>
          <table:table-cell table:formula="of:=SQRT([.F10])" office:value-type="float" office:value="2.80692506033598">
            <text:p>2.8069</text:p>
          </table:table-cell>
          <table:table-cell table:formula="of:=SQRT([.G10])" office:value-type="float" office:value="3.16876497051722">
            <text:p>3.1688</text:p>
          </table:table-cell>
          <table:table-cell table:formula="of:=SQRT([.H10])" office:value-type="float" office:value="3.16945433757456">
            <text:p>3.1695</text:p>
          </table:table-cell>
          <table:table-cell table:formula="of:=SQRT([.I10])" office:value-type="float" office:value="3.45543022512399">
            <text:p>3.4554</text:p>
          </table:table-cell>
          <table:table-cell table:formula="of:=SQRT([.J10])" office:value-type="float" office:value="4.24671613724035">
            <text:p>4.2467</text:p>
          </table:table-cell>
          <table:table-cell table:formula="of:=SQRT([.K10])" office:value-type="float" office:value="4.26832099902239">
            <text:p>4.2683</text:p>
          </table:table-cell>
          <table:table-cell table:formula="of:=[.$B$44]*[.A10]" office:value-type="float" office:value="0.62831853072">
            <text:p>0.6283</text:p>
          </table:table-cell>
          <table:table-cell table:formula="of:=[.$B$45]*[.A10]" office:value-type="float" office:value="0.31415926536">
            <text:p>0.3142</text:p>
          </table:table-cell>
          <table:table-cell table:style-name="ce1"/>
        </table:table-row>
        <table:table-row table:style-name="ro1">
          <table:table-cell office:value-type="float" office:value="0.35342917353">
            <text:p>0.3534</text:p>
          </table:table-cell>
          <table:table-cell office:value-type="float" office:value="0">
            <text:p>0.00E+000</text:p>
          </table:table-cell>
          <table:table-cell office:value-type="float" office:value="-0.0331301727378814">
            <text:p>-3.31E-002</text:p>
          </table:table-cell>
          <table:table-cell office:value-type="float" office:value="0.498901420302756">
            <text:p>4.99E-001</text:p>
          </table:table-cell>
          <table:table-cell office:value-type="float" office:value="0.750210564321933">
            <text:p>7.50E-001</text:p>
          </table:table-cell>
          <table:table-cell office:value-type="float" office:value="7.65641265722157">
            <text:p>7.66E+000</text:p>
          </table:table-cell>
          <table:table-cell office:value-type="float" office:value="10.0668974241558">
            <text:p>1.01E+001</text:p>
          </table:table-cell>
          <table:table-cell office:value-type="float" office:value="10.0724210027341">
            <text:p>1.01E+001</text:p>
          </table:table-cell>
          <table:table-cell office:value-type="float" office:value="12.2201232571392">
            <text:p>1.22E+001</text:p>
          </table:table-cell>
          <table:table-cell office:value-type="float" office:value="17.8065798815564">
            <text:p>1.78E+001</text:p>
          </table:table-cell>
          <table:table-cell office:value-type="float" office:value="17.986152933257">
            <text:p>1.80E+001</text:p>
          </table:table-cell>
          <table:table-cell/>
          <table:table-cell table:formula="of:=2*[.A11]/PI()" office:value-type="float" office:value="0.225000000000731">
            <text:p>0.2250</text:p>
          </table:table-cell>
          <table:table-cell table:formula="of:=SQRT([.C11])" office:value-type="float" office:value="0">
            <text:p>Err:502</text:p>
          </table:table-cell>
          <table:table-cell table:formula="of:=SQRT([.D11])" office:value-type="float" office:value="0.706329540867969">
            <text:p>0.7063</text:p>
          </table:table-cell>
          <table:table-cell table:formula="of:=SQRT([.E11])" office:value-type="float" office:value="0.866146964620862">
            <text:p>0.8661</text:p>
          </table:table-cell>
          <table:table-cell table:formula="of:=SQRT([.F11])" office:value-type="float" office:value="2.76702234490825">
            <text:p>2.7670</text:p>
          </table:table-cell>
          <table:table-cell table:formula="of:=SQRT([.G11])" office:value-type="float" office:value="3.17283744054998">
            <text:p>3.1728</text:p>
          </table:table-cell>
          <table:table-cell table:formula="of:=SQRT([.H11])" office:value-type="float" office:value="3.17370776895638">
            <text:p>3.1737</text:p>
          </table:table-cell>
          <table:table-cell table:formula="of:=SQRT([.I11])" office:value-type="float" office:value="3.4957292883087">
            <text:p>3.4957</text:p>
          </table:table-cell>
          <table:table-cell table:formula="of:=SQRT([.J11])" office:value-type="float" office:value="4.21978434064543">
            <text:p>4.2198</text:p>
          </table:table-cell>
          <table:table-cell table:formula="of:=SQRT([.K11])" office:value-type="float" office:value="4.24100848068675">
            <text:p>4.2410</text:p>
          </table:table-cell>
          <table:table-cell table:formula="of:=[.$B$44]*[.A11]" office:value-type="float" office:value="0.70685834706">
            <text:p>0.7069</text:p>
          </table:table-cell>
          <table:table-cell table:formula="of:=[.$B$45]*[.A11]" office:value-type="float" office:value="0.35342917353">
            <text:p>0.3534</text:p>
          </table:table-cell>
          <table:table-cell table:style-name="ce1"/>
        </table:table-row>
        <table:table-row table:style-name="ro1">
          <table:table-cell office:value-type="float" office:value="0.3926990817">
            <text:p>0.3927</text:p>
          </table:table-cell>
          <table:table-cell office:value-type="float" office:value="0">
            <text:p>0.00E+000</text:p>
          </table:table-cell>
          <table:table-cell office:value-type="float" office:value="-0.00360669560544903">
            <text:p>-3.61E-003</text:p>
          </table:table-cell>
          <table:table-cell office:value-type="float" office:value="0.615928115455642">
            <text:p>6.16E-001</text:p>
          </table:table-cell>
          <table:table-cell office:value-type="float" office:value="0.925837164090162">
            <text:p>9.26E-001</text:p>
          </table:table-cell>
          <table:table-cell office:value-type="float" office:value="7.43704092516431">
            <text:p>7.44E+000</text:p>
          </table:table-cell>
          <table:table-cell office:value-type="float" office:value="10.0957657067991">
            <text:p>1.01E+001</text:p>
          </table:table-cell>
          <table:table-cell office:value-type="float" office:value="10.1025727771202">
            <text:p>1.01E+001</text:p>
          </table:table-cell>
          <table:table-cell office:value-type="float" office:value="12.5039535504058">
            <text:p>1.25E+001</text:p>
          </table:table-cell>
          <table:table-cell office:value-type="float" office:value="17.5820684278244">
            <text:p>1.76E+001</text:p>
          </table:table-cell>
          <table:table-cell office:value-type="float" office:value="17.7573503877161">
            <text:p>1.78E+001</text:p>
          </table:table-cell>
          <table:table-cell/>
          <table:table-cell table:formula="of:=2*[.A12]/PI()" office:value-type="float" office:value="0.250000000000812">
            <text:p>0.2500</text:p>
          </table:table-cell>
          <table:table-cell table:formula="of:=SQRT([.C12])" office:value-type="float" office:value="0">
            <text:p>Err:502</text:p>
          </table:table-cell>
          <table:table-cell table:formula="of:=SQRT([.D12])" office:value-type="float" office:value="0.78481087878268">
            <text:p>0.7848</text:p>
          </table:table-cell>
          <table:table-cell table:formula="of:=SQRT([.E12])" office:value-type="float" office:value="0.962204325541183">
            <text:p>0.9622</text:p>
          </table:table-cell>
          <table:table-cell table:formula="of:=SQRT([.F12])" office:value-type="float" office:value="2.72709386071773">
            <text:p>2.7271</text:p>
          </table:table-cell>
          <table:table-cell table:formula="of:=SQRT([.G12])" office:value-type="float" office:value="3.17738346864194">
            <text:p>3.1774</text:p>
          </table:table-cell>
          <table:table-cell table:formula="of:=SQRT([.H12])" office:value-type="float" office:value="3.17845446359079">
            <text:p>3.1785</text:p>
          </table:table-cell>
          <table:table-cell table:formula="of:=SQRT([.I12])" office:value-type="float" office:value="3.53609297819017">
            <text:p>3.5361</text:p>
          </table:table-cell>
          <table:table-cell table:formula="of:=SQRT([.J12])" office:value-type="float" office:value="4.19309771264926">
            <text:p>4.1931</text:p>
          </table:table-cell>
          <table:table-cell table:formula="of:=SQRT([.K12])" office:value-type="float" office:value="4.21394712682968">
            <text:p>4.2139</text:p>
          </table:table-cell>
          <table:table-cell table:formula="of:=[.$B$44]*[.A12]" office:value-type="float" office:value="0.7853981634">
            <text:p>0.7854</text:p>
          </table:table-cell>
          <table:table-cell table:formula="of:=[.$B$45]*[.A12]" office:value-type="float" office:value="0.3926990817">
            <text:p>0.3927</text:p>
          </table:table-cell>
          <table:table-cell table:style-name="ce1"/>
        </table:table-row>
        <table:table-row table:style-name="ro1">
          <table:table-cell office:value-type="float" office:value="0.43196898987">
            <text:p>0.4320</text:p>
          </table:table-cell>
          <table:table-cell office:value-type="float" office:value="0">
            <text:p>0.00E+000</text:p>
          </table:table-cell>
          <table:table-cell office:value-type="float" office:value="0.0289173258236868">
            <text:p>2.89E-002</text:p>
          </table:table-cell>
          <table:table-cell office:value-type="float" office:value="0.745273731338996">
            <text:p>7.45E-001</text:p>
          </table:table-cell>
          <table:table-cell office:value-type="float" office:value="1.12005507845244">
            <text:p>1.12E+000</text:p>
          </table:table-cell>
          <table:table-cell office:value-type="float" office:value="7.22077499127281">
            <text:p>7.22E+000</text:p>
          </table:table-cell>
          <table:table-cell office:value-type="float" office:value="10.1276775945542">
            <text:p>1.01E+001</text:p>
          </table:table-cell>
          <table:table-cell office:value-type="float" office:value="10.1358953405564">
            <text:p>1.01E+001</text:p>
          </table:table-cell>
          <table:table-cell office:value-type="float" office:value="12.7913973432031">
            <text:p>1.28E+001</text:p>
          </table:table-cell>
          <table:table-cell office:value-type="float" office:value="17.3611514610487">
            <text:p>1.74E+001</text:p>
          </table:table-cell>
          <table:table-cell office:value-type="float" office:value="17.5321333721559">
            <text:p>1.75E+001</text:p>
          </table:table-cell>
          <table:table-cell/>
          <table:table-cell table:formula="of:=2*[.A13]/PI()" office:value-type="float" office:value="0.275000000000893">
            <text:p>0.2750</text:p>
          </table:table-cell>
          <table:table-cell table:formula="of:=SQRT([.C13])" office:value-type="float" office:value="0.170050950669753">
            <text:p>0.1701</text:p>
          </table:table-cell>
          <table:table-cell table:formula="of:=SQRT([.D13])" office:value-type="float" office:value="0.863292378825966">
            <text:p>0.8633</text:p>
          </table:table-cell>
          <table:table-cell table:formula="of:=SQRT([.E13])" office:value-type="float" office:value="1.05832654622873">
            <text:p>1.0583</text:p>
          </table:table-cell>
          <table:table-cell table:formula="of:=SQRT([.F13])" office:value-type="float" office:value="2.68714997558246">
            <text:p>2.6871</text:p>
          </table:table-cell>
          <table:table-cell table:formula="of:=SQRT([.G13])" office:value-type="float" office:value="3.18240123091891">
            <text:p>3.1824</text:p>
          </table:table-cell>
          <table:table-cell table:formula="of:=SQRT([.H13])" office:value-type="float" office:value="3.18369209261141">
            <text:p>3.1837</text:p>
          </table:table-cell>
          <table:table-cell table:formula="of:=SQRT([.I13])" office:value-type="float" office:value="3.57650630409106">
            <text:p>3.5765</text:p>
          </table:table-cell>
          <table:table-cell table:formula="of:=SQRT([.J13])" office:value-type="float" office:value="4.16667150865636">
            <text:p>4.1667</text:p>
          </table:table-cell>
          <table:table-cell table:formula="of:=SQRT([.K13])" office:value-type="float" office:value="4.18713904380496">
            <text:p>4.1871</text:p>
          </table:table-cell>
          <table:table-cell table:formula="of:=[.$B$44]*[.A13]" office:value-type="float" office:value="0.86393797974">
            <text:p>0.8639</text:p>
          </table:table-cell>
          <table:table-cell table:formula="of:=[.$B$45]*[.A13]" office:value-type="float" office:value="0.43196898987">
            <text:p>0.4320</text:p>
          </table:table-cell>
          <table:table-cell table:style-name="ce1"/>
        </table:table-row>
        <table:table-row table:style-name="ro1">
          <table:table-cell office:value-type="float" office:value="0.47123889804">
            <text:p>0.4712</text:p>
          </table:table-cell>
          <table:table-cell office:value-type="float" office:value="0">
            <text:p>0.00E+000</text:p>
          </table:table-cell>
          <table:table-cell office:value-type="float" office:value="0.0644580659476692">
            <text:p>6.45E-002</text:p>
          </table:table-cell>
          <table:table-cell office:value-type="float" office:value="0.886938444665717">
            <text:p>8.87E-001</text:p>
          </table:table-cell>
          <table:table-cell office:value-type="float" office:value="1.33284703891619">
            <text:p>1.33E+000</text:p>
          </table:table-cell>
          <table:table-cell office:value-type="float" office:value="7.00765395327409">
            <text:p>7.01E+000</text:p>
          </table:table-cell>
          <table:table-cell office:value-type="float" office:value="10.1626345220632">
            <text:p>1.02E+001</text:p>
          </table:table-cell>
          <table:table-cell office:value-type="float" office:value="10.1723878697604">
            <text:p>1.02E+001</text:p>
          </table:table-cell>
          <table:table-cell office:value-type="float" office:value="13.0823674436569">
            <text:p>1.31E+001</text:p>
          </table:table-cell>
          <table:table-cell office:value-type="float" office:value="17.1439121804612">
            <text:p>1.71E+001</text:p>
          </table:table-cell>
          <table:table-cell office:value-type="float" office:value="17.3104791188396">
            <text:p>1.73E+001</text:p>
          </table:table-cell>
          <table:table-cell/>
          <table:table-cell table:formula="of:=2*[.A14]/PI()" office:value-type="float" office:value="0.300000000000975">
            <text:p>0.3000</text:p>
          </table:table-cell>
          <table:table-cell table:formula="of:=SQRT([.C14])" office:value-type="float" office:value="0.253885930976234">
            <text:p>0.2539</text:p>
          </table:table-cell>
          <table:table-cell table:formula="of:=SQRT([.D14])" office:value-type="float" office:value="0.941774094284673">
            <text:p>0.9418</text:p>
          </table:table-cell>
          <table:table-cell table:formula="of:=SQRT([.E14])" office:value-type="float" office:value="1.1544899475163">
            <text:p>1.1545</text:p>
          </table:table-cell>
          <table:table-cell table:formula="of:=SQRT([.F14])" office:value-type="float" office:value="2.64719737709036">
            <text:p>2.6472</text:p>
          </table:table-cell>
          <table:table-cell table:formula="of:=SQRT([.G14])" office:value-type="float" office:value="3.18788872485587">
            <text:p>3.1879</text:p>
          </table:table-cell>
          <table:table-cell table:formula="of:=SQRT([.H14])" office:value-type="float" office:value="3.18941810833268">
            <text:p>3.1894</text:p>
          </table:table-cell>
          <table:table-cell table:formula="of:=SQRT([.I14])" office:value-type="float" office:value="3.61695554902972">
            <text:p>3.6170</text:p>
          </table:table-cell>
          <table:table-cell table:formula="of:=SQRT([.J14])" office:value-type="float" office:value="4.14052076198891">
            <text:p>4.1405</text:p>
          </table:table-cell>
          <table:table-cell table:formula="of:=SQRT([.K14])" office:value-type="float" office:value="4.16058639122415">
            <text:p>4.1606</text:p>
          </table:table-cell>
          <table:table-cell table:formula="of:=[.$B$44]*[.A14]" office:value-type="float" office:value="0.94247779608">
            <text:p>0.9425</text:p>
          </table:table-cell>
          <table:table-cell table:formula="of:=[.$B$45]*[.A14]" office:value-type="float" office:value="0.47123889804">
            <text:p>0.4712</text:p>
          </table:table-cell>
          <table:table-cell table:style-name="ce1"/>
        </table:table-row>
        <table:table-row table:style-name="ro1">
          <table:table-cell office:value-type="float" office:value="0.51050880621">
            <text:p>0.5105</text:p>
          </table:table-cell>
          <table:table-cell office:value-type="float" office:value="0">
            <text:p>0.00E+000</text:p>
          </table:table-cell>
          <table:table-cell office:value-type="float" office:value="0.103027090492455">
            <text:p>1.03E-001</text:p>
          </table:table-cell>
          <table:table-cell office:value-type="float" office:value="1.04092248705308">
            <text:p>1.04E+000</text:p>
          </table:table-cell>
          <table:table-cell office:value-type="float" office:value="1.5642000864897">
            <text:p>1.56E+000</text:p>
          </table:table-cell>
          <table:table-cell office:value-type="float" office:value="6.79770313160678">
            <text:p>6.80E+000</text:p>
          </table:table-cell>
          <table:table-cell office:value-type="float" office:value="10.2006380471939">
            <text:p>1.02E+001</text:p>
          </table:table-cell>
          <table:table-cell office:value-type="float" office:value="10.2120495099239">
            <text:p>1.02E+001</text:p>
          </table:table-cell>
          <table:table-cell office:value-type="float" office:value="13.3767583345214">
            <text:p>1.34E+001</text:p>
          </table:table-cell>
          <table:table-cell office:value-type="float" office:value="16.930452294285">
            <text:p>1.69E+001</text:p>
          </table:table-cell>
          <table:table-cell office:value-type="float" office:value="17.092365504011">
            <text:p>1.71E+001</text:p>
          </table:table-cell>
          <table:table-cell/>
          <table:table-cell table:formula="of:=2*[.A15]/PI()" office:value-type="float" office:value="0.325000000001056">
            <text:p>0.3250</text:p>
          </table:table-cell>
          <table:table-cell table:formula="of:=SQRT([.C15])" office:value-type="float" office:value="0.320978333369177">
            <text:p>0.3210</text:p>
          </table:table-cell>
          <table:table-cell table:formula="of:=SQRT([.D15])" office:value-type="float" office:value="1.02025608895663">
            <text:p>1.0203</text:p>
          </table:table-cell>
          <table:table-cell table:formula="of:=SQRT([.E15])" office:value-type="float" office:value="1.25067984971762">
            <text:p>1.2507</text:p>
          </table:table-cell>
          <table:table-cell table:formula="of:=SQRT([.F15])" office:value-type="float" office:value="2.60724052047501">
            <text:p>2.6072</text:p>
          </table:table-cell>
          <table:table-cell table:formula="of:=SQRT([.G15])" office:value-type="float" office:value="3.19384377313511">
            <text:p>3.1938</text:p>
          </table:table-cell>
          <table:table-cell table:formula="of:=SQRT([.H15])" office:value-type="float" office:value="3.19562975169589">
            <text:p>3.1956</text:p>
          </table:table-cell>
          <table:table-cell table:formula="of:=SQRT([.I15])" office:value-type="float" office:value="3.65742509622841">
            <text:p>3.6574</text:p>
          </table:table-cell>
          <table:table-cell table:formula="of:=SQRT([.J15])" office:value-type="float" office:value="4.11466308393348">
            <text:p>4.1147</text:p>
          </table:table-cell>
          <table:table-cell table:formula="of:=SQRT([.K15])" office:value-type="float" office:value="4.13429141498407">
            <text:p>4.1343</text:p>
          </table:table-cell>
          <table:table-cell table:formula="of:=[.$B$44]*[.A15]" office:value-type="float" office:value="1.02101761242">
            <text:p>1.0210</text:p>
          </table:table-cell>
          <table:table-cell table:formula="of:=[.$B$45]*[.A15]" office:value-type="float" office:value="0.51050880621">
            <text:p>0.5105</text:p>
          </table:table-cell>
          <table:table-cell table:style-name="ce1"/>
        </table:table-row>
        <table:table-row table:style-name="ro1">
          <table:table-cell office:value-type="float" office:value="0.54977871438">
            <text:p>0.5498</text:p>
          </table:table-cell>
          <table:table-cell office:value-type="float" office:value="0">
            <text:p>0.00E+000</text:p>
          </table:table-cell>
          <table:table-cell office:value-type="float" office:value="0.144632553387747">
            <text:p>1.45E-001</text:p>
          </table:table-cell>
          <table:table-cell office:value-type="float" office:value="1.20722615529059">
            <text:p>1.21E+000</text:p>
          </table:table-cell>
          <table:table-cell office:value-type="float" office:value="1.81410422918553">
            <text:p>1.81E+000</text:p>
          </table:table-cell>
          <table:table-cell office:value-type="float" office:value="6.59093936076903">
            <text:p>6.59E+000</text:p>
          </table:table-cell>
          <table:table-cell office:value-type="float" office:value="10.2416898466019">
            <text:p>1.02E+001</text:p>
          </table:table-cell>
          <table:table-cell office:value-type="float" office:value="10.2548793866616">
            <text:p>1.03E+001</text:p>
          </table:table-cell>
          <table:table-cell office:value-type="float" office:value="13.6744135256462">
            <text:p>1.37E+001</text:p>
          </table:table-cell>
          <table:table-cell office:value-type="float" office:value="16.7209248581559">
            <text:p>1.67E+001</text:p>
          </table:table-cell>
          <table:table-cell office:value-type="float" office:value="16.8777712500464">
            <text:p>1.69E+001</text:p>
          </table:table-cell>
          <table:table-cell/>
          <table:table-cell table:formula="of:=2*[.A16]/PI()" office:value-type="float" office:value="0.350000000001137">
            <text:p>0.3500</text:p>
          </table:table-cell>
          <table:table-cell table:formula="of:=SQRT([.C16])" office:value-type="float" office:value="0.380305868200515">
            <text:p>0.3803</text:p>
          </table:table-cell>
          <table:table-cell table:formula="of:=SQRT([.D16])" office:value-type="float" office:value="1.09873843806913">
            <text:p>1.0987</text:p>
          </table:table-cell>
          <table:table-cell table:formula="of:=SQRT([.E16])" office:value-type="float" office:value="1.34688686577067">
            <text:p>1.3469</text:p>
          </table:table-cell>
          <table:table-cell table:formula="of:=SQRT([.F16])" office:value-type="float" office:value="2.56728248558062">
            <text:p>2.5673</text:p>
          </table:table-cell>
          <table:table-cell table:formula="of:=SQRT([.G16])" office:value-type="float" office:value="3.20026402763926">
            <text:p>3.2003</text:p>
          </table:table-cell>
          <table:table-cell table:formula="of:=SQRT([.H16])" office:value-type="float" office:value="3.20232406021963">
            <text:p>3.2023</text:p>
          </table:table-cell>
          <table:table-cell table:formula="of:=SQRT([.I16])" office:value-type="float" office:value="3.69789311982461">
            <text:p>3.6979</text:p>
          </table:table-cell>
          <table:table-cell table:formula="of:=SQRT([.J16])" office:value-type="float" office:value="4.08912274921601">
            <text:p>4.0891</text:p>
          </table:table-cell>
          <table:table-cell table:formula="of:=SQRT([.K16])" office:value-type="float" office:value="4.10825647325558">
            <text:p>4.1083</text:p>
          </table:table-cell>
          <table:table-cell table:formula="of:=[.$B$44]*[.A16]" office:value-type="float" office:value="1.09955742876">
            <text:p>1.0996</text:p>
          </table:table-cell>
          <table:table-cell table:formula="of:=[.$B$45]*[.A16]" office:value-type="float" office:value="0.54977871438">
            <text:p>0.5498</text:p>
          </table:table-cell>
          <table:table-cell table:style-name="ce1"/>
        </table:table-row>
        <table:table-row table:style-name="ro1">
          <table:table-cell office:value-type="float" office:value="0.58904862255">
            <text:p>0.5890</text:p>
          </table:table-cell>
          <table:table-cell office:value-type="float" office:value="0">
            <text:p>0.00E+000</text:p>
          </table:table-cell>
          <table:table-cell office:value-type="float" office:value="0.189280073759088">
            <text:p>1.89E-001</text:p>
          </table:table-cell>
          <table:table-cell office:value-type="float" office:value="1.38584982244889">
            <text:p>1.39E+000</text:p>
          </table:table-cell>
          <table:table-cell office:value-type="float" office:value="2.08255131150086">
            <text:p>2.08E+000</text:p>
          </table:table-cell>
          <table:table-cell office:value-type="float" office:value="6.38737435344391">
            <text:p>6.39E+000</text:p>
          </table:table-cell>
          <table:table-cell office:value-type="float" office:value="10.2857917099171">
            <text:p>1.03E+001</text:p>
          </table:table-cell>
          <table:table-cell office:value-type="float" office:value="10.3008766186632">
            <text:p>1.03E+001</text:p>
          </table:table-cell>
          <table:table-cell office:value-type="float" office:value="13.9750622336077">
            <text:p>1.40E+001</text:p>
          </table:table-cell>
          <table:table-cell office:value-type="float" office:value="16.5155975518482">
            <text:p>1.65E+001</text:p>
          </table:table-cell>
          <table:table-cell office:value-type="float" office:value="16.6666761720313">
            <text:p>1.67E+001</text:p>
          </table:table-cell>
          <table:table-cell/>
          <table:table-cell table:formula="of:=2*[.A17]/PI()" office:value-type="float" office:value="0.375000000001218">
            <text:p>0.3750</text:p>
          </table:table-cell>
          <table:table-cell table:formula="of:=SQRT([.C17])" office:value-type="float" office:value="0.435063298565953">
            <text:p>0.4351</text:p>
          </table:table-cell>
          <table:table-cell table:formula="of:=SQRT([.D17])" office:value-type="float" office:value="1.17722122918714">
            <text:p>1.1772</text:p>
          </table:table-cell>
          <table:table-cell table:formula="of:=SQRT([.E17])" office:value-type="float" office:value="1.443104747238">
            <text:p>1.4431</text:p>
          </table:table-cell>
          <table:table-cell table:formula="of:=SQRT([.F17])" office:value-type="float" office:value="2.52732553373005">
            <text:p>2.5273</text:p>
          </table:table-cell>
          <table:table-cell table:formula="of:=SQRT([.G17])" office:value-type="float" office:value="3.20714697354473">
            <text:p>3.2071</text:p>
          </table:table-cell>
          <table:table-cell table:formula="of:=SQRT([.H17])" office:value-type="float" office:value="3.20949787640733">
            <text:p>3.2095</text:p>
          </table:table-cell>
          <table:table-cell table:formula="of:=SQRT([.I17])" office:value-type="float" office:value="3.73832345224536">
            <text:p>3.7383</text:p>
          </table:table-cell>
          <table:table-cell table:formula="of:=SQRT([.J17])" office:value-type="float" office:value="4.06393867471548">
            <text:p>4.0639</text:p>
          </table:table-cell>
          <table:table-cell table:formula="of:=SQRT([.K17])" office:value-type="float" office:value="4.08248406880313">
            <text:p>4.0825</text:p>
          </table:table-cell>
          <table:table-cell table:formula="of:=[.$B$44]*[.A17]" office:value-type="float" office:value="1.1780972451">
            <text:p>1.1781</text:p>
          </table:table-cell>
          <table:table-cell table:formula="of:=[.$B$45]*[.A17]" office:value-type="float" office:value="0.58904862255">
            <text:p>0.5890</text:p>
          </table:table-cell>
          <table:table-cell table:style-name="ce1"/>
        </table:table-row>
        <table:table-row table:style-name="ro1">
          <table:table-cell office:value-type="float" office:value="0.62831853072">
            <text:p>0.6283</text:p>
          </table:table-cell>
          <table:table-cell office:value-type="float" office:value="0">
            <text:p>0.00E+000</text:p>
          </table:table-cell>
          <table:table-cell office:value-type="float" office:value="0.236973349905489">
            <text:p>2.37E-001</text:p>
          </table:table-cell>
          <table:table-cell office:value-type="float" office:value="1.57679394982189">
            <text:p>1.58E+000</text:p>
          </table:table-cell>
          <table:table-cell office:value-type="float" office:value="2.36953393402513">
            <text:p>2.37E+000</text:p>
          </table:table-cell>
          <table:table-cell office:value-type="float" office:value="6.18701712558654">
            <text:p>6.19E+000</text:p>
          </table:table-cell>
          <table:table-cell office:value-type="float" office:value="10.3329455322698">
            <text:p>1.03E+001</text:p>
          </table:table-cell>
          <table:table-cell office:value-type="float" office:value="10.3500403309643">
            <text:p>1.04E+001</text:p>
          </table:table-cell>
          <table:table-cell office:value-type="float" office:value="14.2781684431829">
            <text:p>1.43E+001</text:p>
          </table:table-cell>
          <table:table-cell office:value-type="float" office:value="16.3150031994547">
            <text:p>1.63E+001</text:p>
          </table:table-cell>
          <table:table-cell office:value-type="float" office:value="16.459061687605">
            <text:p>1.65E+001</text:p>
          </table:table-cell>
          <table:table-cell/>
          <table:table-cell table:formula="of:=2*[.A18]/PI()" office:value-type="float" office:value="0.4000000000013">
            <text:p>0.4000</text:p>
          </table:table-cell>
          <table:table-cell table:formula="of:=SQRT([.C18])" office:value-type="float" office:value="0.486799085768953">
            <text:p>0.4868</text:p>
          </table:table-cell>
          <table:table-cell table:formula="of:=SQRT([.D18])" office:value-type="float" office:value="1.25570456311264">
            <text:p>1.2557</text:p>
          </table:table-cell>
          <table:table-cell table:formula="of:=SQRT([.E18])" office:value-type="float" office:value="1.53932905319984">
            <text:p>1.5393</text:p>
          </table:table-cell>
          <table:table-cell table:formula="of:=SQRT([.F18])" office:value-type="float" office:value="2.48737152946369">
            <text:p>2.4874</text:p>
          </table:table-cell>
          <table:table-cell table:formula="of:=SQRT([.G18])" office:value-type="float" office:value="3.21448993345287">
            <text:p>3.2145</text:p>
          </table:table-cell>
          <table:table-cell table:formula="of:=SQRT([.H18])" office:value-type="float" office:value="3.21714785655933">
            <text:p>3.2171</text:p>
          </table:table-cell>
          <table:table-cell table:formula="of:=SQRT([.I18])" office:value-type="float" office:value="3.77864637710158">
            <text:p>3.7786</text:p>
          </table:table-cell>
          <table:table-cell table:formula="of:=SQRT([.J18])" office:value-type="float" office:value="4.03918348177633">
            <text:p>4.0392</text:p>
          </table:table-cell>
          <table:table-cell table:formula="of:=SQRT([.K18])" office:value-type="float" office:value="4.05697691484744">
            <text:p>4.0570</text:p>
          </table:table-cell>
          <table:table-cell table:formula="of:=[.$B$44]*[.A18]" office:value-type="float" office:value="1.25663706144">
            <text:p>1.2566</text:p>
          </table:table-cell>
          <table:table-cell table:formula="of:=[.$B$45]*[.A18]" office:value-type="float" office:value="0.62831853072">
            <text:p>0.6283</text:p>
          </table:table-cell>
          <table:table-cell table:style-name="ce1"/>
        </table:table-row>
        <table:table-row table:style-name="ro1">
          <table:table-cell office:value-type="float" office:value="0.66758843889">
            <text:p>0.6676</text:p>
          </table:table-cell>
          <table:table-cell office:value-type="float" office:value="0">
            <text:p>0.00E+000</text:p>
          </table:table-cell>
          <table:table-cell office:value-type="float" office:value="0.287714573894985">
            <text:p>2.88E-001</text:p>
          </table:table-cell>
          <table:table-cell office:value-type="float" office:value="1.78005909968778">
            <text:p>1.78E+000</text:p>
          </table:table-cell>
          <table:table-cell office:value-type="float" office:value="2.6750441157597">
            <text:p>2.68E+000</text:p>
          </table:table-cell>
          <table:table-cell office:value-type="float" office:value="5.98987619718676">
            <text:p>5.99E+000</text:p>
          </table:table-cell>
          <table:table-cell office:value-type="float" office:value="10.3831533047093">
            <text:p>1.04E+001</text:p>
          </table:table-cell>
          <table:table-cell office:value-type="float" office:value="10.4023696687682">
            <text:p>1.04E+001</text:p>
          </table:table-cell>
          <table:table-cell office:value-type="float" office:value="14.5824928499153">
            <text:p>1.46E+001</text:p>
          </table:table-cell>
          <table:table-cell office:value-type="float" office:value="16.1203762963676">
            <text:p>1.61E+001</text:p>
          </table:table-cell>
          <table:table-cell office:value-type="float" office:value="16.2549123683219">
            <text:p>1.63E+001</text:p>
          </table:table-cell>
          <table:table-cell/>
          <table:table-cell table:formula="of:=2*[.A19]/PI()" office:value-type="float" office:value="0.425000000001381">
            <text:p>0.4250</text:p>
          </table:table-cell>
          <table:table-cell table:formula="of:=SQRT([.C19])" office:value-type="float" office:value="0.536390318606689">
            <text:p>0.5364</text:p>
          </table:table-cell>
          <table:table-cell table:formula="of:=SQRT([.D19])" office:value-type="float" office:value="1.33418855477319">
            <text:p>1.3342</text:p>
          </table:table-cell>
          <table:table-cell table:formula="of:=SQRT([.E19])" office:value-type="float" office:value="1.63555620990527">
            <text:p>1.6356</text:p>
          </table:table-cell>
          <table:table-cell table:formula="of:=SQRT([.F19])" office:value-type="float" office:value="2.44742235774432">
            <text:p>2.4474</text:p>
          </table:table-cell>
          <table:table-cell table:formula="of:=SQRT([.G19])" office:value-type="float" office:value="3.22229007147235">
            <text:p>3.2223</text:p>
          </table:table-cell>
          <table:table-cell table:formula="of:=SQRT([.H19])" office:value-type="float" office:value="3.22527047993935">
            <text:p>3.2253</text:p>
          </table:table-cell>
          <table:table-cell table:formula="of:=SQRT([.I19])" office:value-type="float" office:value="3.8187030324333">
            <text:p>3.8187</text:p>
          </table:table-cell>
          <table:table-cell table:formula="of:=SQRT([.J19])" office:value-type="float" office:value="4.01501884134652">
            <text:p>4.0150</text:p>
          </table:table-cell>
          <table:table-cell table:formula="of:=SQRT([.K19])" office:value-type="float" office:value="4.03173813240913">
            <text:p>4.0317</text:p>
          </table:table-cell>
          <table:table-cell table:formula="of:=[.$B$44]*[.A19]" office:value-type="float" office:value="1.33517687778">
            <text:p>1.3352</text:p>
          </table:table-cell>
          <table:table-cell table:formula="of:=[.$B$45]*[.A19]" office:value-type="float" office:value="0.66758843889">
            <text:p>0.6676</text:p>
          </table:table-cell>
          <table:table-cell table:style-name="ce1"/>
        </table:table-row>
        <table:table-row table:style-name="ro1">
          <table:table-cell office:value-type="float" office:value="0.70685834706">
            <text:p>0.7069</text:p>
          </table:table-cell>
          <table:table-cell office:value-type="float" office:value="0">
            <text:p>0.00E+000</text:p>
          </table:table-cell>
          <table:table-cell office:value-type="float" office:value="0.341504697493882">
            <text:p>3.42E-001</text:p>
          </table:table-cell>
          <table:table-cell office:value-type="float" office:value="1.99564594887047">
            <text:p>2.00E+000</text:p>
          </table:table-cell>
          <table:table-cell office:value-type="float" office:value="2.99907101504817">
            <text:p>3.00E+000</text:p>
          </table:table-cell>
          <table:table-cell office:value-type="float" office:value="5.79596246504184">
            <text:p>5.80E+000</text:p>
          </table:table-cell>
          <table:table-cell office:value-type="float" office:value="10.4364171019011">
            <text:p>1.04E+001</text:p>
          </table:table-cell>
          <table:table-cell office:value-type="float" office:value="10.45786381173">
            <text:p>1.05E+001</text:p>
          </table:table-cell>
          <table:table-cell office:value-type="float" office:value="14.8844465479251">
            <text:p>1.49E+001</text:p>
          </table:table-cell>
          <table:table-cell office:value-type="float" office:value="15.9352923457169">
            <text:p>1.59E+001</text:p>
          </table:table-cell>
          <table:table-cell office:value-type="float" office:value="16.0542228870643">
            <text:p>1.61E+001</text:p>
          </table:table-cell>
          <table:table-cell/>
          <table:table-cell table:formula="of:=2*[.A20]/PI()" office:value-type="float" office:value="0.450000000001462">
            <text:p>0.4500</text:p>
          </table:table-cell>
          <table:table-cell table:formula="of:=SQRT([.C20])" office:value-type="float" office:value="0.584384032545279">
            <text:p>0.5844</text:p>
          </table:table-cell>
          <table:table-cell table:formula="of:=SQRT([.D20])" office:value-type="float" office:value="1.41267333409762">
            <text:p>1.4127</text:p>
          </table:table-cell>
          <table:table-cell table:formula="of:=SQRT([.E20])" office:value-type="float" office:value="1.73178261194879">
            <text:p>1.7318</text:p>
          </table:table-cell>
          <table:table-cell table:formula="of:=SQRT([.F20])" office:value-type="float" office:value="2.40748052225596">
            <text:p>2.4075</text:p>
          </table:table-cell>
          <table:table-cell table:formula="of:=SQRT([.G20])" office:value-type="float" office:value="3.23054439714131">
            <text:p>3.2305</text:p>
          </table:table-cell>
          <table:table-cell table:formula="of:=SQRT([.H20])" office:value-type="float" office:value="3.2338620582409">
            <text:p>3.2339</text:p>
          </table:table-cell>
          <table:table-cell table:formula="of:=SQRT([.I20])" office:value-type="float" office:value="3.85803661827167">
            <text:p>3.8580</text:p>
          </table:table-cell>
          <table:table-cell table:formula="of:=SQRT([.J20])" office:value-type="float" office:value="3.99190334874442">
            <text:p>3.9919</text:p>
          </table:table-cell>
          <table:table-cell table:formula="of:=SQRT([.K20])" office:value-type="float" office:value="4.00677212816805">
            <text:p>4.0068</text:p>
          </table:table-cell>
          <table:table-cell table:formula="of:=[.$B$44]*[.A20]" office:value-type="float" office:value="1.41371669412">
            <text:p>1.4137</text:p>
          </table:table-cell>
          <table:table-cell table:formula="of:=[.$B$45]*[.A20]" office:value-type="float" office:value="0.70685834706">
            <text:p>0.7069</text:p>
          </table:table-cell>
          <table:table-cell table:style-name="ce1"/>
        </table:table-row>
        <table:table-row table:style-name="ro1">
          <table:table-cell office:value-type="float" office:value="0.74612825523">
            <text:p>0.7461</text:p>
          </table:table-cell>
          <table:table-cell office:value-type="float" office:value="0">
            <text:p>0.00E+000</text:p>
          </table:table-cell>
          <table:table-cell office:value-type="float" office:value="0.39834358473971">
            <text:p>3.98E-001</text:p>
          </table:table-cell>
          <table:table-cell office:value-type="float" office:value="2.22355530309484">
            <text:p>2.22E+000</text:p>
          </table:table-cell>
          <table:table-cell office:value-type="float" office:value="3.34159576841953">
            <text:p>3.34E+000</text:p>
          </table:table-cell>
          <table:table-cell office:value-type="float" office:value="5.60529480573757">
            <text:p>5.61E+000</text:p>
          </table:table-cell>
          <table:table-cell office:value-type="float" office:value="10.4927390662349">
            <text:p>1.05E+001</text:p>
          </table:table-cell>
          <table:table-cell office:value-type="float" office:value="10.5165219886321">
            <text:p>1.05E+001</text:p>
          </table:table-cell>
          <table:table-cell office:value-type="float" office:value="15.1689075957">
            <text:p>1.52E+001</text:p>
          </table:table-cell>
          <table:table-cell office:value-type="float" office:value="15.7747854762992">
            <text:p>1.58E+001</text:p>
          </table:table-cell>
          <table:table-cell office:value-type="float" office:value="15.8570637670906">
            <text:p>1.59E+001</text:p>
          </table:table-cell>
          <table:table-cell/>
          <table:table-cell table:formula="of:=2*[.A21]/PI()" office:value-type="float" office:value="0.475000000001543">
            <text:p>0.4750</text:p>
          </table:table-cell>
          <table:table-cell table:formula="of:=SQRT([.C21])" office:value-type="float" office:value="0.631144662292022">
            <text:p>0.6311</text:p>
          </table:table-cell>
          <table:table-cell table:formula="of:=SQRT([.D21])" office:value-type="float" office:value="1.49115904688093">
            <text:p>1.4912</text:p>
          </table:table-cell>
          <table:table-cell table:formula="of:=SQRT([.E21])" office:value-type="float" office:value="1.8280032189303">
            <text:p>1.8280</text:p>
          </table:table-cell>
          <table:table-cell table:formula="of:=SQRT([.F21])" office:value-type="float" office:value="2.36755038082351">
            <text:p>2.3676</text:p>
          </table:table-cell>
          <table:table-cell table:formula="of:=SQRT([.G21])" office:value-type="float" office:value="3.23924976904143">
            <text:p>3.2392</text:p>
          </table:table-cell>
          <table:table-cell table:formula="of:=SQRT([.H21])" office:value-type="float" office:value="3.24291874530216">
            <text:p>3.2429</text:p>
          </table:table-cell>
          <table:table-cell table:formula="of:=SQRT([.I21])" office:value-type="float" office:value="3.89472817995043">
            <text:p>3.8947</text:p>
          </table:table-cell>
          <table:table-cell table:formula="of:=SQRT([.J21])" office:value-type="float" office:value="3.97174841553429">
            <text:p>3.9717</text:p>
          </table:table-cell>
          <table:table-cell table:formula="of:=SQRT([.K21])" office:value-type="float" office:value="3.98209288780292">
            <text:p>3.9821</text:p>
          </table:table-cell>
          <table:table-cell table:formula="of:=[.$B$44]*[.A21]" office:value-type="float" office:value="1.49225651046">
            <text:p>1.4923</text:p>
          </table:table-cell>
          <table:table-cell table:formula="of:=[.$B$45]*[.A21]" office:value-type="float" office:value="0.74612825523">
            <text:p>0.7461</text:p>
          </table:table-cell>
          <table:table-cell table:style-name="ce1"/>
        </table:table-row>
        <table:table-row table:style-name="ro1">
          <table:table-cell office:value-type="float" office:value="0.7853981634">
            <text:p>0.7854</text:p>
          </table:table-cell>
          <table:table-cell office:value-type="float" office:value="0">
            <text:p>0.00E+000</text:p>
          </table:table-cell>
          <table:table-cell office:value-type="float" office:value="0.458230072836382">
            <text:p>4.58E-001</text:p>
          </table:table-cell>
          <table:table-cell office:value-type="float" office:value="2.46378811211332">
            <text:p>2.46E+000</text:p>
          </table:table-cell>
          <table:table-cell office:value-type="float" office:value="3.70257639139127">
            <text:p>3.70E+000</text:p>
          </table:table-cell>
          <table:table-cell office:value-type="float" office:value="5.41791553468841">
            <text:p>5.42E+000</text:p>
          </table:table-cell>
          <table:table-cell office:value-type="float" office:value="10.5521213871439">
            <text:p>1.06E+001</text:p>
          </table:table-cell>
          <table:table-cell office:value-type="float" office:value="10.5783434923616">
            <text:p>1.06E+001</text:p>
          </table:table-cell>
          <table:table-cell office:value-type="float" office:value="15.3408130508105">
            <text:p>1.53E+001</text:p>
          </table:table-cell>
          <table:table-cell office:value-type="float" office:value="15.6623075994598">
            <text:p>1.57E+001</text:p>
          </table:table-cell>
          <table:table-cell office:value-type="float" office:value="15.735030087657">
            <text:p>1.57E+001</text:p>
          </table:table-cell>
          <table:table-cell/>
          <table:table-cell table:formula="of:=2*[.A22]/PI()" office:value-type="float" office:value="0.500000000001624">
            <text:p>0.5000</text:p>
          </table:table-cell>
          <table:table-cell table:formula="of:=SQRT([.C22])" office:value-type="float" office:value="0.676926933159246">
            <text:p>0.6769</text:p>
          </table:table-cell>
          <table:table-cell table:formula="of:=SQRT([.D22])" office:value-type="float" office:value="1.56964585563538">
            <text:p>1.5696</text:p>
          </table:table-cell>
          <table:table-cell table:formula="of:=SQRT([.E22])" office:value-type="float" office:value="1.92420799067857">
            <text:p>1.9242</text:p>
          </table:table-cell>
          <table:table-cell table:formula="of:=SQRT([.F22])" office:value-type="float" office:value="2.32764162505494">
            <text:p>2.3276</text:p>
          </table:table-cell>
          <table:table-cell table:formula="of:=SQRT([.G22])" office:value-type="float" office:value="3.24840289790905">
            <text:p>3.2484</text:p>
          </table:table-cell>
          <table:table-cell table:formula="of:=SQRT([.H22])" office:value-type="float" office:value="3.25243654701542">
            <text:p>3.2524</text:p>
          </table:table-cell>
          <table:table-cell table:formula="of:=SQRT([.I22])" office:value-type="float" office:value="3.91673499879817">
            <text:p>3.9167</text:p>
          </table:table-cell>
          <table:table-cell table:formula="of:=SQRT([.J22])" office:value-type="float" office:value="3.95756334118101">
            <text:p>3.9576</text:p>
          </table:table-cell>
          <table:table-cell table:formula="of:=SQRT([.K22])" office:value-type="float" office:value="3.96674048655278">
            <text:p>3.9667</text:p>
          </table:table-cell>
          <table:table-cell table:formula="of:=[.$B$44]*[.A22]" office:value-type="float" office:value="1.5707963268">
            <text:p>1.5708</text:p>
          </table:table-cell>
          <table:table-cell table:formula="of:=[.$B$45]*[.A22]" office:value-type="float" office:value="0.7853981634">
            <text:p>0.7854</text:p>
          </table:table-cell>
          <table:table-cell table:style-name="ce1"/>
        </table:table-row>
        <table:table-row table:style-name="ro1">
          <table:table-cell office:value-type="float" office:value="0.82466807157">
            <text:p>0.8247</text:p>
          </table:table-cell>
          <table:table-cell office:value-type="float" office:value="0">
            <text:p>0.00E+000</text:p>
          </table:table-cell>
          <table:table-cell office:value-type="float" office:value="0.521161951742218">
            <text:p>5.21E-001</text:p>
          </table:table-cell>
          <table:table-cell office:value-type="float" office:value="2.71634548559422">
            <text:p>2.72E+000</text:p>
          </table:table-cell>
          <table:table-cell office:value-type="float" office:value="4.08188711442534">
            <text:p>4.08E+000</text:p>
          </table:table-cell>
          <table:table-cell office:value-type="float" office:value="5.23395139424238">
            <text:p>5.23E+000</text:p>
          </table:table-cell>
          <table:table-cell office:value-type="float" office:value="10.6145662740025">
            <text:p>1.06E+001</text:p>
          </table:table-cell>
          <table:table-cell office:value-type="float" office:value="10.6433276951077">
            <text:p>1.06E+001</text:p>
          </table:table-cell>
          <table:table-cell office:value-type="float" office:value="15.2647143557964">
            <text:p>1.53E+001</text:p>
          </table:table-cell>
          <table:table-cell office:value-type="float" office:value="15.4722551221162">
            <text:p>1.55E+001</text:p>
          </table:table-cell>
          <table:table-cell office:value-type="float" office:value="15.9491592447533">
            <text:p>1.59E+001</text:p>
          </table:table-cell>
          <table:table-cell/>
          <table:table-cell table:formula="of:=2*[.A23]/PI()" office:value-type="float" office:value="0.525000000001706">
            <text:p>0.5250</text:p>
          </table:table-cell>
          <table:table-cell table:formula="of:=SQRT([.C23])" office:value-type="float" office:value="0.721915474098054">
            <text:p>0.7219</text:p>
          </table:table-cell>
          <table:table-cell table:formula="of:=SQRT([.D23])" office:value-type="float" office:value="1.64813394042906">
            <text:p>1.6481</text:p>
          </table:table-cell>
          <table:table-cell table:formula="of:=SQRT([.E23])" office:value-type="float" office:value="2.02036806409756">
            <text:p>2.0204</text:p>
          </table:table-cell>
          <table:table-cell table:formula="of:=SQRT([.F23])" office:value-type="float" office:value="2.28778307412272">
            <text:p>2.2878</text:p>
          </table:table-cell>
          <table:table-cell table:formula="of:=SQRT([.G23])" office:value-type="float" office:value="3.25800034898747">
            <text:p>3.2580</text:p>
          </table:table-cell>
          <table:table-cell table:formula="of:=SQRT([.H23])" office:value-type="float" office:value="3.26241133137864">
            <text:p>3.2624</text:p>
          </table:table-cell>
          <table:table-cell table:formula="of:=SQRT([.I23])" office:value-type="float" office:value="3.9070083639271">
            <text:p>3.9070</text:p>
          </table:table-cell>
          <table:table-cell table:formula="of:=SQRT([.J23])" office:value-type="float" office:value="3.93347875577283">
            <text:p>3.9335</text:p>
          </table:table-cell>
          <table:table-cell table:formula="of:=SQRT([.K23])" office:value-type="float" office:value="3.99363984915432">
            <text:p>3.9936</text:p>
          </table:table-cell>
          <table:table-cell table:formula="of:=[.$B$44]*[.A23]" office:value-type="float" office:value="1.64933614314">
            <text:p>1.6493</text:p>
          </table:table-cell>
          <table:table-cell table:formula="of:=[.$B$45]*[.A23]" office:value-type="float" office:value="0.82466807157">
            <text:p>0.8247</text:p>
          </table:table-cell>
          <table:table-cell/>
        </table:table-row>
        <table:table-row table:style-name="ro1">
          <table:table-cell office:value-type="float" office:value="0.86393797974">
            <text:p>0.8639</text:p>
          </table:table-cell>
          <table:table-cell office:value-type="float" office:value="0">
            <text:p>0.00E+000</text:p>
          </table:table-cell>
          <table:table-cell office:value-type="float" office:value="0.587135862579084">
            <text:p>5.87E-001</text:p>
          </table:table-cell>
          <table:table-cell office:value-type="float" office:value="2.98122870974849">
            <text:p>2.98E+000</text:p>
          </table:table-cell>
          <table:table-cell office:value-type="float" office:value="4.47888310910263">
            <text:p>4.48E+000</text:p>
          </table:table-cell>
          <table:table-cell office:value-type="float" office:value="5.05404915080959">
            <text:p>5.05E+000</text:p>
          </table:table-cell>
          <table:table-cell office:value-type="float" office:value="10.6800759202741">
            <text:p>1.07E+001</text:p>
          </table:table-cell>
          <table:table-cell office:value-type="float" office:value="10.7114740636929">
            <text:p>1.07E+001</text:p>
          </table:table-cell>
          <table:table-cell office:value-type="float" office:value="15.1077244847154">
            <text:p>1.51E+001</text:p>
          </table:table-cell>
          <table:table-cell office:value-type="float" office:value="15.2851721183787">
            <text:p>1.53E+001</text:p>
          </table:table-cell>
          <table:table-cell office:value-type="float" office:value="16.2517804476162">
            <text:p>1.63E+001</text:p>
          </table:table-cell>
          <table:table-cell/>
          <table:table-cell table:formula="of:=2*[.A24]/PI()" office:value-type="float" office:value="0.550000000001787">
            <text:p>0.5500</text:p>
          </table:table-cell>
          <table:table-cell table:formula="of:=SQRT([.C24])" office:value-type="float" office:value="0.766247911957405">
            <text:p>0.7662</text:p>
          </table:table-cell>
          <table:table-cell table:formula="of:=SQRT([.D24])" office:value-type="float" office:value="1.72662349970933">
            <text:p>1.7266</text:p>
          </table:table-cell>
          <table:table-cell table:formula="of:=SQRT([.E24])" office:value-type="float" office:value="2.11633719173071">
            <text:p>2.1163</text:p>
          </table:table-cell>
          <table:table-cell table:formula="of:=SQRT([.F24])" office:value-type="float" office:value="2.2481212491344">
            <text:p>2.2481</text:p>
          </table:table-cell>
          <table:table-cell table:formula="of:=SQRT([.G24])" office:value-type="float" office:value="3.26803854326629">
            <text:p>3.2680</text:p>
          </table:table-cell>
          <table:table-cell table:formula="of:=SQRT([.H24])" office:value-type="float" office:value="3.27283883863732">
            <text:p>3.2728</text:p>
          </table:table-cell>
          <table:table-cell table:formula="of:=SQRT([.I24])" office:value-type="float" office:value="3.88686563759483">
            <text:p>3.8869</text:p>
          </table:table-cell>
          <table:table-cell table:formula="of:=SQRT([.J24])" office:value-type="float" office:value="3.90962557265766">
            <text:p>3.9096</text:p>
          </table:table-cell>
          <table:table-cell table:formula="of:=SQRT([.K24])" office:value-type="float" office:value="4.03134970544807">
            <text:p>4.0313</text:p>
          </table:table-cell>
          <table:table-cell table:formula="of:=[.$B$44]*[.A24]" office:value-type="float" office:value="1.72787595948">
            <text:p>1.7279</text:p>
          </table:table-cell>
          <table:table-cell table:formula="of:=[.$B$45]*[.A24]" office:value-type="float" office:value="0.86393797974">
            <text:p>0.8639</text:p>
          </table:table-cell>
          <table:table-cell/>
        </table:table-row>
        <table:table-row table:style-name="ro1">
          <table:table-cell office:value-type="float" office:value="0.90320788791">
            <text:p>0.9032</text:p>
          </table:table-cell>
          <table:table-cell office:value-type="float" office:value="0">
            <text:p>0.00E+000</text:p>
          </table:table-cell>
          <table:table-cell office:value-type="float" office:value="0.656147104583716">
            <text:p>6.56E-001</text:p>
          </table:table-cell>
          <table:table-cell office:value-type="float" office:value="3.25843926468542">
            <text:p>3.26E+000</text:p>
          </table:table-cell>
          <table:table-cell office:value-type="float" office:value="4.84595821510198">
            <text:p>4.85E+000</text:p>
          </table:table-cell>
          <table:table-cell office:value-type="float" office:value="4.92581822254651">
            <text:p>4.93E+000</text:p>
          </table:table-cell>
          <table:table-cell office:value-type="float" office:value="10.7486524556779">
            <text:p>1.07E+001</text:p>
          </table:table-cell>
          <table:table-cell office:value-type="float" office:value="10.782782174952">
            <text:p>1.08E+001</text:p>
          </table:table-cell>
          <table:table-cell office:value-type="float" office:value="14.9380126019359">
            <text:p>1.49E+001</text:p>
          </table:table-cell>
          <table:table-cell office:value-type="float" office:value="15.1014099440636">
            <text:p>1.51E+001</text:p>
          </table:table-cell>
          <table:table-cell office:value-type="float" office:value="16.5743602009912">
            <text:p>1.66E+001</text:p>
          </table:table-cell>
          <table:table-cell/>
          <table:table-cell table:formula="of:=2*[.A25]/PI()" office:value-type="float" office:value="0.575000000001868">
            <text:p>0.5750</text:p>
          </table:table-cell>
          <table:table-cell table:formula="of:=SQRT([.C25])" office:value-type="float" office:value="0.810029076381654">
            <text:p>0.8100</text:p>
          </table:table-cell>
          <table:table-cell table:formula="of:=SQRT([.D25])" office:value-type="float" office:value="1.80511475111291">
            <text:p>1.8051</text:p>
          </table:table-cell>
          <table:table-cell table:formula="of:=SQRT([.E25])" office:value-type="float" office:value="2.20135372330345">
            <text:p>2.2014</text:p>
          </table:table-cell>
          <table:table-cell table:formula="of:=SQRT([.F25])" office:value-type="float" office:value="2.21941844241831">
            <text:p>2.2194</text:p>
          </table:table-cell>
          <table:table-cell table:formula="of:=SQRT([.G25])" office:value-type="float" office:value="3.27851375712805">
            <text:p>3.2785</text:p>
          </table:table-cell>
          <table:table-cell table:formula="of:=SQRT([.H25])" office:value-type="float" office:value="3.28371469146636">
            <text:p>3.2837</text:p>
          </table:table-cell>
          <table:table-cell table:formula="of:=SQRT([.I25])" office:value-type="float" office:value="3.86497252279184">
            <text:p>3.8650</text:p>
          </table:table-cell>
          <table:table-cell table:formula="of:=SQRT([.J25])" office:value-type="float" office:value="3.88605326057989">
            <text:p>3.8861</text:p>
          </table:table-cell>
          <table:table-cell table:formula="of:=SQRT([.K25])" office:value-type="float" office:value="4.07116202097033">
            <text:p>4.0712</text:p>
          </table:table-cell>
          <table:table-cell table:formula="of:=[.$B$44]*[.A25]" office:value-type="float" office:value="1.80641577582">
            <text:p>1.8064</text:p>
          </table:table-cell>
          <table:table-cell table:formula="of:=[.$B$45]*[.A25]" office:value-type="float" office:value="0.90320788791">
            <text:p>0.9032</text:p>
          </table:table-cell>
          <table:table-cell/>
        </table:table-row>
        <table:table-row table:style-name="ro1">
          <table:table-cell office:value-type="float" office:value="0.94247779608">
            <text:p>0.9425</text:p>
          </table:table-cell>
          <table:table-cell office:value-type="float" office:value="0">
            <text:p>0.00E+000</text:p>
          </table:table-cell>
          <table:table-cell office:value-type="float" office:value="0.728189327735126">
            <text:p>7.28E-001</text:p>
          </table:table-cell>
          <table:table-cell office:value-type="float" office:value="3.54797884247334">
            <text:p>3.55E+000</text:p>
          </table:table-cell>
          <table:table-cell office:value-type="float" office:value="4.69656432526199">
            <text:p>4.70E+000</text:p>
          </table:table-cell>
          <table:table-cell office:value-type="float" office:value="5.33581171569231">
            <text:p>5.34E+000</text:p>
          </table:table-cell>
          <table:table-cell office:value-type="float" office:value="10.8202978817602">
            <text:p>1.08E+001</text:p>
          </table:table-cell>
          <table:table-cell office:value-type="float" office:value="10.8572517310757">
            <text:p>1.09E+001</text:p>
          </table:table-cell>
          <table:table-cell office:value-type="float" office:value="14.766626033006">
            <text:p>1.48E+001</text:p>
          </table:table-cell>
          <table:table-cell office:value-type="float" office:value="14.9209799169201">
            <text:p>1.49E+001</text:p>
          </table:table-cell>
          <table:table-cell office:value-type="float" office:value="16.9058273262107">
            <text:p>1.69E+001</text:p>
          </table:table-cell>
          <table:table-cell/>
          <table:table-cell table:formula="of:=2*[.A26]/PI()" office:value-type="float" office:value="0.600000000001949">
            <text:p>0.6000</text:p>
          </table:table-cell>
          <table:table-cell table:formula="of:=SQRT([.C26])" office:value-type="float" office:value="0.853340100859632">
            <text:p>0.8533</text:p>
          </table:table-cell>
          <table:table-cell table:formula="of:=SQRT([.D26])" office:value-type="float" office:value="1.88360793226015">
            <text:p>1.8836</text:p>
          </table:table-cell>
          <table:table-cell table:formula="of:=SQRT([.E26])" office:value-type="float" office:value="2.16715581471707">
            <text:p>2.1672</text:p>
          </table:table-cell>
          <table:table-cell table:formula="of:=SQRT([.F26])" office:value-type="float" office:value="2.3099375999564">
            <text:p>2.3099</text:p>
          </table:table-cell>
          <table:table-cell table:formula="of:=SQRT([.G26])" office:value-type="float" office:value="3.28942211972867">
            <text:p>3.2894</text:p>
          </table:table-cell>
          <table:table-cell table:formula="of:=SQRT([.H26])" office:value-type="float" office:value="3.29503440514294">
            <text:p>3.2950</text:p>
          </table:table-cell>
          <table:table-cell table:formula="of:=SQRT([.I26])" office:value-type="float" office:value="3.84273678945176">
            <text:p>3.8427</text:p>
          </table:table-cell>
          <table:table-cell table:formula="of:=SQRT([.J26])" office:value-type="float" office:value="3.86276842652004">
            <text:p>3.8628</text:p>
          </table:table-cell>
          <table:table-cell table:formula="of:=SQRT([.K26])" office:value-type="float" office:value="4.1116696518824">
            <text:p>4.1117</text:p>
          </table:table-cell>
          <table:table-cell table:formula="of:=[.$B$44]*[.A26]" office:value-type="float" office:value="1.88495559216">
            <text:p>1.8850</text:p>
          </table:table-cell>
          <table:table-cell table:formula="of:=[.$B$45]*[.A26]" office:value-type="float" office:value="0.94247779608">
            <text:p>0.9425</text:p>
          </table:table-cell>
          <table:table-cell/>
        </table:table-row>
        <table:table-row table:style-name="ro1">
          <table:table-cell office:value-type="float" office:value="0.98174770425">
            <text:p>0.9817</text:p>
          </table:table-cell>
          <table:table-cell office:value-type="float" office:value="0">
            <text:p>0.00E+000</text:p>
          </table:table-cell>
          <table:table-cell office:value-type="float" office:value="0.803254070726256">
            <text:p>8.03E-001</text:p>
          </table:table-cell>
          <table:table-cell office:value-type="float" office:value="3.84984936588721">
            <text:p>3.85E+000</text:p>
          </table:table-cell>
          <table:table-cell office:value-type="float" office:value="4.52616209812169">
            <text:p>4.53E+000</text:p>
          </table:table-cell>
          <table:table-cell office:value-type="float" office:value="5.78857624539883">
            <text:p>5.79E+000</text:p>
          </table:table-cell>
          <table:table-cell office:value-type="float" office:value="10.8950139843502">
            <text:p>1.09E+001</text:p>
          </table:table-cell>
          <table:table-cell office:value-type="float" office:value="10.9348825748606">
            <text:p>1.09E+001</text:p>
          </table:table-cell>
          <table:table-cell office:value-type="float" office:value="14.5964254358606">
            <text:p>1.46E+001</text:p>
          </table:table-cell>
          <table:table-cell office:value-type="float" office:value="14.7438748208176">
            <text:p>1.47E+001</text:p>
          </table:table-cell>
          <table:table-cell office:value-type="float" office:value="17.2433158330239">
            <text:p>1.72E+001</text:p>
          </table:table-cell>
          <table:table-cell/>
          <table:table-cell table:formula="of:=2*[.A27]/PI()" office:value-type="float" office:value="0.62500000000203">
            <text:p>0.6250</text:p>
          </table:table-cell>
          <table:table-cell table:formula="of:=SQRT([.C27])" office:value-type="float" office:value="0.896244425771372">
            <text:p>0.8962</text:p>
          </table:table-cell>
          <table:table-cell table:formula="of:=SQRT([.D27])" office:value-type="float" office:value="1.96210330153313">
            <text:p>1.9621</text:p>
          </table:table-cell>
          <table:table-cell table:formula="of:=SQRT([.E27])" office:value-type="float" office:value="2.12747787253397">
            <text:p>2.1275</text:p>
          </table:table-cell>
          <table:table-cell table:formula="of:=SQRT([.F27])" office:value-type="float" office:value="2.405946018804">
            <text:p>2.4059</text:p>
          </table:table-cell>
          <table:table-cell table:formula="of:=SQRT([.G27])" office:value-type="float" office:value="3.30075960717381">
            <text:p>3.3008</text:p>
          </table:table-cell>
          <table:table-cell table:formula="of:=SQRT([.H27])" office:value-type="float" office:value="3.30679339766799">
            <text:p>3.3068</text:p>
          </table:table-cell>
          <table:table-cell table:formula="of:=SQRT([.I27])" office:value-type="float" office:value="3.82052685317883">
            <text:p>3.8205</text:p>
          </table:table-cell>
          <table:table-cell table:formula="of:=SQRT([.J27])" office:value-type="float" office:value="3.83977536072328">
            <text:p>3.8398</text:p>
          </table:table-cell>
          <table:table-cell table:formula="of:=SQRT([.K27])" office:value-type="float" office:value="4.15250717434948">
            <text:p>4.1525</text:p>
          </table:table-cell>
          <table:table-cell table:formula="of:=[.$B$44]*[.A27]" office:value-type="float" office:value="1.9634954085">
            <text:p>1.9635</text:p>
          </table:table-cell>
          <table:table-cell table:formula="of:=[.$B$45]*[.A27]" office:value-type="float" office:value="0.98174770425">
            <text:p>0.9817</text:p>
          </table:table-cell>
          <table:table-cell/>
        </table:table-row>
        <table:table-row table:style-name="ro1">
          <table:table-cell office:value-type="float" office:value="1.02101761242">
            <text:p>1.0210</text:p>
          </table:table-cell>
          <table:table-cell office:value-type="float" office:value="0">
            <text:p>0.00E+000</text:p>
          </table:table-cell>
          <table:table-cell office:value-type="float" office:value="0.881330077425384">
            <text:p>8.81E-001</text:p>
          </table:table-cell>
          <table:table-cell office:value-type="float" office:value="4.16405300783222">
            <text:p>4.16E+000</text:p>
          </table:table-cell>
          <table:table-cell office:value-type="float" office:value="4.35825209850018">
            <text:p>4.36E+000</text:p>
          </table:table-cell>
          <table:table-cell office:value-type="float" office:value="6.26062150428968">
            <text:p>6.26E+000</text:p>
          </table:table-cell>
          <table:table-cell office:value-type="float" office:value="10.9728022137195">
            <text:p>1.10E+001</text:p>
          </table:table-cell>
          <table:table-cell office:value-type="float" office:value="11.0156747048492">
            <text:p>1.10E+001</text:p>
          </table:table-cell>
          <table:table-cell office:value-type="float" office:value="14.4284488513947">
            <text:p>1.44E+001</text:p>
          </table:table-cell>
          <table:table-cell office:value-type="float" office:value="14.5700841662361">
            <text:p>1.46E+001</text:p>
          </table:table-cell>
          <table:table-cell office:value-type="float" office:value="17.5857849570749">
            <text:p>1.76E+001</text:p>
          </table:table-cell>
          <table:table-cell/>
          <table:table-cell table:formula="of:=2*[.A28]/PI()" office:value-type="float" office:value="0.650000000002112">
            <text:p>0.6500</text:p>
          </table:table-cell>
          <table:table-cell table:formula="of:=SQRT([.C28])" office:value-type="float" office:value="0.938791817936961">
            <text:p>0.9388</text:p>
          </table:table-cell>
          <table:table-cell table:formula="of:=SQRT([.D28])" office:value-type="float" office:value="2.04060113883929">
            <text:p>2.0406</text:p>
          </table:table-cell>
          <table:table-cell table:formula="of:=SQRT([.E28])" office:value-type="float" office:value="2.08764271332529">
            <text:p>2.0876</text:p>
          </table:table-cell>
          <table:table-cell table:formula="of:=SQRT([.F28])" office:value-type="float" office:value="2.50212339909319">
            <text:p>2.5021</text:p>
          </table:table-cell>
          <table:table-cell table:formula="of:=SQRT([.G28])" office:value-type="float" office:value="3.31252203218627">
            <text:p>3.3125</text:p>
          </table:table-cell>
          <table:table-cell table:formula="of:=SQRT([.H28])" office:value-type="float" office:value="3.31898699980118">
            <text:p>3.3190</text:p>
          </table:table-cell>
          <table:table-cell table:formula="of:=SQRT([.I28])" office:value-type="float" office:value="3.79847980794879">
            <text:p>3.7985</text:p>
          </table:table-cell>
          <table:table-cell table:formula="of:=SQRT([.J28])" office:value-type="float" office:value="3.81707796177077">
            <text:p>3.8171</text:p>
          </table:table-cell>
          <table:table-cell table:formula="of:=SQRT([.K28])" office:value-type="float" office:value="4.19354086150056">
            <text:p>4.1935</text:p>
          </table:table-cell>
          <table:table-cell table:formula="of:=[.$B$44]*[.A28]" office:value-type="float" office:value="2.04203522484">
            <text:p>2.0420</text:p>
          </table:table-cell>
          <table:table-cell table:formula="of:=[.$B$45]*[.A28]" office:value-type="float" office:value="1.02101761242">
            <text:p>1.0210</text:p>
          </table:table-cell>
          <table:table-cell/>
        </table:table-row>
        <table:table-row table:style-name="ro1">
          <table:table-cell office:value-type="float" office:value="1.06028752059">
            <text:p>1.0603</text:p>
          </table:table-cell>
          <table:table-cell office:value-type="float" office:value="0">
            <text:p>0.00E+000</text:p>
          </table:table-cell>
          <table:table-cell office:value-type="float" office:value="0.962402281769876">
            <text:p>9.62E-001</text:p>
          </table:table-cell>
          <table:table-cell office:value-type="float" office:value="4.19339169617824">
            <text:p>4.19E+000</text:p>
          </table:table-cell>
          <table:table-cell office:value-type="float" office:value="4.49059221141152">
            <text:p>4.49E+000</text:p>
          </table:table-cell>
          <table:table-cell office:value-type="float" office:value="6.75140434417919">
            <text:p>6.75E+000</text:p>
          </table:table-cell>
          <table:table-cell office:value-type="float" office:value="11.0536635199149">
            <text:p>1.11E+001</text:p>
          </table:table-cell>
          <table:table-cell office:value-type="float" office:value="11.0996282905086">
            <text:p>1.11E+001</text:p>
          </table:table-cell>
          <table:table-cell office:value-type="float" office:value="14.2631572744478">
            <text:p>1.43E+001</text:p>
          </table:table-cell>
          <table:table-cell office:value-type="float" office:value="14.3995968939932">
            <text:p>1.44E+001</text:p>
          </table:table-cell>
          <table:table-cell office:value-type="float" office:value="17.3280846662067">
            <text:p>1.73E+001</text:p>
          </table:table-cell>
          <table:table-cell/>
          <table:table-cell table:formula="of:=2*[.A29]/PI()" office:value-type="float" office:value="0.675000000002193">
            <text:p>0.6750</text:p>
          </table:table-cell>
          <table:table-cell table:formula="of:=SQRT([.C29])" office:value-type="float" office:value="0.981021040431792">
            <text:p>0.9810</text:p>
          </table:table-cell>
          <table:table-cell table:formula="of:=SQRT([.D29])" office:value-type="float" office:value="2.04777725746191">
            <text:p>2.0478</text:p>
          </table:table-cell>
          <table:table-cell table:formula="of:=SQRT([.E29])" office:value-type="float" office:value="2.11910174635658">
            <text:p>2.1191</text:p>
          </table:table-cell>
          <table:table-cell table:formula="of:=SQRT([.F29])" office:value-type="float" office:value="2.59834646346079">
            <text:p>2.5983</text:p>
          </table:table-cell>
          <table:table-cell table:formula="of:=SQRT([.G29])" office:value-type="float" office:value="3.32470502750468">
            <text:p>3.3247</text:p>
          </table:table-cell>
          <table:table-cell table:formula="of:=SQRT([.H29])" office:value-type="float" office:value="3.33161046500166">
            <text:p>3.3316</text:p>
          </table:table-cell>
          <table:table-cell table:formula="of:=SQRT([.I29])" office:value-type="float" office:value="3.77665953912287">
            <text:p>3.7767</text:p>
          </table:table-cell>
          <table:table-cell table:formula="of:=SQRT([.J29])" office:value-type="float" office:value="3.79468007795035">
            <text:p>3.7947</text:p>
          </table:table-cell>
          <table:table-cell table:formula="of:=SQRT([.K29])" office:value-type="float" office:value="4.16270160667404">
            <text:p>4.1627</text:p>
          </table:table-cell>
          <table:table-cell table:formula="of:=[.$B$44]*[.A29]" office:value-type="float" office:value="2.12057504118">
            <text:p>2.1206</text:p>
          </table:table-cell>
          <table:table-cell table:formula="of:=[.$B$45]*[.A29]" office:value-type="float" office:value="1.06028752059">
            <text:p>1.0603</text:p>
          </table:table-cell>
          <table:table-cell/>
        </table:table-row>
        <table:table-row table:style-name="ro1">
          <table:table-cell office:value-type="float" office:value="1.09955742876">
            <text:p>1.0996</text:p>
          </table:table-cell>
          <table:table-cell office:value-type="float" office:value="0">
            <text:p>0.00E+000</text:p>
          </table:table-cell>
          <table:table-cell office:value-type="float" office:value="1.04645027716909">
            <text:p>1.05E+000</text:p>
          </table:table-cell>
          <table:table-cell office:value-type="float" office:value="4.03171172826311">
            <text:p>4.03E+000</text:p>
          </table:table-cell>
          <table:table-cell office:value-type="float" office:value="4.82946971063025">
            <text:p>4.83E+000</text:p>
          </table:table-cell>
          <table:table-cell office:value-type="float" office:value="7.2608135135961">
            <text:p>7.26E+000</text:p>
          </table:table-cell>
          <table:table-cell office:value-type="float" office:value="11.1375981277302">
            <text:p>1.11E+001</text:p>
          </table:table-cell>
          <table:table-cell office:value-type="float" office:value="11.1867436879848">
            <text:p>1.12E+001</text:p>
          </table:table-cell>
          <table:table-cell office:value-type="float" office:value="14.1007847459804">
            <text:p>1.41E+001</text:p>
          </table:table-cell>
          <table:table-cell office:value-type="float" office:value="14.2324021208164">
            <text:p>1.42E+001</text:p>
          </table:table-cell>
          <table:table-cell office:value-type="float" office:value="16.6785239801715">
            <text:p>1.67E+001</text:p>
          </table:table-cell>
          <table:table-cell/>
          <table:table-cell table:formula="of:=2*[.A30]/PI()" office:value-type="float" office:value="0.700000000002274">
            <text:p>0.7000</text:p>
          </table:table-cell>
          <table:table-cell table:formula="of:=SQRT([.C30])" office:value-type="float" office:value="1.02296152281945">
            <text:p>1.0230</text:p>
          </table:table-cell>
          <table:table-cell table:formula="of:=SQRT([.D30])" office:value-type="float" office:value="2.00791228101805">
            <text:p>2.0079</text:p>
          </table:table-cell>
          <table:table-cell table:formula="of:=SQRT([.E30])" office:value-type="float" office:value="2.19760544926296">
            <text:p>2.1976</text:p>
          </table:table-cell>
          <table:table-cell table:formula="of:=SQRT([.F30])" office:value-type="float" office:value="2.69458967443952">
            <text:p>2.6946</text:p>
          </table:table-cell>
          <table:table-cell table:formula="of:=SQRT([.G30])" office:value-type="float" office:value="3.33730402087227">
            <text:p>3.3373</text:p>
          </table:table-cell>
          <table:table-cell table:formula="of:=SQRT([.H30])" office:value-type="float" office:value="3.34465897932581">
            <text:p>3.3447</text:p>
          </table:table-cell>
          <table:table-cell table:formula="of:=SQRT([.I30])" office:value-type="float" office:value="3.75510116321524">
            <text:p>3.7551</text:p>
          </table:table-cell>
          <table:table-cell table:formula="of:=SQRT([.J30])" office:value-type="float" office:value="3.7725856015227">
            <text:p>3.7726</text:p>
          </table:table-cell>
          <table:table-cell table:formula="of:=SQRT([.K30])" office:value-type="float" office:value="4.08393486482969">
            <text:p>4.0839</text:p>
          </table:table-cell>
          <table:table-cell table:formula="of:=[.$B$44]*[.A30]" office:value-type="float" office:value="2.19911485752">
            <text:p>2.1991</text:p>
          </table:table-cell>
          <table:table-cell table:formula="of:=[.$B$45]*[.A30]" office:value-type="float" office:value="1.09955742876">
            <text:p>1.0996</text:p>
          </table:table-cell>
          <table:table-cell/>
        </table:table-row>
        <table:table-row table:style-name="ro1">
          <table:table-cell office:value-type="float" office:value="1.13882733693">
            <text:p>1.1388</text:p>
          </table:table-cell>
          <table:table-cell office:value-type="float" office:value="0">
            <text:p>0.00E+000</text:p>
          </table:table-cell>
          <table:table-cell office:value-type="float" office:value="1.13344595483386">
            <text:p>1.13E+000</text:p>
          </table:table-cell>
          <table:table-cell office:value-type="float" office:value="3.87327585437186">
            <text:p>3.87E+000</text:p>
          </table:table-cell>
          <table:table-cell office:value-type="float" office:value="5.18068855170616">
            <text:p>5.18E+000</text:p>
          </table:table-cell>
          <table:table-cell office:value-type="float" office:value="7.78881235643117">
            <text:p>7.79E+000</text:p>
          </table:table-cell>
          <table:table-cell office:value-type="float" office:value="11.2246052378092">
            <text:p>1.12E+001</text:p>
          </table:table-cell>
          <table:table-cell office:value-type="float" office:value="11.2770214581147">
            <text:p>1.13E+001</text:p>
          </table:table-cell>
          <table:table-cell office:value-type="float" office:value="13.9414627552356">
            <text:p>1.39E+001</text:p>
          </table:table-cell>
          <table:table-cell office:value-type="float" office:value="14.0684894076513">
            <text:p>1.41E+001</text:p>
          </table:table-cell>
          <table:table-cell office:value-type="float" office:value="16.0415354536335">
            <text:p>1.60E+001</text:p>
          </table:table-cell>
          <table:table-cell/>
          <table:table-cell table:formula="of:=2*[.A31]/PI()" office:value-type="float" office:value="0.725000000002355">
            <text:p>0.7250</text:p>
          </table:table-cell>
          <table:table-cell table:formula="of:=SQRT([.C31])" office:value-type="float" office:value="1.06463418827025">
            <text:p>1.0646</text:p>
          </table:table-cell>
          <table:table-cell table:formula="of:=SQRT([.D31])" office:value-type="float" office:value="1.96806398635102">
            <text:p>1.9681</text:p>
          </table:table-cell>
          <table:table-cell table:formula="of:=SQRT([.E31])" office:value-type="float" office:value="2.27611259644732">
            <text:p>2.2761</text:p>
          </table:table-cell>
          <table:table-cell table:formula="of:=SQRT([.F31])" office:value-type="float" office:value="2.79084438054707">
            <text:p>2.7908</text:p>
          </table:table-cell>
          <table:table-cell table:formula="of:=SQRT([.G31])" office:value-type="float" office:value="3.35031419986383">
            <text:p>3.3503</text:p>
          </table:table-cell>
          <table:table-cell table:formula="of:=SQRT([.H31])" office:value-type="float" office:value="3.35812767150308">
            <text:p>3.3581</text:p>
          </table:table-cell>
          <table:table-cell table:formula="of:=SQRT([.I31])" office:value-type="float" office:value="3.73382682448391">
            <text:p>3.7338</text:p>
          </table:table-cell>
          <table:table-cell table:formula="of:=SQRT([.J31])" office:value-type="float" office:value="3.75079850267264">
            <text:p>3.7508</text:p>
          </table:table-cell>
          <table:table-cell table:formula="of:=SQRT([.K31])" office:value-type="float" office:value="4.00518856655134">
            <text:p>4.0052</text:p>
          </table:table-cell>
          <table:table-cell table:formula="of:=[.$B$44]*[.A31]" office:value-type="float" office:value="2.27765467386">
            <text:p>2.2777</text:p>
          </table:table-cell>
          <table:table-cell table:formula="of:=[.$B$45]*[.A31]" office:value-type="float" office:value="1.13882733693">
            <text:p>1.1388</text:p>
          </table:table-cell>
          <table:table-cell/>
        </table:table-row>
        <table:table-row table:style-name="ro1">
          <table:table-cell office:value-type="float" office:value="1.1780972451">
            <text:p>1.1781</text:p>
          </table:table-cell>
          <table:table-cell office:value-type="float" office:value="0">
            <text:p>0.00E+000</text:p>
          </table:table-cell>
          <table:table-cell office:value-type="float" office:value="1.22334974981771">
            <text:p>1.22E+000</text:p>
          </table:table-cell>
          <table:table-cell office:value-type="float" office:value="3.71813754483767">
            <text:p>3.72E+000</text:p>
          </table:table-cell>
          <table:table-cell office:value-type="float" office:value="5.54425211497597">
            <text:p>5.54E+000</text:p>
          </table:table-cell>
          <table:table-cell office:value-type="float" office:value="8.33538490018153">
            <text:p>8.34E+000</text:p>
          </table:table-cell>
          <table:table-cell office:value-type="float" office:value="11.3146826666315">
            <text:p>1.13E+001</text:p>
          </table:table-cell>
          <table:table-cell office:value-type="float" office:value="11.3704623916509">
            <text:p>1.14E+001</text:p>
          </table:table-cell>
          <table:table-cell office:value-type="float" office:value="13.7852726139853">
            <text:p>1.38E+001</text:p>
          </table:table-cell>
          <table:table-cell office:value-type="float" office:value="13.9078488860823">
            <text:p>1.39E+001</text:p>
          </table:table-cell>
          <table:table-cell office:value-type="float" office:value="15.4171009403108">
            <text:p>1.54E+001</text:p>
          </table:table-cell>
          <table:table-cell/>
          <table:table-cell table:formula="of:=2*[.A32]/PI()" office:value-type="float" office:value="0.750000000002437">
            <text:p>0.7500</text:p>
          </table:table-cell>
          <table:table-cell table:formula="of:=SQRT([.C32])" office:value-type="float" office:value="1.10605142277279">
            <text:p>1.1061</text:p>
          </table:table-cell>
          <table:table-cell table:formula="of:=SQRT([.D32])" office:value-type="float" office:value="1.92824727274218">
            <text:p>1.9282</text:p>
          </table:table-cell>
          <table:table-cell table:formula="of:=SQRT([.E32])" office:value-type="float" office:value="2.35462356120378">
            <text:p>2.3546</text:p>
          </table:table-cell>
          <table:table-cell table:formula="of:=SQRT([.F32])" office:value-type="float" office:value="2.88710666588222">
            <text:p>2.8871</text:p>
          </table:table-cell>
          <table:table-cell table:formula="of:=SQRT([.G32])" office:value-type="float" office:value="3.36373046878485">
            <text:p>3.3637</text:p>
          </table:table-cell>
          <table:table-cell table:formula="of:=SQRT([.H32])" office:value-type="float" office:value="3.37201162389025">
            <text:p>3.3720</text:p>
          </table:table-cell>
          <table:table-cell table:formula="of:=SQRT([.I32])" office:value-type="float" office:value="3.71285235553278">
            <text:p>3.7129</text:p>
          </table:table-cell>
          <table:table-cell table:formula="of:=SQRT([.J32])" office:value-type="float" office:value="3.7293228455153">
            <text:p>3.7293</text:p>
          </table:table-cell>
          <table:table-cell table:formula="of:=SQRT([.K32])" office:value-type="float" office:value="3.92646163107585">
            <text:p>3.9265</text:p>
          </table:table-cell>
          <table:table-cell table:formula="of:=[.$B$44]*[.A32]" office:value-type="float" office:value="2.3561944902">
            <text:p>2.3562</text:p>
          </table:table-cell>
          <table:table-cell table:formula="of:=[.$B$45]*[.A32]" office:value-type="float" office:value="1.1780972451">
            <text:p>1.1781</text:p>
          </table:table-cell>
          <table:table-cell/>
        </table:table-row>
        <table:table-row table:style-name="ro1">
          <table:table-cell office:value-type="float" office:value="1.21736715327">
            <text:p>1.2174</text:p>
          </table:table-cell>
          <table:table-cell office:value-type="float" office:value="0">
            <text:p>0.00E+000</text:p>
          </table:table-cell>
          <table:table-cell office:value-type="float" office:value="1.31610445314448">
            <text:p>1.32E+000</text:p>
          </table:table-cell>
          <table:table-cell office:value-type="float" office:value="3.56635983151714">
            <text:p>3.57E+000</text:p>
          </table:table-cell>
          <table:table-cell office:value-type="float" office:value="5.92016413736637">
            <text:p>5.92E+000</text:p>
          </table:table-cell>
          <table:table-cell office:value-type="float" office:value="8.90052074435918">
            <text:p>8.90E+000</text:p>
          </table:table-cell>
          <table:table-cell office:value-type="float" office:value="11.4078265663939">
            <text:p>1.14E+001</text:p>
          </table:table-cell>
          <table:table-cell office:value-type="float" office:value="11.4670675570933">
            <text:p>1.15E+001</text:p>
          </table:table-cell>
          <table:table-cell office:value-type="float" office:value="13.6322711278843">
            <text:p>1.36E+001</text:p>
          </table:table-cell>
          <table:table-cell office:value-type="float" office:value="13.7504713510686">
            <text:p>1.38E+001</text:p>
          </table:table-cell>
          <table:table-cell office:value-type="float" office:value="14.8052032449459">
            <text:p>1.48E+001</text:p>
          </table:table-cell>
          <table:table-cell/>
          <table:table-cell table:formula="of:=2*[.A33]/PI()" office:value-type="float" office:value="0.775000000002518">
            <text:p>0.7750</text:p>
          </table:table-cell>
          <table:table-cell table:formula="of:=SQRT([.C33])" office:value-type="float" office:value="1.1472159575008">
            <text:p>1.1472</text:p>
          </table:table-cell>
          <table:table-cell table:formula="of:=SQRT([.D33])" office:value-type="float" office:value="1.88848082635677">
            <text:p>1.8885</text:p>
          </table:table-cell>
          <table:table-cell table:formula="of:=SQRT([.E33])" office:value-type="float" office:value="2.4331387419065">
            <text:p>2.4331</text:p>
          </table:table-cell>
          <table:table-cell table:formula="of:=SQRT([.F33])" office:value-type="float" office:value="2.98337405371153">
            <text:p>2.9834</text:p>
          </table:table-cell>
          <table:table-cell table:formula="of:=SQRT([.G33])" office:value-type="float" office:value="3.37754741882241">
            <text:p>3.3775</text:p>
          </table:table-cell>
          <table:table-cell table:formula="of:=SQRT([.H33])" office:value-type="float" office:value="3.38630588652197">
            <text:p>3.3863</text:p>
          </table:table-cell>
          <table:table-cell table:formula="of:=SQRT([.I33])" office:value-type="float" office:value="3.69219055953025">
            <text:p>3.6922</text:p>
          </table:table-cell>
          <table:table-cell table:formula="of:=SQRT([.J33])" office:value-type="float" office:value="3.70816279996828">
            <text:p>3.7082</text:p>
          </table:table-cell>
          <table:table-cell table:formula="of:=SQRT([.K33])" office:value-type="float" office:value="3.84775301246662">
            <text:p>3.8478</text:p>
          </table:table-cell>
          <table:table-cell table:formula="of:=[.$B$44]*[.A33]" office:value-type="float" office:value="2.43473430654">
            <text:p>2.4347</text:p>
          </table:table-cell>
          <table:table-cell table:formula="of:=[.$B$45]*[.A33]" office:value-type="float" office:value="1.21736715327">
            <text:p>1.2174</text:p>
          </table:table-cell>
          <table:table-cell/>
        </table:table-row>
        <table:table-row table:style-name="ro1">
          <table:table-cell office:value-type="float" office:value="1.25663706144">
            <text:p>1.2566</text:p>
          </table:table-cell>
          <table:table-cell office:value-type="float" office:value="0">
            <text:p>0.00E+000</text:p>
          </table:table-cell>
          <table:table-cell office:value-type="float" office:value="1.41162455537913">
            <text:p>1.41E+000</text:p>
          </table:table-cell>
          <table:table-cell office:value-type="float" office:value="3.41803054352198">
            <text:p>3.42E+000</text:p>
          </table:table-cell>
          <table:table-cell office:value-type="float" office:value="6.30842873541655">
            <text:p>6.31E+000</text:p>
          </table:table-cell>
          <table:table-cell office:value-type="float" office:value="9.48420655653641">
            <text:p>9.48E+000</text:p>
          </table:table-cell>
          <table:table-cell office:value-type="float" office:value="11.5040319442522">
            <text:p>1.15E+001</text:p>
          </table:table-cell>
          <table:table-cell office:value-type="float" office:value="11.5668384239146">
            <text:p>1.16E+001</text:p>
          </table:table-cell>
          <table:table-cell office:value-type="float" office:value="13.4825059481456">
            <text:p>1.35E+001</text:p>
          </table:table-cell>
          <table:table-cell office:value-type="float" office:value="13.5963483809253">
            <text:p>1.36E+001</text:p>
          </table:table-cell>
          <table:table-cell office:value-type="float" office:value="14.2058260938481">
            <text:p>1.42E+001</text:p>
          </table:table-cell>
          <table:table-cell/>
          <table:table-cell table:formula="of:=2*[.A34]/PI()" office:value-type="float" office:value="0.800000000002599">
            <text:p>0.8000</text:p>
          </table:table-cell>
          <table:table-cell table:formula="of:=SQRT([.C34])" office:value-type="float" office:value="1.18811807299575">
            <text:p>1.1881</text:p>
          </table:table-cell>
          <table:table-cell table:formula="of:=SQRT([.D34])" office:value-type="float" office:value="1.84879164416166">
            <text:p>1.8488</text:p>
          </table:table-cell>
          <table:table-cell table:formula="of:=SQRT([.E34])" office:value-type="float" office:value="2.51165856266662">
            <text:p>2.5117</text:p>
          </table:table-cell>
          <table:table-cell table:formula="of:=SQRT([.F34])" office:value-type="float" office:value="3.07964390093017">
            <text:p>3.0796</text:p>
          </table:table-cell>
          <table:table-cell table:formula="of:=SQRT([.G34])" office:value-type="float" office:value="3.39175941721287">
            <text:p>3.3918</text:p>
          </table:table-cell>
          <table:table-cell table:formula="of:=SQRT([.H34])" office:value-type="float" office:value="3.40100550189419">
            <text:p>3.4010</text:p>
          </table:table-cell>
          <table:table-cell table:formula="of:=SQRT([.I34])" office:value-type="float" office:value="3.67185320351258">
            <text:p>3.6719</text:p>
          </table:table-cell>
          <table:table-cell table:formula="of:=SQRT([.J34])" office:value-type="float" office:value="3.68732265755593">
            <text:p>3.6873</text:p>
          </table:table-cell>
          <table:table-cell table:formula="of:=SQRT([.K34])" office:value-type="float" office:value="3.76906169939524">
            <text:p>3.7691</text:p>
          </table:table-cell>
          <table:table-cell table:formula="of:=[.$B$44]*[.A34]" office:value-type="float" office:value="2.51327412288">
            <text:p>2.5133</text:p>
          </table:table-cell>
          <table:table-cell table:formula="of:=[.$B$45]*[.A34]" office:value-type="float" office:value="1.25663706144">
            <text:p>1.2566</text:p>
          </table:table-cell>
          <table:table-cell/>
        </table:table-row>
        <table:table-row table:style-name="ro1">
          <table:table-cell office:value-type="float" office:value="1.29590696961">
            <text:p>1.2959</text:p>
          </table:table-cell>
          <table:table-cell office:value-type="float" office:value="0">
            <text:p>0.00E+000</text:p>
          </table:table-cell>
          <table:table-cell office:value-type="float" office:value="1.50977689930925">
            <text:p>1.51E+000</text:p>
          </table:table-cell>
          <table:table-cell office:value-type="float" office:value="3.27328350682814">
            <text:p>3.27E+000</text:p>
          </table:table-cell>
          <table:table-cell office:value-type="float" office:value="6.7090504288287">
            <text:p>6.71E+000</text:p>
          </table:table-cell>
          <table:table-cell office:value-type="float" office:value="10.0864123693368">
            <text:p>1.01E+001</text:p>
          </table:table-cell>
          <table:table-cell office:value-type="float" office:value="11.6032975948521">
            <text:p>1.16E+001</text:p>
          </table:table-cell>
          <table:table-cell office:value-type="float" office:value="11.6697772754998">
            <text:p>1.17E+001</text:p>
          </table:table-cell>
          <table:table-cell office:value-type="float" office:value="13.3360284633338">
            <text:p>1.33E+001</text:p>
          </table:table-cell>
          <table:table-cell office:value-type="float" office:value="13.4454725680638">
            <text:p>1.34E+001</text:p>
          </table:table-cell>
          <table:table-cell office:value-type="float" office:value="13.6189541055165">
            <text:p>1.36E+001</text:p>
          </table:table-cell>
          <table:table-cell/>
          <table:table-cell table:formula="of:=2*[.A35]/PI()" office:value-type="float" office:value="0.825000000002681">
            <text:p>0.8250</text:p>
          </table:table-cell>
          <table:table-cell table:formula="of:=SQRT([.C35])" office:value-type="float" office:value="1.22872979100746">
            <text:p>1.2287</text:p>
          </table:table-cell>
          <table:table-cell table:formula="of:=SQRT([.D35])" office:value-type="float" office:value="1.80922179591894">
            <text:p>1.8092</text:p>
          </table:table-cell>
          <table:table-cell table:formula="of:=SQRT([.E35])" office:value-type="float" office:value="2.59018347397027">
            <text:p>2.5902</text:p>
          </table:table-cell>
          <table:table-cell table:formula="of:=SQRT([.F35])" office:value-type="float" office:value="3.1759112659734">
            <text:p>3.1759</text:p>
          </table:table-cell>
          <table:table-cell table:formula="of:=SQRT([.G35])" office:value-type="float" office:value="3.40636134237871">
            <text:p>3.4064</text:p>
          </table:table-cell>
          <table:table-cell table:formula="of:=SQRT([.H35])" office:value-type="float" office:value="3.41610557148046">
            <text:p>3.4161</text:p>
          </table:table-cell>
          <table:table-cell table:formula="of:=SQRT([.I35])" office:value-type="float" office:value="3.65185274392791">
            <text:p>3.6519</text:p>
          </table:table-cell>
          <table:table-cell table:formula="of:=SQRT([.J35])" office:value-type="float" office:value="3.66680686266182">
            <text:p>3.6668</text:p>
          </table:table-cell>
          <table:table-cell table:formula="of:=SQRT([.K35])" office:value-type="float" office:value="3.69038671490083">
            <text:p>3.6904</text:p>
          </table:table-cell>
          <table:table-cell table:formula="of:=[.$B$44]*[.A35]" office:value-type="float" office:value="2.59181393922">
            <text:p>2.5918</text:p>
          </table:table-cell>
          <table:table-cell table:formula="of:=[.$B$45]*[.A35]" office:value-type="float" office:value="1.29590696961">
            <text:p>1.2959</text:p>
          </table:table-cell>
          <table:table-cell/>
        </table:table-row>
        <table:table-row table:style-name="ro1">
          <table:table-cell office:value-type="float" office:value="1.33517687778">
            <text:p>1.3352</text:p>
          </table:table-cell>
          <table:table-cell office:value-type="float" office:value="0">
            <text:p>0.00E+000</text:p>
          </table:table-cell>
          <table:table-cell office:value-type="float" office:value="1.61034322018579">
            <text:p>1.61E+000</text:p>
          </table:table-cell>
          <table:table-cell office:value-type="float" office:value="3.13233685541891">
            <text:p>3.13E+000</text:p>
          </table:table-cell>
          <table:table-cell office:value-type="float" office:value="7.12203416452293">
            <text:p>7.12E+000</text:p>
          </table:table-cell>
          <table:table-cell office:value-type="float" office:value="10.7070425025711">
            <text:p>1.07E+001</text:p>
          </table:table-cell>
          <table:table-cell office:value-type="float" office:value="11.7056580250339">
            <text:p>1.17E+001</text:p>
          </table:table-cell>
          <table:table-cell office:value-type="float" office:value="11.7758890689812">
            <text:p>1.18E+001</text:p>
          </table:table-cell>
          <table:table-cell office:value-type="float" office:value="13.0445727613693">
            <text:p>1.30E+001</text:p>
          </table:table-cell>
          <table:table-cell office:value-type="float" office:value="13.19291143585">
            <text:p>1.32E+001</text:p>
          </table:table-cell>
          <table:table-cell office:value-type="float" office:value="13.2978380812197">
            <text:p>1.33E+001</text:p>
          </table:table-cell>
          <table:table-cell/>
          <table:table-cell table:formula="of:=2*[.A36]/PI()" office:value-type="float" office:value="0.850000000002762">
            <text:p>0.8500</text:p>
          </table:table-cell>
          <table:table-cell table:formula="of:=SQRT([.C36])" office:value-type="float" office:value="1.26899299453771">
            <text:p>1.2690</text:p>
          </table:table-cell>
          <table:table-cell table:formula="of:=SQRT([.D36])" office:value-type="float" office:value="1.76984091246047">
            <text:p>1.7698</text:p>
          </table:table-cell>
          <table:table-cell table:formula="of:=SQRT([.E36])" office:value-type="float" office:value="2.66871395329715">
            <text:p>2.6687</text:p>
          </table:table-cell>
          <table:table-cell table:formula="of:=SQRT([.F36])" office:value-type="float" office:value="3.27216174761748">
            <text:p>3.2722</text:p>
          </table:table-cell>
          <table:table-cell table:formula="of:=SQRT([.G36])" office:value-type="float" office:value="3.42135324470215">
            <text:p>3.4214</text:p>
          </table:table-cell>
          <table:table-cell table:formula="of:=SQRT([.H36])" office:value-type="float" office:value="3.43160153120685">
            <text:p>3.4316</text:p>
          </table:table-cell>
          <table:table-cell table:formula="of:=SQRT([.I36])" office:value-type="float" office:value="3.61172711612732">
            <text:p>3.6117</text:p>
          </table:table-cell>
          <table:table-cell table:formula="of:=SQRT([.J36])" office:value-type="float" office:value="3.63220476237918">
            <text:p>3.6322</text:p>
          </table:table-cell>
          <table:table-cell table:formula="of:=SQRT([.K36])" office:value-type="float" office:value="3.6466200900587">
            <text:p>3.6466</text:p>
          </table:table-cell>
          <table:table-cell table:formula="of:=[.$B$44]*[.A36]" office:value-type="float" office:value="2.67035375556">
            <text:p>2.6704</text:p>
          </table:table-cell>
          <table:table-cell table:formula="of:=[.$B$45]*[.A36]" office:value-type="float" office:value="1.33517687778">
            <text:p>1.3352</text:p>
          </table:table-cell>
          <table:table-cell/>
        </table:table-row>
        <table:table-row table:style-name="ro1">
          <table:table-cell office:value-type="float" office:value="1.37444678595">
            <text:p>1.3744</text:p>
          </table:table-cell>
          <table:table-cell office:value-type="float" office:value="0">
            <text:p>0.00E+000</text:p>
          </table:table-cell>
          <table:table-cell office:value-type="float" office:value="1.71294162180603">
            <text:p>1.71E+000</text:p>
          </table:table-cell>
          <table:table-cell office:value-type="float" office:value="2.99557198581658">
            <text:p>3.00E+000</text:p>
          </table:table-cell>
          <table:table-cell office:value-type="float" office:value="7.54738534117602">
            <text:p>7.55E+000</text:p>
          </table:table-cell>
          <table:table-cell office:value-type="float" office:value="11.3455681043324">
            <text:p>1.13E+001</text:p>
          </table:table-cell>
          <table:table-cell office:value-type="float" office:value="11.8114969985329">
            <text:p>1.18E+001</text:p>
          </table:table-cell>
          <table:table-cell office:value-type="float" office:value="11.8851958544635">
            <text:p>1.19E+001</text:p>
          </table:table-cell>
          <table:table-cell office:value-type="float" office:value="12.482668376601">
            <text:p>1.25E+001</text:p>
          </table:table-cell>
          <table:table-cell office:value-type="float" office:value="13.0532884579467">
            <text:p>1.31E+001</text:p>
          </table:table-cell>
          <table:table-cell office:value-type="float" office:value="13.1534424300455">
            <text:p>1.32E+001</text:p>
          </table:table-cell>
          <table:table-cell/>
          <table:table-cell table:formula="of:=2*[.A37]/PI()" office:value-type="float" office:value="0.875000000002843">
            <text:p>0.8750</text:p>
          </table:table-cell>
          <table:table-cell table:formula="of:=SQRT([.C37])" office:value-type="float" office:value="1.30879395697185">
            <text:p>1.3088</text:p>
          </table:table-cell>
          <table:table-cell table:formula="of:=SQRT([.D37])" office:value-type="float" office:value="1.73077207795151">
            <text:p>1.7308</text:p>
          </table:table-cell>
          <table:table-cell table:formula="of:=SQRT([.E37])" office:value-type="float" office:value="2.74725050571949">
            <text:p>2.7473</text:p>
          </table:table-cell>
          <table:table-cell table:formula="of:=SQRT([.F37])" office:value-type="float" office:value="3.36831829023512">
            <text:p>3.3683</text:p>
          </table:table-cell>
          <table:table-cell table:formula="of:=SQRT([.G37])" office:value-type="float" office:value="3.43678585287662">
            <text:p>3.4368</text:p>
          </table:table-cell>
          <table:table-cell table:formula="of:=SQRT([.H37])" office:value-type="float" office:value="3.44749124066523">
            <text:p>3.4475</text:p>
          </table:table-cell>
          <table:table-cell table:formula="of:=SQRT([.I37])" office:value-type="float" office:value="3.53308199403878">
            <text:p>3.5331</text:p>
          </table:table-cell>
          <table:table-cell table:formula="of:=SQRT([.J37])" office:value-type="float" office:value="3.61293349758153">
            <text:p>3.6129</text:p>
          </table:table-cell>
          <table:table-cell table:formula="of:=SQRT([.K37])" office:value-type="float" office:value="3.62676749048591">
            <text:p>3.6268</text:p>
          </table:table-cell>
          <table:table-cell table:formula="of:=[.$B$44]*[.A37]" office:value-type="float" office:value="2.7488935719">
            <text:p>2.7489</text:p>
          </table:table-cell>
          <table:table-cell table:formula="of:=[.$B$45]*[.A37]" office:value-type="float" office:value="1.37444678595">
            <text:p>1.3744</text:p>
          </table:table-cell>
          <table:table-cell/>
        </table:table-row>
        <table:table-row table:style-name="ro1">
          <table:table-cell office:value-type="float" office:value="1.41371669412">
            <text:p>1.4137</text:p>
          </table:table-cell>
          <table:table-cell office:value-type="float" office:value="0">
            <text:p>0.00E+000</text:p>
          </table:table-cell>
          <table:table-cell office:value-type="float" office:value="1.8168447496136">
            <text:p>1.82E+000</text:p>
          </table:table-cell>
          <table:table-cell office:value-type="float" office:value="2.86371561832456">
            <text:p>2.86E+000</text:p>
          </table:table-cell>
          <table:table-cell office:value-type="float" office:value="7.98510983422484">
            <text:p>7.99E+000</text:p>
          </table:table-cell>
          <table:table-cell office:value-type="float" office:value="11.9095923778921">
            <text:p>1.19E+001</text:p>
          </table:table-cell>
          <table:table-cell office:value-type="float" office:value="11.9332280711905">
            <text:p>1.19E+001</text:p>
          </table:table-cell>
          <table:table-cell office:value-type="float" office:value="11.99519975847">
            <text:p>1.20E+001</text:p>
          </table:table-cell>
          <table:table-cell office:value-type="float" office:value="12.0153551432238">
            <text:p>1.20E+001</text:p>
          </table:table-cell>
          <table:table-cell office:value-type="float" office:value="12.9175102317625">
            <text:p>1.29E+001</text:p>
          </table:table-cell>
          <table:table-cell office:value-type="float" office:value="13.0122952719627">
            <text:p>1.30E+001</text:p>
          </table:table-cell>
          <table:table-cell/>
          <table:table-cell table:formula="of:=2*[.A38]/PI()" office:value-type="float" office:value="0.900000000002924">
            <text:p>0.9000</text:p>
          </table:table-cell>
          <table:table-cell table:formula="of:=SQRT([.C38])" office:value-type="float" office:value="1.34790383544732">
            <text:p>1.3479</text:p>
          </table:table-cell>
          <table:table-cell table:formula="of:=SQRT([.D38])" office:value-type="float" office:value="1.69225164154879">
            <text:p>1.6923</text:p>
          </table:table-cell>
          <table:table-cell table:formula="of:=SQRT([.E38])" office:value-type="float" office:value="2.82579366448169">
            <text:p>2.8258</text:p>
          </table:table-cell>
          <table:table-cell table:formula="of:=SQRT([.F38])" office:value-type="float" office:value="3.45102772777793">
            <text:p>3.4510</text:p>
          </table:table-cell>
          <table:table-cell table:formula="of:=SQRT([.G38])" office:value-type="float" office:value="3.45445047311298">
            <text:p>3.4545</text:p>
          </table:table-cell>
          <table:table-cell table:formula="of:=SQRT([.H38])" office:value-type="float" office:value="3.46340869065">
            <text:p>3.4634</text:p>
          </table:table-cell>
          <table:table-cell table:formula="of:=SQRT([.I38])" office:value-type="float" office:value="3.46631723061">
            <text:p>3.4663</text:p>
          </table:table-cell>
          <table:table-cell table:formula="of:=SQRT([.J38])" office:value-type="float" office:value="3.59409379840906">
            <text:p>3.5941</text:p>
          </table:table-cell>
          <table:table-cell table:formula="of:=SQRT([.K38])" office:value-type="float" office:value="3.60725591994285">
            <text:p>3.6073</text:p>
          </table:table-cell>
          <table:table-cell table:formula="of:=[.$B$44]*[.A38]" office:value-type="float" office:value="2.82743338824">
            <text:p>2.8274</text:p>
          </table:table-cell>
          <table:table-cell table:formula="of:=[.$B$45]*[.A38]" office:value-type="float" office:value="1.41371669412">
            <text:p>1.4137</text:p>
          </table:table-cell>
          <table:table-cell/>
        </table:table-row>
        <table:table-row table:style-name="ro1">
          <table:table-cell office:value-type="float" office:value="1.45298660229">
            <text:p>1.4530</text:p>
          </table:table-cell>
          <table:table-cell office:value-type="float" office:value="0">
            <text:p>0.00E+000</text:p>
          </table:table-cell>
          <table:table-cell office:value-type="float" office:value="1.92050247939797">
            <text:p>1.92E+000</text:p>
          </table:table-cell>
          <table:table-cell office:value-type="float" office:value="2.73831724319205">
            <text:p>2.74E+000</text:p>
          </table:table-cell>
          <table:table-cell office:value-type="float" office:value="8.43521402130848">
            <text:p>8.44E+000</text:p>
          </table:table-cell>
          <table:table-cell office:value-type="float" office:value="11.3962397410798">
            <text:p>1.14E+001</text:p>
          </table:table-cell>
          <table:table-cell office:value-type="float" office:value="12.0262966511232">
            <text:p>1.20E+001</text:p>
          </table:table-cell>
          <table:table-cell office:value-type="float" office:value="12.1130400076429">
            <text:p>1.21E+001</text:p>
          </table:table-cell>
          <table:table-cell office:value-type="float" office:value="12.6772262095366">
            <text:p>1.27E+001</text:p>
          </table:table-cell>
          <table:table-cell office:value-type="float" office:value="12.791029456883">
            <text:p>1.28E+001</text:p>
          </table:table-cell>
          <table:table-cell office:value-type="float" office:value="12.8746343460852">
            <text:p>1.29E+001</text:p>
          </table:table-cell>
          <table:table-cell/>
          <table:table-cell table:formula="of:=2*[.A39]/PI()" office:value-type="float" office:value="0.925000000003006">
            <text:p>0.9250</text:p>
          </table:table-cell>
          <table:table-cell table:formula="of:=SQRT([.C39])" office:value-type="float" office:value="1.38582195082845">
            <text:p>1.3858</text:p>
          </table:table-cell>
          <table:table-cell table:formula="of:=SQRT([.D39])" office:value-type="float" office:value="1.65478616237629">
            <text:p>1.6548</text:p>
          </table:table-cell>
          <table:table-cell table:formula="of:=SQRT([.E39])" office:value-type="float" office:value="2.90434399155962">
            <text:p>2.9043</text:p>
          </table:table-cell>
          <table:table-cell table:formula="of:=SQRT([.F39])" office:value-type="float" office:value="3.37583171101283">
            <text:p>3.3758</text:p>
          </table:table-cell>
          <table:table-cell table:formula="of:=SQRT([.G39])" office:value-type="float" office:value="3.46789513265947">
            <text:p>3.4679</text:p>
          </table:table-cell>
          <table:table-cell table:formula="of:=SQRT([.H39])" office:value-type="float" office:value="3.48037929077319">
            <text:p>3.4804</text:p>
          </table:table-cell>
          <table:table-cell table:formula="of:=SQRT([.I39])" office:value-type="float" office:value="3.56050926266688">
            <text:p>3.5605</text:p>
          </table:table-cell>
          <table:table-cell table:formula="of:=SQRT([.J39])" office:value-type="float" office:value="3.5764548727592">
            <text:p>3.5765</text:p>
          </table:table-cell>
          <table:table-cell table:formula="of:=SQRT([.K39])" office:value-type="float" office:value="3.58812407060921">
            <text:p>3.5881</text:p>
          </table:table-cell>
          <table:table-cell table:formula="of:=[.$B$44]*[.A39]" office:value-type="float" office:value="2.90597320458">
            <text:p>2.9060</text:p>
          </table:table-cell>
          <table:table-cell table:formula="of:=[.$B$45]*[.A39]" office:value-type="float" office:value="1.45298660229">
            <text:p>1.4530</text:p>
          </table:table-cell>
          <table:table-cell/>
        </table:table-row>
        <table:table-row table:style-name="ro1">
          <table:table-cell office:value-type="float" office:value="1.49225651046">
            <text:p>1.4923</text:p>
          </table:table-cell>
          <table:table-cell office:value-type="float" office:value="0">
            <text:p>0.00E+000</text:p>
          </table:table-cell>
          <table:table-cell office:value-type="float" office:value="2.02008369359108">
            <text:p>2.02E+000</text:p>
          </table:table-cell>
          <table:table-cell office:value-type="float" office:value="2.62320742491777">
            <text:p>2.62E+000</text:p>
          </table:table-cell>
          <table:table-cell office:value-type="float" office:value="8.89770480812829">
            <text:p>8.90E+000</text:p>
          </table:table-cell>
          <table:table-cell office:value-type="float" office:value="10.8716920295526">
            <text:p>1.09E+001</text:p>
          </table:table-cell>
          <table:table-cell office:value-type="float" office:value="12.1377944868493">
            <text:p>1.21E+001</text:p>
          </table:table-cell>
          <table:table-cell office:value-type="float" office:value="12.2317905895327">
            <text:p>1.22E+001</text:p>
          </table:table-cell>
          <table:table-cell office:value-type="float" office:value="12.6569064259005">
            <text:p>1.27E+001</text:p>
          </table:table-cell>
          <table:table-cell office:value-type="float" office:value="12.7395149548312">
            <text:p>1.27E+001</text:p>
          </table:table-cell>
          <table:table-cell office:value-type="float" office:value="13.37980939724">
            <text:p>1.34E+001</text:p>
          </table:table-cell>
          <table:table-cell/>
          <table:table-cell table:formula="of:=2*[.A40]/PI()" office:value-type="float" office:value="0.950000000003087">
            <text:p>0.9500</text:p>
          </table:table-cell>
          <table:table-cell table:formula="of:=SQRT([.C40])" office:value-type="float" office:value="1.42129648335282">
            <text:p>1.4213</text:p>
          </table:table-cell>
          <table:table-cell table:formula="of:=SQRT([.D40])" office:value-type="float" office:value="1.619631879446">
            <text:p>1.6196</text:p>
          </table:table-cell>
          <table:table-cell table:formula="of:=SQRT([.E40])" office:value-type="float" office:value="2.98290207819973">
            <text:p>2.9829</text:p>
          </table:table-cell>
          <table:table-cell table:formula="of:=SQRT([.F40])" office:value-type="float" office:value="3.29722489823678">
            <text:p>3.2972</text:p>
          </table:table-cell>
          <table:table-cell table:formula="of:=SQRT([.G40])" office:value-type="float" office:value="3.48393376613984">
            <text:p>3.4839</text:p>
          </table:table-cell>
          <table:table-cell table:formula="of:=SQRT([.H40])" office:value-type="float" office:value="3.49739768821515">
            <text:p>3.4974</text:p>
          </table:table-cell>
          <table:table-cell table:formula="of:=SQRT([.I40])" office:value-type="float" office:value="3.55765462431368">
            <text:p>3.5577</text:p>
          </table:table-cell>
          <table:table-cell table:formula="of:=SQRT([.J40])" office:value-type="float" office:value="3.56924571230831">
            <text:p>3.5692</text:p>
          </table:table-cell>
          <table:table-cell table:formula="of:=SQRT([.K40])" office:value-type="float" office:value="3.65784217773812">
            <text:p>3.6578</text:p>
          </table:table-cell>
          <table:table-cell table:formula="of:=[.$B$44]*[.A40]" office:value-type="float" office:value="2.98451302092">
            <text:p>2.9845</text:p>
          </table:table-cell>
          <table:table-cell table:formula="of:=[.$B$45]*[.A40]" office:value-type="float" office:value="1.49225651046">
            <text:p>1.4923</text:p>
          </table:table-cell>
          <table:table-cell/>
        </table:table-row>
        <table:table-row table:style-name="ro1">
          <table:table-cell office:value-type="float" office:value="1.53152641863">
            <text:p>1.5315</text:p>
          </table:table-cell>
          <table:table-cell office:value-type="float" office:value="0">
            <text:p>0.00E+000</text:p>
          </table:table-cell>
          <table:table-cell office:value-type="float" office:value="2.10442583040924">
            <text:p>2.10E+000</text:p>
          </table:table-cell>
          <table:table-cell office:value-type="float" office:value="2.52954830209389">
            <text:p>2.53E+000</text:p>
          </table:table-cell>
          <table:table-cell office:value-type="float" office:value="9.37258965470608">
            <text:p>9.37E+000</text:p>
          </table:table-cell>
          <table:table-cell office:value-type="float" office:value="10.3595742988261">
            <text:p>1.04E+001</text:p>
          </table:table-cell>
          <table:table-cell office:value-type="float" office:value="12.2448447880542">
            <text:p>1.22E+001</text:p>
          </table:table-cell>
          <table:table-cell office:value-type="float" office:value="12.3534909374511">
            <text:p>1.24E+001</text:p>
          </table:table-cell>
          <table:table-cell office:value-type="float" office:value="12.5409956505653">
            <text:p>1.25E+001</text:p>
          </table:table-cell>
          <table:table-cell office:value-type="float" office:value="12.6082983756221">
            <text:p>1.26E+001</text:p>
          </table:table-cell>
          <table:table-cell office:value-type="float" office:value="14.0930874994027">
            <text:p>1.41E+001</text:p>
          </table:table-cell>
          <table:table-cell/>
          <table:table-cell table:formula="of:=2*[.A41]/PI()" office:value-type="float" office:value="0.975000000003168">
            <text:p>0.9750</text:p>
          </table:table-cell>
          <table:table-cell table:formula="of:=SQRT([.C41])" office:value-type="float" office:value="1.45066392745158">
            <text:p>1.4507</text:p>
          </table:table-cell>
          <table:table-cell table:formula="of:=SQRT([.D41])" office:value-type="float" office:value="1.59045537570027">
            <text:p>1.5905</text:p>
          </table:table-cell>
          <table:table-cell table:formula="of:=SQRT([.E41])" office:value-type="float" office:value="3.06146854543797">
            <text:p>3.0615</text:p>
          </table:table-cell>
          <table:table-cell table:formula="of:=SQRT([.F41])" office:value-type="float" office:value="3.21862925774717">
            <text:p>3.2186</text:p>
          </table:table-cell>
          <table:table-cell table:formula="of:=SQRT([.G41])" office:value-type="float" office:value="3.49926346365263">
            <text:p>3.4993</text:p>
          </table:table-cell>
          <table:table-cell table:formula="of:=SQRT([.H41])" office:value-type="float" office:value="3.51475332526353">
            <text:p>3.5148</text:p>
          </table:table-cell>
          <table:table-cell table:formula="of:=SQRT([.I41])" office:value-type="float" office:value="3.54132682063733">
            <text:p>3.5413</text:p>
          </table:table-cell>
          <table:table-cell table:formula="of:=SQRT([.J41])" office:value-type="float" office:value="3.55081657870722">
            <text:p>3.5508</text:p>
          </table:table-cell>
          <table:table-cell table:formula="of:=SQRT([.K41])" office:value-type="float" office:value="3.75407611795535">
            <text:p>3.7541</text:p>
          </table:table-cell>
          <table:table-cell table:formula="of:=[.$B$44]*[.A41]" office:value-type="float" office:value="3.06305283726">
            <text:p>3.0631</text:p>
          </table:table-cell>
          <table:table-cell table:formula="of:=[.$B$45]*[.A41]" office:value-type="float" office:value="1.53152641863">
            <text:p>1.5315</text:p>
          </table:table-cell>
          <table:table-cell/>
        </table:table-row>
        <table:table-row table:style-name="ro1">
          <table:table-cell office:value-type="float" office:value="1.5707963268">
            <text:p>1.5708</text:p>
          </table:table-cell>
          <table:table-cell office:value-type="float" office:value="0">
            <text:p>0.00E+000</text:p>
          </table:table-cell>
          <table:table-cell office:value-type="float" office:value="2.14243075758382">
            <text:p>2.14E+000</text:p>
          </table:table-cell>
          <table:table-cell office:value-type="float" office:value="2.48843774281148">
            <text:p>2.49E+000</text:p>
          </table:table-cell>
          <table:table-cell office:value-type="float" office:value="9.85987660188592">
            <text:p>9.86E+000</text:p>
          </table:table-cell>
          <table:table-cell office:value-type="float" office:value="9.85987660201421">
            <text:p>9.86E+000</text:p>
          </table:table-cell>
          <table:table-cell office:value-type="float" office:value="12.3091893526313">
            <text:p>1.23E+001</text:p>
          </table:table-cell>
          <table:table-cell office:value-type="float" office:value="12.4667913269522">
            <text:p>1.25E+001</text:p>
          </table:table-cell>
          <table:table-cell office:value-type="float" office:value="12.4735127100872">
            <text:p>1.25E+001</text:p>
          </table:table-cell>
          <table:table-cell office:value-type="float" office:value="12.4919142196842">
            <text:p>1.25E+001</text:p>
          </table:table-cell>
          <table:table-cell office:value-type="float" office:value="14.8242017343973">
            <text:p>1.48E+001</text:p>
          </table:table-cell>
          <table:table-cell/>
          <table:table-cell table:formula="of:=2*[.A42]/PI()" office:value-type="float" office:value="1.00000000000325">
            <text:p>1.0000</text:p>
          </table:table-cell>
          <table:table-cell table:formula="of:=SQRT([.C42])" office:value-type="float" office:value="1.46370446388054">
            <text:p>1.4637</text:p>
          </table:table-cell>
          <table:table-cell table:formula="of:=SQRT([.D42])" office:value-type="float" office:value="1.57747828600317">
            <text:p>1.5775</text:p>
          </table:table-cell>
          <table:table-cell table:formula="of:=SQRT([.E42])" office:value-type="float" office:value="3.14004404457739">
            <text:p>3.1400</text:p>
          </table:table-cell>
          <table:table-cell table:formula="of:=SQRT([.F42])" office:value-type="float" office:value="3.14004404459782">
            <text:p>3.1400</text:p>
          </table:table-cell>
          <table:table-cell table:formula="of:=SQRT([.G42])" office:value-type="float" office:value="3.50844543247167">
            <text:p>3.5084</text:p>
          </table:table-cell>
          <table:table-cell table:formula="of:=SQRT([.H42])" office:value-type="float" office:value="3.53083436696657">
            <text:p>3.5308</text:p>
          </table:table-cell>
          <table:table-cell table:formula="of:=SQRT([.I42])" office:value-type="float" office:value="3.53178605100694">
            <text:p>3.5318</text:p>
          </table:table-cell>
          <table:table-cell table:formula="of:=SQRT([.J42])" office:value-type="float" office:value="3.53439021893229">
            <text:p>3.5344</text:p>
          </table:table-cell>
          <table:table-cell table:formula="of:=SQRT([.K42])" office:value-type="float" office:value="3.8502209981243">
            <text:p>3.8502</text:p>
          </table:table-cell>
          <table:table-cell table:formula="of:=[.$B$44]*[.A42]" office:value-type="float" office:value="3.1415926536">
            <text:p>3.1416</text:p>
          </table:table-cell>
          <table:table-cell table:formula="of:=[.$B$45]*[.A42]" office:value-type="float" office:value="1.5707963268">
            <text:p>1.5708</text:p>
          </table:table-cell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Alpha</text:p>
          </table:table-cell>
          <table:table-cell table:style-name="ce2" office:value-type="float" office:value="2">
            <text:p>2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Beta</text:p>
          </table:table-cell>
          <table:table-cell table:style-name="ce2" office:value-type="float" office:value="1">
            <text:p>1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Beta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nu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rho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J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eta</text:p>
          </table:table-cell>
          <table:table-cell table:style-name="ce3" office:value-type="float" office:value="2">
            <text:p>2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mu_c</text:p>
          </table:table-cell>
          <table:table-cell table:style-name="ce5" office:value-type="float" office:value="0.0000001">
            <text:p>1.00E-007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</table:table>
      <table:table table:name="4x4_2" table:style-name="ta1">
        <table:shapes>
          <draw:frame draw:z-index="0" draw:style-name="gr1" svg:width="6.8323in" svg:height="7.3386in" svg:x="2.6665in" svg:y="7.2374in">
            <draw:object draw:notify-on-update-of-ranges="4x4_2.M2:4x4_2.M42 4x4_2.W1:4x4_2.W1 4x4_2.W2:4x4_2.W42 4x4_2.M2:4x4_2.M42 4x4_2.X1:4x4_2.X1 4x4_2.X2:4x4_2.X42 4x4_2.M2:4x4_2.M42 4x4_2.N1:4x4_2.N1 4x4_2.N2:4x4_2.N42 4x4_2.M2:4x4_2.M42 4x4_2.O1:4x4_2.O1 4x4_2.O2:4x4_2.O42 4x4_2.M2:4x4_2.M42 4x4_2.P1:4x4_2.P1 4x4_2.P2:4x4_2.P42 4x4_2.M2:4x4_2.M42 4x4_2.Q1:4x4_2.Q1 4x4_2.Q2:4x4_2.Q42 4x4_2.M2:4x4_2.M42 4x4_2.R1:4x4_2.R1 4x4_2.R2:4x4_2.R42 4x4_2.M2:4x4_2.M42 4x4_2.S1:4x4_2.S1 4x4_2.S2:4x4_2.S42 4x4_2.M2:4x4_2.M42 4x4_2.T1:4x4_2.T1 4x4_2.T2:4x4_2.T42 4x4_2.M2:4x4_2.M42 4x4_2.U1:4x4_2.U1 4x4_2.U2:4x4_2.U42 4x4_2.M2:4x4_2.M42 4x4_2.V1:4x4_2.V1 4x4_2.V2:4x4_2.V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ce4"/>
        <table:table-column table:style-name="co1" table:default-cell-style-name="Default"/>
        <table:table-column table:style-name="co1" table:number-columns-repeated="12" table:default-cell-style-name="ce1"/>
        <table:table-column table:style-name="co1" table:default-cell-style-name="Default"/>
        <table:table-row table:style-name="ro1">
          <table:table-cell table:style-name="Default" table:number-columns-repeated="11"/>
          <table:table-cell/>
          <table:table-cell table:style-name="ce3" office:value-type="string">
            <text:p>kx</text:p>
          </table:table-cell>
          <table:table-cell table:style-name="ce3" office:value-type="string">
            <text:p>N = 1</text:p>
          </table:table-cell>
          <table:table-cell table:style-name="ce3" office:value-type="string">
            <text:p>N = 2</text:p>
          </table:table-cell>
          <table:table-cell table:style-name="ce3" office:value-type="string">
            <text:p>N = 3</text:p>
          </table:table-cell>
          <table:table-cell table:style-name="ce3" office:value-type="string">
            <text:p>N = 4</text:p>
          </table:table-cell>
          <table:table-cell table:style-name="ce3" office:value-type="string">
            <text:p>N = 5</text:p>
          </table:table-cell>
          <table:table-cell table:style-name="ce3" office:value-type="string">
            <text:p>N = 6</text:p>
          </table:table-cell>
          <table:table-cell table:style-name="ce3" office:value-type="string">
            <text:p>N = 7</text:p>
          </table:table-cell>
          <table:table-cell table:style-name="ce3" office:value-type="string">
            <text:p>N = 8</text:p>
          </table:table-cell>
          <table:table-cell table:style-name="ce3" office:value-type="string">
            <text:p>N = 9</text:p>
          </table:table-cell>
          <table:table-cell table:style-name="ce3" office:value-type="string">
            <text:p>Alpha</text:p>
          </table:table-cell>
          <table:table-cell table:style-name="ce3" office:value-type="string">
            <text:p>Beta</text:p>
          </table:table-cell>
          <table:table-cell table:style-name="ce3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E+000</text:p>
          </table:table-cell>
          <table:table-cell office:value-type="float" office:value="-0.158943271306806">
            <text:p>-1.59E-001</text:p>
          </table:table-cell>
          <table:table-cell office:value-type="float" office:value="0.0000000000000603957664636825">
            <text:p>6.04E-014</text:p>
          </table:table-cell>
          <table:table-cell office:value-type="float" office:value="0.00281013723382069">
            <text:p>2.81E-003</text:p>
          </table:table-cell>
          <table:table-cell office:value-type="float" office:value="9.5811026168791">
            <text:p>9.58E+000</text:p>
          </table:table-cell>
          <table:table-cell office:value-type="float" office:value="9.94384779086436">
            <text:p>9.94E+000</text:p>
          </table:table-cell>
          <table:table-cell office:value-type="float" office:value="9.94384779086449">
            <text:p>9.94E+000</text:p>
          </table:table-cell>
          <table:table-cell office:value-type="float" office:value="10.0198809166448">
            <text:p>1.00E+001</text:p>
          </table:table-cell>
          <table:table-cell office:value-type="float" office:value="19.7574062987579">
            <text:p>1.98E+001</text:p>
          </table:table-cell>
          <table:table-cell office:value-type="float" office:value="19.8866520470617">
            <text:p>1.99E+001</text:p>
          </table:table-cell>
          <table:table-cell/>
          <table:table-cell table:formula="of:=2*[.A2]/PI()" office:value-type="float" office:value="0">
            <text:p>0.0000</text:p>
          </table:table-cell>
          <table:table-cell table:formula="of:=SQRT([.C2])" office:value-type="float" office:value="0">
            <text:p>Err:502</text:p>
          </table:table-cell>
          <table:table-cell table:formula="of:=SQRT([.D2])" office:value-type="float" office:value="0.000000245755501390472">
            <text:p>0.0000</text:p>
          </table:table-cell>
          <table:table-cell table:formula="of:=SQRT([.E2])" office:value-type="float" office:value="0.0530107275352894">
            <text:p>0.0530</text:p>
          </table:table-cell>
          <table:table-cell table:formula="of:=SQRT([.F2])" office:value-type="float" office:value="3.09533562265534">
            <text:p>3.0953</text:p>
          </table:table-cell>
          <table:table-cell table:formula="of:=SQRT([.G2])" office:value-type="float" office:value="3.15338671762034">
            <text:p>3.1534</text:p>
          </table:table-cell>
          <table:table-cell table:formula="of:=SQRT([.H2])" office:value-type="float" office:value="3.15338671762036">
            <text:p>3.1534</text:p>
          </table:table-cell>
          <table:table-cell table:formula="of:=SQRT([.I2])" office:value-type="float" office:value="3.16541954828184">
            <text:p>3.1654</text:p>
          </table:table-cell>
          <table:table-cell table:formula="of:=SQRT([.J2])" office:value-type="float" office:value="4.44493040426483">
            <text:p>4.4449</text:p>
          </table:table-cell>
          <table:table-cell table:formula="of:=SQRT([.K2])" office:value-type="float" office:value="4.45944526225647">
            <text:p>4.4594</text:p>
          </table:table-cell>
          <table:table-cell table:formula="of:=[.$B$44]*[.A2]" office:value-type="float" office:value="0">
            <text:p>0.0000</text:p>
          </table:table-cell>
          <table:table-cell table:formula="of:=[.$B$45]*[.A2]" office:value-type="float" office:value="0">
            <text:p>0.0000</text:p>
          </table:table-cell>
          <table:table-cell table:style-name="ce1"/>
        </table:table-row>
        <table:table-row table:style-name="ro1">
          <table:table-cell office:value-type="float" office:value="0.03926990817">
            <text:p>0.0393</text:p>
          </table:table-cell>
          <table:table-cell office:value-type="float" office:value="0">
            <text:p>0.00E+000</text:p>
          </table:table-cell>
          <table:table-cell office:value-type="float" office:value="-0.157373605965243">
            <text:p>-1.57E-001</text:p>
          </table:table-cell>
          <table:table-cell office:value-type="float" office:value="0.00586115600247528">
            <text:p>5.86E-003</text:p>
          </table:table-cell>
          <table:table-cell office:value-type="float" office:value="0.00615926846635019">
            <text:p>6.16E-003</text:p>
          </table:table-cell>
          <table:table-cell office:value-type="float" office:value="9.46789550691481">
            <text:p>9.47E+000</text:p>
          </table:table-cell>
          <table:table-cell office:value-type="float" office:value="9.94538480421845">
            <text:p>9.95E+000</text:p>
          </table:table-cell>
          <table:table-cell office:value-type="float" office:value="9.94543555774705">
            <text:p>9.95E+000</text:p>
          </table:table-cell>
          <table:table-cell office:value-type="float" office:value="10.1364670072367">
            <text:p>1.01E+001</text:p>
          </table:table-cell>
          <table:table-cell office:value-type="float" office:value="19.3831475881991">
            <text:p>1.94E+001</text:p>
          </table:table-cell>
          <table:table-cell office:value-type="float" office:value="19.6663273567487">
            <text:p>1.97E+001</text:p>
          </table:table-cell>
          <table:table-cell/>
          <table:table-cell table:formula="of:=2*[.A3]/PI()" office:value-type="float" office:value="0.0250000000000812">
            <text:p>0.0250</text:p>
          </table:table-cell>
          <table:table-cell table:formula="of:=SQRT([.C3])" office:value-type="float" office:value="0">
            <text:p>Err:502</text:p>
          </table:table-cell>
          <table:table-cell table:formula="of:=SQRT([.D3])" office:value-type="float" office:value="0.0765581870375421">
            <text:p>0.0766</text:p>
          </table:table-cell>
          <table:table-cell table:formula="of:=SQRT([.E3])" office:value-type="float" office:value="0.0784810070421512">
            <text:p>0.0785</text:p>
          </table:table-cell>
          <table:table-cell table:formula="of:=SQRT([.F3])" office:value-type="float" office:value="3.07699455750491">
            <text:p>3.0770</text:p>
          </table:table-cell>
          <table:table-cell table:formula="of:=SQRT([.G3])" office:value-type="float" office:value="3.15363041655462">
            <text:p>3.1536</text:p>
          </table:table-cell>
          <table:table-cell table:formula="of:=SQRT([.H3])" office:value-type="float" office:value="3.15363846338591">
            <text:p>3.1536</text:p>
          </table:table-cell>
          <table:table-cell table:formula="of:=SQRT([.I3])" office:value-type="float" office:value="3.1837818718054">
            <text:p>3.1838</text:p>
          </table:table-cell>
          <table:table-cell table:formula="of:=SQRT([.J3])" office:value-type="float" office:value="4.40262962196448">
            <text:p>4.4026</text:p>
          </table:table-cell>
          <table:table-cell table:formula="of:=SQRT([.K3])" office:value-type="float" office:value="4.43467330890887">
            <text:p>4.4347</text:p>
          </table:table-cell>
          <table:table-cell table:formula="of:=[.$B$44]*[.A3]" office:value-type="float" office:value="0.07853981634">
            <text:p>0.0785</text:p>
          </table:table-cell>
          <table:table-cell table:formula="of:=[.$B$45]*[.A3]" office:value-type="float" office:value="0.03926990817">
            <text:p>0.0393</text:p>
          </table:table-cell>
          <table:table-cell table:style-name="ce1"/>
        </table:table-row>
        <table:table-row table:style-name="ro1">
          <table:table-cell office:value-type="float" office:value="0.07853981634">
            <text:p>0.0785</text:p>
          </table:table-cell>
          <table:table-cell office:value-type="float" office:value="0">
            <text:p>0.00E+000</text:p>
          </table:table-cell>
          <table:table-cell office:value-type="float" office:value="-0.152668224661808">
            <text:p>-1.53E-001</text:p>
          </table:table-cell>
          <table:table-cell office:value-type="float" office:value="0.015017801631923">
            <text:p>1.50E-002</text:p>
          </table:table-cell>
          <table:table-cell office:value-type="float" office:value="0.0246370739421022">
            <text:p>2.46E-002</text:p>
          </table:table-cell>
          <table:table-cell office:value-type="float" office:value="9.25717392588027">
            <text:p>9.26E+000</text:p>
          </table:table-cell>
          <table:table-cell office:value-type="float" office:value="9.94994513670702">
            <text:p>9.95E+000</text:p>
          </table:table-cell>
          <table:table-cell office:value-type="float" office:value="9.9501984281043">
            <text:p>9.95E+000</text:p>
          </table:table-cell>
          <table:table-cell office:value-type="float" office:value="10.3573764928262">
            <text:p>1.04E+001</text:p>
          </table:table-cell>
          <table:table-cell office:value-type="float" office:value="18.8907901400796">
            <text:p>1.89E+001</text:p>
          </table:table-cell>
          <table:table-cell office:value-type="float" office:value="19.452391271655">
            <text:p>1.95E+001</text:p>
          </table:table-cell>
          <table:table-cell/>
          <table:table-cell table:formula="of:=2*[.A4]/PI()" office:value-type="float" office:value="0.0500000000001625">
            <text:p>0.0500</text:p>
          </table:table-cell>
          <table:table-cell table:formula="of:=SQRT([.C4])" office:value-type="float" office:value="0">
            <text:p>Err:502</text:p>
          </table:table-cell>
          <table:table-cell table:formula="of:=SQRT([.D4])" office:value-type="float" office:value="0.12254714044776">
            <text:p>0.1225</text:p>
          </table:table-cell>
          <table:table-cell table:formula="of:=SQRT([.E4])" office:value-type="float" office:value="0.156962014328634">
            <text:p>0.1570</text:p>
          </table:table-cell>
          <table:table-cell table:formula="of:=SQRT([.F4])" office:value-type="float" office:value="3.04256042271641">
            <text:p>3.0426</text:p>
          </table:table-cell>
          <table:table-cell table:formula="of:=SQRT([.G4])" office:value-type="float" office:value="3.15435336268894">
            <text:p>3.1544</text:p>
          </table:table-cell>
          <table:table-cell table:formula="of:=SQRT([.H4])" office:value-type="float" office:value="3.15439351192972">
            <text:p>3.1544</text:p>
          </table:table-cell>
          <table:table-cell table:formula="of:=SQRT([.I4])" office:value-type="float" office:value="3.21828782007238">
            <text:p>3.2183</text:p>
          </table:table-cell>
          <table:table-cell table:formula="of:=SQRT([.J4])" office:value-type="float" office:value="4.34635366026278">
            <text:p>4.3464</text:p>
          </table:table-cell>
          <table:table-cell table:formula="of:=SQRT([.K4])" office:value-type="float" office:value="4.41048651190036">
            <text:p>4.4105</text:p>
          </table:table-cell>
          <table:table-cell table:formula="of:=[.$B$44]*[.A4]" office:value-type="float" office:value="0.15707963268">
            <text:p>0.1571</text:p>
          </table:table-cell>
          <table:table-cell table:formula="of:=[.$B$45]*[.A4]" office:value-type="float" office:value="0.07853981634">
            <text:p>0.0785</text:p>
          </table:table-cell>
          <table:table-cell table:style-name="ce1"/>
        </table:table-row>
        <table:table-row table:style-name="ro1">
          <table:table-cell office:value-type="float" office:value="0.11780972451">
            <text:p>0.1178</text:p>
          </table:table-cell>
          <table:table-cell office:value-type="float" office:value="0">
            <text:p>0.00E+000</text:p>
          </table:table-cell>
          <table:table-cell office:value-type="float" office:value="-0.144837058852922">
            <text:p>-1.45E-001</text:p>
          </table:table-cell>
          <table:table-cell office:value-type="float" office:value="0.0302899291597338">
            <text:p>3.03E-002</text:p>
          </table:table-cell>
          <table:table-cell office:value-type="float" office:value="0.0554334171132942">
            <text:p>5.54E-002</text:p>
          </table:table-cell>
          <table:table-cell office:value-type="float" office:value="9.0278876793047">
            <text:p>9.03E+000</text:p>
          </table:table-cell>
          <table:table-cell office:value-type="float" office:value="9.95753809711968">
            <text:p>9.96E+000</text:p>
          </table:table-cell>
          <table:table-cell office:value-type="float" office:value="9.95813637307306">
            <text:p>9.96E+000</text:p>
          </table:table-cell>
          <table:table-cell office:value-type="float" office:value="10.6036497124169">
            <text:p>1.06E+001</text:p>
          </table:table-cell>
          <table:table-cell office:value-type="float" office:value="18.4040137602942">
            <text:p>1.84E+001</text:p>
          </table:table-cell>
          <table:table-cell office:value-type="float" office:value="19.2166294998679">
            <text:p>1.92E+001</text:p>
          </table:table-cell>
          <table:table-cell/>
          <table:table-cell table:formula="of:=2*[.A5]/PI()" office:value-type="float" office:value="0.0750000000002437">
            <text:p>0.0750</text:p>
          </table:table-cell>
          <table:table-cell table:formula="of:=SQRT([.C5])" office:value-type="float" office:value="0">
            <text:p>Err:502</text:p>
          </table:table-cell>
          <table:table-cell table:formula="of:=SQRT([.D5])" office:value-type="float" office:value="0.174040021718379">
            <text:p>0.1740</text:p>
          </table:table-cell>
          <table:table-cell table:formula="of:=SQRT([.E5])" office:value-type="float" office:value="0.235443023072025">
            <text:p>0.2354</text:p>
          </table:table-cell>
          <table:table-cell table:formula="of:=SQRT([.F5])" office:value-type="float" office:value="3.00464435155056">
            <text:p>3.0046</text:p>
          </table:table-cell>
          <table:table-cell table:formula="of:=SQRT([.G5])" office:value-type="float" office:value="3.15555670161696">
            <text:p>3.1556</text:p>
          </table:table-cell>
          <table:table-cell table:formula="of:=SQRT([.H5])" office:value-type="float" office:value="3.15565149740478">
            <text:p>3.1557</text:p>
          </table:table-cell>
          <table:table-cell table:formula="of:=SQRT([.I5])" office:value-type="float" office:value="3.25632457111033">
            <text:p>3.2563</text:p>
          </table:table-cell>
          <table:table-cell table:formula="of:=SQRT([.J5])" office:value-type="float" office:value="4.28998994874047">
            <text:p>4.2900</text:p>
          </table:table-cell>
          <table:table-cell table:formula="of:=SQRT([.K5])" office:value-type="float" office:value="4.38367762271222">
            <text:p>4.3837</text:p>
          </table:table-cell>
          <table:table-cell table:formula="of:=[.$B$44]*[.A5]" office:value-type="float" office:value="0.23561944902">
            <text:p>0.2356</text:p>
          </table:table-cell>
          <table:table-cell table:formula="of:=[.$B$45]*[.A5]" office:value-type="float" office:value="0.11780972451">
            <text:p>0.1178</text:p>
          </table:table-cell>
          <table:table-cell table:style-name="ce1"/>
        </table:table-row>
        <table:table-row table:style-name="ro1">
          <table:table-cell office:value-type="float" office:value="0.15707963268">
            <text:p>0.1571</text:p>
          </table:table-cell>
          <table:table-cell office:value-type="float" office:value="0">
            <text:p>0.00E+000</text:p>
          </table:table-cell>
          <table:table-cell office:value-type="float" office:value="-0.133894020736832">
            <text:p>-1.34E-001</text:p>
          </table:table-cell>
          <table:table-cell office:value-type="float" office:value="0.0516913226491007">
            <text:p>5.17E-002</text:p>
          </table:table-cell>
          <table:table-cell office:value-type="float" office:value="0.0985483006489215">
            <text:p>9.85E-002</text:p>
          </table:table-cell>
          <table:table-cell office:value-type="float" office:value="8.79507262679439">
            <text:p>8.80E+000</text:p>
          </table:table-cell>
          <table:table-cell office:value-type="float" office:value="9.96816728989237">
            <text:p>9.97E+000</text:p>
          </table:table-cell>
          <table:table-cell office:value-type="float" office:value="9.96924914894164">
            <text:p>9.97E+000</text:p>
          </table:table-cell>
          <table:table-cell office:value-type="float" office:value="10.8602463116038">
            <text:p>1.09E+001</text:p>
          </table:table-cell>
          <table:table-cell office:value-type="float" office:value="17.9236994576538">
            <text:p>1.79E+001</text:p>
          </table:table-cell>
          <table:table-cell office:value-type="float" office:value="18.9767452309421">
            <text:p>1.90E+001</text:p>
          </table:table-cell>
          <table:table-cell/>
          <table:table-cell table:formula="of:=2*[.A6]/PI()" office:value-type="float" office:value="0.100000000000325">
            <text:p>0.1000</text:p>
          </table:table-cell>
          <table:table-cell table:formula="of:=SQRT([.C6])" office:value-type="float" office:value="0">
            <text:p>Err:502</text:p>
          </table:table-cell>
          <table:table-cell table:formula="of:=SQRT([.D6])" office:value-type="float" office:value="0.227357257744504">
            <text:p>0.2274</text:p>
          </table:table-cell>
          <table:table-cell table:formula="of:=SQRT([.E6])" office:value-type="float" office:value="0.313924036430665">
            <text:p>0.3139</text:p>
          </table:table-cell>
          <table:table-cell table:formula="of:=SQRT([.F6])" office:value-type="float" office:value="2.96564876996491">
            <text:p>2.9656</text:p>
          </table:table-cell>
          <table:table-cell table:formula="of:=SQRT([.G6])" office:value-type="float" office:value="3.1572404548739">
            <text:p>3.1572</text:p>
          </table:table-cell>
          <table:table-cell table:formula="of:=SQRT([.H6])" office:value-type="float" office:value="3.15741178007267">
            <text:p>3.1574</text:p>
          </table:table-cell>
          <table:table-cell table:formula="of:=SQRT([.I6])" office:value-type="float" office:value="3.29548878189622">
            <text:p>3.2955</text:p>
          </table:table-cell>
          <table:table-cell table:formula="of:=SQRT([.J6])" office:value-type="float" office:value="4.23363903251727">
            <text:p>4.2336</text:p>
          </table:table-cell>
          <table:table-cell table:formula="of:=SQRT([.K6])" office:value-type="float" office:value="4.35623062187278">
            <text:p>4.3562</text:p>
          </table:table-cell>
          <table:table-cell table:formula="of:=[.$B$44]*[.A6]" office:value-type="float" office:value="0.31415926536">
            <text:p>0.3142</text:p>
          </table:table-cell>
          <table:table-cell table:formula="of:=[.$B$45]*[.A6]" office:value-type="float" office:value="0.15707963268">
            <text:p>0.1571</text:p>
          </table:table-cell>
          <table:table-cell table:style-name="ce1"/>
        </table:table-row>
        <table:table-row table:style-name="ro1">
          <table:table-cell office:value-type="float" office:value="0.19634954085">
            <text:p>0.1963</text:p>
          </table:table-cell>
          <table:table-cell office:value-type="float" office:value="0">
            <text:p>0.00E+000</text:p>
          </table:table-cell>
          <table:table-cell office:value-type="float" office:value="-0.119854188866937">
            <text:p>-1.20E-001</text:p>
          </table:table-cell>
          <table:table-cell office:value-type="float" office:value="0.0792368795792124">
            <text:p>7.92E-002</text:p>
          </table:table-cell>
          <table:table-cell office:value-type="float" office:value="0.153981731486303">
            <text:p>1.54E-001</text:p>
          </table:table-cell>
          <table:table-cell office:value-type="float" office:value="8.56266414646859">
            <text:p>8.56E+000</text:p>
          </table:table-cell>
          <table:table-cell office:value-type="float" office:value="9.98183378988545">
            <text:p>9.98E+000</text:p>
          </table:table-cell>
          <table:table-cell office:value-type="float" office:value="9.98353641486087">
            <text:p>9.98E+000</text:p>
          </table:table-cell>
          <table:table-cell office:value-type="float" office:value="11.1232281916756">
            <text:p>1.11E+001</text:p>
          </table:table-cell>
          <table:table-cell office:value-type="float" office:value="17.4499796592057">
            <text:p>1.74E+001</text:p>
          </table:table-cell>
          <table:table-cell office:value-type="float" office:value="18.7373354170484">
            <text:p>1.87E+001</text:p>
          </table:table-cell>
          <table:table-cell/>
          <table:table-cell table:formula="of:=2*[.A7]/PI()" office:value-type="float" office:value="0.125000000000406">
            <text:p>0.1250</text:p>
          </table:table-cell>
          <table:table-cell table:formula="of:=SQRT([.C7])" office:value-type="float" office:value="0">
            <text:p>Err:502</text:p>
          </table:table-cell>
          <table:table-cell table:formula="of:=SQRT([.D7])" office:value-type="float" office:value="0.281490460902696">
            <text:p>0.2815</text:p>
          </table:table-cell>
          <table:table-cell table:formula="of:=SQRT([.E7])" office:value-type="float" office:value="0.392405060474892">
            <text:p>0.3924</text:p>
          </table:table-cell>
          <table:table-cell table:formula="of:=SQRT([.F7])" office:value-type="float" office:value="2.92620302550397">
            <text:p>2.9262</text:p>
          </table:table-cell>
          <table:table-cell table:formula="of:=SQRT([.G7])" office:value-type="float" office:value="3.15940402447763">
            <text:p>3.1594</text:p>
          </table:table-cell>
          <table:table-cell table:formula="of:=SQRT([.H7])" office:value-type="float" office:value="3.15967346649315">
            <text:p>3.1597</text:p>
          </table:table-cell>
          <table:table-cell table:formula="of:=SQRT([.I7])" office:value-type="float" office:value="3.33515040015823">
            <text:p>3.3352</text:p>
          </table:table-cell>
          <table:table-cell table:formula="of:=SQRT([.J7])" office:value-type="float" office:value="4.17731728016986">
            <text:p>4.1773</text:p>
          </table:table-cell>
          <table:table-cell table:formula="of:=SQRT([.K7])" office:value-type="float" office:value="4.32866439182439">
            <text:p>4.3287</text:p>
          </table:table-cell>
          <table:table-cell table:formula="of:=[.$B$44]*[.A7]" office:value-type="float" office:value="0.3926990817">
            <text:p>0.3927</text:p>
          </table:table-cell>
          <table:table-cell table:formula="of:=[.$B$45]*[.A7]" office:value-type="float" office:value="0.19634954085">
            <text:p>0.1963</text:p>
          </table:table-cell>
          <table:table-cell table:style-name="ce1"/>
        </table:table-row>
        <table:table-row table:style-name="ro1">
          <table:table-cell office:value-type="float" office:value="0.23561944902">
            <text:p>0.2356</text:p>
          </table:table-cell>
          <table:table-cell office:value-type="float" office:value="0">
            <text:p>0.00E+000</text:p>
          </table:table-cell>
          <table:table-cell office:value-type="float" office:value="-0.102731446190069">
            <text:p>-1.03E-001</text:p>
          </table:table-cell>
          <table:table-cell office:value-type="float" office:value="0.112940247007601">
            <text:p>1.13E-001</text:p>
          </table:table-cell>
          <table:table-cell office:value-type="float" office:value="0.221733724025761">
            <text:p>2.22E-001</text:p>
          </table:table-cell>
          <table:table-cell office:value-type="float" office:value="8.33208240913961">
            <text:p>8.33E+000</text:p>
          </table:table-cell>
          <table:table-cell office:value-type="float" office:value="9.99853837482574">
            <text:p>1.00E+001</text:p>
          </table:table-cell>
          <table:table-cell office:value-type="float" office:value="10.0009977392842">
            <text:p>1.00E+001</text:p>
          </table:table-cell>
          <table:table-cell office:value-type="float" office:value="11.3911715108918">
            <text:p>1.14E+001</text:p>
          </table:table-cell>
          <table:table-cell office:value-type="float" office:value="16.9828809729505">
            <text:p>1.70E+001</text:p>
          </table:table-cell>
          <table:table-cell office:value-type="float" office:value="18.5000304973759">
            <text:p>1.85E+001</text:p>
          </table:table-cell>
          <table:table-cell/>
          <table:table-cell table:formula="of:=2*[.A8]/PI()" office:value-type="float" office:value="0.150000000000487">
            <text:p>0.1500</text:p>
          </table:table-cell>
          <table:table-cell table:formula="of:=SQRT([.C8])" office:value-type="float" office:value="0">
            <text:p>Err:502</text:p>
          </table:table-cell>
          <table:table-cell table:formula="of:=SQRT([.D8])" office:value-type="float" office:value="0.336065837311085">
            <text:p>0.3361</text:p>
          </table:table-cell>
          <table:table-cell table:formula="of:=SQRT([.E8])" office:value-type="float" office:value="0.470886105152574">
            <text:p>0.4709</text:p>
          </table:table-cell>
          <table:table-cell table:formula="of:=SQRT([.F8])" office:value-type="float" office:value="2.88653467139052">
            <text:p>2.8865</text:p>
          </table:table-cell>
          <table:table-cell table:formula="of:=SQRT([.G8])" office:value-type="float" office:value="3.1620465484913">
            <text:p>3.1620</text:p>
          </table:table-cell>
          <table:table-cell table:formula="of:=SQRT([.H8])" office:value-type="float" office:value="3.16243541266603">
            <text:p>3.1624</text:p>
          </table:table-cell>
          <table:table-cell table:formula="of:=SQRT([.I8])" office:value-type="float" office:value="3.37508096360544">
            <text:p>3.3751</text:p>
          </table:table-cell>
          <table:table-cell table:formula="of:=SQRT([.J8])" office:value-type="float" office:value="4.12102911576108">
            <text:p>4.1210</text:p>
          </table:table-cell>
          <table:table-cell table:formula="of:=SQRT([.K8])" office:value-type="float" office:value="4.30116617876779">
            <text:p>4.3012</text:p>
          </table:table-cell>
          <table:table-cell table:formula="of:=[.$B$44]*[.A8]" office:value-type="float" office:value="0.47123889804">
            <text:p>0.4712</text:p>
          </table:table-cell>
          <table:table-cell table:formula="of:=[.$B$45]*[.A8]" office:value-type="float" office:value="0.23561944902">
            <text:p>0.2356</text:p>
          </table:table-cell>
          <table:table-cell table:style-name="ce1"/>
        </table:table-row>
        <table:table-row table:style-name="ro1">
          <table:table-cell office:value-type="float" office:value="0.27488935719">
            <text:p>0.2749</text:p>
          </table:table-cell>
          <table:table-cell office:value-type="float" office:value="0">
            <text:p>0.00E+000</text:p>
          </table:table-cell>
          <table:table-cell office:value-type="float" office:value="-0.082537069666695">
            <text:p>-8.25E-002</text:p>
          </table:table-cell>
          <table:table-cell office:value-type="float" office:value="0.152812408531215">
            <text:p>1.53E-001</text:p>
          </table:table-cell>
          <table:table-cell office:value-type="float" office:value="0.301804304235987">
            <text:p>3.02E-001</text:p>
          </table:table-cell>
          <table:table-cell office:value-type="float" office:value="8.10395374886762">
            <text:p>8.10E+000</text:p>
          </table:table-cell>
          <table:table-cell office:value-type="float" office:value="10.0182818499526">
            <text:p>1.00E+001</text:p>
          </table:table-cell>
          <table:table-cell office:value-type="float" office:value="10.0216326054276">
            <text:p>1.00E+001</text:p>
          </table:table-cell>
          <table:table-cell office:value-type="float" office:value="11.663444200928">
            <text:p>1.17E+001</text:p>
          </table:table-cell>
          <table:table-cell office:value-type="float" office:value="16.5224018956516">
            <text:p>1.65E+001</text:p>
          </table:table-cell>
          <table:table-cell office:value-type="float" office:value="18.2655400297298">
            <text:p>1.83E+001</text:p>
          </table:table-cell>
          <table:table-cell/>
          <table:table-cell table:formula="of:=2*[.A9]/PI()" office:value-type="float" office:value="0.175000000000569">
            <text:p>0.1750</text:p>
          </table:table-cell>
          <table:table-cell table:formula="of:=SQRT([.C9])" office:value-type="float" office:value="0">
            <text:p>Err:502</text:p>
          </table:table-cell>
          <table:table-cell table:formula="of:=SQRT([.D9])" office:value-type="float" office:value="0.39091227728381">
            <text:p>0.3909</text:p>
          </table:table-cell>
          <table:table-cell table:formula="of:=SQRT([.E9])" office:value-type="float" office:value="0.549367185255897">
            <text:p>0.5494</text:p>
          </table:table-cell>
          <table:table-cell table:formula="of:=SQRT([.F9])" office:value-type="float" office:value="2.84674441228355">
            <text:p>2.8467</text:p>
          </table:table-cell>
          <table:table-cell table:formula="of:=SQRT([.G9])" office:value-type="float" office:value="3.16516695451482">
            <text:p>3.1652</text:p>
          </table:table-cell>
          <table:table-cell table:formula="of:=SQRT([.H9])" office:value-type="float" office:value="3.1656962275979">
            <text:p>3.1657</text:p>
          </table:table-cell>
          <table:table-cell table:formula="of:=SQRT([.I9])" office:value-type="float" office:value="3.41517850205929">
            <text:p>3.4152</text:p>
          </table:table-cell>
          <table:table-cell table:formula="of:=SQRT([.J9])" office:value-type="float" office:value="4.0647757497372">
            <text:p>4.0648</text:p>
          </table:table-cell>
          <table:table-cell table:formula="of:=SQRT([.K9])" office:value-type="float" office:value="4.27382030854478">
            <text:p>4.2738</text:p>
          </table:table-cell>
          <table:table-cell table:formula="of:=[.$B$44]*[.A9]" office:value-type="float" office:value="0.54977871438">
            <text:p>0.5498</text:p>
          </table:table-cell>
          <table:table-cell table:formula="of:=[.$B$45]*[.A9]" office:value-type="float" office:value="0.27488935719">
            <text:p>0.2749</text:p>
          </table:table-cell>
          <table:table-cell table:style-name="ce1"/>
        </table:table-row>
        <table:table-row table:style-name="ro1">
          <table:table-cell office:value-type="float" office:value="0.31415926536">
            <text:p>0.3142</text:p>
          </table:table-cell>
          <table:table-cell office:value-type="float" office:value="0">
            <text:p>0.00E+000</text:p>
          </table:table-cell>
          <table:table-cell office:value-type="float" office:value="-0.0592792812288906">
            <text:p>-5.93E-002</text:p>
          </table:table-cell>
          <table:table-cell office:value-type="float" office:value="0.198861231551138">
            <text:p>1.99E-001</text:p>
          </table:table-cell>
          <table:table-cell office:value-type="float" office:value="0.3941935146565">
            <text:p>3.94E-001</text:p>
          </table:table-cell>
          <table:table-cell office:value-type="float" office:value="7.87859292740637">
            <text:p>7.88E+000</text:p>
          </table:table-cell>
          <table:table-cell office:value-type="float" office:value="10.0410651163806">
            <text:p>1.00E+001</text:p>
          </table:table-cell>
          <table:table-cell office:value-type="float" office:value="10.0454404176206">
            <text:p>1.00E+001</text:p>
          </table:table-cell>
          <table:table-cell office:value-type="float" office:value="11.9397223420357">
            <text:p>1.19E+001</text:p>
          </table:table-cell>
          <table:table-cell office:value-type="float" office:value="16.0685315438811">
            <text:p>1.61E+001</text:p>
          </table:table-cell>
          <table:table-cell office:value-type="float" office:value="18.0342187596463">
            <text:p>1.80E+001</text:p>
          </table:table-cell>
          <table:table-cell/>
          <table:table-cell table:formula="of:=2*[.A10]/PI()" office:value-type="float" office:value="0.20000000000065">
            <text:p>0.2000</text:p>
          </table:table-cell>
          <table:table-cell table:formula="of:=SQRT([.C10])" office:value-type="float" office:value="0">
            <text:p>Err:502</text:p>
          </table:table-cell>
          <table:table-cell table:formula="of:=SQRT([.D10])" office:value-type="float" office:value="0.445938596166712">
            <text:p>0.4459</text:p>
          </table:table-cell>
          <table:table-cell table:formula="of:=SQRT([.E10])" office:value-type="float" office:value="0.627848321377464">
            <text:p>0.6278</text:p>
          </table:table-cell>
          <table:table-cell table:formula="of:=SQRT([.F10])" office:value-type="float" office:value="2.80688313390607">
            <text:p>2.8069</text:p>
          </table:table-cell>
          <table:table-cell table:formula="of:=SQRT([.G10])" office:value-type="float" office:value="3.16876397296811">
            <text:p>3.1688</text:p>
          </table:table-cell>
          <table:table-cell table:formula="of:=SQRT([.H10])" office:value-type="float" office:value="3.16945427757219">
            <text:p>3.1695</text:p>
          </table:table-cell>
          <table:table-cell table:formula="of:=SQRT([.I10])" office:value-type="float" office:value="3.45539033135704">
            <text:p>3.4554</text:p>
          </table:table-cell>
          <table:table-cell table:formula="of:=SQRT([.J10])" office:value-type="float" office:value="4.0085572895845">
            <text:p>4.0086</text:p>
          </table:table-cell>
          <table:table-cell table:formula="of:=SQRT([.K10])" office:value-type="float" office:value="4.24667149184468">
            <text:p>4.2467</text:p>
          </table:table-cell>
          <table:table-cell table:formula="of:=[.$B$44]*[.A10]" office:value-type="float" office:value="0.62831853072">
            <text:p>0.6283</text:p>
          </table:table-cell>
          <table:table-cell table:formula="of:=[.$B$45]*[.A10]" office:value-type="float" office:value="0.31415926536">
            <text:p>0.3142</text:p>
          </table:table-cell>
          <table:table-cell table:style-name="ce1"/>
        </table:table-row>
        <table:table-row table:style-name="ro1">
          <table:table-cell office:value-type="float" office:value="0.35342917353">
            <text:p>0.3534</text:p>
          </table:table-cell>
          <table:table-cell office:value-type="float" office:value="0">
            <text:p>0.00E+000</text:p>
          </table:table-cell>
          <table:table-cell office:value-type="float" office:value="-0.0329634784790327">
            <text:p>-3.30E-002</text:p>
          </table:table-cell>
          <table:table-cell office:value-type="float" office:value="0.25109169296166">
            <text:p>2.51E-001</text:p>
          </table:table-cell>
          <table:table-cell office:value-type="float" office:value="0.498901420302606">
            <text:p>4.99E-001</text:p>
          </table:table-cell>
          <table:table-cell office:value-type="float" office:value="7.65617283490188">
            <text:p>7.66E+000</text:p>
          </table:table-cell>
          <table:table-cell office:value-type="float" office:value="10.0668891875692">
            <text:p>1.01E+001</text:p>
          </table:table-cell>
          <table:table-cell office:value-type="float" office:value="10.0724205086429">
            <text:p>1.01E+001</text:p>
          </table:table-cell>
          <table:table-cell office:value-type="float" office:value="12.2198182127514">
            <text:p>1.22E+001</text:p>
          </table:table-cell>
          <table:table-cell office:value-type="float" office:value="15.6212563353796">
            <text:p>1.56E+001</text:p>
          </table:table-cell>
          <table:table-cell office:value-type="float" office:value="17.8062648653203">
            <text:p>1.78E+001</text:p>
          </table:table-cell>
          <table:table-cell/>
          <table:table-cell table:formula="of:=2*[.A11]/PI()" office:value-type="float" office:value="0.225000000000731">
            <text:p>0.2250</text:p>
          </table:table-cell>
          <table:table-cell table:formula="of:=SQRT([.C11])" office:value-type="float" office:value="0">
            <text:p>Err:502</text:p>
          </table:table-cell>
          <table:table-cell table:formula="of:=SQRT([.D11])" office:value-type="float" office:value="0.501090503763202">
            <text:p>0.5011</text:p>
          </table:table-cell>
          <table:table-cell table:formula="of:=SQRT([.E11])" office:value-type="float" office:value="0.706329540867863">
            <text:p>0.7063</text:p>
          </table:table-cell>
          <table:table-cell table:formula="of:=SQRT([.F11])" office:value-type="float" office:value="2.766979008757">
            <text:p>2.7670</text:p>
          </table:table-cell>
          <table:table-cell table:formula="of:=SQRT([.G11])" office:value-type="float" office:value="3.17283614256539">
            <text:p>3.1728</text:p>
          </table:table-cell>
          <table:table-cell table:formula="of:=SQRT([.H11])" office:value-type="float" office:value="3.17370769111507">
            <text:p>3.1737</text:p>
          </table:table-cell>
          <table:table-cell table:formula="of:=SQRT([.I11])" office:value-type="float" office:value="3.49568565702801">
            <text:p>3.4957</text:p>
          </table:table-cell>
          <table:table-cell table:formula="of:=SQRT([.J11])" office:value-type="float" office:value="3.95237350656281">
            <text:p>3.9524</text:p>
          </table:table-cell>
          <table:table-cell table:formula="of:=SQRT([.K11])" office:value-type="float" office:value="4.21974701437423">
            <text:p>4.2197</text:p>
          </table:table-cell>
          <table:table-cell table:formula="of:=[.$B$44]*[.A11]" office:value-type="float" office:value="0.70685834706">
            <text:p>0.7069</text:p>
          </table:table-cell>
          <table:table-cell table:formula="of:=[.$B$45]*[.A11]" office:value-type="float" office:value="0.35342917353">
            <text:p>0.3534</text:p>
          </table:table-cell>
          <table:table-cell table:style-name="ce1"/>
        </table:table-row>
        <table:table-row table:style-name="ro1">
          <table:table-cell office:value-type="float" office:value="0.3926990817">
            <text:p>0.3927</text:p>
          </table:table-cell>
          <table:table-cell office:value-type="float" office:value="0">
            <text:p>0.00E+000</text:p>
          </table:table-cell>
          <table:table-cell office:value-type="float" office:value="-0.00359280567243299">
            <text:p>-3.59E-003</text:p>
          </table:table-cell>
          <table:table-cell office:value-type="float" office:value="0.309506443420913">
            <text:p>3.10E-001</text:p>
          </table:table-cell>
          <table:table-cell office:value-type="float" office:value="0.615928115455611">
            <text:p>6.16E-001</text:p>
          </table:table-cell>
          <table:table-cell office:value-type="float" office:value="7.43679448714729">
            <text:p>7.44E+000</text:p>
          </table:table-cell>
          <table:table-cell office:value-type="float" office:value="10.0957551906196">
            <text:p>1.01E+001</text:p>
          </table:table-cell>
          <table:table-cell office:value-type="float" office:value="10.1025721479885">
            <text:p>1.01E+001</text:p>
          </table:table-cell>
          <table:table-cell office:value-type="float" office:value="12.5036060310388">
            <text:p>1.25E+001</text:p>
          </table:table-cell>
          <table:table-cell office:value-type="float" office:value="15.1805640976753">
            <text:p>1.52E+001</text:p>
          </table:table-cell>
          <table:table-cell office:value-type="float" office:value="17.5818029412244">
            <text:p>1.76E+001</text:p>
          </table:table-cell>
          <table:table-cell/>
          <table:table-cell table:formula="of:=2*[.A12]/PI()" office:value-type="float" office:value="0.250000000000812">
            <text:p>0.2500</text:p>
          </table:table-cell>
          <table:table-cell table:formula="of:=SQRT([.C12])" office:value-type="float" office:value="0">
            <text:p>Err:502</text:p>
          </table:table-cell>
          <table:table-cell table:formula="of:=SQRT([.D12])" office:value-type="float" office:value="0.556333032832774">
            <text:p>0.5563</text:p>
          </table:table-cell>
          <table:table-cell table:formula="of:=SQRT([.E12])" office:value-type="float" office:value="0.78481087878266">
            <text:p>0.7848</text:p>
          </table:table-cell>
          <table:table-cell table:formula="of:=SQRT([.F12])" office:value-type="float" office:value="2.72704867707698">
            <text:p>2.7270</text:p>
          </table:table-cell>
          <table:table-cell table:formula="of:=SQRT([.G12])" office:value-type="float" office:value="3.17738181379254">
            <text:p>3.1774</text:p>
          </table:table-cell>
          <table:table-cell table:formula="of:=SQRT([.H12])" office:value-type="float" office:value="3.17845436462261">
            <text:p>3.1785</text:p>
          </table:table-cell>
          <table:table-cell table:formula="of:=SQRT([.I12])" office:value-type="float" office:value="3.53604383895884">
            <text:p>3.5360</text:p>
          </table:table-cell>
          <table:table-cell table:formula="of:=SQRT([.J12])" office:value-type="float" office:value="3.89622433872529">
            <text:p>3.8962</text:p>
          </table:table-cell>
          <table:table-cell table:formula="of:=SQRT([.K12])" office:value-type="float" office:value="4.19306605495602">
            <text:p>4.1931</text:p>
          </table:table-cell>
          <table:table-cell table:formula="of:=[.$B$44]*[.A12]" office:value-type="float" office:value="0.7853981634">
            <text:p>0.7854</text:p>
          </table:table-cell>
          <table:table-cell table:formula="of:=[.$B$45]*[.A12]" office:value-type="float" office:value="0.3926990817">
            <text:p>0.3927</text:p>
          </table:table-cell>
          <table:table-cell table:style-name="ce1"/>
        </table:table-row>
        <table:table-row table:style-name="ro1">
          <table:table-cell office:value-type="float" office:value="0.43196898987">
            <text:p>0.4320</text:p>
          </table:table-cell>
          <table:table-cell office:value-type="float" office:value="0">
            <text:p>0.00E+000</text:p>
          </table:table-cell>
          <table:table-cell office:value-type="float" office:value="0.0288311945206061">
            <text:p>2.88E-002</text:p>
          </table:table-cell>
          <table:table-cell office:value-type="float" office:value="0.374106450162091">
            <text:p>3.74E-001</text:p>
          </table:table-cell>
          <table:table-cell office:value-type="float" office:value="0.745273731338882">
            <text:p>7.45E-001</text:p>
          </table:table-cell>
          <table:table-cell office:value-type="float" office:value="7.22051946968498">
            <text:p>7.22E+000</text:p>
          </table:table-cell>
          <table:table-cell office:value-type="float" office:value="10.1276643604874">
            <text:p>1.01E+001</text:p>
          </table:table-cell>
          <table:table-cell office:value-type="float" office:value="10.1358945509664">
            <text:p>1.01E+001</text:p>
          </table:table-cell>
          <table:table-cell office:value-type="float" office:value="12.7909797613108">
            <text:p>1.28E+001</text:p>
          </table:table-cell>
          <table:table-cell office:value-type="float" office:value="14.746450658716">
            <text:p>1.47E+001</text:p>
          </table:table-cell>
          <table:table-cell office:value-type="float" office:value="17.3609252684355">
            <text:p>1.74E+001</text:p>
          </table:table-cell>
          <table:table-cell/>
          <table:table-cell table:formula="of:=2*[.A13]/PI()" office:value-type="float" office:value="0.275000000000893">
            <text:p>0.2750</text:p>
          </table:table-cell>
          <table:table-cell table:formula="of:=SQRT([.C13])" office:value-type="float" office:value="0.169797510348668">
            <text:p>0.1698</text:p>
          </table:table-cell>
          <table:table-cell table:formula="of:=SQRT([.D13])" office:value-type="float" office:value="0.611642420178727">
            <text:p>0.6116</text:p>
          </table:table-cell>
          <table:table-cell table:formula="of:=SQRT([.E13])" office:value-type="float" office:value="0.8632923788259">
            <text:p>0.8633</text:p>
          </table:table-cell>
          <table:table-cell table:formula="of:=SQRT([.F13])" office:value-type="float" office:value="2.68710243006942">
            <text:p>2.6871</text:p>
          </table:table-cell>
          <table:table-cell table:formula="of:=SQRT([.G13])" office:value-type="float" office:value="3.18239915166017">
            <text:p>3.1824</text:p>
          </table:table-cell>
          <table:table-cell table:formula="of:=SQRT([.H13])" office:value-type="float" office:value="3.18369196860601">
            <text:p>3.1837</text:p>
          </table:table-cell>
          <table:table-cell table:formula="of:=SQRT([.I13])" office:value-type="float" office:value="3.57644792515015">
            <text:p>3.5764</text:p>
          </table:table-cell>
          <table:table-cell table:formula="of:=SQRT([.J13])" office:value-type="float" office:value="3.84011076125624">
            <text:p>3.8401</text:p>
          </table:table-cell>
          <table:table-cell table:formula="of:=SQRT([.K13])" office:value-type="float" office:value="4.16664436548591">
            <text:p>4.1666</text:p>
          </table:table-cell>
          <table:table-cell table:formula="of:=[.$B$44]*[.A13]" office:value-type="float" office:value="0.86393797974">
            <text:p>0.8639</text:p>
          </table:table-cell>
          <table:table-cell table:formula="of:=[.$B$45]*[.A13]" office:value-type="float" office:value="0.43196898987">
            <text:p>0.4320</text:p>
          </table:table-cell>
          <table:table-cell table:style-name="ce1"/>
        </table:table-row>
        <table:table-row table:style-name="ro1">
          <table:table-cell office:value-type="float" office:value="0.47123889804">
            <text:p>0.4712</text:p>
          </table:table-cell>
          <table:table-cell office:value-type="float" office:value="0">
            <text:p>0.00E+000</text:p>
          </table:table-cell>
          <table:table-cell office:value-type="float" office:value="0.0643079943118072">
            <text:p>6.43E-002</text:p>
          </table:table-cell>
          <table:table-cell office:value-type="float" office:value="0.444891571855829">
            <text:p>4.45E-001</text:p>
          </table:table-cell>
          <table:table-cell office:value-type="float" office:value="0.886938444665378">
            <text:p>8.87E-001</text:p>
          </table:table-cell>
          <table:table-cell office:value-type="float" office:value="7.00738638282753">
            <text:p>7.01E+000</text:p>
          </table:table-cell>
          <table:table-cell office:value-type="float" office:value="10.1626180280273">
            <text:p>1.02E+001</text:p>
          </table:table-cell>
          <table:table-cell office:value-type="float" office:value="10.1723868884801">
            <text:p>1.02E+001</text:p>
          </table:table-cell>
          <table:table-cell office:value-type="float" office:value="13.0818046443003">
            <text:p>1.31E+001</text:p>
          </table:table-cell>
          <table:table-cell office:value-type="float" office:value="14.3189449900691">
            <text:p>1.43E+001</text:p>
          </table:table-cell>
          <table:table-cell office:value-type="float" office:value="17.143717883056">
            <text:p>1.71E+001</text:p>
          </table:table-cell>
          <table:table-cell/>
          <table:table-cell table:formula="of:=2*[.A14]/PI()" office:value-type="float" office:value="0.300000000000975">
            <text:p>0.3000</text:p>
          </table:table-cell>
          <table:table-cell table:formula="of:=SQRT([.C14])" office:value-type="float" office:value="0.253590209416308">
            <text:p>0.2536</text:p>
          </table:table-cell>
          <table:table-cell table:formula="of:=SQRT([.D14])" office:value-type="float" office:value="0.667001927925121">
            <text:p>0.6670</text:p>
          </table:table-cell>
          <table:table-cell table:formula="of:=SQRT([.E14])" office:value-type="float" office:value="0.941774094284493">
            <text:p>0.9418</text:p>
          </table:table-cell>
          <table:table-cell table:formula="of:=SQRT([.F14])" office:value-type="float" office:value="2.64714683816889">
            <text:p>2.6471</text:p>
          </table:table-cell>
          <table:table-cell table:formula="of:=SQRT([.G14])" office:value-type="float" office:value="3.18788613787057">
            <text:p>3.1879</text:p>
          </table:table-cell>
          <table:table-cell table:formula="of:=SQRT([.H14])" office:value-type="float" office:value="3.18941795449893">
            <text:p>3.1894</text:p>
          </table:table-cell>
          <table:table-cell table:formula="of:=SQRT([.I14])" office:value-type="float" office:value="3.61687774804461">
            <text:p>3.6169</text:p>
          </table:table-cell>
          <table:table-cell table:formula="of:=SQRT([.J14])" office:value-type="float" office:value="3.7840381855987">
            <text:p>3.7840</text:p>
          </table:table-cell>
          <table:table-cell table:formula="of:=SQRT([.K14])" office:value-type="float" office:value="4.14049729900358">
            <text:p>4.1405</text:p>
          </table:table-cell>
          <table:table-cell table:formula="of:=[.$B$44]*[.A14]" office:value-type="float" office:value="0.94247779608">
            <text:p>0.9425</text:p>
          </table:table-cell>
          <table:table-cell table:formula="of:=[.$B$45]*[.A14]" office:value-type="float" office:value="0.47123889804">
            <text:p>0.4712</text:p>
          </table:table-cell>
          <table:table-cell table:style-name="ce1"/>
        </table:table-row>
        <table:table-row table:style-name="ro1">
          <table:table-cell office:value-type="float" office:value="0.51050880621">
            <text:p>0.5105</text:p>
          </table:table-cell>
          <table:table-cell office:value-type="float" office:value="0">
            <text:p>0.00E+000</text:p>
          </table:table-cell>
          <table:table-cell office:value-type="float" office:value="0.102837614552597">
            <text:p>1.03E-001</text:p>
          </table:table-cell>
          <table:table-cell office:value-type="float" office:value="0.521861009221848">
            <text:p>5.22E-001</text:p>
          </table:table-cell>
          <table:table-cell office:value-type="float" office:value="1.0409224870536">
            <text:p>1.04E+000</text:p>
          </table:table-cell>
          <table:table-cell office:value-type="float" office:value="6.79741979152734">
            <text:p>6.80E+000</text:p>
          </table:table-cell>
          <table:table-cell office:value-type="float" office:value="10.200617599388">
            <text:p>1.02E+001</text:p>
          </table:table-cell>
          <table:table-cell office:value-type="float" office:value="10.2120482972414">
            <text:p>1.02E+001</text:p>
          </table:table-cell>
          <table:table-cell office:value-type="float" office:value="13.3756686588575">
            <text:p>1.34E+001</text:p>
          </table:table-cell>
          <table:table-cell office:value-type="float" office:value="13.898335313293">
            <text:p>1.39E+001</text:p>
          </table:table-cell>
          <table:table-cell office:value-type="float" office:value="16.9302844143549">
            <text:p>1.69E+001</text:p>
          </table:table-cell>
          <table:table-cell/>
          <table:table-cell table:formula="of:=2*[.A15]/PI()" office:value-type="float" office:value="0.325000000001056">
            <text:p>0.3250</text:p>
          </table:table-cell>
          <table:table-cell table:formula="of:=SQRT([.C15])" office:value-type="float" office:value="0.320683043755976">
            <text:p>0.3207</text:p>
          </table:table-cell>
          <table:table-cell table:formula="of:=SQRT([.D15])" office:value-type="float" office:value="0.722399480358235">
            <text:p>0.7224</text:p>
          </table:table-cell>
          <table:table-cell table:formula="of:=SQRT([.E15])" office:value-type="float" office:value="1.02025608895688">
            <text:p>1.0203</text:p>
          </table:table-cell>
          <table:table-cell table:formula="of:=SQRT([.F15])" office:value-type="float" office:value="2.60718618275092">
            <text:p>2.6072</text:p>
          </table:table-cell>
          <table:table-cell table:formula="of:=SQRT([.G15])" office:value-type="float" office:value="3.19384057200544">
            <text:p>3.1938</text:p>
          </table:table-cell>
          <table:table-cell table:formula="of:=SQRT([.H15])" office:value-type="float" office:value="3.19562956195512">
            <text:p>3.1956</text:p>
          </table:table-cell>
          <table:table-cell table:formula="of:=SQRT([.I15])" office:value-type="float" office:value="3.65727612559641">
            <text:p>3.6573</text:p>
          </table:table-cell>
          <table:table-cell table:formula="of:=SQRT([.J15])" office:value-type="float" office:value="3.72804711790141">
            <text:p>3.7280</text:p>
          </table:table-cell>
          <table:table-cell table:formula="of:=SQRT([.K15])" office:value-type="float" office:value="4.11464268367922">
            <text:p>4.1146</text:p>
          </table:table-cell>
          <table:table-cell table:formula="of:=[.$B$44]*[.A15]" office:value-type="float" office:value="1.02101761242">
            <text:p>1.0210</text:p>
          </table:table-cell>
          <table:table-cell table:formula="of:=[.$B$45]*[.A15]" office:value-type="float" office:value="0.51050880621">
            <text:p>0.5105</text:p>
          </table:table-cell>
          <table:table-cell table:style-name="ce1"/>
        </table:table-row>
        <table:table-row table:style-name="ro1">
          <table:table-cell office:value-type="float" office:value="0.54977871438">
            <text:p>0.5498</text:p>
          </table:table-cell>
          <table:table-cell office:value-type="float" office:value="0">
            <text:p>0.00E+000</text:p>
          </table:table-cell>
          <table:table-cell office:value-type="float" office:value="0.144420280838529">
            <text:p>1.44E-001</text:p>
          </table:table-cell>
          <table:table-cell office:value-type="float" office:value="0.605013628321969">
            <text:p>6.05E-001</text:p>
          </table:table-cell>
          <table:table-cell office:value-type="float" office:value="1.20722615529056">
            <text:p>1.21E+000</text:p>
          </table:table-cell>
          <table:table-cell office:value-type="float" office:value="6.59063538951285">
            <text:p>6.59E+000</text:p>
          </table:table-cell>
          <table:table-cell office:value-type="float" office:value="10.2416645201061">
            <text:p>1.02E+001</text:p>
          </table:table-cell>
          <table:table-cell office:value-type="float" office:value="10.2548778899739">
            <text:p>1.03E+001</text:p>
          </table:table-cell>
          <table:table-cell office:value-type="float" office:value="13.4803747184906">
            <text:p>1.35E+001</text:p>
          </table:table-cell>
          <table:table-cell office:value-type="float" office:value="13.676644422463">
            <text:p>1.37E+001</text:p>
          </table:table-cell>
          <table:table-cell office:value-type="float" office:value="16.7207792920955">
            <text:p>1.67E+001</text:p>
          </table:table-cell>
          <table:table-cell/>
          <table:table-cell table:formula="of:=2*[.A16]/PI()" office:value-type="float" office:value="0.350000000001137">
            <text:p>0.3500</text:p>
          </table:table-cell>
          <table:table-cell table:formula="of:=SQRT([.C16])" office:value-type="float" office:value="0.380026684376938">
            <text:p>0.3800</text:p>
          </table:table-cell>
          <table:table-cell table:formula="of:=SQRT([.D16])" office:value-type="float" office:value="0.777826219873031">
            <text:p>0.7778</text:p>
          </table:table-cell>
          <table:table-cell table:formula="of:=SQRT([.E16])" office:value-type="float" office:value="1.09873843806912">
            <text:p>1.0987</text:p>
          </table:table-cell>
          <table:table-cell table:formula="of:=SQRT([.F16])" office:value-type="float" office:value="2.56722328392231">
            <text:p>2.5672</text:p>
          </table:table-cell>
          <table:table-cell table:formula="of:=SQRT([.G16])" office:value-type="float" office:value="3.20026007069833">
            <text:p>3.2003</text:p>
          </table:table-cell>
          <table:table-cell table:formula="of:=SQRT([.H16])" office:value-type="float" office:value="3.20232382653189">
            <text:p>3.2023</text:p>
          </table:table-cell>
          <table:table-cell table:formula="of:=SQRT([.I16])" office:value-type="float" office:value="3.67156298032468">
            <text:p>3.6716</text:p>
          </table:table-cell>
          <table:table-cell table:formula="of:=SQRT([.J16])" office:value-type="float" office:value="3.69819475183">
            <text:p>3.6982</text:p>
          </table:table-cell>
          <table:table-cell table:formula="of:=SQRT([.K16])" office:value-type="float" office:value="4.08910494999768">
            <text:p>4.0891</text:p>
          </table:table-cell>
          <table:table-cell table:formula="of:=[.$B$44]*[.A16]" office:value-type="float" office:value="1.09955742876">
            <text:p>1.0996</text:p>
          </table:table-cell>
          <table:table-cell table:formula="of:=[.$B$45]*[.A16]" office:value-type="float" office:value="0.54977871438">
            <text:p>0.5498</text:p>
          </table:table-cell>
          <table:table-cell table:style-name="ce1"/>
        </table:table-row>
        <table:table-row table:style-name="ro1">
          <table:table-cell office:value-type="float" office:value="0.58904862255">
            <text:p>0.5890</text:p>
          </table:table-cell>
          <table:table-cell office:value-type="float" office:value="0">
            <text:p>0.00E+000</text:p>
          </table:table-cell>
          <table:table-cell office:value-type="float" office:value="0.189056179933023">
            <text:p>1.89E-001</text:p>
          </table:table-cell>
          <table:table-cell office:value-type="float" office:value="0.694348177019378">
            <text:p>6.94E-001</text:p>
          </table:table-cell>
          <table:table-cell office:value-type="float" office:value="1.38584982244866">
            <text:p>1.39E+000</text:p>
          </table:table-cell>
          <table:table-cell office:value-type="float" office:value="6.38704313166384">
            <text:p>6.39E+000</text:p>
          </table:table-cell>
          <table:table-cell office:value-type="float" office:value="10.2857602084053">
            <text:p>1.03E+001</text:p>
          </table:table-cell>
          <table:table-cell office:value-type="float" office:value="10.3008747646607">
            <text:p>1.03E+001</text:p>
          </table:table-cell>
          <table:table-cell office:value-type="float" office:value="13.0741247306295">
            <text:p>1.31E+001</text:p>
          </table:table-cell>
          <table:table-cell office:value-type="float" office:value="13.9753824221648">
            <text:p>1.40E+001</text:p>
          </table:table-cell>
          <table:table-cell office:value-type="float" office:value="16.5154712575771">
            <text:p>1.65E+001</text:p>
          </table:table-cell>
          <table:table-cell/>
          <table:table-cell table:formula="of:=2*[.A17]/PI()" office:value-type="float" office:value="0.375000000001218">
            <text:p>0.3750</text:p>
          </table:table-cell>
          <table:table-cell table:formula="of:=SQRT([.C17])" office:value-type="float" office:value="0.434805910646374">
            <text:p>0.4348</text:p>
          </table:table-cell>
          <table:table-cell table:formula="of:=SQRT([.D17])" office:value-type="float" office:value="0.833275570876393">
            <text:p>0.8333</text:p>
          </table:table-cell>
          <table:table-cell table:formula="of:=SQRT([.E17])" office:value-type="float" office:value="1.17722122918705">
            <text:p>1.1772</text:p>
          </table:table-cell>
          <table:table-cell table:formula="of:=SQRT([.F17])" office:value-type="float" office:value="2.52726000476086">
            <text:p>2.5273</text:p>
          </table:table-cell>
          <table:table-cell table:formula="of:=SQRT([.G17])" office:value-type="float" office:value="3.20714206239843">
            <text:p>3.2071</text:p>
          </table:table-cell>
          <table:table-cell table:formula="of:=SQRT([.H17])" office:value-type="float" office:value="3.20949758757671">
            <text:p>3.2095</text:p>
          </table:table-cell>
          <table:table-cell table:formula="of:=SQRT([.I17])" office:value-type="float" office:value="3.61581591492563">
            <text:p>3.6158</text:p>
          </table:table-cell>
          <table:table-cell table:formula="of:=SQRT([.J17])" office:value-type="float" office:value="3.73836627715434">
            <text:p>3.7384</text:p>
          </table:table-cell>
          <table:table-cell table:formula="of:=SQRT([.K17])" office:value-type="float" office:value="4.06392313627818">
            <text:p>4.0639</text:p>
          </table:table-cell>
          <table:table-cell table:formula="of:=[.$B$44]*[.A17]" office:value-type="float" office:value="1.1780972451">
            <text:p>1.1781</text:p>
          </table:table-cell>
          <table:table-cell table:formula="of:=[.$B$45]*[.A17]" office:value-type="float" office:value="0.58904862255">
            <text:p>0.5890</text:p>
          </table:table-cell>
          <table:table-cell table:style-name="ce1"/>
        </table:table-row>
        <table:table-row table:style-name="ro1">
          <table:table-cell office:value-type="float" office:value="0.62831853072">
            <text:p>0.6283</text:p>
          </table:table-cell>
          <table:table-cell office:value-type="float" office:value="0">
            <text:p>0.00E+000</text:p>
          </table:table-cell>
          <table:table-cell office:value-type="float" office:value="0.236745288060999">
            <text:p>2.37E-001</text:p>
          </table:table-cell>
          <table:table-cell office:value-type="float" office:value="0.789863420904692">
            <text:p>7.90E-001</text:p>
          </table:table-cell>
          <table:table-cell office:value-type="float" office:value="1.57679394982205">
            <text:p>1.58E+000</text:p>
          </table:table-cell>
          <table:table-cell office:value-type="float" office:value="6.18664922125821">
            <text:p>6.19E+000</text:p>
          </table:table-cell>
          <table:table-cell office:value-type="float" office:value="10.3329059190425">
            <text:p>1.03E+001</text:p>
          </table:table-cell>
          <table:table-cell office:value-type="float" office:value="10.3500380105945">
            <text:p>1.04E+001</text:p>
          </table:table-cell>
          <table:table-cell office:value-type="float" office:value="12.6726639428168">
            <text:p>1.27E+001</text:p>
          </table:table-cell>
          <table:table-cell office:value-type="float" office:value="14.2782515554414">
            <text:p>1.43E+001</text:p>
          </table:table-cell>
          <table:table-cell office:value-type="float" office:value="16.3148940768227">
            <text:p>1.63E+001</text:p>
          </table:table-cell>
          <table:table-cell/>
          <table:table-cell table:formula="of:=2*[.A18]/PI()" office:value-type="float" office:value="0.4000000000013">
            <text:p>0.4000</text:p>
          </table:table-cell>
          <table:table-cell table:formula="of:=SQRT([.C18])" office:value-type="float" office:value="0.486564783005305">
            <text:p>0.4866</text:p>
          </table:table-cell>
          <table:table-cell table:formula="of:=SQRT([.D18])" office:value-type="float" office:value="0.888742606666684">
            <text:p>0.8887</text:p>
          </table:table-cell>
          <table:table-cell table:formula="of:=SQRT([.E18])" office:value-type="float" office:value="1.2557045631127">
            <text:p>1.2557</text:p>
          </table:table-cell>
          <table:table-cell table:formula="of:=SQRT([.F18])" office:value-type="float" office:value="2.48729757392601">
            <text:p>2.4873</text:p>
          </table:table-cell>
          <table:table-cell table:formula="of:=SQRT([.G18])" office:value-type="float" office:value="3.21448377178086">
            <text:p>3.2145</text:p>
          </table:table-cell>
          <table:table-cell table:formula="of:=SQRT([.H18])" office:value-type="float" office:value="3.21714749593401">
            <text:p>3.2171</text:p>
          </table:table-cell>
          <table:table-cell table:formula="of:=SQRT([.I18])" office:value-type="float" office:value="3.55986852886688">
            <text:p>3.5599</text:p>
          </table:table-cell>
          <table:table-cell table:formula="of:=SQRT([.J18])" office:value-type="float" office:value="3.77865737470882">
            <text:p>3.7787</text:p>
          </table:table-cell>
          <table:table-cell table:formula="of:=SQRT([.K18])" office:value-type="float" office:value="4.03916997374742">
            <text:p>4.0392</text:p>
          </table:table-cell>
          <table:table-cell table:formula="of:=[.$B$44]*[.A18]" office:value-type="float" office:value="1.25663706144">
            <text:p>1.2566</text:p>
          </table:table-cell>
          <table:table-cell table:formula="of:=[.$B$45]*[.A18]" office:value-type="float" office:value="0.62831853072">
            <text:p>0.6283</text:p>
          </table:table-cell>
          <table:table-cell table:style-name="ce1"/>
        </table:table-row>
        <table:table-row table:style-name="ro1">
          <table:table-cell office:value-type="float" office:value="0.66758843889">
            <text:p>0.6676</text:p>
          </table:table-cell>
          <table:table-cell office:value-type="float" office:value="0">
            <text:p>0.00E+000</text:p>
          </table:table-cell>
          <table:table-cell office:value-type="float" office:value="0.287487244422853">
            <text:p>2.87E-001</text:p>
          </table:table-cell>
          <table:table-cell office:value-type="float" office:value="0.891558222477181">
            <text:p>8.92E-001</text:p>
          </table:table-cell>
          <table:table-cell office:value-type="float" office:value="1.78005909968774">
            <text:p>1.78E+000</text:p>
          </table:table-cell>
          <table:table-cell office:value-type="float" office:value="5.98945742667139">
            <text:p>5.99E+000</text:p>
          </table:table-cell>
          <table:table-cell office:value-type="float" office:value="10.3831024282208">
            <text:p>1.04E+001</text:p>
          </table:table-cell>
          <table:table-cell office:value-type="float" office:value="10.402366704915">
            <text:p>1.04E+001</text:p>
          </table:table-cell>
          <table:table-cell office:value-type="float" office:value="12.2775117178683">
            <text:p>1.23E+001</text:p>
          </table:table-cell>
          <table:table-cell office:value-type="float" office:value="14.5824775320224">
            <text:p>1.46E+001</text:p>
          </table:table-cell>
          <table:table-cell office:value-type="float" office:value="16.1202833303877">
            <text:p>1.61E+001</text:p>
          </table:table-cell>
          <table:table-cell/>
          <table:table-cell table:formula="of:=2*[.A19]/PI()" office:value-type="float" office:value="0.425000000001381">
            <text:p>0.4250</text:p>
          </table:table-cell>
          <table:table-cell table:formula="of:=SQRT([.C19])" office:value-type="float" office:value="0.536178369969223">
            <text:p>0.5362</text:p>
          </table:table-cell>
          <table:table-cell table:formula="of:=SQRT([.D19])" office:value-type="float" office:value="0.944223608303235">
            <text:p>0.9442</text:p>
          </table:table-cell>
          <table:table-cell table:formula="of:=SQRT([.E19])" office:value-type="float" office:value="1.33418855477318">
            <text:p>1.3342</text:p>
          </table:table-cell>
          <table:table-cell table:formula="of:=SQRT([.F19])" office:value-type="float" office:value="2.44733680286784">
            <text:p>2.4473</text:p>
          </table:table-cell>
          <table:table-cell table:formula="of:=SQRT([.G19])" office:value-type="float" office:value="3.22228217700139">
            <text:p>3.2223</text:p>
          </table:table-cell>
          <table:table-cell table:formula="of:=SQRT([.H19])" office:value-type="float" office:value="3.22527002046572">
            <text:p>3.2253</text:p>
          </table:table-cell>
          <table:table-cell table:formula="of:=SQRT([.I19])" office:value-type="float" office:value="3.50392804119438">
            <text:p>3.5039</text:p>
          </table:table-cell>
          <table:table-cell table:formula="of:=SQRT([.J19])" office:value-type="float" office:value="3.81870102679201">
            <text:p>3.8187</text:p>
          </table:table-cell>
          <table:table-cell table:formula="of:=SQRT([.K19])" office:value-type="float" office:value="4.01500726405167">
            <text:p>4.0150</text:p>
          </table:table-cell>
          <table:table-cell table:formula="of:=[.$B$44]*[.A19]" office:value-type="float" office:value="1.33517687778">
            <text:p>1.3352</text:p>
          </table:table-cell>
          <table:table-cell table:formula="of:=[.$B$45]*[.A19]" office:value-type="float" office:value="0.66758843889">
            <text:p>0.6676</text:p>
          </table:table-cell>
          <table:table-cell table:style-name="ce1"/>
        </table:table-row>
        <table:table-row table:style-name="ro1">
          <table:table-cell office:value-type="float" office:value="0.70685834706">
            <text:p>0.7069</text:p>
          </table:table-cell>
          <table:table-cell office:value-type="float" office:value="0">
            <text:p>0.00E+000</text:p>
          </table:table-cell>
          <table:table-cell office:value-type="float" office:value="0.341281247535289">
            <text:p>3.41E-001</text:p>
          </table:table-cell>
          <table:table-cell office:value-type="float" office:value="0.999431581975079">
            <text:p>9.99E-001</text:p>
          </table:table-cell>
          <table:table-cell office:value-type="float" office:value="1.99564594887062">
            <text:p>2.00E+000</text:p>
          </table:table-cell>
          <table:table-cell office:value-type="float" office:value="5.79546999511075">
            <text:p>5.80E+000</text:p>
          </table:table-cell>
          <table:table-cell office:value-type="float" office:value="10.4363491690148">
            <text:p>1.04E+001</text:p>
          </table:table-cell>
          <table:table-cell office:value-type="float" office:value="10.4578598781102">
            <text:p>1.05E+001</text:p>
          </table:table-cell>
          <table:table-cell office:value-type="float" office:value="11.8887535804114">
            <text:p>1.19E+001</text:p>
          </table:table-cell>
          <table:table-cell office:value-type="float" office:value="14.884371510363">
            <text:p>1.49E+001</text:p>
          </table:table-cell>
          <table:table-cell office:value-type="float" office:value="15.9352163637541">
            <text:p>1.59E+001</text:p>
          </table:table-cell>
          <table:table-cell/>
          <table:table-cell table:formula="of:=2*[.A20]/PI()" office:value-type="float" office:value="0.450000000001462">
            <text:p>0.4500</text:p>
          </table:table-cell>
          <table:table-cell table:formula="of:=SQRT([.C20])" office:value-type="float" office:value="0.584192817086353">
            <text:p>0.5842</text:p>
          </table:table-cell>
          <table:table-cell table:formula="of:=SQRT([.D20])" office:value-type="float" office:value="0.999715750588675">
            <text:p>0.9997</text:p>
          </table:table-cell>
          <table:table-cell table:formula="of:=SQRT([.E20])" office:value-type="float" office:value="1.41267333409767">
            <text:p>1.4127</text:p>
          </table:table-cell>
          <table:table-cell table:formula="of:=SQRT([.F20])" office:value-type="float" office:value="2.4073782409731">
            <text:p>2.4074</text:p>
          </table:table-cell>
          <table:table-cell table:formula="of:=SQRT([.G20])" office:value-type="float" office:value="3.23053388296962">
            <text:p>3.2305</text:p>
          </table:table-cell>
          <table:table-cell table:formula="of:=SQRT([.H20])" office:value-type="float" office:value="3.23386145004857">
            <text:p>3.2339</text:p>
          </table:table-cell>
          <table:table-cell table:formula="of:=SQRT([.I20])" office:value-type="float" office:value="3.44800718972734">
            <text:p>3.4480</text:p>
          </table:table-cell>
          <table:table-cell table:formula="of:=SQRT([.J20])" office:value-type="float" office:value="3.85802689342143">
            <text:p>3.8580</text:p>
          </table:table-cell>
          <table:table-cell table:formula="of:=SQRT([.K20])" office:value-type="float" office:value="3.99189383172375">
            <text:p>3.9919</text:p>
          </table:table-cell>
          <table:table-cell table:formula="of:=[.$B$44]*[.A20]" office:value-type="float" office:value="1.41371669412">
            <text:p>1.4137</text:p>
          </table:table-cell>
          <table:table-cell table:formula="of:=[.$B$45]*[.A20]" office:value-type="float" office:value="0.70685834706">
            <text:p>0.7069</text:p>
          </table:table-cell>
          <table:table-cell table:style-name="ce1"/>
        </table:table-row>
        <table:table-row table:style-name="ro1">
          <table:table-cell office:value-type="float" office:value="0.74612825523">
            <text:p>0.7461</text:p>
          </table:table-cell>
          <table:table-cell office:value-type="float" office:value="0">
            <text:p>0.00E+000</text:p>
          </table:table-cell>
          <table:table-cell office:value-type="float" office:value="0.398125955969049">
            <text:p>3.98E-001</text:p>
          </table:table-cell>
          <table:table-cell office:value-type="float" office:value="1.11348265266652">
            <text:p>1.11E+000</text:p>
          </table:table-cell>
          <table:table-cell office:value-type="float" office:value="2.22355530309491">
            <text:p>2.22E+000</text:p>
          </table:table-cell>
          <table:table-cell office:value-type="float" office:value="5.60468832233413">
            <text:p>5.60E+000</text:p>
          </table:table-cell>
          <table:table-cell office:value-type="float" office:value="10.4926411824307">
            <text:p>1.05E+001</text:p>
          </table:table-cell>
          <table:table-cell office:value-type="float" office:value="10.5165163517293">
            <text:p>1.05E+001</text:p>
          </table:table-cell>
          <table:table-cell office:value-type="float" office:value="11.5064056479629">
            <text:p>1.15E+001</text:p>
          </table:table-cell>
          <table:table-cell office:value-type="float" office:value="15.16878412894">
            <text:p>1.52E+001</text:p>
          </table:table-cell>
          <table:table-cell office:value-type="float" office:value="15.7747311862138">
            <text:p>1.58E+001</text:p>
          </table:table-cell>
          <table:table-cell/>
          <table:table-cell table:formula="of:=2*[.A21]/PI()" office:value-type="float" office:value="0.475000000001543">
            <text:p>0.4750</text:p>
          </table:table-cell>
          <table:table-cell table:formula="of:=SQRT([.C21])" office:value-type="float" office:value="0.630972230743199">
            <text:p>0.6310</text:p>
          </table:table-cell>
          <table:table-cell table:formula="of:=SQRT([.D21])" office:value-type="float" office:value="1.05521687470705">
            <text:p>1.0552</text:p>
          </table:table-cell>
          <table:table-cell table:formula="of:=SQRT([.E21])" office:value-type="float" office:value="1.49115904688095">
            <text:p>1.4912</text:p>
          </table:table-cell>
          <table:table-cell table:formula="of:=SQRT([.F21])" office:value-type="float" office:value="2.36742229488829">
            <text:p>2.3674</text:p>
          </table:table-cell>
          <table:table-cell table:formula="of:=SQRT([.G21])" office:value-type="float" office:value="3.23923465998231">
            <text:p>3.2392</text:p>
          </table:table-cell>
          <table:table-cell table:formula="of:=SQRT([.H21])" office:value-type="float" office:value="3.24291787619256">
            <text:p>3.2429</text:p>
          </table:table-cell>
          <table:table-cell table:formula="of:=SQRT([.I21])" office:value-type="float" office:value="3.39210932134607">
            <text:p>3.3921</text:p>
          </table:table-cell>
          <table:table-cell table:formula="of:=SQRT([.J21])" office:value-type="float" office:value="3.89471232942049">
            <text:p>3.8947</text:p>
          </table:table-cell>
          <table:table-cell table:formula="of:=SQRT([.K21])" office:value-type="float" office:value="3.97174158099616">
            <text:p>3.9717</text:p>
          </table:table-cell>
          <table:table-cell table:formula="of:=[.$B$44]*[.A21]" office:value-type="float" office:value="1.49225651046">
            <text:p>1.4923</text:p>
          </table:table-cell>
          <table:table-cell table:formula="of:=[.$B$45]*[.A21]" office:value-type="float" office:value="0.74612825523">
            <text:p>0.7461</text:p>
          </table:table-cell>
          <table:table-cell table:style-name="ce1"/>
        </table:table-row>
        <table:table-row table:style-name="ro1">
          <table:table-cell office:value-type="float" office:value="0.7853981634">
            <text:p>0.7854</text:p>
          </table:table-cell>
          <table:table-cell office:value-type="float" office:value="0">
            <text:p>0.00E+000</text:p>
          </table:table-cell>
          <table:table-cell office:value-type="float" office:value="0.458019377515376">
            <text:p>4.58E-001</text:p>
          </table:table-cell>
          <table:table-cell office:value-type="float" office:value="1.23371073854143">
            <text:p>1.23E+000</text:p>
          </table:table-cell>
          <table:table-cell office:value-type="float" office:value="2.46378811211348">
            <text:p>2.46E+000</text:p>
          </table:table-cell>
          <table:table-cell office:value-type="float" office:value="5.41711347873972">
            <text:p>5.42E+000</text:p>
          </table:table-cell>
          <table:table-cell office:value-type="float" office:value="10.5519525011968">
            <text:p>1.06E+001</text:p>
          </table:table-cell>
          <table:table-cell office:value-type="float" office:value="10.5783337466886">
            <text:p>1.06E+001</text:p>
          </table:table-cell>
          <table:table-cell office:value-type="float" office:value="11.1304917979411">
            <text:p>1.11E+001</text:p>
          </table:table-cell>
          <table:table-cell office:value-type="float" office:value="15.3406652351013">
            <text:p>1.53E+001</text:p>
          </table:table-cell>
          <table:table-cell office:value-type="float" office:value="15.6622992529287">
            <text:p>1.57E+001</text:p>
          </table:table-cell>
          <table:table-cell/>
          <table:table-cell table:formula="of:=2*[.A22]/PI()" office:value-type="float" office:value="0.500000000001624">
            <text:p>0.5000</text:p>
          </table:table-cell>
          <table:table-cell table:formula="of:=SQRT([.C22])" office:value-type="float" office:value="0.676771288926603">
            <text:p>0.6768</text:p>
          </table:table-cell>
          <table:table-cell table:formula="of:=SQRT([.D22])" office:value-type="float" office:value="1.11072532092387">
            <text:p>1.1107</text:p>
          </table:table-cell>
          <table:table-cell table:formula="of:=SQRT([.E22])" office:value-type="float" office:value="1.56964585563543">
            <text:p>1.5696</text:p>
          </table:table-cell>
          <table:table-cell table:formula="of:=SQRT([.F22])" office:value-type="float" office:value="2.32746932928013">
            <text:p>2.3275</text:p>
          </table:table-cell>
          <table:table-cell table:formula="of:=SQRT([.G22])" office:value-type="float" office:value="3.24837690257717">
            <text:p>3.2484</text:p>
          </table:table-cell>
          <table:table-cell table:formula="of:=SQRT([.H22])" office:value-type="float" office:value="3.25243504880398">
            <text:p>3.2524</text:p>
          </table:table-cell>
          <table:table-cell table:formula="of:=SQRT([.I22])" office:value-type="float" office:value="3.33623916977502">
            <text:p>3.3362</text:p>
          </table:table-cell>
          <table:table-cell table:formula="of:=SQRT([.J22])" office:value-type="float" office:value="3.91671612899139">
            <text:p>3.9167</text:p>
          </table:table-cell>
          <table:table-cell table:formula="of:=SQRT([.K22])" office:value-type="float" office:value="3.95756228667708">
            <text:p>3.9576</text:p>
          </table:table-cell>
          <table:table-cell table:formula="of:=[.$B$44]*[.A22]" office:value-type="float" office:value="1.5707963268">
            <text:p>1.5708</text:p>
          </table:table-cell>
          <table:table-cell table:formula="of:=[.$B$45]*[.A22]" office:value-type="float" office:value="0.7853981634">
            <text:p>0.7854</text:p>
          </table:table-cell>
          <table:table-cell table:style-name="ce1"/>
        </table:table-row>
        <table:table-row table:style-name="ro1">
          <table:table-cell office:value-type="float" office:value="0.82466807157">
            <text:p>0.8247</text:p>
          </table:table-cell>
          <table:table-cell office:value-type="float" office:value="0">
            <text:p>0.00E+000</text:p>
          </table:table-cell>
          <table:table-cell office:value-type="float" office:value="0.520958731263096">
            <text:p>5.21E-001</text:p>
          </table:table-cell>
          <table:table-cell office:value-type="float" office:value="1.36011527816345">
            <text:p>1.36E+000</text:p>
          </table:table-cell>
          <table:table-cell office:value-type="float" office:value="2.71634548559417">
            <text:p>2.72E+000</text:p>
          </table:table-cell>
          <table:table-cell office:value-type="float" office:value="5.23274666095928">
            <text:p>5.23E+000</text:p>
          </table:table-cell>
          <table:table-cell office:value-type="float" office:value="10.6139285721227">
            <text:p>1.06E+001</text:p>
          </table:table-cell>
          <table:table-cell office:value-type="float" office:value="10.6432858272632">
            <text:p>1.06E+001</text:p>
          </table:table-cell>
          <table:table-cell office:value-type="float" office:value="10.7613842942741">
            <text:p>1.08E+001</text:p>
          </table:table-cell>
          <table:table-cell office:value-type="float" office:value="15.2646057163774">
            <text:p>1.53E+001</text:p>
          </table:table-cell>
          <table:table-cell office:value-type="float" office:value="15.4722485431645">
            <text:p>1.55E+001</text:p>
          </table:table-cell>
          <table:table-cell/>
          <table:table-cell table:formula="of:=2*[.A23]/PI()" office:value-type="float" office:value="0.525000000001706">
            <text:p>0.5250</text:p>
          </table:table-cell>
          <table:table-cell table:formula="of:=SQRT([.C23])" office:value-type="float" office:value="0.721774709492578">
            <text:p>0.7218</text:p>
          </table:table-cell>
          <table:table-cell table:formula="of:=SQRT([.D23])" office:value-type="float" office:value="1.16623980302657">
            <text:p>1.1662</text:p>
          </table:table-cell>
          <table:table-cell table:formula="of:=SQRT([.E23])" office:value-type="float" office:value="1.64813394042905">
            <text:p>1.6481</text:p>
          </table:table-cell>
          <table:table-cell table:formula="of:=SQRT([.F23])" office:value-type="float" office:value="2.28751976187295">
            <text:p>2.2875</text:p>
          </table:table-cell>
          <table:table-cell table:formula="of:=SQRT([.G23])" office:value-type="float" office:value="3.25790248045007">
            <text:p>3.2579</text:p>
          </table:table-cell>
          <table:table-cell table:formula="of:=SQRT([.H23])" office:value-type="float" office:value="3.26240491467003">
            <text:p>3.2624</text:p>
          </table:table-cell>
          <table:table-cell table:formula="of:=SQRT([.I23])" office:value-type="float" office:value="3.28045489136402">
            <text:p>3.2805</text:p>
          </table:table-cell>
          <table:table-cell table:formula="of:=SQRT([.J23])" office:value-type="float" office:value="3.90699446075591">
            <text:p>3.9070</text:p>
          </table:table-cell>
          <table:table-cell table:formula="of:=SQRT([.K23])" office:value-type="float" office:value="3.93347791949624">
            <text:p>3.9335</text:p>
          </table:table-cell>
          <table:table-cell table:formula="of:=[.$B$44]*[.A23]" office:value-type="float" office:value="1.64933614314">
            <text:p>1.6493</text:p>
          </table:table-cell>
          <table:table-cell table:formula="of:=[.$B$45]*[.A23]" office:value-type="float" office:value="0.82466807157">
            <text:p>0.8247</text:p>
          </table:table-cell>
          <table:table-cell/>
        </table:table-row>
        <table:table-row table:style-name="ro1">
          <table:table-cell office:value-type="float" office:value="0.86393797974">
            <text:p>0.8639</text:p>
          </table:table-cell>
          <table:table-cell office:value-type="float" office:value="0">
            <text:p>0.00E+000</text:p>
          </table:table-cell>
          <table:table-cell office:value-type="float" office:value="0.586940265212765">
            <text:p>5.87E-001</text:p>
          </table:table-cell>
          <table:table-cell office:value-type="float" office:value="1.49269581441793">
            <text:p>1.49E+000</text:p>
          </table:table-cell>
          <table:table-cell office:value-type="float" office:value="2.98122870974852">
            <text:p>2.98E+000</text:p>
          </table:table-cell>
          <table:table-cell office:value-type="float" office:value="5.05158962318883">
            <text:p>5.05E+000</text:p>
          </table:table-cell>
          <table:table-cell office:value-type="float" office:value="10.3971468065691">
            <text:p>1.04E+001</text:p>
          </table:table-cell>
          <table:table-cell office:value-type="float" office:value="10.6803801355165">
            <text:p>1.07E+001</text:p>
          </table:table-cell>
          <table:table-cell office:value-type="float" office:value="10.7114884261151">
            <text:p>1.07E+001</text:p>
          </table:table-cell>
          <table:table-cell office:value-type="float" office:value="15.1076364623937">
            <text:p>1.51E+001</text:p>
          </table:table-cell>
          <table:table-cell office:value-type="float" office:value="15.2851662287079">
            <text:p>1.53E+001</text:p>
          </table:table-cell>
          <table:table-cell/>
          <table:table-cell table:formula="of:=2*[.A24]/PI()" office:value-type="float" office:value="0.550000000001787">
            <text:p>0.5500</text:p>
          </table:table-cell>
          <table:table-cell table:formula="of:=SQRT([.C24])" office:value-type="float" office:value="0.766120268112497">
            <text:p>0.7661</text:p>
          </table:table-cell>
          <table:table-cell table:formula="of:=SQRT([.D24])" office:value-type="float" office:value="1.22175931116482">
            <text:p>1.2218</text:p>
          </table:table-cell>
          <table:table-cell table:formula="of:=SQRT([.E24])" office:value-type="float" office:value="1.72662349970934">
            <text:p>1.7266</text:p>
          </table:table-cell>
          <table:table-cell table:formula="of:=SQRT([.F24])" office:value-type="float" office:value="2.24757416411313">
            <text:p>2.2476</text:p>
          </table:table-cell>
          <table:table-cell table:formula="of:=SQRT([.G24])" office:value-type="float" office:value="3.22446070011236">
            <text:p>3.2245</text:p>
          </table:table-cell>
          <table:table-cell table:formula="of:=SQRT([.H24])" office:value-type="float" office:value="3.26808508694564">
            <text:p>3.2681</text:p>
          </table:table-cell>
          <table:table-cell table:formula="of:=SQRT([.I24])" office:value-type="float" office:value="3.27284103282073">
            <text:p>3.2728</text:p>
          </table:table-cell>
          <table:table-cell table:formula="of:=SQRT([.J24])" office:value-type="float" office:value="3.8868543145317">
            <text:p>3.8869</text:p>
          </table:table-cell>
          <table:table-cell table:formula="of:=SQRT([.K24])" office:value-type="float" office:value="3.90962481943061">
            <text:p>3.9096</text:p>
          </table:table-cell>
          <table:table-cell table:formula="of:=[.$B$44]*[.A24]" office:value-type="float" office:value="1.72787595948">
            <text:p>1.7279</text:p>
          </table:table-cell>
          <table:table-cell table:formula="of:=[.$B$45]*[.A24]" office:value-type="float" office:value="0.86393797974">
            <text:p>0.8639</text:p>
          </table:table-cell>
          <table:table-cell/>
        </table:table-row>
        <table:table-row table:style-name="ro1">
          <table:table-cell office:value-type="float" office:value="0.90320788791">
            <text:p>0.9032</text:p>
          </table:table-cell>
          <table:table-cell office:value-type="float" office:value="0">
            <text:p>0.00E+000</text:p>
          </table:table-cell>
          <table:table-cell office:value-type="float" office:value="0.655959007283183">
            <text:p>6.56E-001</text:p>
          </table:table-cell>
          <table:table-cell office:value-type="float" office:value="1.63145194501664">
            <text:p>1.63E+000</text:p>
          </table:table-cell>
          <table:table-cell office:value-type="float" office:value="3.2584392646857">
            <text:p>3.26E+000</text:p>
          </table:table-cell>
          <table:table-cell office:value-type="float" office:value="4.87364513948549">
            <text:p>4.87E+000</text:p>
          </table:table-cell>
          <table:table-cell office:value-type="float" office:value="10.0404730965328">
            <text:p>1.00E+001</text:p>
          </table:table-cell>
          <table:table-cell office:value-type="float" office:value="10.748757877778">
            <text:p>1.07E+001</text:p>
          </table:table-cell>
          <table:table-cell office:value-type="float" office:value="10.7827870605709">
            <text:p>1.08E+001</text:p>
          </table:table-cell>
          <table:table-cell office:value-type="float" office:value="14.9379353507971">
            <text:p>1.49E+001</text:p>
          </table:table-cell>
          <table:table-cell office:value-type="float" office:value="15.1014045667092">
            <text:p>1.51E+001</text:p>
          </table:table-cell>
          <table:table-cell/>
          <table:table-cell table:formula="of:=2*[.A25]/PI()" office:value-type="float" office:value="0.575000000001868">
            <text:p>0.5750</text:p>
          </table:table-cell>
          <table:table-cell table:formula="of:=SQRT([.C25])" office:value-type="float" office:value="0.809912962782534">
            <text:p>0.8099</text:p>
          </table:table-cell>
          <table:table-cell table:formula="of:=SQRT([.D25])" office:value-type="float" office:value="1.27728303246251">
            <text:p>1.2773</text:p>
          </table:table-cell>
          <table:table-cell table:formula="of:=SQRT([.E25])" office:value-type="float" office:value="1.80511475111299">
            <text:p>1.8051</text:p>
          </table:table-cell>
          <table:table-cell table:formula="of:=SQRT([.F25])" office:value-type="float" office:value="2.20763337977244">
            <text:p>2.2076</text:p>
          </table:table-cell>
          <table:table-cell table:formula="of:=SQRT([.G25])" office:value-type="float" office:value="3.16867055664245">
            <text:p>3.1687</text:p>
          </table:table-cell>
          <table:table-cell table:formula="of:=SQRT([.H25])" office:value-type="float" office:value="3.27852983481591">
            <text:p>3.2785</text:p>
          </table:table-cell>
          <table:table-cell table:formula="of:=SQRT([.I25])" office:value-type="float" office:value="3.28371543538274">
            <text:p>3.2837</text:p>
          </table:table-cell>
          <table:table-cell table:formula="of:=SQRT([.J25])" office:value-type="float" office:value="3.86496252902886">
            <text:p>3.8650</text:p>
          </table:table-cell>
          <table:table-cell table:formula="of:=SQRT([.K25])" office:value-type="float" office:value="3.8860525687012">
            <text:p>3.8861</text:p>
          </table:table-cell>
          <table:table-cell table:formula="of:=[.$B$44]*[.A25]" office:value-type="float" office:value="1.80641577582">
            <text:p>1.8064</text:p>
          </table:table-cell>
          <table:table-cell table:formula="of:=[.$B$45]*[.A25]" office:value-type="float" office:value="0.90320788791">
            <text:p>0.9032</text:p>
          </table:table-cell>
          <table:table-cell/>
        </table:table-row>
        <table:table-row table:style-name="ro1">
          <table:table-cell office:value-type="float" office:value="0.94247779608">
            <text:p>0.9425</text:p>
          </table:table-cell>
          <table:table-cell office:value-type="float" office:value="0">
            <text:p>0.00E+000</text:p>
          </table:table-cell>
          <table:table-cell office:value-type="float" office:value="0.728008418811423">
            <text:p>7.28E-001</text:p>
          </table:table-cell>
          <table:table-cell office:value-type="float" office:value="1.77638324074757">
            <text:p>1.78E+000</text:p>
          </table:table-cell>
          <table:table-cell office:value-type="float" office:value="3.5479788424732">
            <text:p>3.55E+000</text:p>
          </table:table-cell>
          <table:table-cell office:value-type="float" office:value="4.69891755688666">
            <text:p>4.70E+000</text:p>
          </table:table-cell>
          <table:table-cell office:value-type="float" office:value="9.68999371163163">
            <text:p>9.69E+000</text:p>
          </table:table-cell>
          <table:table-cell office:value-type="float" office:value="10.8203492123278">
            <text:p>1.08E+001</text:p>
          </table:table-cell>
          <table:table-cell office:value-type="float" office:value="10.8572537998175">
            <text:p>1.09E+001</text:p>
          </table:table-cell>
          <table:table-cell office:value-type="float" office:value="14.7665554047968">
            <text:p>1.48E+001</text:p>
          </table:table-cell>
          <table:table-cell office:value-type="float" office:value="14.9209749288032">
            <text:p>1.49E+001</text:p>
          </table:table-cell>
          <table:table-cell/>
          <table:table-cell table:formula="of:=2*[.A26]/PI()" office:value-type="float" office:value="0.600000000001949">
            <text:p>0.6000</text:p>
          </table:table-cell>
          <table:table-cell table:formula="of:=SQRT([.C26])" office:value-type="float" office:value="0.853234093793387">
            <text:p>0.8532</text:p>
          </table:table-cell>
          <table:table-cell table:formula="of:=SQRT([.D26])" office:value-type="float" office:value="1.33281027935245">
            <text:p>1.3328</text:p>
          </table:table-cell>
          <table:table-cell table:formula="of:=SQRT([.E26])" office:value-type="float" office:value="1.88360793226011">
            <text:p>1.8836</text:p>
          </table:table-cell>
          <table:table-cell table:formula="of:=SQRT([.F26])" office:value-type="float" office:value="2.16769867760412">
            <text:p>2.1677</text:p>
          </table:table-cell>
          <table:table-cell table:formula="of:=SQRT([.G26])" office:value-type="float" office:value="3.11287547319703">
            <text:p>3.1129</text:p>
          </table:table-cell>
          <table:table-cell table:formula="of:=SQRT([.H26])" office:value-type="float" office:value="3.28942992208799">
            <text:p>3.2894</text:p>
          </table:table-cell>
          <table:table-cell table:formula="of:=SQRT([.I26])" office:value-type="float" office:value="3.29503471906101">
            <text:p>3.2950</text:p>
          </table:table-cell>
          <table:table-cell table:formula="of:=SQRT([.J26])" office:value-type="float" office:value="3.84272759960901">
            <text:p>3.8427</text:p>
          </table:table-cell>
          <table:table-cell table:formula="of:=SQRT([.K26])" office:value-type="float" office:value="3.86276778085392">
            <text:p>3.8628</text:p>
          </table:table-cell>
          <table:table-cell table:formula="of:=[.$B$44]*[.A26]" office:value-type="float" office:value="1.88495559216">
            <text:p>1.8850</text:p>
          </table:table-cell>
          <table:table-cell table:formula="of:=[.$B$45]*[.A26]" office:value-type="float" office:value="0.94247779608">
            <text:p>0.9425</text:p>
          </table:table-cell>
          <table:table-cell/>
        </table:table-row>
        <table:table-row table:style-name="ro1">
          <table:table-cell office:value-type="float" office:value="0.98174770425">
            <text:p>0.9817</text:p>
          </table:table-cell>
          <table:table-cell office:value-type="float" office:value="0">
            <text:p>0.00E+000</text:p>
          </table:table-cell>
          <table:table-cell office:value-type="float" office:value="0.803079904764852">
            <text:p>8.03E-001</text:p>
          </table:table-cell>
          <table:table-cell office:value-type="float" office:value="1.92748910304899">
            <text:p>1.93E+000</text:p>
          </table:table-cell>
          <table:table-cell office:value-type="float" office:value="3.84984936588732">
            <text:p>3.85E+000</text:p>
          </table:table-cell>
          <table:table-cell office:value-type="float" office:value="4.52741352445735">
            <text:p>4.53E+000</text:p>
          </table:table-cell>
          <table:table-cell office:value-type="float" office:value="9.34582226230098">
            <text:p>9.35E+000</text:p>
          </table:table-cell>
          <table:table-cell office:value-type="float" office:value="10.8950363013029">
            <text:p>1.09E+001</text:p>
          </table:table-cell>
          <table:table-cell office:value-type="float" office:value="10.9348830499229">
            <text:p>1.09E+001</text:p>
          </table:table-cell>
          <table:table-cell office:value-type="float" office:value="14.5963589299523">
            <text:p>1.46E+001</text:p>
          </table:table-cell>
          <table:table-cell office:value-type="float" office:value="14.743870110569">
            <text:p>1.47E+001</text:p>
          </table:table-cell>
          <table:table-cell/>
          <table:table-cell table:formula="of:=2*[.A27]/PI()" office:value-type="float" office:value="0.62500000000203">
            <text:p>0.6250</text:p>
          </table:table-cell>
          <table:table-cell table:formula="of:=SQRT([.C27])" office:value-type="float" office:value="0.896147256183297">
            <text:p>0.8961</text:p>
          </table:table-cell>
          <table:table-cell table:formula="of:=SQRT([.D27])" office:value-type="float" office:value="1.38834041324489">
            <text:p>1.3883</text:p>
          </table:table-cell>
          <table:table-cell table:formula="of:=SQRT([.E27])" office:value-type="float" office:value="1.96210330153316">
            <text:p>1.9621</text:p>
          </table:table-cell>
          <table:table-cell table:formula="of:=SQRT([.F27])" office:value-type="float" office:value="2.12777196251322">
            <text:p>2.1278</text:p>
          </table:table-cell>
          <table:table-cell table:formula="of:=SQRT([.G27])" office:value-type="float" office:value="3.05709376079651">
            <text:p>3.0571</text:p>
          </table:table-cell>
          <table:table-cell table:formula="of:=SQRT([.H27])" office:value-type="float" office:value="3.30076298775039">
            <text:p>3.3008</text:p>
          </table:table-cell>
          <table:table-cell table:formula="of:=SQRT([.I27])" office:value-type="float" office:value="3.30679346949925">
            <text:p>3.3068</text:p>
          </table:table-cell>
          <table:table-cell table:formula="of:=SQRT([.J27])" office:value-type="float" office:value="3.82051814940752">
            <text:p>3.8205</text:p>
          </table:table-cell>
          <table:table-cell table:formula="of:=SQRT([.K27])" office:value-type="float" office:value="3.83977474737374">
            <text:p>3.8398</text:p>
          </table:table-cell>
          <table:table-cell table:formula="of:=[.$B$44]*[.A27]" office:value-type="float" office:value="1.9634954085">
            <text:p>1.9635</text:p>
          </table:table-cell>
          <table:table-cell table:formula="of:=[.$B$45]*[.A27]" office:value-type="float" office:value="0.98174770425">
            <text:p>0.9817</text:p>
          </table:table-cell>
          <table:table-cell/>
        </table:table-row>
        <table:table-row table:style-name="ro1">
          <table:table-cell office:value-type="float" office:value="1.02101761242">
            <text:p>1.0210</text:p>
          </table:table-cell>
          <table:table-cell office:value-type="float" office:value="0">
            <text:p>0.00E+000</text:p>
          </table:table-cell>
          <table:table-cell office:value-type="float" office:value="0.881162110022795">
            <text:p>8.81E-001</text:p>
          </table:table-cell>
          <table:table-cell office:value-type="float" office:value="2.08476849750819">
            <text:p>2.08E+000</text:p>
          </table:table-cell>
          <table:table-cell office:value-type="float" office:value="4.16405300783236">
            <text:p>4.16E+000</text:p>
          </table:table-cell>
          <table:table-cell office:value-type="float" office:value="4.3591430397906">
            <text:p>4.36E+000</text:p>
          </table:table-cell>
          <table:table-cell office:value-type="float" office:value="9.00796577512263">
            <text:p>9.01E+000</text:p>
          </table:table-cell>
          <table:table-cell office:value-type="float" office:value="10.9728032374797">
            <text:p>1.10E+001</text:p>
          </table:table-cell>
          <table:table-cell office:value-type="float" office:value="11.0156739555497">
            <text:p>1.10E+001</text:p>
          </table:table-cell>
          <table:table-cell office:value-type="float" office:value="14.4283844925281">
            <text:p>1.44E+001</text:p>
          </table:table-cell>
          <table:table-cell office:value-type="float" office:value="14.5700796213355">
            <text:p>1.46E+001</text:p>
          </table:table-cell>
          <table:table-cell/>
          <table:table-cell table:formula="of:=2*[.A28]/PI()" office:value-type="float" office:value="0.650000000002112">
            <text:p>0.6500</text:p>
          </table:table-cell>
          <table:table-cell table:formula="of:=SQRT([.C28])" office:value-type="float" office:value="0.938702354328994">
            <text:p>0.9387</text:p>
          </table:table-cell>
          <table:table-cell table:formula="of:=SQRT([.D28])" office:value-type="float" office:value="1.44387274283719">
            <text:p>1.4439</text:p>
          </table:table-cell>
          <table:table-cell table:formula="of:=SQRT([.E28])" office:value-type="float" office:value="2.04060113883933">
            <text:p>2.0406</text:p>
          </table:table-cell>
          <table:table-cell table:formula="of:=SQRT([.F28])" office:value-type="float" office:value="2.08785608694436">
            <text:p>2.0879</text:p>
          </table:table-cell>
          <table:table-cell table:formula="of:=SQRT([.G28])" office:value-type="float" office:value="3.00132733555049">
            <text:p>3.0013</text:p>
          </table:table-cell>
          <table:table-cell table:formula="of:=SQRT([.H28])" office:value-type="float" office:value="3.31252218671509">
            <text:p>3.3125</text:p>
          </table:table-cell>
          <table:table-cell table:formula="of:=SQRT([.I28])" office:value-type="float" office:value="3.31898688692042">
            <text:p>3.3190</text:p>
          </table:table-cell>
          <table:table-cell table:formula="of:=SQRT([.J28])" office:value-type="float" office:value="3.79847133627833">
            <text:p>3.7985</text:p>
          </table:table-cell>
          <table:table-cell table:formula="of:=SQRT([.K28])" office:value-type="float" office:value="3.81707736643306">
            <text:p>3.8171</text:p>
          </table:table-cell>
          <table:table-cell table:formula="of:=[.$B$44]*[.A28]" office:value-type="float" office:value="2.04203522484">
            <text:p>2.0420</text:p>
          </table:table-cell>
          <table:table-cell table:formula="of:=[.$B$45]*[.A28]" office:value-type="float" office:value="1.02101761242">
            <text:p>1.0210</text:p>
          </table:table-cell>
          <table:table-cell/>
        </table:table-row>
        <table:table-row table:style-name="ro1">
          <table:table-cell office:value-type="float" office:value="1.06028752059">
            <text:p>1.0603</text:p>
          </table:table-cell>
          <table:table-cell office:value-type="float" office:value="0">
            <text:p>0.00E+000</text:p>
          </table:table-cell>
          <table:table-cell office:value-type="float" office:value="0.962239888960399">
            <text:p>9.62E-001</text:p>
          </table:table-cell>
          <table:table-cell office:value-type="float" office:value="2.24821941105764">
            <text:p>2.25E+000</text:p>
          </table:table-cell>
          <table:table-cell office:value-type="float" office:value="4.19412108323517">
            <text:p>4.19E+000</text:p>
          </table:table-cell>
          <table:table-cell office:value-type="float" office:value="4.4905922114116">
            <text:p>4.49E+000</text:p>
          </table:table-cell>
          <table:table-cell office:value-type="float" office:value="8.67641917107003">
            <text:p>8.68E+000</text:p>
          </table:table-cell>
          <table:table-cell office:value-type="float" office:value="11.053645380396">
            <text:p>1.11E+001</text:p>
          </table:table-cell>
          <table:table-cell office:value-type="float" office:value="11.0996263989494">
            <text:p>1.11E+001</text:p>
          </table:table-cell>
          <table:table-cell office:value-type="float" office:value="14.263093172678">
            <text:p>1.43E+001</text:p>
          </table:table-cell>
          <table:table-cell office:value-type="float" office:value="14.3995923912645">
            <text:p>1.44E+001</text:p>
          </table:table-cell>
          <table:table-cell/>
          <table:table-cell table:formula="of:=2*[.A29]/PI()" office:value-type="float" office:value="0.675000000002193">
            <text:p>0.6750</text:p>
          </table:table-cell>
          <table:table-cell table:formula="of:=SQRT([.C29])" office:value-type="float" office:value="0.980938269699169">
            <text:p>0.9809</text:p>
          </table:table-cell>
          <table:table-cell table:formula="of:=SQRT([.D29])" office:value-type="float" office:value="1.49940635288024">
            <text:p>1.4994</text:p>
          </table:table-cell>
          <table:table-cell table:formula="of:=SQRT([.E29])" office:value-type="float" office:value="2.04795534209981">
            <text:p>2.0480</text:p>
          </table:table-cell>
          <table:table-cell table:formula="of:=SQRT([.F29])" office:value-type="float" office:value="2.1191017463566">
            <text:p>2.1191</text:p>
          </table:table-cell>
          <table:table-cell table:formula="of:=SQRT([.G29])" office:value-type="float" office:value="2.94557620357546">
            <text:p>2.9456</text:p>
          </table:table-cell>
          <table:table-cell table:formula="of:=SQRT([.H29])" office:value-type="float" office:value="3.32470229951436">
            <text:p>3.3247</text:p>
          </table:table-cell>
          <table:table-cell table:formula="of:=SQRT([.I29])" office:value-type="float" office:value="3.33161018112105">
            <text:p>3.3316</text:p>
          </table:table-cell>
          <table:table-cell table:formula="of:=SQRT([.J29])" office:value-type="float" office:value="3.77665105254351">
            <text:p>3.7767</text:p>
          </table:table-cell>
          <table:table-cell table:formula="of:=SQRT([.K29])" office:value-type="float" office:value="3.79467948465538">
            <text:p>3.7947</text:p>
          </table:table-cell>
          <table:table-cell table:formula="of:=[.$B$44]*[.A29]" office:value-type="float" office:value="2.12057504118">
            <text:p>2.1206</text:p>
          </table:table-cell>
          <table:table-cell table:formula="of:=[.$B$45]*[.A29]" office:value-type="float" office:value="1.06028752059">
            <text:p>1.0603</text:p>
          </table:table-cell>
          <table:table-cell/>
        </table:table-row>
        <table:table-row table:style-name="ro1">
          <table:table-cell office:value-type="float" office:value="1.09955742876">
            <text:p>1.0996</text:p>
          </table:table-cell>
          <table:table-cell office:value-type="float" office:value="0">
            <text:p>0.00E+000</text:p>
          </table:table-cell>
          <table:table-cell office:value-type="float" office:value="1.04629276240493">
            <text:p>1.05E+000</text:p>
          </table:table-cell>
          <table:table-cell office:value-type="float" office:value="2.41783762423027">
            <text:p>2.42E+000</text:p>
          </table:table-cell>
          <table:table-cell office:value-type="float" office:value="4.03237043811621">
            <text:p>4.03E+000</text:p>
          </table:table-cell>
          <table:table-cell office:value-type="float" office:value="4.82946971063024">
            <text:p>4.83E+000</text:p>
          </table:table-cell>
          <table:table-cell office:value-type="float" office:value="8.35117470119965">
            <text:p>8.35E+000</text:p>
          </table:table-cell>
          <table:table-cell office:value-type="float" office:value="11.1375600106494">
            <text:p>1.11E+001</text:p>
          </table:table-cell>
          <table:table-cell office:value-type="float" office:value="11.1867405771564">
            <text:p>1.12E+001</text:p>
          </table:table-cell>
          <table:table-cell office:value-type="float" office:value="14.1007188232212">
            <text:p>1.41E+001</text:p>
          </table:table-cell>
          <table:table-cell office:value-type="float" office:value="14.2323975151274">
            <text:p>1.42E+001</text:p>
          </table:table-cell>
          <table:table-cell/>
          <table:table-cell table:formula="of:=2*[.A30]/PI()" office:value-type="float" office:value="0.700000000002274">
            <text:p>0.7000</text:p>
          </table:table-cell>
          <table:table-cell table:formula="of:=SQRT([.C30])" office:value-type="float" office:value="1.02288453033807">
            <text:p>1.0229</text:p>
          </table:table-cell>
          <table:table-cell table:formula="of:=SQRT([.D30])" office:value-type="float" office:value="1.55493974938911">
            <text:p>1.5549</text:p>
          </table:table-cell>
          <table:table-cell table:formula="of:=SQRT([.E30])" office:value-type="float" office:value="2.00807630286207">
            <text:p>2.0081</text:p>
          </table:table-cell>
          <table:table-cell table:formula="of:=SQRT([.F30])" office:value-type="float" office:value="2.19760544926296">
            <text:p>2.1976</text:p>
          </table:table-cell>
          <table:table-cell table:formula="of:=SQRT([.G30])" office:value-type="float" office:value="2.88983990926827">
            <text:p>2.8898</text:p>
          </table:table-cell>
          <table:table-cell table:formula="of:=SQRT([.H30])" office:value-type="float" office:value="3.33729831010795">
            <text:p>3.3373</text:p>
          </table:table-cell>
          <table:table-cell table:formula="of:=SQRT([.I30])" office:value-type="float" office:value="3.3446585142816">
            <text:p>3.3447</text:p>
          </table:table-cell>
          <table:table-cell table:formula="of:=SQRT([.J30])" office:value-type="float" office:value="3.75509238544422">
            <text:p>3.7551</text:p>
          </table:table-cell>
          <table:table-cell table:formula="of:=SQRT([.K30])" office:value-type="float" office:value="3.77258499110721">
            <text:p>3.7726</text:p>
          </table:table-cell>
          <table:table-cell table:formula="of:=[.$B$44]*[.A30]" office:value-type="float" office:value="2.19911485752">
            <text:p>2.1991</text:p>
          </table:table-cell>
          <table:table-cell table:formula="of:=[.$B$45]*[.A30]" office:value-type="float" office:value="1.09955742876">
            <text:p>1.0996</text:p>
          </table:table-cell>
          <table:table-cell/>
        </table:table-row>
        <table:table-row table:style-name="ro1">
          <table:table-cell office:value-type="float" office:value="1.13882733693">
            <text:p>1.1388</text:p>
          </table:table-cell>
          <table:table-cell office:value-type="float" office:value="0">
            <text:p>0.00E+000</text:p>
          </table:table-cell>
          <table:table-cell office:value-type="float" office:value="1.13329254463382">
            <text:p>1.13E+000</text:p>
          </table:table-cell>
          <table:table-cell office:value-type="float" office:value="2.59361351968278">
            <text:p>2.59E+000</text:p>
          </table:table-cell>
          <table:table-cell office:value-type="float" office:value="3.87392729571909">
            <text:p>3.87E+000</text:p>
          </table:table-cell>
          <table:table-cell office:value-type="float" office:value="5.18068855170635">
            <text:p>5.18E+000</text:p>
          </table:table-cell>
          <table:table-cell office:value-type="float" office:value="8.03222399868127">
            <text:p>8.03E+000</text:p>
          </table:table-cell>
          <table:table-cell office:value-type="float" office:value="11.2245438248217">
            <text:p>1.12E+001</text:p>
          </table:table-cell>
          <table:table-cell office:value-type="float" office:value="11.2770169091103">
            <text:p>1.13E+001</text:p>
          </table:table-cell>
          <table:table-cell office:value-type="float" office:value="13.9413924707758">
            <text:p>1.39E+001</text:p>
          </table:table-cell>
          <table:table-cell office:value-type="float" office:value="14.068484515278">
            <text:p>1.41E+001</text:p>
          </table:table-cell>
          <table:table-cell/>
          <table:table-cell table:formula="of:=2*[.A31]/PI()" office:value-type="float" office:value="0.725000000002355">
            <text:p>0.7250</text:p>
          </table:table-cell>
          <table:table-cell table:formula="of:=SQRT([.C31])" office:value-type="float" office:value="1.06456213751656">
            <text:p>1.0646</text:p>
          </table:table-cell>
          <table:table-cell table:formula="of:=SQRT([.D31])" office:value-type="float" office:value="1.61046996857525">
            <text:p>1.6105</text:p>
          </table:table-cell>
          <table:table-cell table:formula="of:=SQRT([.E31])" office:value-type="float" office:value="1.96822948248396">
            <text:p>1.9682</text:p>
          </table:table-cell>
          <table:table-cell table:formula="of:=SQRT([.F31])" office:value-type="float" office:value="2.27611259644736">
            <text:p>2.2761</text:p>
          </table:table-cell>
          <table:table-cell table:formula="of:=SQRT([.G31])" office:value-type="float" office:value="2.83411785193934">
            <text:p>2.8341</text:p>
          </table:table-cell>
          <table:table-cell table:formula="of:=SQRT([.H31])" office:value-type="float" office:value="3.35030503459338">
            <text:p>3.3503</text:p>
          </table:table-cell>
          <table:table-cell table:formula="of:=SQRT([.I31])" office:value-type="float" office:value="3.35812699419041">
            <text:p>3.3581</text:p>
          </table:table-cell>
          <table:table-cell table:formula="of:=SQRT([.J31])" office:value-type="float" office:value="3.73381741261886">
            <text:p>3.7338</text:p>
          </table:table-cell>
          <table:table-cell table:formula="of:=SQRT([.K31])" office:value-type="float" office:value="3.75079785049501">
            <text:p>3.7508</text:p>
          </table:table-cell>
          <table:table-cell table:formula="of:=[.$B$44]*[.A31]" office:value-type="float" office:value="2.27765467386">
            <text:p>2.2777</text:p>
          </table:table-cell>
          <table:table-cell table:formula="of:=[.$B$45]*[.A31]" office:value-type="float" office:value="1.13882733693">
            <text:p>1.1388</text:p>
          </table:table-cell>
          <table:table-cell/>
        </table:table-row>
        <table:table-row table:style-name="ro1">
          <table:table-cell office:value-type="float" office:value="1.1780972451">
            <text:p>1.1781</text:p>
          </table:table-cell>
          <table:table-cell office:value-type="float" office:value="0">
            <text:p>0.00E+000</text:p>
          </table:table-cell>
          <table:table-cell office:value-type="float" office:value="1.22319957748843">
            <text:p>1.22E+000</text:p>
          </table:table-cell>
          <table:table-cell office:value-type="float" office:value="2.77552193930285">
            <text:p>2.78E+000</text:p>
          </table:table-cell>
          <table:table-cell office:value-type="float" office:value="3.71885519744152">
            <text:p>3.72E+000</text:p>
          </table:table-cell>
          <table:table-cell office:value-type="float" office:value="5.54425211497599">
            <text:p>5.54E+000</text:p>
          </table:table-cell>
          <table:table-cell office:value-type="float" office:value="7.7195587084135">
            <text:p>7.72E+000</text:p>
          </table:table-cell>
          <table:table-cell office:value-type="float" office:value="11.3145914479111">
            <text:p>1.13E+001</text:p>
          </table:table-cell>
          <table:table-cell office:value-type="float" office:value="11.3704560008686">
            <text:p>1.14E+001</text:p>
          </table:table-cell>
          <table:table-cell office:value-type="float" office:value="13.7851945784631">
            <text:p>1.38E+001</text:p>
          </table:table-cell>
          <table:table-cell office:value-type="float" office:value="13.9078434572581">
            <text:p>1.39E+001</text:p>
          </table:table-cell>
          <table:table-cell/>
          <table:table-cell table:formula="of:=2*[.A32]/PI()" office:value-type="float" office:value="0.750000000002437">
            <text:p>0.7500</text:p>
          </table:table-cell>
          <table:table-cell table:formula="of:=SQRT([.C32])" office:value-type="float" office:value="1.10598353400421">
            <text:p>1.1060</text:p>
          </table:table-cell>
          <table:table-cell table:formula="of:=SQRT([.D32])" office:value-type="float" office:value="1.66598977767057">
            <text:p>1.6660</text:p>
          </table:table-cell>
          <table:table-cell table:formula="of:=SQRT([.E32])" office:value-type="float" office:value="1.92843335312412">
            <text:p>1.9284</text:p>
          </table:table-cell>
          <table:table-cell table:formula="of:=SQRT([.F32])" office:value-type="float" office:value="2.35462356120378">
            <text:p>2.3546</text:p>
          </table:table-cell>
          <table:table-cell table:formula="of:=SQRT([.G32])" office:value-type="float" office:value="2.77840938459643">
            <text:p>2.7784</text:p>
          </table:table-cell>
          <table:table-cell table:formula="of:=SQRT([.H32])" office:value-type="float" office:value="3.36371690959734">
            <text:p>3.3637</text:p>
          </table:table-cell>
          <table:table-cell table:formula="of:=SQRT([.I32])" office:value-type="float" office:value="3.37201067626849">
            <text:p>3.3720</text:p>
          </table:table-cell>
          <table:table-cell table:formula="of:=SQRT([.J32])" office:value-type="float" office:value="3.71284184668066">
            <text:p>3.7128</text:p>
          </table:table-cell>
          <table:table-cell table:formula="of:=SQRT([.K32])" office:value-type="float" office:value="3.72932211765867">
            <text:p>3.7293</text:p>
          </table:table-cell>
          <table:table-cell table:formula="of:=[.$B$44]*[.A32]" office:value-type="float" office:value="2.3561944902">
            <text:p>2.3562</text:p>
          </table:table-cell>
          <table:table-cell table:formula="of:=[.$B$45]*[.A32]" office:value-type="float" office:value="1.1780972451">
            <text:p>1.1781</text:p>
          </table:table-cell>
          <table:table-cell/>
        </table:table-row>
        <table:table-row table:style-name="ro1">
          <table:table-cell office:value-type="float" office:value="1.21736715327">
            <text:p>1.2174</text:p>
          </table:table-cell>
          <table:table-cell office:value-type="float" office:value="0">
            <text:p>0.00E+000</text:p>
          </table:table-cell>
          <table:table-cell office:value-type="float" office:value="1.31595652775066">
            <text:p>1.32E+000</text:p>
          </table:table-cell>
          <table:table-cell office:value-type="float" office:value="2.96347743118281">
            <text:p>2.96E+000</text:p>
          </table:table-cell>
          <table:table-cell office:value-type="float" office:value="3.56729601791483">
            <text:p>3.57E+000</text:p>
          </table:table-cell>
          <table:table-cell office:value-type="float" office:value="5.92016413736632">
            <text:p>5.92E+000</text:p>
          </table:table-cell>
          <table:table-cell office:value-type="float" office:value="7.41317072297066">
            <text:p>7.41E+000</text:p>
          </table:table-cell>
          <table:table-cell office:value-type="float" office:value="11.40769372943">
            <text:p>1.14E+001</text:p>
          </table:table-cell>
          <table:table-cell office:value-type="float" office:value="11.4670586152165">
            <text:p>1.15E+001</text:p>
          </table:table-cell>
          <table:table-cell office:value-type="float" office:value="13.6321804470834">
            <text:p>1.36E+001</text:p>
          </table:table-cell>
          <table:table-cell office:value-type="float" office:value="13.7504650204995">
            <text:p>1.38E+001</text:p>
          </table:table-cell>
          <table:table-cell/>
          <table:table-cell table:formula="of:=2*[.A33]/PI()" office:value-type="float" office:value="0.775000000002518">
            <text:p>0.7750</text:p>
          </table:table-cell>
          <table:table-cell table:formula="of:=SQRT([.C33])" office:value-type="float" office:value="1.14715148422109">
            <text:p>1.1472</text:p>
          </table:table-cell>
          <table:table-cell table:formula="of:=SQRT([.D33])" office:value-type="float" office:value="1.72147536467497">
            <text:p>1.7215</text:p>
          </table:table-cell>
          <table:table-cell table:formula="of:=SQRT([.E33])" office:value-type="float" office:value="1.88872867768635">
            <text:p>1.8887</text:p>
          </table:table-cell>
          <table:table-cell table:formula="of:=SQRT([.F33])" office:value-type="float" office:value="2.4331387419065">
            <text:p>2.4331</text:p>
          </table:table-cell>
          <table:table-cell table:formula="of:=SQRT([.G33])" office:value-type="float" office:value="2.72271385256891">
            <text:p>2.7227</text:p>
          </table:table-cell>
          <table:table-cell table:formula="of:=SQRT([.H33])" office:value-type="float" office:value="3.37752775405769">
            <text:p>3.3775</text:p>
          </table:table-cell>
          <table:table-cell table:formula="of:=SQRT([.I33])" office:value-type="float" office:value="3.38630456622207">
            <text:p>3.3863</text:p>
          </table:table-cell>
          <table:table-cell table:formula="of:=SQRT([.J33])" office:value-type="float" office:value="3.69217827942847">
            <text:p>3.6922</text:p>
          </table:table-cell>
          <table:table-cell table:formula="of:=SQRT([.K33])" office:value-type="float" office:value="3.70816194636906">
            <text:p>3.7082</text:p>
          </table:table-cell>
          <table:table-cell table:formula="of:=[.$B$44]*[.A33]" office:value-type="float" office:value="2.43473430654">
            <text:p>2.4347</text:p>
          </table:table-cell>
          <table:table-cell table:formula="of:=[.$B$45]*[.A33]" office:value-type="float" office:value="1.21736715327">
            <text:p>1.2174</text:p>
          </table:table-cell>
          <table:table-cell/>
        </table:table-row>
        <table:table-row table:style-name="ro1">
          <table:table-cell office:value-type="float" office:value="1.25663706144">
            <text:p>1.2566</text:p>
          </table:table-cell>
          <table:table-cell office:value-type="float" office:value="0">
            <text:p>0.00E+000</text:p>
          </table:table-cell>
          <table:table-cell office:value-type="float" office:value="1.41147770975926">
            <text:p>1.41E+000</text:p>
          </table:table-cell>
          <table:table-cell office:value-type="float" office:value="3.15693776866852">
            <text:p>3.16E+000</text:p>
          </table:table-cell>
          <table:table-cell office:value-type="float" office:value="3.41987714555203">
            <text:p>3.42E+000</text:p>
          </table:table-cell>
          <table:table-cell office:value-type="float" office:value="6.30842873541658">
            <text:p>6.31E+000</text:p>
          </table:table-cell>
          <table:table-cell office:value-type="float" office:value="7.11305228317457">
            <text:p>7.11E+000</text:p>
          </table:table-cell>
          <table:table-cell office:value-type="float" office:value="11.5038350702239">
            <text:p>1.15E+001</text:p>
          </table:table-cell>
          <table:table-cell office:value-type="float" office:value="11.5668256213447">
            <text:p>1.16E+001</text:p>
          </table:table-cell>
          <table:table-cell office:value-type="float" office:value="13.4823949557305">
            <text:p>1.35E+001</text:p>
          </table:table-cell>
          <table:table-cell office:value-type="float" office:value="13.5963405700242">
            <text:p>1.36E+001</text:p>
          </table:table-cell>
          <table:table-cell/>
          <table:table-cell table:formula="of:=2*[.A34]/PI()" office:value-type="float" office:value="0.800000000002599">
            <text:p>0.8000</text:p>
          </table:table-cell>
          <table:table-cell table:formula="of:=SQRT([.C34])" office:value-type="float" office:value="1.1880562738184">
            <text:p>1.1881</text:p>
          </table:table-cell>
          <table:table-cell table:formula="of:=SQRT([.D34])" office:value-type="float" office:value="1.77677735483896">
            <text:p>1.7768</text:p>
          </table:table-cell>
          <table:table-cell table:formula="of:=SQRT([.E34])" office:value-type="float" office:value="1.84929098455382">
            <text:p>1.8493</text:p>
          </table:table-cell>
          <table:table-cell table:formula="of:=SQRT([.F34])" office:value-type="float" office:value="2.51165856266662">
            <text:p>2.5117</text:p>
          </table:table-cell>
          <table:table-cell table:formula="of:=SQRT([.G34])" office:value-type="float" office:value="2.66703061159308">
            <text:p>2.6670</text:p>
          </table:table-cell>
          <table:table-cell table:formula="of:=SQRT([.H34])" office:value-type="float" office:value="3.39173039468409">
            <text:p>3.3917</text:p>
          </table:table-cell>
          <table:table-cell table:formula="of:=SQRT([.I34])" office:value-type="float" office:value="3.40100361971943">
            <text:p>3.4010</text:p>
          </table:table-cell>
          <table:table-cell table:formula="of:=SQRT([.J34])" office:value-type="float" office:value="3.67183808953098">
            <text:p>3.6718</text:p>
          </table:table-cell>
          <table:table-cell table:formula="of:=SQRT([.K34])" office:value-type="float" office:value="3.6873215983996">
            <text:p>3.6873</text:p>
          </table:table-cell>
          <table:table-cell table:formula="of:=[.$B$44]*[.A34]" office:value-type="float" office:value="2.51327412288">
            <text:p>2.5133</text:p>
          </table:table-cell>
          <table:table-cell table:formula="of:=[.$B$45]*[.A34]" office:value-type="float" office:value="1.25663706144">
            <text:p>1.2566</text:p>
          </table:table-cell>
          <table:table-cell/>
        </table:table-row>
        <table:table-row table:style-name="ro1">
          <table:table-cell office:value-type="float" office:value="1.29590696961">
            <text:p>1.2959</text:p>
          </table:table-cell>
          <table:table-cell office:value-type="float" office:value="0">
            <text:p>0.00E+000</text:p>
          </table:table-cell>
          <table:table-cell office:value-type="float" office:value="1.50962970481795">
            <text:p>1.51E+000</text:p>
          </table:table-cell>
          <table:table-cell office:value-type="float" office:value="3.26865089927658">
            <text:p>3.27E+000</text:p>
          </table:table-cell>
          <table:table-cell office:value-type="float" office:value="3.36398393134594">
            <text:p>3.36E+000</text:p>
          </table:table-cell>
          <table:table-cell office:value-type="float" office:value="6.70905042882881">
            <text:p>6.71E+000</text:p>
          </table:table-cell>
          <table:table-cell office:value-type="float" office:value="6.81919602546877">
            <text:p>6.82E+000</text:p>
          </table:table-cell>
          <table:table-cell office:value-type="float" office:value="11.6029886212205">
            <text:p>1.16E+001</text:p>
          </table:table-cell>
          <table:table-cell office:value-type="float" office:value="11.6697578945656">
            <text:p>1.17E+001</text:p>
          </table:table-cell>
          <table:table-cell office:value-type="float" office:value="13.335883944924">
            <text:p>1.33E+001</text:p>
          </table:table-cell>
          <table:table-cell office:value-type="float" office:value="13.4454622687787">
            <text:p>1.34E+001</text:p>
          </table:table-cell>
          <table:table-cell/>
          <table:table-cell table:formula="of:=2*[.A35]/PI()" office:value-type="float" office:value="0.825000000002681">
            <text:p>0.8250</text:p>
          </table:table-cell>
          <table:table-cell table:formula="of:=SQRT([.C35])" office:value-type="float" office:value="1.22866989253336">
            <text:p>1.2287</text:p>
          </table:table-cell>
          <table:table-cell table:formula="of:=SQRT([.D35])" office:value-type="float" office:value="1.80794106631731">
            <text:p>1.8079</text:p>
          </table:table-cell>
          <table:table-cell table:formula="of:=SQRT([.E35])" office:value-type="float" office:value="1.83411666241435">
            <text:p>1.8341</text:p>
          </table:table-cell>
          <table:table-cell table:formula="of:=SQRT([.F35])" office:value-type="float" office:value="2.59018347397029">
            <text:p>2.5902</text:p>
          </table:table-cell>
          <table:table-cell table:formula="of:=SQRT([.G35])" office:value-type="float" office:value="2.61135903802384">
            <text:p>2.6114</text:p>
          </table:table-cell>
          <table:table-cell table:formula="of:=SQRT([.H35])" office:value-type="float" office:value="3.40631598963168">
            <text:p>3.4063</text:p>
          </table:table-cell>
          <table:table-cell table:formula="of:=SQRT([.I35])" office:value-type="float" office:value="3.41610273477915">
            <text:p>3.4161</text:p>
          </table:table-cell>
          <table:table-cell table:formula="of:=SQRT([.J35])" office:value-type="float" office:value="3.65183295687576">
            <text:p>3.6518</text:p>
          </table:table-cell>
          <table:table-cell table:formula="of:=SQRT([.K35])" office:value-type="float" office:value="3.66680545826727">
            <text:p>3.6668</text:p>
          </table:table-cell>
          <table:table-cell table:formula="of:=[.$B$44]*[.A35]" office:value-type="float" office:value="2.59181393922">
            <text:p>2.5918</text:p>
          </table:table-cell>
          <table:table-cell table:formula="of:=[.$B$45]*[.A35]" office:value-type="float" office:value="1.29590696961">
            <text:p>1.2959</text:p>
          </table:table-cell>
          <table:table-cell/>
        </table:table-row>
        <table:table-row table:style-name="ro1">
          <table:table-cell office:value-type="float" office:value="1.33517687778">
            <text:p>1.3352</text:p>
          </table:table-cell>
          <table:table-cell office:value-type="float" office:value="0">
            <text:p>0.00E+000</text:p>
          </table:table-cell>
          <table:table-cell office:value-type="float" office:value="1.61019384372137">
            <text:p>1.61E+000</text:p>
          </table:table-cell>
          <table:table-cell office:value-type="float" office:value="3.13148082077616">
            <text:p>3.13E+000</text:p>
          </table:table-cell>
          <table:table-cell office:value-type="float" office:value="3.56697134178276">
            <text:p>3.57E+000</text:p>
          </table:table-cell>
          <table:table-cell office:value-type="float" office:value="6.53159500743895">
            <text:p>6.53E+000</text:p>
          </table:table-cell>
          <table:table-cell office:value-type="float" office:value="7.12203416452291">
            <text:p>7.12E+000</text:p>
          </table:table-cell>
          <table:table-cell office:value-type="float" office:value="11.7051068266997">
            <text:p>1.17E+001</text:p>
          </table:table-cell>
          <table:table-cell office:value-type="float" office:value="11.7758561035062">
            <text:p>1.18E+001</text:p>
          </table:table-cell>
          <table:table-cell office:value-type="float" office:value="13.0445727613693">
            <text:p>1.30E+001</text:p>
          </table:table-cell>
          <table:table-cell office:value-type="float" office:value="13.1927074661561">
            <text:p>1.32E+001</text:p>
          </table:table-cell>
          <table:table-cell/>
          <table:table-cell table:formula="of:=2*[.A36]/PI()" office:value-type="float" office:value="0.850000000002762">
            <text:p>0.8500</text:p>
          </table:table-cell>
          <table:table-cell table:formula="of:=SQRT([.C36])" office:value-type="float" office:value="1.2689341368729">
            <text:p>1.2689</text:p>
          </table:table-cell>
          <table:table-cell table:formula="of:=SQRT([.D36])" office:value-type="float" office:value="1.76959905650296">
            <text:p>1.7696</text:p>
          </table:table-cell>
          <table:table-cell table:formula="of:=SQRT([.E36])" office:value-type="float" office:value="1.88864272475838">
            <text:p>1.8886</text:p>
          </table:table-cell>
          <table:table-cell table:formula="of:=SQRT([.F36])" office:value-type="float" office:value="2.55569853610299">
            <text:p>2.5557</text:p>
          </table:table-cell>
          <table:table-cell table:formula="of:=SQRT([.G36])" office:value-type="float" office:value="2.66871395329715">
            <text:p>2.6687</text:p>
          </table:table-cell>
          <table:table-cell table:formula="of:=SQRT([.H36])" office:value-type="float" office:value="3.4212726910756">
            <text:p>3.4213</text:p>
          </table:table-cell>
          <table:table-cell table:formula="of:=SQRT([.I36])" office:value-type="float" office:value="3.43159672798337">
            <text:p>3.4316</text:p>
          </table:table-cell>
          <table:table-cell table:formula="of:=SQRT([.J36])" office:value-type="float" office:value="3.61172711612731">
            <text:p>3.6117</text:p>
          </table:table-cell>
          <table:table-cell table:formula="of:=SQRT([.K36])" office:value-type="float" office:value="3.63217668432527">
            <text:p>3.6322</text:p>
          </table:table-cell>
          <table:table-cell table:formula="of:=[.$B$44]*[.A36]" office:value-type="float" office:value="2.67035375556">
            <text:p>2.6704</text:p>
          </table:table-cell>
          <table:table-cell table:formula="of:=[.$B$45]*[.A36]" office:value-type="float" office:value="1.33517687778">
            <text:p>1.3352</text:p>
          </table:table-cell>
          <table:table-cell/>
        </table:table-row>
        <table:table-row table:style-name="ro1">
          <table:table-cell office:value-type="float" office:value="1.37444678595">
            <text:p>1.3744</text:p>
          </table:table-cell>
          <table:table-cell office:value-type="float" office:value="0">
            <text:p>0.00E+000</text:p>
          </table:table-cell>
          <table:table-cell office:value-type="float" office:value="1.71278757467775">
            <text:p>1.71E+000</text:p>
          </table:table-cell>
          <table:table-cell office:value-type="float" office:value="2.99514767168829">
            <text:p>3.00E+000</text:p>
          </table:table-cell>
          <table:table-cell office:value-type="float" office:value="3.7795025049558">
            <text:p>3.78E+000</text:p>
          </table:table-cell>
          <table:table-cell office:value-type="float" office:value="6.25024272604279">
            <text:p>6.25E+000</text:p>
          </table:table-cell>
          <table:table-cell office:value-type="float" office:value="7.54738534117595">
            <text:p>7.55E+000</text:p>
          </table:table-cell>
          <table:table-cell office:value-type="float" office:value="11.810100898507">
            <text:p>1.18E+001</text:p>
          </table:table-cell>
          <table:table-cell office:value-type="float" office:value="11.8851202253437">
            <text:p>1.19E+001</text:p>
          </table:table-cell>
          <table:table-cell office:value-type="float" office:value="12.4826683766012">
            <text:p>1.25E+001</text:p>
          </table:table-cell>
          <table:table-cell office:value-type="float" office:value="13.0529625918637">
            <text:p>1.31E+001</text:p>
          </table:table-cell>
          <table:table-cell/>
          <table:table-cell table:formula="of:=2*[.A37]/PI()" office:value-type="float" office:value="0.875000000002843">
            <text:p>0.8750</text:p>
          </table:table-cell>
          <table:table-cell table:formula="of:=SQRT([.C37])" office:value-type="float" office:value="1.30873510485421">
            <text:p>1.3087</text:p>
          </table:table-cell>
          <table:table-cell table:formula="of:=SQRT([.D37])" office:value-type="float" office:value="1.73064949417503">
            <text:p>1.7306</text:p>
          </table:table-cell>
          <table:table-cell table:formula="of:=SQRT([.E37])" office:value-type="float" office:value="1.94409426339254">
            <text:p>1.9441</text:p>
          </table:table-cell>
          <table:table-cell table:formula="of:=SQRT([.F37])" office:value-type="float" office:value="2.50004854473724">
            <text:p>2.5000</text:p>
          </table:table-cell>
          <table:table-cell table:formula="of:=SQRT([.G37])" office:value-type="float" office:value="2.74725050571948">
            <text:p>2.7473</text:p>
          </table:table-cell>
          <table:table-cell table:formula="of:=SQRT([.H37])" office:value-type="float" office:value="3.43658273558299">
            <text:p>3.4366</text:p>
          </table:table-cell>
          <table:table-cell table:formula="of:=SQRT([.I37])" office:value-type="float" office:value="3.44748027192959">
            <text:p>3.4475</text:p>
          </table:table-cell>
          <table:table-cell table:formula="of:=SQRT([.J37])" office:value-type="float" office:value="3.5330819940388">
            <text:p>3.5331</text:p>
          </table:table-cell>
          <table:table-cell table:formula="of:=SQRT([.K37])" office:value-type="float" office:value="3.61288840013965">
            <text:p>3.6129</text:p>
          </table:table-cell>
          <table:table-cell table:formula="of:=[.$B$44]*[.A37]" office:value-type="float" office:value="2.7488935719">
            <text:p>2.7489</text:p>
          </table:table-cell>
          <table:table-cell table:formula="of:=[.$B$45]*[.A37]" office:value-type="float" office:value="1.37444678595">
            <text:p>1.3744</text:p>
          </table:table-cell>
          <table:table-cell/>
        </table:table-row>
        <table:table-row table:style-name="ro1">
          <table:table-cell office:value-type="float" office:value="1.41371669412">
            <text:p>1.4137</text:p>
          </table:table-cell>
          <table:table-cell office:value-type="float" office:value="0">
            <text:p>0.00E+000</text:p>
          </table:table-cell>
          <table:table-cell office:value-type="float" office:value="1.81668241924435">
            <text:p>1.82E+000</text:p>
          </table:table-cell>
          <table:table-cell office:value-type="float" office:value="2.86345412566306">
            <text:p>2.86E+000</text:p>
          </table:table-cell>
          <table:table-cell office:value-type="float" office:value="3.99850435488475">
            <text:p>4.00E+000</text:p>
          </table:table-cell>
          <table:table-cell office:value-type="float" office:value="5.97513313765333">
            <text:p>5.98E+000</text:p>
          </table:table-cell>
          <table:table-cell office:value-type="float" office:value="7.98510983422486">
            <text:p>7.99E+000</text:p>
          </table:table-cell>
          <table:table-cell office:value-type="float" office:value="11.9177904496114">
            <text:p>1.19E+001</text:p>
          </table:table-cell>
          <table:table-cell office:value-type="float" office:value="11.9332280711903">
            <text:p>1.19E+001</text:p>
          </table:table-cell>
          <table:table-cell office:value-type="float" office:value="11.9975483125842">
            <text:p>1.20E+001</text:p>
          </table:table-cell>
          <table:table-cell office:value-type="float" office:value="12.9168352052959">
            <text:p>1.29E+001</text:p>
          </table:table-cell>
          <table:table-cell/>
          <table:table-cell table:formula="of:=2*[.A38]/PI()" office:value-type="float" office:value="0.900000000002924">
            <text:p>0.9000</text:p>
          </table:table-cell>
          <table:table-cell table:formula="of:=SQRT([.C38])" office:value-type="float" office:value="1.34784361824522">
            <text:p>1.3478</text:p>
          </table:table-cell>
          <table:table-cell table:formula="of:=SQRT([.D38])" office:value-type="float" office:value="1.69217437803054">
            <text:p>1.6922</text:p>
          </table:table-cell>
          <table:table-cell table:formula="of:=SQRT([.E38])" office:value-type="float" office:value="1.99962605376224">
            <text:p>1.9996</text:p>
          </table:table-cell>
          <table:table-cell table:formula="of:=SQRT([.F38])" office:value-type="float" office:value="2.44440854556953">
            <text:p>2.4444</text:p>
          </table:table-cell>
          <table:table-cell table:formula="of:=SQRT([.G38])" office:value-type="float" office:value="2.82579366448169">
            <text:p>2.8258</text:p>
          </table:table-cell>
          <table:table-cell table:formula="of:=SQRT([.H38])" office:value-type="float" office:value="3.45221529595294">
            <text:p>3.4522</text:p>
          </table:table-cell>
          <table:table-cell table:formula="of:=SQRT([.I38])" office:value-type="float" office:value="3.45445047311295">
            <text:p>3.4545</text:p>
          </table:table-cell>
          <table:table-cell table:formula="of:=SQRT([.J38])" office:value-type="float" office:value="3.46374772646395">
            <text:p>3.4637</text:p>
          </table:table-cell>
          <table:table-cell table:formula="of:=SQRT([.K38])" office:value-type="float" office:value="3.59399988944016">
            <text:p>3.5940</text:p>
          </table:table-cell>
          <table:table-cell table:formula="of:=[.$B$44]*[.A38]" office:value-type="float" office:value="2.82743338824">
            <text:p>2.8274</text:p>
          </table:table-cell>
          <table:table-cell table:formula="of:=[.$B$45]*[.A38]" office:value-type="float" office:value="1.41371669412">
            <text:p>1.4137</text:p>
          </table:table-cell>
          <table:table-cell/>
        </table:table-row>
        <table:table-row table:style-name="ro1">
          <table:table-cell office:value-type="float" office:value="1.45298660229">
            <text:p>1.4530</text:p>
          </table:table-cell>
          <table:table-cell office:value-type="float" office:value="0">
            <text:p>0.00E+000</text:p>
          </table:table-cell>
          <table:table-cell office:value-type="float" office:value="1.92032620940798">
            <text:p>1.92E+000</text:p>
          </table:table-cell>
          <table:table-cell office:value-type="float" office:value="2.73814392559129">
            <text:p>2.74E+000</text:p>
          </table:table-cell>
          <table:table-cell office:value-type="float" office:value="4.22378683923067">
            <text:p>4.22E+000</text:p>
          </table:table-cell>
          <table:table-cell office:value-type="float" office:value="5.70626068891338">
            <text:p>5.71E+000</text:p>
          </table:table-cell>
          <table:table-cell office:value-type="float" office:value="8.43521402130853">
            <text:p>8.44E+000</text:p>
          </table:table-cell>
          <table:table-cell office:value-type="float" office:value="11.3962397410796">
            <text:p>1.14E+001</text:p>
          </table:table-cell>
          <table:table-cell office:value-type="float" office:value="12.0277571697956">
            <text:p>1.20E+001</text:p>
          </table:table-cell>
          <table:table-cell office:value-type="float" office:value="12.1131327669592">
            <text:p>1.21E+001</text:p>
          </table:table-cell>
          <table:table-cell office:value-type="float" office:value="12.7847472306248">
            <text:p>1.28E+001</text:p>
          </table:table-cell>
          <table:table-cell/>
          <table:table-cell table:formula="of:=2*[.A39]/PI()" office:value-type="float" office:value="0.925000000003006">
            <text:p>0.9250</text:p>
          </table:table-cell>
          <table:table-cell table:formula="of:=SQRT([.C39])" office:value-type="float" office:value="1.38575835173669">
            <text:p>1.3858</text:p>
          </table:table-cell>
          <table:table-cell table:formula="of:=SQRT([.D39])" office:value-type="float" office:value="1.65473379296831">
            <text:p>1.6547</text:p>
          </table:table-cell>
          <table:table-cell table:formula="of:=SQRT([.E39])" office:value-type="float" office:value="2.05518535398408">
            <text:p>2.0552</text:p>
          </table:table-cell>
          <table:table-cell table:formula="of:=SQRT([.F39])" office:value-type="float" office:value="2.38877807443751">
            <text:p>2.3888</text:p>
          </table:table-cell>
          <table:table-cell table:formula="of:=SQRT([.G39])" office:value-type="float" office:value="2.90434399155963">
            <text:p>2.9043</text:p>
          </table:table-cell>
          <table:table-cell table:formula="of:=SQRT([.H39])" office:value-type="float" office:value="3.3758317110128">
            <text:p>3.3758</text:p>
          </table:table-cell>
          <table:table-cell table:formula="of:=SQRT([.I39])" office:value-type="float" office:value="3.46810570337693">
            <text:p>3.4681</text:p>
          </table:table-cell>
          <table:table-cell table:formula="of:=SQRT([.J39])" office:value-type="float" office:value="3.48039261678322">
            <text:p>3.4804</text:p>
          </table:table-cell>
          <table:table-cell table:formula="of:=SQRT([.K39])" office:value-type="float" office:value="3.57557648927062">
            <text:p>3.5756</text:p>
          </table:table-cell>
          <table:table-cell table:formula="of:=[.$B$44]*[.A39]" office:value-type="float" office:value="2.90597320458">
            <text:p>2.9060</text:p>
          </table:table-cell>
          <table:table-cell table:formula="of:=[.$B$45]*[.A39]" office:value-type="float" office:value="1.45298660229">
            <text:p>1.4530</text:p>
          </table:table-cell>
          <table:table-cell/>
        </table:table-row>
        <table:table-row table:style-name="ro1">
          <table:table-cell office:value-type="float" office:value="1.49225651046">
            <text:p>1.4923</text:p>
          </table:table-cell>
          <table:table-cell office:value-type="float" office:value="0">
            <text:p>0.00E+000</text:p>
          </table:table-cell>
          <table:table-cell office:value-type="float" office:value="2.01988408329657">
            <text:p>2.02E+000</text:p>
          </table:table-cell>
          <table:table-cell office:value-type="float" office:value="2.62309657397278">
            <text:p>2.62E+000</text:p>
          </table:table-cell>
          <table:table-cell office:value-type="float" office:value="4.45530718350193">
            <text:p>4.46E+000</text:p>
          </table:table-cell>
          <table:table-cell office:value-type="float" office:value="5.44362037304117">
            <text:p>5.44E+000</text:p>
          </table:table-cell>
          <table:table-cell office:value-type="float" office:value="8.89770480812846">
            <text:p>8.90E+000</text:p>
          </table:table-cell>
          <table:table-cell office:value-type="float" office:value="10.8716920295525">
            <text:p>1.09E+001</text:p>
          </table:table-cell>
          <table:table-cell office:value-type="float" office:value="12.1387980266617">
            <text:p>1.21E+001</text:p>
          </table:table-cell>
          <table:table-cell office:value-type="float" office:value="12.2318454180831">
            <text:p>1.22E+001</text:p>
          </table:table-cell>
          <table:table-cell office:value-type="float" office:value="12.6579039925868">
            <text:p>1.27E+001</text:p>
          </table:table-cell>
          <table:table-cell/>
          <table:table-cell table:formula="of:=2*[.A40]/PI()" office:value-type="float" office:value="0.950000000003087">
            <text:p>0.9500</text:p>
          </table:table-cell>
          <table:table-cell table:formula="of:=SQRT([.C40])" office:value-type="float" office:value="1.42122626041619">
            <text:p>1.4212</text:p>
          </table:table-cell>
          <table:table-cell table:formula="of:=SQRT([.D40])" office:value-type="float" office:value="1.61959765805362">
            <text:p>1.6196</text:p>
          </table:table-cell>
          <table:table-cell table:formula="of:=SQRT([.E40])" office:value-type="float" office:value="2.11075985926915">
            <text:p>2.1108</text:p>
          </table:table-cell>
          <table:table-cell table:formula="of:=SQRT([.F40])" office:value-type="float" office:value="2.33315673992151">
            <text:p>2.3332</text:p>
          </table:table-cell>
          <table:table-cell table:formula="of:=SQRT([.G40])" office:value-type="float" office:value="2.98290207819976">
            <text:p>2.9829</text:p>
          </table:table-cell>
          <table:table-cell table:formula="of:=SQRT([.H40])" office:value-type="float" office:value="3.29722489823677">
            <text:p>3.2972</text:p>
          </table:table-cell>
          <table:table-cell table:formula="of:=SQRT([.I40])" office:value-type="float" office:value="3.48407778711407">
            <text:p>3.4841</text:p>
          </table:table-cell>
          <table:table-cell table:formula="of:=SQRT([.J40])" office:value-type="float" office:value="3.49740552668447">
            <text:p>3.4974</text:p>
          </table:table-cell>
          <table:table-cell table:formula="of:=SQRT([.K40])" office:value-type="float" office:value="3.55779482159762">
            <text:p>3.5578</text:p>
          </table:table-cell>
          <table:table-cell table:formula="of:=[.$B$44]*[.A40]" office:value-type="float" office:value="2.98451302092">
            <text:p>2.9845</text:p>
          </table:table-cell>
          <table:table-cell table:formula="of:=[.$B$45]*[.A40]" office:value-type="float" office:value="1.49225651046">
            <text:p>1.4923</text:p>
          </table:table-cell>
          <table:table-cell/>
        </table:table-row>
        <table:table-row table:style-name="ro1">
          <table:table-cell office:value-type="float" office:value="1.53152641863">
            <text:p>1.5315</text:p>
          </table:table-cell>
          <table:table-cell office:value-type="float" office:value="0">
            <text:p>0.00E+000</text:p>
          </table:table-cell>
          <table:table-cell office:value-type="float" office:value="2.10418949738025">
            <text:p>2.10E+000</text:p>
          </table:table-cell>
          <table:table-cell office:value-type="float" office:value="2.52949372727072">
            <text:p>2.53E+000</text:p>
          </table:table-cell>
          <table:table-cell office:value-type="float" office:value="4.6930523613524">
            <text:p>4.69E+000</text:p>
          </table:table-cell>
          <table:table-cell office:value-type="float" office:value="5.18720785736947">
            <text:p>5.19E+000</text:p>
          </table:table-cell>
          <table:table-cell office:value-type="float" office:value="9.37258965470616">
            <text:p>9.37E+000</text:p>
          </table:table-cell>
          <table:table-cell office:value-type="float" office:value="10.3595742988262">
            <text:p>1.04E+001</text:p>
          </table:table-cell>
          <table:table-cell office:value-type="float" office:value="12.2458320605874">
            <text:p>1.22E+001</text:p>
          </table:table-cell>
          <table:table-cell office:value-type="float" office:value="12.3535336230865">
            <text:p>1.24E+001</text:p>
          </table:table-cell>
          <table:table-cell office:value-type="float" office:value="12.5413874761568">
            <text:p>1.25E+001</text:p>
          </table:table-cell>
          <table:table-cell/>
          <table:table-cell table:formula="of:=2*[.A41]/PI()" office:value-type="float" office:value="0.975000000003168">
            <text:p>0.9750</text:p>
          </table:table-cell>
          <table:table-cell table:formula="of:=SQRT([.C41])" office:value-type="float" office:value="1.45058246831411">
            <text:p>1.4506</text:p>
          </table:table-cell>
          <table:table-cell table:formula="of:=SQRT([.D41])" office:value-type="float" office:value="1.59043821862741">
            <text:p>1.5904</text:p>
          </table:table-cell>
          <table:table-cell table:formula="of:=SQRT([.E41])" office:value-type="float" office:value="2.16634539290308">
            <text:p>2.1663</text:p>
          </table:table-cell>
          <table:table-cell table:formula="of:=SQRT([.F41])" office:value-type="float" office:value="2.2775442602438">
            <text:p>2.2775</text:p>
          </table:table-cell>
          <table:table-cell table:formula="of:=SQRT([.G41])" office:value-type="float" office:value="3.06146854543798">
            <text:p>3.0615</text:p>
          </table:table-cell>
          <table:table-cell table:formula="of:=SQRT([.H41])" office:value-type="float" office:value="3.21862925774718">
            <text:p>3.2186</text:p>
          </table:table-cell>
          <table:table-cell table:formula="of:=SQRT([.I41])" office:value-type="float" office:value="3.49940452942888">
            <text:p>3.4994</text:p>
          </table:table-cell>
          <table:table-cell table:formula="of:=SQRT([.J41])" office:value-type="float" office:value="3.51475939760981">
            <text:p>3.5148</text:p>
          </table:table-cell>
          <table:table-cell table:formula="of:=SQRT([.K41])" office:value-type="float" office:value="3.54138214206781">
            <text:p>3.5414</text:p>
          </table:table-cell>
          <table:table-cell table:formula="of:=[.$B$44]*[.A41]" office:value-type="float" office:value="3.06305283726">
            <text:p>3.0631</text:p>
          </table:table-cell>
          <table:table-cell table:formula="of:=[.$B$45]*[.A41]" office:value-type="float" office:value="1.53152641863">
            <text:p>1.5315</text:p>
          </table:table-cell>
          <table:table-cell/>
        </table:table-row>
        <table:table-row table:style-name="ro1">
          <table:table-cell office:value-type="float" office:value="1.5707963268">
            <text:p>1.5708</text:p>
          </table:table-cell>
          <table:table-cell office:value-type="float" office:value="0">
            <text:p>0.00E+000</text:p>
          </table:table-cell>
          <table:table-cell office:value-type="float" office:value="2.1421665821736">
            <text:p>2.14E+000</text:p>
          </table:table-cell>
          <table:table-cell office:value-type="float" office:value="2.48841698822972">
            <text:p>2.49E+000</text:p>
          </table:table-cell>
          <table:table-cell office:value-type="float" office:value="4.93670769542553">
            <text:p>4.94E+000</text:p>
          </table:table-cell>
          <table:table-cell office:value-type="float" office:value="4.93733073731122">
            <text:p>4.94E+000</text:p>
          </table:table-cell>
          <table:table-cell office:value-type="float" office:value="9.859876601886">
            <text:p>9.86E+000</text:p>
          </table:table-cell>
          <table:table-cell office:value-type="float" office:value="9.85987660201426">
            <text:p>9.86E+000</text:p>
          </table:table-cell>
          <table:table-cell office:value-type="float" office:value="12.3104041537858">
            <text:p>1.23E+001</text:p>
          </table:table-cell>
          <table:table-cell office:value-type="float" office:value="12.466792748189">
            <text:p>1.25E+001</text:p>
          </table:table-cell>
          <table:table-cell office:value-type="float" office:value="12.4735445528225">
            <text:p>1.25E+001</text:p>
          </table:table-cell>
          <table:table-cell/>
          <table:table-cell table:formula="of:=2*[.A42]/PI()" office:value-type="float" office:value="1.00000000000325">
            <text:p>1.0000</text:p>
          </table:table-cell>
          <table:table-cell table:formula="of:=SQRT([.C42])" office:value-type="float" office:value="1.46361421903916">
            <text:p>1.4636</text:p>
          </table:table-cell>
          <table:table-cell table:formula="of:=SQRT([.D42])" office:value-type="float" office:value="1.57747170758455">
            <text:p>1.5775</text:p>
          </table:table-cell>
          <table:table-cell table:formula="of:=SQRT([.E42])" office:value-type="float" office:value="2.2218703147181">
            <text:p>2.2219</text:p>
          </table:table-cell>
          <table:table-cell table:formula="of:=SQRT([.F42])" office:value-type="float" office:value="2.22201051692183">
            <text:p>2.2220</text:p>
          </table:table-cell>
          <table:table-cell table:formula="of:=SQRT([.G42])" office:value-type="float" office:value="3.1400440445774">
            <text:p>3.1400</text:p>
          </table:table-cell>
          <table:table-cell table:formula="of:=SQRT([.H42])" office:value-type="float" office:value="3.14004404459782">
            <text:p>3.1400</text:p>
          </table:table-cell>
          <table:table-cell table:formula="of:=SQRT([.I42])" office:value-type="float" office:value="3.50861855347454">
            <text:p>3.5086</text:p>
          </table:table-cell>
          <table:table-cell table:formula="of:=SQRT([.J42])" office:value-type="float" office:value="3.53083456822732">
            <text:p>3.5308</text:p>
          </table:table-cell>
          <table:table-cell table:formula="of:=SQRT([.K42])" office:value-type="float" office:value="3.53179055902562">
            <text:p>3.5318</text:p>
          </table:table-cell>
          <table:table-cell table:formula="of:=[.$B$44]*[.A42]" office:value-type="float" office:value="3.1415926536">
            <text:p>3.1416</text:p>
          </table:table-cell>
          <table:table-cell table:formula="of:=[.$B$45]*[.A42]" office:value-type="float" office:value="1.5707963268">
            <text:p>1.5708</text:p>
          </table:table-cell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Alpha</text:p>
          </table:table-cell>
          <table:table-cell table:style-name="ce2" office:value-type="float" office:value="2">
            <text:p>2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Beta</text:p>
          </table:table-cell>
          <table:table-cell table:style-name="ce2" office:value-type="float" office:value="1">
            <text:p>1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Beta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nu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rho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J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eta</text:p>
          </table:table-cell>
          <table:table-cell table:style-name="ce3" office:value-type="float" office:value="2">
            <text:p>2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mu_c</text:p>
          </table:table-cell>
          <table:table-cell table:style-name="ce5" office:value-type="float" office:value="0.0000001">
            <text:p>1.00E-007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</table:table>
      <table:table table:name="4x4_3" table:style-name="ta1">
        <table:shapes>
          <draw:frame draw:z-index="0" draw:style-name="gr1" svg:width="6.8323in" svg:height="7.3386in" svg:x="2.6665in" svg:y="7.2374in">
            <draw:object draw:notify-on-update-of-ranges="4x4_3.M2:4x4_3.M42 4x4_3.W1:4x4_3.W1 4x4_3.W2:4x4_3.W42 4x4_3.M2:4x4_3.M42 4x4_3.X1:4x4_3.X1 4x4_3.X2:4x4_3.X42 4x4_3.M2:4x4_3.M42 4x4_3.N1:4x4_3.N1 4x4_3.N2:4x4_3.N42 4x4_3.M2:4x4_3.M42 4x4_3.O1:4x4_3.O1 4x4_3.O2:4x4_3.O42 4x4_3.M2:4x4_3.M42 4x4_3.P1:4x4_3.P1 4x4_3.P2:4x4_3.P42 4x4_3.M2:4x4_3.M42 4x4_3.Q1:4x4_3.Q1 4x4_3.Q2:4x4_3.Q42 4x4_3.M2:4x4_3.M42 4x4_3.R1:4x4_3.R1 4x4_3.R2:4x4_3.R42 4x4_3.M2:4x4_3.M42 4x4_3.S1:4x4_3.S1 4x4_3.S2:4x4_3.S42 4x4_3.M2:4x4_3.M42 4x4_3.T1:4x4_3.T1 4x4_3.T2:4x4_3.T42 4x4_3.M2:4x4_3.M42 4x4_3.U1:4x4_3.U1 4x4_3.U2:4x4_3.U42 4x4_3.M2:4x4_3.M42 4x4_3.V1:4x4_3.V1 4x4_3.V2:4x4_3.V4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ce4"/>
        <table:table-column table:style-name="co1" table:default-cell-style-name="Default"/>
        <table:table-column table:style-name="co1" table:number-columns-repeated="12" table:default-cell-style-name="ce1"/>
        <table:table-column table:style-name="co1" table:default-cell-style-name="Default"/>
        <table:table-row table:style-name="ro1">
          <table:table-cell table:style-name="Default" table:number-columns-repeated="11"/>
          <table:table-cell/>
          <table:table-cell table:style-name="ce3" office:value-type="string">
            <text:p>kx</text:p>
          </table:table-cell>
          <table:table-cell table:style-name="ce3" office:value-type="string">
            <text:p>N = 1</text:p>
          </table:table-cell>
          <table:table-cell table:style-name="ce3" office:value-type="string">
            <text:p>N = 2</text:p>
          </table:table-cell>
          <table:table-cell table:style-name="ce3" office:value-type="string">
            <text:p>N = 3</text:p>
          </table:table-cell>
          <table:table-cell table:style-name="ce3" office:value-type="string">
            <text:p>N = 4</text:p>
          </table:table-cell>
          <table:table-cell table:style-name="ce3" office:value-type="string">
            <text:p>N = 5</text:p>
          </table:table-cell>
          <table:table-cell table:style-name="ce3" office:value-type="string">
            <text:p>N = 6</text:p>
          </table:table-cell>
          <table:table-cell table:style-name="ce3" office:value-type="string">
            <text:p>N = 7</text:p>
          </table:table-cell>
          <table:table-cell table:style-name="ce3" office:value-type="string">
            <text:p>N = 8</text:p>
          </table:table-cell>
          <table:table-cell table:style-name="ce3" office:value-type="string">
            <text:p>N = 9</text:p>
          </table:table-cell>
          <table:table-cell table:style-name="ce3" office:value-type="string">
            <text:p>Alpha</text:p>
          </table:table-cell>
          <table:table-cell table:style-name="ce3" office:value-type="string">
            <text:p>Beta</text:p>
          </table:table-cell>
          <table:table-cell table:style-name="ce3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E+000</text:p>
          </table:table-cell>
          <table:table-cell office:value-type="float" office:value="-0.155366822020611">
            <text:p>-1.55E-001</text:p>
          </table:table-cell>
          <table:table-cell office:value-type="float" office:value="-0.0000000000000222023542519654">
            <text:p>-2.22E-014</text:p>
          </table:table-cell>
          <table:table-cell office:value-type="float" office:value="0.0000287294851780769">
            <text:p>2.87E-005</text:p>
          </table:table-cell>
          <table:table-cell office:value-type="float" office:value="0.198874384677925">
            <text:p>1.99E-001</text:p>
          </table:table-cell>
          <table:table-cell office:value-type="float" office:value="0.198876911648199">
            <text:p>1.99E-001</text:p>
          </table:table-cell>
          <table:table-cell office:value-type="float" office:value="0.198876936328365">
            <text:p>1.99E-001</text:p>
          </table:table-cell>
          <table:table-cell office:value-type="float" office:value="0.198926867380069">
            <text:p>1.99E-001</text:p>
          </table:table-cell>
          <table:table-cell office:value-type="float" office:value="0.399126674676681">
            <text:p>3.99E-001</text:p>
          </table:table-cell>
          <table:table-cell office:value-type="float" office:value="0.399130682794246">
            <text:p>3.99E-001</text:p>
          </table:table-cell>
          <table:table-cell/>
          <table:table-cell table:formula="of:=2*[.A2]/PI()" office:value-type="float" office:value="0">
            <text:p>0.0000</text:p>
          </table:table-cell>
          <table:table-cell table:formula="of:=SQRT([.C2])" office:value-type="float" office:value="0">
            <text:p>Err:502</text:p>
          </table:table-cell>
          <table:table-cell table:formula="of:=SQRT([.D2])" office:value-type="float" office:value="0">
            <text:p>Err:502</text:p>
          </table:table-cell>
          <table:table-cell table:formula="of:=SQRT([.E2])" office:value-type="float" office:value="0.00535998928898901">
            <text:p>0.0054</text:p>
          </table:table-cell>
          <table:table-cell table:formula="of:=SQRT([.F2])" office:value-type="float" office:value="0.445953343611105">
            <text:p>0.4460</text:p>
          </table:table-cell>
          <table:table-cell table:formula="of:=SQRT([.G2])" office:value-type="float" office:value="0.445956176824807">
            <text:p>0.4460</text:p>
          </table:table-cell>
          <table:table-cell table:formula="of:=SQRT([.H2])" office:value-type="float" office:value="0.445956204495873">
            <text:p>0.4460</text:p>
          </table:table-cell>
          <table:table-cell table:formula="of:=SQRT([.I2])" office:value-type="float" office:value="0.446012182995117">
            <text:p>0.4460</text:p>
          </table:table-cell>
          <table:table-cell table:formula="of:=SQRT([.J2])" office:value-type="float" office:value="0.631764730478586">
            <text:p>0.6318</text:p>
          </table:table-cell>
          <table:table-cell table:formula="of:=SQRT([.K2])" office:value-type="float" office:value="0.631767902630583">
            <text:p>0.6318</text:p>
          </table:table-cell>
          <table:table-cell table:formula="of:=[.$B$44]*[.A2]" office:value-type="float" office:value="0">
            <text:p>0.0000</text:p>
          </table:table-cell>
          <table:table-cell table:formula="of:=[.$B$45]*[.A2]" office:value-type="float" office:value="0">
            <text:p>0.0000</text:p>
          </table:table-cell>
          <table:table-cell table:style-name="ce1"/>
        </table:table-row>
        <table:table-row table:style-name="ro1">
          <table:table-cell office:value-type="float" office:value="0.03926990817">
            <text:p>0.0393</text:p>
          </table:table-cell>
          <table:table-cell office:value-type="float" office:value="0">
            <text:p>0.00E+000</text:p>
          </table:table-cell>
          <table:table-cell office:value-type="float" office:value="-0.153831287837261">
            <text:p>-1.54E-001</text:p>
          </table:table-cell>
          <table:table-cell office:value-type="float" office:value="0.0000599219471785861">
            <text:p>5.99E-005</text:p>
          </table:table-cell>
          <table:table-cell office:value-type="float" office:value="0.00615926846644087">
            <text:p>6.16E-003</text:p>
          </table:table-cell>
          <table:table-cell office:value-type="float" office:value="0.19387809093371">
            <text:p>1.94E-001</text:p>
          </table:table-cell>
          <table:table-cell office:value-type="float" office:value="0.198905874700565">
            <text:p>1.99E-001</text:p>
          </table:table-cell>
          <table:table-cell office:value-type="float" office:value="0.198938959126447">
            <text:p>1.99E-001</text:p>
          </table:table-cell>
          <table:table-cell office:value-type="float" office:value="0.203962214323592">
            <text:p>2.04E-001</text:p>
          </table:table-cell>
          <table:table-cell office:value-type="float" office:value="0.394045255492075">
            <text:p>3.94E-001</text:p>
          </table:table-cell>
          <table:table-cell office:value-type="float" office:value="0.394062325532394">
            <text:p>3.94E-001</text:p>
          </table:table-cell>
          <table:table-cell/>
          <table:table-cell table:formula="of:=2*[.A3]/PI()" office:value-type="float" office:value="0.0250000000000812">
            <text:p>0.0250</text:p>
          </table:table-cell>
          <table:table-cell table:formula="of:=SQRT([.C3])" office:value-type="float" office:value="0">
            <text:p>Err:502</text:p>
          </table:table-cell>
          <table:table-cell table:formula="of:=SQRT([.D3])" office:value-type="float" office:value="0.00774092676483805">
            <text:p>0.0077</text:p>
          </table:table-cell>
          <table:table-cell table:formula="of:=SQRT([.E3])" office:value-type="float" office:value="0.0784810070427289">
            <text:p>0.0785</text:p>
          </table:table-cell>
          <table:table-cell table:formula="of:=SQRT([.F3])" office:value-type="float" office:value="0.440315899024451">
            <text:p>0.4403</text:p>
          </table:table-cell>
          <table:table-cell table:formula="of:=SQRT([.G3])" office:value-type="float" office:value="0.445988648622995">
            <text:p>0.4460</text:p>
          </table:table-cell>
          <table:table-cell table:formula="of:=SQRT([.H3])" office:value-type="float" office:value="0.446025738188332">
            <text:p>0.4460</text:p>
          </table:table-cell>
          <table:table-cell table:formula="of:=SQRT([.I3])" office:value-type="float" office:value="0.451621760241457">
            <text:p>0.4516</text:p>
          </table:table-cell>
          <table:table-cell table:formula="of:=SQRT([.J3])" office:value-type="float" office:value="0.627730241020835">
            <text:p>0.6277</text:p>
          </table:table-cell>
          <table:table-cell table:formula="of:=SQRT([.K3])" office:value-type="float" office:value="0.627743837510488">
            <text:p>0.6277</text:p>
          </table:table-cell>
          <table:table-cell table:formula="of:=[.$B$44]*[.A3]" office:value-type="float" office:value="0.07853981634">
            <text:p>0.0785</text:p>
          </table:table-cell>
          <table:table-cell table:formula="of:=[.$B$45]*[.A3]" office:value-type="float" office:value="0.03926990817">
            <text:p>0.0393</text:p>
          </table:table-cell>
          <table:table-cell table:style-name="ce1"/>
        </table:table-row>
        <table:table-row table:style-name="ro1">
          <table:table-cell office:value-type="float" office:value="0.07853981634">
            <text:p>0.0785</text:p>
          </table:table-cell>
          <table:table-cell office:value-type="float" office:value="0">
            <text:p>0.00E+000</text:p>
          </table:table-cell>
          <table:table-cell office:value-type="float" office:value="-0.149224778640231">
            <text:p>-1.49E-001</text:p>
          </table:table-cell>
          <table:table-cell office:value-type="float" office:value="0.000153541698264498">
            <text:p>1.54E-004</text:p>
          </table:table-cell>
          <table:table-cell office:value-type="float" office:value="0.0246370739420643">
            <text:p>2.46E-002</text:p>
          </table:table-cell>
          <table:table-cell office:value-type="float" office:value="0.188938108033012">
            <text:p>1.89E-001</text:p>
          </table:table-cell>
          <table:table-cell office:value-type="float" office:value="0.198998406331757">
            <text:p>1.99E-001</text:p>
          </table:table-cell>
          <table:table-cell office:value-type="float" office:value="0.199032070877929">
            <text:p>1.99E-001</text:p>
          </table:table-cell>
          <table:table-cell office:value-type="float" office:value="0.209106698405672">
            <text:p>2.09E-001</text:p>
          </table:table-cell>
          <table:table-cell office:value-type="float" office:value="0.389032852967944">
            <text:p>3.89E-001</text:p>
          </table:table-cell>
          <table:table-cell office:value-type="float" office:value="0.389050412634232">
            <text:p>3.89E-001</text:p>
          </table:table-cell>
          <table:table-cell/>
          <table:table-cell table:formula="of:=2*[.A4]/PI()" office:value-type="float" office:value="0.0500000000001625">
            <text:p>0.0500</text:p>
          </table:table-cell>
          <table:table-cell table:formula="of:=SQRT([.C4])" office:value-type="float" office:value="0">
            <text:p>Err:502</text:p>
          </table:table-cell>
          <table:table-cell table:formula="of:=SQRT([.D4])" office:value-type="float" office:value="0.0123911943840979">
            <text:p>0.0124</text:p>
          </table:table-cell>
          <table:table-cell table:formula="of:=SQRT([.E4])" office:value-type="float" office:value="0.156962014328513">
            <text:p>0.1570</text:p>
          </table:table-cell>
          <table:table-cell table:formula="of:=SQRT([.F4])" office:value-type="float" office:value="0.434670114032483">
            <text:p>0.4347</text:p>
          </table:table-cell>
          <table:table-cell table:formula="of:=SQRT([.G4])" office:value-type="float" office:value="0.446092374213858">
            <text:p>0.4461</text:p>
          </table:table-cell>
          <table:table-cell table:formula="of:=SQRT([.H4])" office:value-type="float" office:value="0.44613010532571">
            <text:p>0.4461</text:p>
          </table:table-cell>
          <table:table-cell table:formula="of:=SQRT([.I4])" office:value-type="float" office:value="0.457281858819778">
            <text:p>0.4573</text:p>
          </table:table-cell>
          <table:table-cell table:formula="of:=SQRT([.J4])" office:value-type="float" office:value="0.623724981837303">
            <text:p>0.6237</text:p>
          </table:table-cell>
          <table:table-cell table:formula="of:=SQRT([.K4])" office:value-type="float" office:value="0.623739058127862">
            <text:p>0.6237</text:p>
          </table:table-cell>
          <table:table-cell table:formula="of:=[.$B$44]*[.A4]" office:value-type="float" office:value="0.15707963268">
            <text:p>0.1571</text:p>
          </table:table-cell>
          <table:table-cell table:formula="of:=[.$B$45]*[.A4]" office:value-type="float" office:value="0.07853981634">
            <text:p>0.0785</text:p>
          </table:table-cell>
          <table:table-cell table:style-name="ce1"/>
        </table:table-row>
        <table:table-row table:style-name="ro1">
          <table:table-cell office:value-type="float" office:value="0.11780972451">
            <text:p>0.1178</text:p>
          </table:table-cell>
          <table:table-cell office:value-type="float" office:value="0">
            <text:p>0.00E+000</text:p>
          </table:table-cell>
          <table:table-cell office:value-type="float" office:value="-0.141547591579421">
            <text:p>-1.42E-001</text:p>
          </table:table-cell>
          <table:table-cell office:value-type="float" office:value="0.000309729307689299">
            <text:p>3.10E-004</text:p>
          </table:table-cell>
          <table:table-cell office:value-type="float" office:value="0.0554334171132672">
            <text:p>5.54E-002</text:p>
          </table:table-cell>
          <table:table-cell office:value-type="float" office:value="0.184065752908351">
            <text:p>1.84E-001</text:p>
          </table:table-cell>
          <table:table-cell office:value-type="float" office:value="0.19915262666571">
            <text:p>1.99E-001</text:p>
          </table:table-cell>
          <table:table-cell office:value-type="float" office:value="0.199187292313281">
            <text:p>1.99E-001</text:p>
          </table:table-cell>
          <table:table-cell office:value-type="float" office:value="0.214319946648219">
            <text:p>2.14E-001</text:p>
          </table:table-cell>
          <table:table-cell office:value-type="float" office:value="0.384091157842381">
            <text:p>3.84E-001</text:p>
          </table:table-cell>
          <table:table-cell office:value-type="float" office:value="0.384109383088543">
            <text:p>3.84E-001</text:p>
          </table:table-cell>
          <table:table-cell/>
          <table:table-cell table:formula="of:=2*[.A5]/PI()" office:value-type="float" office:value="0.0750000000002437">
            <text:p>0.0750</text:p>
          </table:table-cell>
          <table:table-cell table:formula="of:=SQRT([.C5])" office:value-type="float" office:value="0">
            <text:p>Err:502</text:p>
          </table:table-cell>
          <table:table-cell table:formula="of:=SQRT([.D5])" office:value-type="float" office:value="0.0175991280377551">
            <text:p>0.0176</text:p>
          </table:table-cell>
          <table:table-cell table:formula="of:=SQRT([.E5])" office:value-type="float" office:value="0.235443023071968">
            <text:p>0.2354</text:p>
          </table:table-cell>
          <table:table-cell table:formula="of:=SQRT([.F5])" office:value-type="float" office:value="0.429028848573555">
            <text:p>0.4290</text:p>
          </table:table-cell>
          <table:table-cell table:formula="of:=SQRT([.G5])" office:value-type="float" office:value="0.446265197685984">
            <text:p>0.4463</text:p>
          </table:table-cell>
          <table:table-cell table:formula="of:=SQRT([.H5])" office:value-type="float" office:value="0.446304035734925">
            <text:p>0.4463</text:p>
          </table:table-cell>
          <table:table-cell table:formula="of:=SQRT([.I5])" office:value-type="float" office:value="0.462947023587169">
            <text:p>0.4629</text:p>
          </table:table-cell>
          <table:table-cell table:formula="of:=SQRT([.J5])" office:value-type="float" office:value="0.619750883696329">
            <text:p>0.6198</text:p>
          </table:table-cell>
          <table:table-cell table:formula="of:=SQRT([.K5])" office:value-type="float" office:value="0.619765587209021">
            <text:p>0.6198</text:p>
          </table:table-cell>
          <table:table-cell table:formula="of:=[.$B$44]*[.A5]" office:value-type="float" office:value="0.23561944902">
            <text:p>0.2356</text:p>
          </table:table-cell>
          <table:table-cell table:formula="of:=[.$B$45]*[.A5]" office:value-type="float" office:value="0.11780972451">
            <text:p>0.1178</text:p>
          </table:table-cell>
          <table:table-cell table:style-name="ce1"/>
        </table:table-row>
        <table:table-row table:style-name="ro1">
          <table:table-cell office:value-type="float" office:value="0.15707963268">
            <text:p>0.1571</text:p>
          </table:table-cell>
          <table:table-cell office:value-type="float" office:value="0">
            <text:p>0.00E+000</text:p>
          </table:table-cell>
          <table:table-cell office:value-type="float" office:value="-0.130800288338643">
            <text:p>-1.31E-001</text:p>
          </table:table-cell>
          <table:table-cell office:value-type="float" office:value="0.00052877260693961">
            <text:p>5.29E-004</text:p>
          </table:table-cell>
          <table:table-cell office:value-type="float" office:value="0.0985483006491051">
            <text:p>9.85E-002</text:p>
          </table:table-cell>
          <table:table-cell office:value-type="float" office:value="0.179260819172046">
            <text:p>1.79E-001</text:p>
          </table:table-cell>
          <table:table-cell office:value-type="float" office:value="0.199368537137812">
            <text:p>1.99E-001</text:p>
          </table:table-cell>
          <table:table-cell office:value-type="float" office:value="0.199404682821993">
            <text:p>1.99E-001</text:p>
          </table:table-cell>
          <table:table-cell office:value-type="float" office:value="0.219602255226575">
            <text:p>2.20E-001</text:p>
          </table:table-cell>
          <table:table-cell office:value-type="float" office:value="0.379219792391262">
            <text:p>3.79E-001</text:p>
          </table:table-cell>
          <table:table-cell office:value-type="float" office:value="0.379238891766216">
            <text:p>3.79E-001</text:p>
          </table:table-cell>
          <table:table-cell/>
          <table:table-cell table:formula="of:=2*[.A6]/PI()" office:value-type="float" office:value="0.100000000000325">
            <text:p>0.1000</text:p>
          </table:table-cell>
          <table:table-cell table:formula="of:=SQRT([.C6])" office:value-type="float" office:value="0">
            <text:p>Err:502</text:p>
          </table:table-cell>
          <table:table-cell table:formula="of:=SQRT([.D6])" office:value-type="float" office:value="0.0229950561412581">
            <text:p>0.0230</text:p>
          </table:table-cell>
          <table:table-cell table:formula="of:=SQRT([.E6])" office:value-type="float" office:value="0.313924036430957">
            <text:p>0.3139</text:p>
          </table:table-cell>
          <table:table-cell table:formula="of:=SQRT([.F6])" office:value-type="float" office:value="0.423392039570947">
            <text:p>0.4234</text:p>
          </table:table-cell>
          <table:table-cell table:formula="of:=SQRT([.G6])" office:value-type="float" office:value="0.446507040412368">
            <text:p>0.4465</text:p>
          </table:table-cell>
          <table:table-cell table:formula="of:=SQRT([.H6])" office:value-type="float" office:value="0.446547514629734">
            <text:p>0.4465</text:p>
          </table:table-cell>
          <table:table-cell table:formula="of:=SQRT([.I6])" office:value-type="float" office:value="0.46861738681634">
            <text:p>0.4686</text:p>
          </table:table-cell>
          <table:table-cell table:formula="of:=SQRT([.J6])" office:value-type="float" office:value="0.615808243198532">
            <text:p>0.6158</text:p>
          </table:table-cell>
          <table:table-cell table:formula="of:=SQRT([.K6])" office:value-type="float" office:value="0.615823750570093">
            <text:p>0.6158</text:p>
          </table:table-cell>
          <table:table-cell table:formula="of:=[.$B$44]*[.A6]" office:value-type="float" office:value="0.31415926536">
            <text:p>0.3142</text:p>
          </table:table-cell>
          <table:table-cell table:formula="of:=[.$B$45]*[.A6]" office:value-type="float" office:value="0.15707963268">
            <text:p>0.1571</text:p>
          </table:table-cell>
          <table:table-cell table:style-name="ce1"/>
        </table:table-row>
        <table:table-row table:style-name="ro1">
          <table:table-cell office:value-type="float" office:value="0.19634954085">
            <text:p>0.1963</text:p>
          </table:table-cell>
          <table:table-cell office:value-type="float" office:value="0">
            <text:p>0.00E+000</text:p>
          </table:table-cell>
          <table:table-cell office:value-type="float" office:value="-0.116983838197423">
            <text:p>-1.17E-001</text:p>
          </table:table-cell>
          <table:table-cell office:value-type="float" office:value="0.000811227146931381">
            <text:p>8.11E-004</text:p>
          </table:table-cell>
          <table:table-cell office:value-type="float" office:value="0.153981731486249">
            <text:p>1.54E-001</text:p>
          </table:table-cell>
          <table:table-cell office:value-type="float" office:value="0.174523117467014">
            <text:p>1.75E-001</text:p>
          </table:table-cell>
          <table:table-cell office:value-type="float" office:value="0.19964613978196">
            <text:p>2.00E-001</text:p>
          </table:table-cell>
          <table:table-cell office:value-type="float" office:value="0.199684336469904">
            <text:p>2.00E-001</text:p>
          </table:table-cell>
          <table:table-cell office:value-type="float" office:value="0.224953950535987">
            <text:p>2.25E-001</text:p>
          </table:table-cell>
          <table:table-cell office:value-type="float" office:value="0.374418389672035">
            <text:p>3.74E-001</text:p>
          </table:table-cell>
          <table:table-cell office:value-type="float" office:value="0.37443861126205">
            <text:p>3.74E-001</text:p>
          </table:table-cell>
          <table:table-cell/>
          <table:table-cell table:formula="of:=2*[.A7]/PI()" office:value-type="float" office:value="0.125000000000406">
            <text:p>0.1250</text:p>
          </table:table-cell>
          <table:table-cell table:formula="of:=SQRT([.C7])" office:value-type="float" office:value="0">
            <text:p>Err:502</text:p>
          </table:table-cell>
          <table:table-cell table:formula="of:=SQRT([.D7])" office:value-type="float" office:value="0.0284820495563676">
            <text:p>0.0285</text:p>
          </table:table-cell>
          <table:table-cell table:formula="of:=SQRT([.E7])" office:value-type="float" office:value="0.392405060474822">
            <text:p>0.3924</text:p>
          </table:table-cell>
          <table:table-cell table:formula="of:=SQRT([.F7])" office:value-type="float" office:value="0.417759640782848">
            <text:p>0.4178</text:p>
          </table:table-cell>
          <table:table-cell table:formula="of:=SQRT([.G7])" office:value-type="float" office:value="0.446817792597788">
            <text:p>0.4468</text:p>
          </table:table-cell>
          <table:table-cell table:formula="of:=SQRT([.H7])" office:value-type="float" office:value="0.446860533578323">
            <text:p>0.4469</text:p>
          </table:table-cell>
          <table:table-cell table:formula="of:=SQRT([.I7])" office:value-type="float" office:value="0.474293106144278">
            <text:p>0.4743</text:p>
          </table:table-cell>
          <table:table-cell table:formula="of:=SQRT([.J7])" office:value-type="float" office:value="0.611897368577472">
            <text:p>0.6119</text:p>
          </table:table-cell>
          <table:table-cell table:formula="of:=SQRT([.K7])" office:value-type="float" office:value="0.611913892032245">
            <text:p>0.6119</text:p>
          </table:table-cell>
          <table:table-cell table:formula="of:=[.$B$44]*[.A7]" office:value-type="float" office:value="0.3926990817">
            <text:p>0.3927</text:p>
          </table:table-cell>
          <table:table-cell table:formula="of:=[.$B$45]*[.A7]" office:value-type="float" office:value="0.19634954085">
            <text:p>0.1963</text:p>
          </table:table-cell>
          <table:table-cell table:style-name="ce1"/>
        </table:table-row>
        <table:table-row table:style-name="ro1">
          <table:table-cell office:value-type="float" office:value="0.23561944902">
            <text:p>0.2356</text:p>
          </table:table-cell>
          <table:table-cell office:value-type="float" office:value="0">
            <text:p>0.00E+000</text:p>
          </table:table-cell>
          <table:table-cell office:value-type="float" office:value="-0.100099961820535">
            <text:p>-1.00E-001</text:p>
          </table:table-cell>
          <table:table-cell office:value-type="float" office:value="0.00115822019208755">
            <text:p>1.16E-003</text:p>
          </table:table-cell>
          <table:table-cell office:value-type="float" office:value="0.169852499989791">
            <text:p>1.70E-001</text:p>
          </table:table-cell>
          <table:table-cell office:value-type="float" office:value="0.199985437255257">
            <text:p>2.00E-001</text:p>
          </table:table-cell>
          <table:table-cell office:value-type="float" office:value="0.200026397532835">
            <text:p>2.00E-001</text:p>
          </table:table-cell>
          <table:table-cell office:value-type="float" office:value="0.221733724025925">
            <text:p>2.22E-001</text:p>
          </table:table-cell>
          <table:table-cell office:value-type="float" office:value="0.230375379659428">
            <text:p>2.30E-001</text:p>
          </table:table-cell>
          <table:table-cell office:value-type="float" office:value="0.369686593501036">
            <text:p>3.70E-001</text:p>
          </table:table-cell>
          <table:table-cell office:value-type="float" office:value="0.369708239694398">
            <text:p>3.70E-001</text:p>
          </table:table-cell>
          <table:table-cell/>
          <table:table-cell table:formula="of:=2*[.A8]/PI()" office:value-type="float" office:value="0.150000000000487">
            <text:p>0.1500</text:p>
          </table:table-cell>
          <table:table-cell table:formula="of:=SQRT([.C8])" office:value-type="float" office:value="0">
            <text:p>Err:502</text:p>
          </table:table-cell>
          <table:table-cell table:formula="of:=SQRT([.D8])" office:value-type="float" office:value="0.0340326342219869">
            <text:p>0.0340</text:p>
          </table:table-cell>
          <table:table-cell table:formula="of:=SQRT([.E8])" office:value-type="float" office:value="0.412131653710063">
            <text:p>0.4121</text:p>
          </table:table-cell>
          <table:table-cell table:formula="of:=SQRT([.F8])" office:value-type="float" office:value="0.447197313559973">
            <text:p>0.4472</text:p>
          </table:table-cell>
          <table:table-cell table:formula="of:=SQRT([.G8])" office:value-type="float" office:value="0.447243107865102">
            <text:p>0.4472</text:p>
          </table:table-cell>
          <table:table-cell table:formula="of:=SQRT([.H8])" office:value-type="float" office:value="0.470886105152748">
            <text:p>0.4709</text:p>
          </table:table-cell>
          <table:table-cell table:formula="of:=SQRT([.I8])" office:value-type="float" office:value="0.479974353126735">
            <text:p>0.4800</text:p>
          </table:table-cell>
          <table:table-cell table:formula="of:=SQRT([.J8])" office:value-type="float" office:value="0.608018579897881">
            <text:p>0.6080</text:p>
          </table:table-cell>
          <table:table-cell table:formula="of:=SQRT([.K8])" office:value-type="float" office:value="0.608036380239207">
            <text:p>0.6080</text:p>
          </table:table-cell>
          <table:table-cell table:formula="of:=[.$B$44]*[.A8]" office:value-type="float" office:value="0.47123889804">
            <text:p>0.4712</text:p>
          </table:table-cell>
          <table:table-cell table:formula="of:=[.$B$45]*[.A8]" office:value-type="float" office:value="0.23561944902">
            <text:p>0.2356</text:p>
          </table:table-cell>
          <table:table-cell table:style-name="ce1"/>
        </table:table-row>
        <table:table-row table:style-name="ro1">
          <table:table-cell office:value-type="float" office:value="0.27488935719">
            <text:p>0.2749</text:p>
          </table:table-cell>
          <table:table-cell office:value-type="float" office:value="0">
            <text:p>0.00E+000</text:p>
          </table:table-cell>
          <table:table-cell office:value-type="float" office:value="-0.0801520887788898">
            <text:p>-8.02E-002</text:p>
          </table:table-cell>
          <table:table-cell office:value-type="float" office:value="0.00157233807711236">
            <text:p>1.57E-003</text:p>
          </table:table-cell>
          <table:table-cell office:value-type="float" office:value="0.165248887596167">
            <text:p>1.65E-001</text:p>
          </table:table-cell>
          <table:table-cell office:value-type="float" office:value="0.200386432868177">
            <text:p>2.00E-001</text:p>
          </table:table-cell>
          <table:table-cell office:value-type="float" office:value="0.200431087652548">
            <text:p>2.00E-001</text:p>
          </table:table-cell>
          <table:table-cell office:value-type="float" office:value="0.23586691227049">
            <text:p>2.36E-001</text:p>
          </table:table-cell>
          <table:table-cell office:value-type="float" office:value="0.301804304236035">
            <text:p>3.02E-001</text:p>
          </table:table-cell>
          <table:table-cell office:value-type="float" office:value="0.36502405836106">
            <text:p>3.65E-001</text:p>
          </table:table-cell>
          <table:table-cell office:value-type="float" office:value="0.365047507927673">
            <text:p>3.65E-001</text:p>
          </table:table-cell>
          <table:table-cell/>
          <table:table-cell table:formula="of:=2*[.A9]/PI()" office:value-type="float" office:value="0.175000000000569">
            <text:p>0.1750</text:p>
          </table:table-cell>
          <table:table-cell table:formula="of:=SQRT([.C9])" office:value-type="float" office:value="0">
            <text:p>Err:502</text:p>
          </table:table-cell>
          <table:table-cell table:formula="of:=SQRT([.D9])" office:value-type="float" office:value="0.0396527184075993">
            <text:p>0.0397</text:p>
          </table:table-cell>
          <table:table-cell table:formula="of:=SQRT([.E9])" office:value-type="float" office:value="0.406508164242942">
            <text:p>0.4065</text:p>
          </table:table-cell>
          <table:table-cell table:formula="of:=SQRT([.F9])" office:value-type="float" office:value="0.447645432086799">
            <text:p>0.4476</text:p>
          </table:table-cell>
          <table:table-cell table:formula="of:=SQRT([.G9])" office:value-type="float" office:value="0.447695306712666">
            <text:p>0.4477</text:p>
          </table:table-cell>
          <table:table-cell table:formula="of:=SQRT([.H9])" office:value-type="float" office:value="0.485661314364743">
            <text:p>0.4857</text:p>
          </table:table-cell>
          <table:table-cell table:formula="of:=SQRT([.I9])" office:value-type="float" office:value="0.549367185255941">
            <text:p>0.5494</text:p>
          </table:table-cell>
          <table:table-cell table:formula="of:=SQRT([.J9])" office:value-type="float" office:value="0.604172209192925">
            <text:p>0.6042</text:p>
          </table:table-cell>
          <table:table-cell table:formula="of:=SQRT([.K9])" office:value-type="float" office:value="0.604191615241119">
            <text:p>0.6042</text:p>
          </table:table-cell>
          <table:table-cell table:formula="of:=[.$B$44]*[.A9]" office:value-type="float" office:value="0.54977871438">
            <text:p>0.5498</text:p>
          </table:table-cell>
          <table:table-cell table:formula="of:=[.$B$45]*[.A9]" office:value-type="float" office:value="0.27488935719">
            <text:p>0.2749</text:p>
          </table:table-cell>
          <table:table-cell table:style-name="ce1"/>
        </table:table-row>
        <table:table-row table:style-name="ro1">
          <table:table-cell office:value-type="float" office:value="0.31415926536">
            <text:p>0.3142</text:p>
          </table:table-cell>
          <table:table-cell office:value-type="float" office:value="0">
            <text:p>0.00E+000</text:p>
          </table:table-cell>
          <table:table-cell office:value-type="float" office:value="-0.0571488333799757">
            <text:p>-5.71E-002</text:p>
          </table:table-cell>
          <table:table-cell office:value-type="float" office:value="0.00206097238633571">
            <text:p>2.06E-003</text:p>
          </table:table-cell>
          <table:table-cell office:value-type="float" office:value="0.160712322503412">
            <text:p>1.61E-001</text:p>
          </table:table-cell>
          <table:table-cell office:value-type="float" office:value="0.200849130621687">
            <text:p>2.01E-001</text:p>
          </table:table-cell>
          <table:table-cell office:value-type="float" office:value="0.200898755866452">
            <text:p>2.01E-001</text:p>
          </table:table-cell>
          <table:table-cell office:value-type="float" office:value="0.241428946419698">
            <text:p>2.41E-001</text:p>
          </table:table-cell>
          <table:table-cell office:value-type="float" office:value="0.360430449293929">
            <text:p>3.60E-001</text:p>
          </table:table-cell>
          <table:table-cell office:value-type="float" office:value="0.36045619077627">
            <text:p>3.60E-001</text:p>
          </table:table-cell>
          <table:table-cell office:value-type="float" office:value="0.394193514656606">
            <text:p>3.94E-001</text:p>
          </table:table-cell>
          <table:table-cell/>
          <table:table-cell table:formula="of:=2*[.A10]/PI()" office:value-type="float" office:value="0.20000000000065">
            <text:p>0.2000</text:p>
          </table:table-cell>
          <table:table-cell table:formula="of:=SQRT([.C10])" office:value-type="float" office:value="0">
            <text:p>Err:502</text:p>
          </table:table-cell>
          <table:table-cell table:formula="of:=SQRT([.D10])" office:value-type="float" office:value="0.0453979337231961">
            <text:p>0.0454</text:p>
          </table:table-cell>
          <table:table-cell table:formula="of:=SQRT([.E10])" office:value-type="float" office:value="0.400889414307003">
            <text:p>0.4009</text:p>
          </table:table-cell>
          <table:table-cell table:formula="of:=SQRT([.F10])" office:value-type="float" office:value="0.448161946869306">
            <text:p>0.4482</text:p>
          </table:table-cell>
          <table:table-cell table:formula="of:=SQRT([.G10])" office:value-type="float" office:value="0.448217308753747">
            <text:p>0.4482</text:p>
          </table:table-cell>
          <table:table-cell table:formula="of:=SQRT([.H10])" office:value-type="float" office:value="0.491354196501564">
            <text:p>0.4914</text:p>
          </table:table-cell>
          <table:table-cell table:formula="of:=SQRT([.I10])" office:value-type="float" office:value="0.600358600582959">
            <text:p>0.6004</text:p>
          </table:table-cell>
          <table:table-cell table:formula="of:=SQRT([.J10])" office:value-type="float" office:value="0.60038003862243">
            <text:p>0.6004</text:p>
          </table:table-cell>
          <table:table-cell table:formula="of:=SQRT([.K10])" office:value-type="float" office:value="0.627848321377549">
            <text:p>0.6278</text:p>
          </table:table-cell>
          <table:table-cell table:formula="of:=[.$B$44]*[.A10]" office:value-type="float" office:value="0.62831853072">
            <text:p>0.6283</text:p>
          </table:table-cell>
          <table:table-cell table:formula="of:=[.$B$45]*[.A10]" office:value-type="float" office:value="0.31415926536">
            <text:p>0.3142</text:p>
          </table:table-cell>
          <table:table-cell table:style-name="ce1"/>
        </table:table-row>
        <table:table-row table:style-name="ro1">
          <table:table-cell office:value-type="float" office:value="0.35342917353">
            <text:p>0.3534</text:p>
          </table:table-cell>
          <table:table-cell office:value-type="float" office:value="0">
            <text:p>0.00E+000</text:p>
          </table:table-cell>
          <table:table-cell office:value-type="float" office:value="-0.031124682154025">
            <text:p>-3.11E-002</text:p>
          </table:table-cell>
          <table:table-cell office:value-type="float" office:value="0.00265674747373209">
            <text:p>2.66E-003</text:p>
          </table:table-cell>
          <table:table-cell office:value-type="float" office:value="0.156243086747123">
            <text:p>1.56E-001</text:p>
          </table:table-cell>
          <table:table-cell office:value-type="float" office:value="0.201373535249207">
            <text:p>2.01E-001</text:p>
          </table:table-cell>
          <table:table-cell office:value-type="float" office:value="0.201429976515548">
            <text:p>2.01E-001</text:p>
          </table:table-cell>
          <table:table-cell office:value-type="float" office:value="0.247061919416492">
            <text:p>2.47E-001</text:p>
          </table:table-cell>
          <table:table-cell office:value-type="float" office:value="0.355905441782213">
            <text:p>3.56E-001</text:p>
          </table:table-cell>
          <table:table-cell office:value-type="float" office:value="0.355934126033936">
            <text:p>3.56E-001</text:p>
          </table:table-cell>
          <table:table-cell office:value-type="float" office:value="0.44814923222581">
            <text:p>4.48E-001</text:p>
          </table:table-cell>
          <table:table-cell/>
          <table:table-cell table:formula="of:=2*[.A11]/PI()" office:value-type="float" office:value="0.225000000000731">
            <text:p>0.2250</text:p>
          </table:table-cell>
          <table:table-cell table:formula="of:=SQRT([.C11])" office:value-type="float" office:value="0">
            <text:p>Err:502</text:p>
          </table:table-cell>
          <table:table-cell table:formula="of:=SQRT([.D11])" office:value-type="float" office:value="0.051543646298376">
            <text:p>0.0515</text:p>
          </table:table-cell>
          <table:table-cell table:formula="of:=SQRT([.E11])" office:value-type="float" office:value="0.395275962774267">
            <text:p>0.3953</text:p>
          </table:table-cell>
          <table:table-cell table:formula="of:=SQRT([.F11])" office:value-type="float" office:value="0.448746627005939">
            <text:p>0.4487</text:p>
          </table:table-cell>
          <table:table-cell table:formula="of:=SQRT([.G11])" office:value-type="float" office:value="0.448809510277521">
            <text:p>0.4488</text:p>
          </table:table-cell>
          <table:table-cell table:formula="of:=SQRT([.H11])" office:value-type="float" office:value="0.497053235998411">
            <text:p>0.4971</text:p>
          </table:table-cell>
          <table:table-cell table:formula="of:=SQRT([.I11])" office:value-type="float" office:value="0.596578110378023">
            <text:p>0.5966</text:p>
          </table:table-cell>
          <table:table-cell table:formula="of:=SQRT([.J11])" office:value-type="float" office:value="0.596602150544176">
            <text:p>0.5966</text:p>
          </table:table-cell>
          <table:table-cell table:formula="of:=SQRT([.K11])" office:value-type="float" office:value="0.669439491086245">
            <text:p>0.6694</text:p>
          </table:table-cell>
          <table:table-cell table:formula="of:=[.$B$44]*[.A11]" office:value-type="float" office:value="0.70685834706">
            <text:p>0.7069</text:p>
          </table:table-cell>
          <table:table-cell table:formula="of:=[.$B$45]*[.A11]" office:value-type="float" office:value="0.35342917353">
            <text:p>0.3534</text:p>
          </table:table-cell>
          <table:table-cell table:style-name="ce1"/>
        </table:table-row>
        <table:table-row table:style-name="ro1">
          <table:table-cell office:value-type="float" office:value="0.3926990817">
            <text:p>0.3927</text:p>
          </table:table-cell>
          <table:table-cell office:value-type="float" office:value="0">
            <text:p>0.00E+000</text:p>
          </table:table-cell>
          <table:table-cell office:value-type="float" office:value="-0.00275501881291667">
            <text:p>-2.76E-003</text:p>
          </table:table-cell>
          <table:table-cell office:value-type="float" office:value="0.0040319569836292">
            <text:p>4.03E-003</text:p>
          </table:table-cell>
          <table:table-cell office:value-type="float" office:value="0.151842008933702">
            <text:p>1.52E-001</text:p>
          </table:table-cell>
          <table:table-cell office:value-type="float" office:value="0.201959652264615">
            <text:p>2.02E-001</text:p>
          </table:table-cell>
          <table:table-cell office:value-type="float" office:value="0.202025757472484">
            <text:p>2.02E-001</text:p>
          </table:table-cell>
          <table:table-cell office:value-type="float" office:value="0.25276632825924">
            <text:p>2.53E-001</text:p>
          </table:table-cell>
          <table:table-cell office:value-type="float" office:value="0.351448721622775">
            <text:p>3.51E-001</text:p>
          </table:table-cell>
          <table:table-cell office:value-type="float" office:value="0.351481248675481">
            <text:p>3.51E-001</text:p>
          </table:table-cell>
          <table:table-cell office:value-type="float" office:value="0.453967528370591">
            <text:p>4.54E-001</text:p>
          </table:table-cell>
          <table:table-cell/>
          <table:table-cell table:formula="of:=2*[.A12]/PI()" office:value-type="float" office:value="0.250000000000812">
            <text:p>0.2500</text:p>
          </table:table-cell>
          <table:table-cell table:formula="of:=SQRT([.C12])" office:value-type="float" office:value="0">
            <text:p>Err:502</text:p>
          </table:table-cell>
          <table:table-cell table:formula="of:=SQRT([.D12])" office:value-type="float" office:value="0.0634976927425651">
            <text:p>0.0635</text:p>
          </table:table-cell>
          <table:table-cell table:formula="of:=SQRT([.E12])" office:value-type="float" office:value="0.3896691018463">
            <text:p>0.3897</text:p>
          </table:table-cell>
          <table:table-cell table:formula="of:=SQRT([.F12])" office:value-type="float" office:value="0.449399212576763">
            <text:p>0.4494</text:p>
          </table:table-cell>
          <table:table-cell table:formula="of:=SQRT([.G12])" office:value-type="float" office:value="0.449472754983529">
            <text:p>0.4495</text:p>
          </table:table-cell>
          <table:table-cell table:formula="of:=SQRT([.H12])" office:value-type="float" office:value="0.502758717735695">
            <text:p>0.5028</text:p>
          </table:table-cell>
          <table:table-cell table:formula="of:=SQRT([.I12])" office:value-type="float" office:value="0.592831107165249">
            <text:p>0.5928</text:p>
          </table:table-cell>
          <table:table-cell table:formula="of:=SQRT([.J12])" office:value-type="float" office:value="0.592858540189379">
            <text:p>0.5929</text:p>
          </table:table-cell>
          <table:table-cell table:formula="of:=SQRT([.K12])" office:value-type="float" office:value="0.673771124619177">
            <text:p>0.6738</text:p>
          </table:table-cell>
          <table:table-cell table:formula="of:=[.$B$44]*[.A12]" office:value-type="float" office:value="0.7853981634">
            <text:p>0.7854</text:p>
          </table:table-cell>
          <table:table-cell table:formula="of:=[.$B$45]*[.A12]" office:value-type="float" office:value="0.3926990817">
            <text:p>0.3927</text:p>
          </table:table-cell>
          <table:table-cell table:style-name="ce1"/>
        </table:table-row>
        <table:table-row table:style-name="ro1">
          <table:table-cell office:value-type="float" office:value="0.43196898987">
            <text:p>0.4320</text:p>
          </table:table-cell>
          <table:table-cell office:value-type="float" office:value="0">
            <text:p>0.00E+000</text:p>
          </table:table-cell>
          <table:table-cell office:value-type="float" office:value="0.00351773841648101">
            <text:p>3.52E-003</text:p>
          </table:table-cell>
          <table:table-cell office:value-type="float" office:value="0.0306231028725243">
            <text:p>3.06E-002</text:p>
          </table:table-cell>
          <table:table-cell office:value-type="float" office:value="0.147511434218295">
            <text:p>1.48E-001</text:p>
          </table:table-cell>
          <table:table-cell office:value-type="float" office:value="0.20260748801454">
            <text:p>2.03E-001</text:p>
          </table:table-cell>
          <table:table-cell office:value-type="float" office:value="0.202688035988789">
            <text:p>2.03E-001</text:p>
          </table:table-cell>
          <table:table-cell office:value-type="float" office:value="0.258542770285358">
            <text:p>2.59E-001</text:p>
          </table:table-cell>
          <table:table-cell office:value-type="float" office:value="0.34705998479171">
            <text:p>3.47E-001</text:p>
          </table:table-cell>
          <table:table-cell office:value-type="float" office:value="0.347097656385959">
            <text:p>3.47E-001</text:p>
          </table:table-cell>
          <table:table-cell office:value-type="float" office:value="0.459861934523539">
            <text:p>4.60E-001</text:p>
          </table:table-cell>
          <table:table-cell/>
          <table:table-cell table:formula="of:=2*[.A13]/PI()" office:value-type="float" office:value="0.275000000000893">
            <text:p>0.2750</text:p>
          </table:table-cell>
          <table:table-cell table:formula="of:=SQRT([.C13])" office:value-type="float" office:value="0.0593105253431549">
            <text:p>0.0593</text:p>
          </table:table-cell>
          <table:table-cell table:formula="of:=SQRT([.D13])" office:value-type="float" office:value="0.174994579551837">
            <text:p>0.1750</text:p>
          </table:table-cell>
          <table:table-cell table:formula="of:=SQRT([.E13])" office:value-type="float" office:value="0.384072173189226">
            <text:p>0.3841</text:p>
          </table:table-cell>
          <table:table-cell table:formula="of:=SQRT([.F13])" office:value-type="float" office:value="0.450119415282811">
            <text:p>0.4501</text:p>
          </table:table-cell>
          <table:table-cell table:formula="of:=SQRT([.G13])" office:value-type="float" office:value="0.450208880397521">
            <text:p>0.4502</text:p>
          </table:table-cell>
          <table:table-cell table:formula="of:=SQRT([.H13])" office:value-type="float" office:value="0.508471012237038">
            <text:p>0.5085</text:p>
          </table:table-cell>
          <table:table-cell table:formula="of:=SQRT([.I13])" office:value-type="float" office:value="0.58911797187975">
            <text:p>0.5891</text:p>
          </table:table-cell>
          <table:table-cell table:formula="of:=SQRT([.J13])" office:value-type="float" office:value="0.589149943890313">
            <text:p>0.5891</text:p>
          </table:table-cell>
          <table:table-cell table:formula="of:=SQRT([.K13])" office:value-type="float" office:value="0.678131207454383">
            <text:p>0.6781</text:p>
          </table:table-cell>
          <table:table-cell table:formula="of:=[.$B$44]*[.A13]" office:value-type="float" office:value="0.86393797974">
            <text:p>0.8639</text:p>
          </table:table-cell>
          <table:table-cell table:formula="of:=[.$B$45]*[.A13]" office:value-type="float" office:value="0.43196898987">
            <text:p>0.4320</text:p>
          </table:table-cell>
          <table:table-cell table:style-name="ce1"/>
        </table:table-row>
        <table:table-row table:style-name="ro1">
          <table:table-cell office:value-type="float" office:value="0.47123889804">
            <text:p>0.4712</text:p>
          </table:table-cell>
          <table:table-cell office:value-type="float" office:value="0">
            <text:p>0.00E+000</text:p>
          </table:table-cell>
          <table:table-cell office:value-type="float" office:value="0.00434335522608385">
            <text:p>4.34E-003</text:p>
          </table:table-cell>
          <table:table-cell office:value-type="float" office:value="0.0657657861489773">
            <text:p>6.58E-002</text:p>
          </table:table-cell>
          <table:table-cell office:value-type="float" office:value="0.143259469096724">
            <text:p>1.43E-001</text:p>
          </table:table-cell>
          <table:table-cell office:value-type="float" office:value="0.203317049735799">
            <text:p>2.03E-001</text:p>
          </table:table-cell>
          <table:table-cell office:value-type="float" office:value="0.203421062478963">
            <text:p>2.03E-001</text:p>
          </table:table-cell>
          <table:table-cell office:value-type="float" office:value="0.264392031459254">
            <text:p>2.64E-001</text:p>
          </table:table-cell>
          <table:table-cell office:value-type="float" office:value="0.342738937301028">
            <text:p>3.43E-001</text:p>
          </table:table-cell>
          <table:table-cell office:value-type="float" office:value="0.342783745668056">
            <text:p>3.43E-001</text:p>
          </table:table-cell>
          <table:table-cell office:value-type="float" office:value="0.465832973601083">
            <text:p>4.66E-001</text:p>
          </table:table-cell>
          <table:table-cell/>
          <table:table-cell table:formula="of:=2*[.A14]/PI()" office:value-type="float" office:value="0.300000000000975">
            <text:p>0.3000</text:p>
          </table:table-cell>
          <table:table-cell table:formula="of:=SQRT([.C14])" office:value-type="float" office:value="0.0659041366386348">
            <text:p>0.0659</text:p>
          </table:table-cell>
          <table:table-cell table:formula="of:=SQRT([.D14])" office:value-type="float" office:value="0.25644840835727">
            <text:p>0.2564</text:p>
          </table:table-cell>
          <table:table-cell table:formula="of:=SQRT([.E14])" office:value-type="float" office:value="0.378496326397925">
            <text:p>0.3785</text:p>
          </table:table-cell>
          <table:table-cell table:formula="of:=SQRT([.F14])" office:value-type="float" office:value="0.450906919148286">
            <text:p>0.4509</text:p>
          </table:table-cell>
          <table:table-cell table:formula="of:=SQRT([.G14])" office:value-type="float" office:value="0.451022241667706">
            <text:p>0.4510</text:p>
          </table:table-cell>
          <table:table-cell table:formula="of:=SQRT([.H14])" office:value-type="float" office:value="0.514190656721079">
            <text:p>0.5142</text:p>
          </table:table-cell>
          <table:table-cell table:formula="of:=SQRT([.I14])" office:value-type="float" office:value="0.585439097858204">
            <text:p>0.5854</text:p>
          </table:table-cell>
          <table:table-cell table:formula="of:=SQRT([.J14])" office:value-type="float" office:value="0.585477365632571">
            <text:p>0.5855</text:p>
          </table:table-cell>
          <table:table-cell table:formula="of:=SQRT([.K14])" office:value-type="float" office:value="0.682519577448942">
            <text:p>0.6825</text:p>
          </table:table-cell>
          <table:table-cell table:formula="of:=[.$B$44]*[.A14]" office:value-type="float" office:value="0.94247779608">
            <text:p>0.9425</text:p>
          </table:table-cell>
          <table:table-cell table:formula="of:=[.$B$45]*[.A14]" office:value-type="float" office:value="0.47123889804">
            <text:p>0.4712</text:p>
          </table:table-cell>
          <table:table-cell table:style-name="ce1"/>
        </table:table-row>
        <table:table-row table:style-name="ro1">
          <table:table-cell office:value-type="float" office:value="0.51050880621">
            <text:p>0.5105</text:p>
          </table:table-cell>
          <table:table-cell office:value-type="float" office:value="0">
            <text:p>0.00E+000</text:p>
          </table:table-cell>
          <table:table-cell office:value-type="float" office:value="0.00514886097037772">
            <text:p>5.15E-003</text:p>
          </table:table-cell>
          <table:table-cell office:value-type="float" office:value="0.103967253052702">
            <text:p>1.04E-001</text:p>
          </table:table-cell>
          <table:table-cell office:value-type="float" office:value="0.139136857399802">
            <text:p>1.39E-001</text:p>
          </table:table-cell>
          <table:table-cell office:value-type="float" office:value="0.20408834561714">
            <text:p>2.04E-001</text:p>
          </table:table-cell>
          <table:table-cell office:value-type="float" office:value="0.204236311011097">
            <text:p>2.04E-001</text:p>
          </table:table-cell>
          <table:table-cell office:value-type="float" office:value="0.270315302706077">
            <text:p>2.70E-001</text:p>
          </table:table-cell>
          <table:table-cell office:value-type="float" office:value="0.33848529504825">
            <text:p>3.38E-001</text:p>
          </table:table-cell>
          <table:table-cell office:value-type="float" office:value="0.338540526203946">
            <text:p>3.39E-001</text:p>
          </table:table-cell>
          <table:table-cell office:value-type="float" office:value="0.471881179465296">
            <text:p>4.72E-001</text:p>
          </table:table-cell>
          <table:table-cell/>
          <table:table-cell table:formula="of:=2*[.A15]/PI()" office:value-type="float" office:value="0.325000000001056">
            <text:p>0.3250</text:p>
          </table:table-cell>
          <table:table-cell table:formula="of:=SQRT([.C15])" office:value-type="float" office:value="0.0717555640377645">
            <text:p>0.0718</text:p>
          </table:table-cell>
          <table:table-cell table:formula="of:=SQRT([.D15])" office:value-type="float" office:value="0.322439533948152">
            <text:p>0.3224</text:p>
          </table:table-cell>
          <table:table-cell table:formula="of:=SQRT([.E15])" office:value-type="float" office:value="0.373010532558804">
            <text:p>0.3730</text:p>
          </table:table-cell>
          <table:table-cell table:formula="of:=SQRT([.F15])" office:value-type="float" office:value="0.451761381281246">
            <text:p>0.4518</text:p>
          </table:table-cell>
          <table:table-cell table:formula="of:=SQRT([.G15])" office:value-type="float" office:value="0.451925116596872">
            <text:p>0.4519</text:p>
          </table:table-cell>
          <table:table-cell table:formula="of:=SQRT([.H15])" office:value-type="float" office:value="0.519918553915974">
            <text:p>0.5199</text:p>
          </table:table-cell>
          <table:table-cell table:formula="of:=SQRT([.I15])" office:value-type="float" office:value="0.581794890874997">
            <text:p>0.5818</text:p>
          </table:table-cell>
          <table:table-cell table:formula="of:=SQRT([.J15])" office:value-type="float" office:value="0.581842355113433">
            <text:p>0.5818</text:p>
          </table:table-cell>
          <table:table-cell table:formula="of:=SQRT([.K15])" office:value-type="float" office:value="0.686936081062347">
            <text:p>0.6869</text:p>
          </table:table-cell>
          <table:table-cell table:formula="of:=[.$B$44]*[.A15]" office:value-type="float" office:value="1.02101761242">
            <text:p>1.0210</text:p>
          </table:table-cell>
          <table:table-cell table:formula="of:=[.$B$45]*[.A15]" office:value-type="float" office:value="0.51050880621">
            <text:p>0.5105</text:p>
          </table:table-cell>
          <table:table-cell table:style-name="ce1"/>
        </table:table-row>
        <table:table-row table:style-name="ro1">
          <table:table-cell office:value-type="float" office:value="0.54977871438">
            <text:p>0.5498</text:p>
          </table:table-cell>
          <table:table-cell office:value-type="float" office:value="0">
            <text:p>0.00E+000</text:p>
          </table:table-cell>
          <table:table-cell office:value-type="float" office:value="0.00599798166265314">
            <text:p>6.00E-003</text:p>
          </table:table-cell>
          <table:table-cell office:value-type="float" office:value="0.134316435848476">
            <text:p>1.34E-001</text:p>
          </table:table-cell>
          <table:table-cell office:value-type="float" office:value="0.145939359283699">
            <text:p>1.46E-001</text:p>
          </table:table-cell>
          <table:table-cell office:value-type="float" office:value="0.20492138486482">
            <text:p>2.05E-001</text:p>
          </table:table-cell>
          <table:table-cell office:value-type="float" office:value="0.205179066079405">
            <text:p>2.05E-001</text:p>
          </table:table-cell>
          <table:table-cell office:value-type="float" office:value="0.276314809236799">
            <text:p>2.76E-001</text:p>
          </table:table-cell>
          <table:table-cell office:value-type="float" office:value="0.334298783658618">
            <text:p>3.34E-001</text:p>
          </table:table-cell>
          <table:table-cell office:value-type="float" office:value="0.334370461135992">
            <text:p>3.34E-001</text:p>
          </table:table-cell>
          <table:table-cell office:value-type="float" office:value="0.478007096788697">
            <text:p>4.78E-001</text:p>
          </table:table-cell>
          <table:table-cell/>
          <table:table-cell table:formula="of:=2*[.A16]/PI()" office:value-type="float" office:value="0.350000000001137">
            <text:p>0.3500</text:p>
          </table:table-cell>
          <table:table-cell table:formula="of:=SQRT([.C16])" office:value-type="float" office:value="0.0774466375167646">
            <text:p>0.0774</text:p>
          </table:table-cell>
          <table:table-cell table:formula="of:=SQRT([.D16])" office:value-type="float" office:value="0.366492067920271">
            <text:p>0.3665</text:p>
          </table:table-cell>
          <table:table-cell table:formula="of:=SQRT([.E16])" office:value-type="float" office:value="0.382020103245495">
            <text:p>0.3820</text:p>
          </table:table-cell>
          <table:table-cell table:formula="of:=SQRT([.F16])" office:value-type="float" office:value="0.452682432688546">
            <text:p>0.4527</text:p>
          </table:table-cell>
          <table:table-cell table:formula="of:=SQRT([.G16])" office:value-type="float" office:value="0.452966959147579">
            <text:p>0.4530</text:p>
          </table:table-cell>
          <table:table-cell table:formula="of:=SQRT([.H16])" office:value-type="float" office:value="0.525656550645761">
            <text:p>0.5257</text:p>
          </table:table-cell>
          <table:table-cell table:formula="of:=SQRT([.I16])" office:value-type="float" office:value="0.578185769159548">
            <text:p>0.5782</text:p>
          </table:table-cell>
          <table:table-cell table:formula="of:=SQRT([.J16])" office:value-type="float" office:value="0.578247750653638">
            <text:p>0.5782</text:p>
          </table:table-cell>
          <table:table-cell table:formula="of:=SQRT([.K16])" office:value-type="float" office:value="0.691380573048373">
            <text:p>0.6914</text:p>
          </table:table-cell>
          <table:table-cell table:formula="of:=[.$B$44]*[.A16]" office:value-type="float" office:value="1.09955742876">
            <text:p>1.0996</text:p>
          </table:table-cell>
          <table:table-cell table:formula="of:=[.$B$45]*[.A16]" office:value-type="float" office:value="0.54977871438">
            <text:p>0.5498</text:p>
          </table:table-cell>
          <table:table-cell table:style-name="ce1"/>
        </table:table-row>
        <table:table-row table:style-name="ro1">
          <table:table-cell office:value-type="float" office:value="0.58904862255">
            <text:p>0.5890</text:p>
          </table:table-cell>
          <table:table-cell office:value-type="float" office:value="0">
            <text:p>0.00E+000</text:p>
          </table:table-cell>
          <table:table-cell office:value-type="float" office:value="0.0069019219032008">
            <text:p>6.90E-003</text:p>
          </table:table-cell>
          <table:table-cell office:value-type="float" office:value="0.13064972790069">
            <text:p>1.31E-001</text:p>
          </table:table-cell>
          <table:table-cell office:value-type="float" office:value="0.189278752998428">
            <text:p>1.89E-001</text:p>
          </table:table-cell>
          <table:table-cell office:value-type="float" office:value="0.205816177772759">
            <text:p>2.06E-001</text:p>
          </table:table-cell>
          <table:table-cell office:value-type="float" office:value="0.206775529916888">
            <text:p>2.07E-001</text:p>
          </table:table-cell>
          <table:table-cell office:value-type="float" office:value="0.282396199567976">
            <text:p>2.82E-001</text:p>
          </table:table-cell>
          <table:table-cell office:value-type="float" office:value="0.330179138321135">
            <text:p>3.30E-001</text:p>
          </table:table-cell>
          <table:table-cell office:value-type="float" office:value="0.330280254541209">
            <text:p>3.30E-001</text:p>
          </table:table-cell>
          <table:table-cell office:value-type="float" office:value="0.484211280891124">
            <text:p>4.84E-001</text:p>
          </table:table-cell>
          <table:table-cell/>
          <table:table-cell table:formula="of:=2*[.A17]/PI()" office:value-type="float" office:value="0.375000000001218">
            <text:p>0.3750</text:p>
          </table:table-cell>
          <table:table-cell table:formula="of:=SQRT([.C17])" office:value-type="float" office:value="0.083077806321549">
            <text:p>0.0831</text:p>
          </table:table-cell>
          <table:table-cell table:formula="of:=SQRT([.D17])" office:value-type="float" office:value="0.36145501504432">
            <text:p>0.3615</text:p>
          </table:table-cell>
          <table:table-cell table:formula="of:=SQRT([.E17])" office:value-type="float" office:value="0.435061780668479">
            <text:p>0.4351</text:p>
          </table:table-cell>
          <table:table-cell table:formula="of:=SQRT([.F17])" office:value-type="float" office:value="0.453669679141949">
            <text:p>0.4537</text:p>
          </table:table-cell>
          <table:table-cell table:formula="of:=SQRT([.G17])" office:value-type="float" office:value="0.454725774414523">
            <text:p>0.4547</text:p>
          </table:table-cell>
          <table:table-cell table:formula="of:=SQRT([.H17])" office:value-type="float" office:value="0.531409634432776">
            <text:p>0.5314</text:p>
          </table:table-cell>
          <table:table-cell table:formula="of:=SQRT([.I17])" office:value-type="float" office:value="0.574612163394698">
            <text:p>0.5746</text:p>
          </table:table-cell>
          <table:table-cell table:formula="of:=SQRT([.J17])" office:value-type="float" office:value="0.574700143153983">
            <text:p>0.5747</text:p>
          </table:table-cell>
          <table:table-cell table:formula="of:=SQRT([.K17])" office:value-type="float" office:value="0.695852916133233">
            <text:p>0.6959</text:p>
          </table:table-cell>
          <table:table-cell table:formula="of:=[.$B$44]*[.A17]" office:value-type="float" office:value="1.1780972451">
            <text:p>1.1781</text:p>
          </table:table-cell>
          <table:table-cell table:formula="of:=[.$B$45]*[.A17]" office:value-type="float" office:value="0.58904862255">
            <text:p>0.5890</text:p>
          </table:table-cell>
          <table:table-cell table:style-name="ce1"/>
        </table:table-row>
        <table:table-row table:style-name="ro1">
          <table:table-cell office:value-type="float" office:value="0.62831853072">
            <text:p>0.6283</text:p>
          </table:table-cell>
          <table:table-cell office:value-type="float" office:value="0">
            <text:p>0.00E+000</text:p>
          </table:table-cell>
          <table:table-cell office:value-type="float" office:value="0.00786422141252569">
            <text:p>7.86E-003</text:p>
          </table:table-cell>
          <table:table-cell office:value-type="float" office:value="0.126677248979715">
            <text:p>1.27E-001</text:p>
          </table:table-cell>
          <table:table-cell office:value-type="float" office:value="0.206247553807769">
            <text:p>2.06E-001</text:p>
          </table:table-cell>
          <table:table-cell office:value-type="float" office:value="0.206772735796631">
            <text:p>2.07E-001</text:p>
          </table:table-cell>
          <table:table-cell office:value-type="float" office:value="0.238168515867732">
            <text:p>2.38E-001</text:p>
          </table:table-cell>
          <table:table-cell office:value-type="float" office:value="0.288583413699768">
            <text:p>2.89E-001</text:p>
          </table:table-cell>
          <table:table-cell office:value-type="float" office:value="0.326126103618927">
            <text:p>3.26E-001</text:p>
          </table:table-cell>
          <table:table-cell office:value-type="float" office:value="0.326294144675309">
            <text:p>3.26E-001</text:p>
          </table:table-cell>
          <table:table-cell office:value-type="float" office:value="0.49049429754672">
            <text:p>4.90E-001</text:p>
          </table:table-cell>
          <table:table-cell/>
          <table:table-cell table:formula="of:=2*[.A18]/PI()" office:value-type="float" office:value="0.4000000000013">
            <text:p>0.4000</text:p>
          </table:table-cell>
          <table:table-cell table:formula="of:=SQRT([.C18])" office:value-type="float" office:value="0.0886804454912451">
            <text:p>0.0887</text:p>
          </table:table-cell>
          <table:table-cell table:formula="of:=SQRT([.D18])" office:value-type="float" office:value="0.355917474956928">
            <text:p>0.3559</text:p>
          </table:table-cell>
          <table:table-cell table:formula="of:=SQRT([.E18])" office:value-type="float" office:value="0.45414485993763">
            <text:p>0.4541</text:p>
          </table:table-cell>
          <table:table-cell table:formula="of:=SQRT([.F18])" office:value-type="float" office:value="0.45472270209066">
            <text:p>0.4547</text:p>
          </table:table-cell>
          <table:table-cell table:formula="of:=SQRT([.G18])" office:value-type="float" office:value="0.488025118070507">
            <text:p>0.4880</text:p>
          </table:table-cell>
          <table:table-cell table:formula="of:=SQRT([.H18])" office:value-type="float" office:value="0.537199603220039">
            <text:p>0.5372</text:p>
          </table:table-cell>
          <table:table-cell table:formula="of:=SQRT([.I18])" office:value-type="float" office:value="0.571074516695437">
            <text:p>0.5711</text:p>
          </table:table-cell>
          <table:table-cell table:formula="of:=SQRT([.J18])" office:value-type="float" office:value="0.571221624831649">
            <text:p>0.5712</text:p>
          </table:table-cell>
          <table:table-cell table:formula="of:=SQRT([.K18])" office:value-type="float" office:value="0.700352980679543">
            <text:p>0.7004</text:p>
          </table:table-cell>
          <table:table-cell table:formula="of:=[.$B$44]*[.A18]" office:value-type="float" office:value="1.25663706144">
            <text:p>1.2566</text:p>
          </table:table-cell>
          <table:table-cell table:formula="of:=[.$B$45]*[.A18]" office:value-type="float" office:value="0.62831853072">
            <text:p>0.6283</text:p>
          </table:table-cell>
          <table:table-cell table:style-name="ce1"/>
        </table:table-row>
        <table:table-row table:style-name="ro1">
          <table:table-cell office:value-type="float" office:value="0.66758843889">
            <text:p>0.6676</text:p>
          </table:table-cell>
          <table:table-cell office:value-type="float" office:value="0">
            <text:p>0.00E+000</text:p>
          </table:table-cell>
          <table:table-cell office:value-type="float" office:value="0.00888635192752727">
            <text:p>8.89E-003</text:p>
          </table:table-cell>
          <table:table-cell office:value-type="float" office:value="0.122741508018387">
            <text:p>1.23E-001</text:p>
          </table:table-cell>
          <table:table-cell office:value-type="float" office:value="0.207577787751713">
            <text:p>2.08E-001</text:p>
          </table:table-cell>
          <table:table-cell office:value-type="float" office:value="0.20779107163215">
            <text:p>2.08E-001</text:p>
          </table:table-cell>
          <table:table-cell office:value-type="float" office:value="0.28749568996215">
            <text:p>2.87E-001</text:p>
          </table:table-cell>
          <table:table-cell office:value-type="float" office:value="0.295470382050403">
            <text:p>2.95E-001</text:p>
          </table:table-cell>
          <table:table-cell office:value-type="float" office:value="0.322139433355651">
            <text:p>3.22E-001</text:p>
          </table:table-cell>
          <table:table-cell office:value-type="float" office:value="0.32260024790413">
            <text:p>3.23E-001</text:p>
          </table:table-cell>
          <table:table-cell office:value-type="float" office:value="0.496856722759099">
            <text:p>4.97E-001</text:p>
          </table:table-cell>
          <table:table-cell/>
          <table:table-cell table:formula="of:=2*[.A19]/PI()" office:value-type="float" office:value="0.425000000001381">
            <text:p>0.4250</text:p>
          </table:table-cell>
          <table:table-cell table:formula="of:=SQRT([.C19])" office:value-type="float" office:value="0.0942674489287117">
            <text:p>0.0943</text:p>
          </table:table-cell>
          <table:table-cell table:formula="of:=SQRT([.D19])" office:value-type="float" office:value="0.35034484157525">
            <text:p>0.3503</text:p>
          </table:table-cell>
          <table:table-cell table:formula="of:=SQRT([.E19])" office:value-type="float" office:value="0.455607054106621">
            <text:p>0.4556</text:p>
          </table:table-cell>
          <table:table-cell table:formula="of:=SQRT([.F19])" office:value-type="float" office:value="0.455841059616343">
            <text:p>0.4558</text:p>
          </table:table-cell>
          <table:table-cell table:formula="of:=SQRT([.G19])" office:value-type="float" office:value="0.536186245592098">
            <text:p>0.5362</text:p>
          </table:table-cell>
          <table:table-cell table:formula="of:=SQRT([.H19])" office:value-type="float" office:value="0.543571873858833">
            <text:p>0.5436</text:p>
          </table:table-cell>
          <table:table-cell table:formula="of:=SQRT([.I19])" office:value-type="float" office:value="0.567573284568302">
            <text:p>0.5676</text:p>
          </table:table-cell>
          <table:table-cell table:formula="of:=SQRT([.J19])" office:value-type="float" office:value="0.567979091080059">
            <text:p>0.5680</text:p>
          </table:table-cell>
          <table:table-cell table:formula="of:=SQRT([.K19])" office:value-type="float" office:value="0.704880644335691">
            <text:p>0.7049</text:p>
          </table:table-cell>
          <table:table-cell table:formula="of:=[.$B$44]*[.A19]" office:value-type="float" office:value="1.33517687778">
            <text:p>1.3352</text:p>
          </table:table-cell>
          <table:table-cell table:formula="of:=[.$B$45]*[.A19]" office:value-type="float" office:value="0.66758843889">
            <text:p>0.6676</text:p>
          </table:table-cell>
          <table:table-cell table:style-name="ce1"/>
        </table:table-row>
        <table:table-row table:style-name="ro1">
          <table:table-cell office:value-type="float" office:value="0.70685834706">
            <text:p>0.7069</text:p>
          </table:table-cell>
          <table:table-cell office:value-type="float" office:value="0">
            <text:p>0.00E+000</text:p>
          </table:table-cell>
          <table:table-cell office:value-type="float" office:value="0.00996903568247714">
            <text:p>9.97E-003</text:p>
          </table:table-cell>
          <table:table-cell office:value-type="float" office:value="0.1188620063415">
            <text:p>1.19E-001</text:p>
          </table:table-cell>
          <table:table-cell office:value-type="float" office:value="0.208736391278292">
            <text:p>2.09E-001</text:p>
          </table:table-cell>
          <table:table-cell office:value-type="float" office:value="0.208871199297034">
            <text:p>2.09E-001</text:p>
          </table:table-cell>
          <table:table-cell office:value-type="float" office:value="0.300820962781391">
            <text:p>3.01E-001</text:p>
          </table:table-cell>
          <table:table-cell office:value-type="float" office:value="0.317569896364271">
            <text:p>3.18E-001</text:p>
          </table:table-cell>
          <table:table-cell office:value-type="float" office:value="0.318218890378412">
            <text:p>3.18E-001</text:p>
          </table:table-cell>
          <table:table-cell office:value-type="float" office:value="0.343127101558034">
            <text:p>3.43E-001</text:p>
          </table:table-cell>
          <table:table-cell office:value-type="float" office:value="0.503299142502179">
            <text:p>5.03E-001</text:p>
          </table:table-cell>
          <table:table-cell/>
          <table:table-cell table:formula="of:=2*[.A20]/PI()" office:value-type="float" office:value="0.450000000001462">
            <text:p>0.4500</text:p>
          </table:table-cell>
          <table:table-cell table:formula="of:=SQRT([.C20])" office:value-type="float" office:value="0.0998450583778543">
            <text:p>0.0998</text:p>
          </table:table-cell>
          <table:table-cell table:formula="of:=SQRT([.D20])" office:value-type="float" office:value="0.344763696379854">
            <text:p>0.3448</text:p>
          </table:table-cell>
          <table:table-cell table:formula="of:=SQRT([.E20])" office:value-type="float" office:value="0.456876779097266">
            <text:p>0.4569</text:p>
          </table:table-cell>
          <table:table-cell table:formula="of:=SQRT([.F20])" office:value-type="float" office:value="0.457024287425771">
            <text:p>0.4570</text:p>
          </table:table-cell>
          <table:table-cell table:formula="of:=SQRT([.G20])" office:value-type="float" office:value="0.548471478548694">
            <text:p>0.5485</text:p>
          </table:table-cell>
          <table:table-cell table:formula="of:=SQRT([.H20])" office:value-type="float" office:value="0.563533403059899">
            <text:p>0.5635</text:p>
          </table:table-cell>
          <table:table-cell table:formula="of:=SQRT([.I20])" office:value-type="float" office:value="0.564108934850718">
            <text:p>0.5641</text:p>
          </table:table-cell>
          <table:table-cell table:formula="of:=SQRT([.J20])" office:value-type="float" office:value="0.585770519536477">
            <text:p>0.5858</text:p>
          </table:table-cell>
          <table:table-cell table:formula="of:=SQRT([.K20])" office:value-type="float" office:value="0.709435791669816">
            <text:p>0.7094</text:p>
          </table:table-cell>
          <table:table-cell table:formula="of:=[.$B$44]*[.A20]" office:value-type="float" office:value="1.41371669412">
            <text:p>1.4137</text:p>
          </table:table-cell>
          <table:table-cell table:formula="of:=[.$B$45]*[.A20]" office:value-type="float" office:value="0.70685834706">
            <text:p>0.7069</text:p>
          </table:table-cell>
          <table:table-cell table:style-name="ce1"/>
        </table:table-row>
        <table:table-row table:style-name="ro1">
          <table:table-cell office:value-type="float" office:value="0.74612825523">
            <text:p>0.7461</text:p>
          </table:table-cell>
          <table:table-cell office:value-type="float" office:value="0">
            <text:p>0.00E+000</text:p>
          </table:table-cell>
          <table:table-cell office:value-type="float" office:value="0.0111126696595435">
            <text:p>1.11E-002</text:p>
          </table:table-cell>
          <table:table-cell office:value-type="float" office:value="0.115043222434278">
            <text:p>1.15E-001</text:p>
          </table:table-cell>
          <table:table-cell office:value-type="float" office:value="0.209913770261507">
            <text:p>2.10E-001</text:p>
          </table:table-cell>
          <table:table-cell office:value-type="float" office:value="0.210013134218129">
            <text:p>2.10E-001</text:p>
          </table:table-cell>
          <table:table-cell office:value-type="float" office:value="0.30725727152902">
            <text:p>3.07E-001</text:p>
          </table:table-cell>
          <table:table-cell office:value-type="float" office:value="0.314164270899776">
            <text:p>3.14E-001</text:p>
          </table:table-cell>
          <table:table-cell office:value-type="float" office:value="0.314364246417473">
            <text:p>3.14E-001</text:p>
          </table:table-cell>
          <table:table-cell office:value-type="float" office:value="0.399266276498149">
            <text:p>3.99E-001</text:p>
          </table:table-cell>
          <table:table-cell office:value-type="float" office:value="0.509822152426422">
            <text:p>5.10E-001</text:p>
          </table:table-cell>
          <table:table-cell/>
          <table:table-cell table:formula="of:=2*[.A21]/PI()" office:value-type="float" office:value="0.475000000001543">
            <text:p>0.4750</text:p>
          </table:table-cell>
          <table:table-cell table:formula="of:=SQRT([.C21])" office:value-type="float" office:value="0.105416647924052">
            <text:p>0.1054</text:p>
          </table:table-cell>
          <table:table-cell table:formula="of:=SQRT([.D21])" office:value-type="float" office:value="0.339180221171987">
            <text:p>0.3392</text:p>
          </table:table-cell>
          <table:table-cell table:formula="of:=SQRT([.E21])" office:value-type="float" office:value="0.458163475477375">
            <text:p>0.4582</text:p>
          </table:table-cell>
          <table:table-cell table:formula="of:=SQRT([.F21])" office:value-type="float" office:value="0.458271899878368">
            <text:p>0.4583</text:p>
          </table:table-cell>
          <table:table-cell table:formula="of:=SQRT([.G21])" office:value-type="float" office:value="0.554307921221608">
            <text:p>0.5543</text:p>
          </table:table-cell>
          <table:table-cell table:formula="of:=SQRT([.H21])" office:value-type="float" office:value="0.560503586875032">
            <text:p>0.5605</text:p>
          </table:table-cell>
          <table:table-cell table:formula="of:=SQRT([.I21])" office:value-type="float" office:value="0.560681947647214">
            <text:p>0.5607</text:p>
          </table:table-cell>
          <table:table-cell table:formula="of:=SQRT([.J21])" office:value-type="float" office:value="0.63187520642778">
            <text:p>0.6319</text:p>
          </table:table-cell>
          <table:table-cell table:formula="of:=SQRT([.K21])" office:value-type="float" office:value="0.714018313789234">
            <text:p>0.7140</text:p>
          </table:table-cell>
          <table:table-cell table:formula="of:=[.$B$44]*[.A21]" office:value-type="float" office:value="1.49225651046">
            <text:p>1.4923</text:p>
          </table:table-cell>
          <table:table-cell table:formula="of:=[.$B$45]*[.A21]" office:value-type="float" office:value="0.74612825523">
            <text:p>0.7461</text:p>
          </table:table-cell>
          <table:table-cell table:style-name="ce1"/>
        </table:table-row>
        <table:table-row table:style-name="ro1">
          <table:table-cell office:value-type="float" office:value="0.7853981634">
            <text:p>0.7854</text:p>
          </table:table-cell>
          <table:table-cell office:value-type="float" office:value="0">
            <text:p>0.00E+000</text:p>
          </table:table-cell>
          <table:table-cell office:value-type="float" office:value="0.0123174913012962">
            <text:p>1.23E-002</text:p>
          </table:table-cell>
          <table:table-cell office:value-type="float" office:value="0.111286667668361">
            <text:p>1.11E-001</text:p>
          </table:table-cell>
          <table:table-cell office:value-type="float" office:value="0.211137601120249">
            <text:p>2.11E-001</text:p>
          </table:table-cell>
          <table:table-cell office:value-type="float" office:value="0.211216893321753">
            <text:p>2.11E-001</text:p>
          </table:table-cell>
          <table:table-cell office:value-type="float" office:value="0.310451741510772">
            <text:p>3.10E-001</text:p>
          </table:table-cell>
          <table:table-cell office:value-type="float" office:value="0.310575281511226">
            <text:p>3.11E-001</text:p>
          </table:table-cell>
          <table:table-cell office:value-type="float" office:value="0.313717784287649">
            <text:p>3.14E-001</text:p>
          </table:table-cell>
          <table:table-cell office:value-type="float" office:value="0.458803263013403">
            <text:p>4.59E-001</text:p>
          </table:table-cell>
          <table:table-cell office:value-type="float" office:value="0.516426357526116">
            <text:p>5.16E-001</text:p>
          </table:table-cell>
          <table:table-cell/>
          <table:table-cell table:formula="of:=2*[.A22]/PI()" office:value-type="float" office:value="0.500000000001624">
            <text:p>0.5000</text:p>
          </table:table-cell>
          <table:table-cell table:formula="of:=SQRT([.C22])" office:value-type="float" office:value="0.110984193925514">
            <text:p>0.1110</text:p>
          </table:table-cell>
          <table:table-cell table:formula="of:=SQRT([.D22])" office:value-type="float" office:value="0.333596564233448">
            <text:p>0.3336</text:p>
          </table:table-cell>
          <table:table-cell table:formula="of:=SQRT([.E22])" office:value-type="float" office:value="0.45949711764085">
            <text:p>0.4595</text:p>
          </table:table-cell>
          <table:table-cell table:formula="of:=SQRT([.F22])" office:value-type="float" office:value="0.459583391042097">
            <text:p>0.4596</text:p>
          </table:table-cell>
          <table:table-cell table:formula="of:=SQRT([.G22])" office:value-type="float" office:value="0.557181964452164">
            <text:p>0.5572</text:p>
          </table:table-cell>
          <table:table-cell table:formula="of:=SQRT([.H22])" office:value-type="float" office:value="0.557292814874933">
            <text:p>0.5573</text:p>
          </table:table-cell>
          <table:table-cell table:formula="of:=SQRT([.I22])" office:value-type="float" office:value="0.560105154669771">
            <text:p>0.5601</text:p>
          </table:table-cell>
          <table:table-cell table:formula="of:=SQRT([.J22])" office:value-type="float" office:value="0.677350177539951">
            <text:p>0.6774</text:p>
          </table:table-cell>
          <table:table-cell table:formula="of:=SQRT([.K22])" office:value-type="float" office:value="0.718628107943264">
            <text:p>0.7186</text:p>
          </table:table-cell>
          <table:table-cell table:formula="of:=[.$B$44]*[.A22]" office:value-type="float" office:value="1.5707963268">
            <text:p>1.5708</text:p>
          </table:table-cell>
          <table:table-cell table:formula="of:=[.$B$45]*[.A22]" office:value-type="float" office:value="0.7853981634">
            <text:p>0.7854</text:p>
          </table:table-cell>
          <table:table-cell table:style-name="ce1"/>
        </table:table-row>
        <table:table-row table:style-name="ro1">
          <table:table-cell office:value-type="float" office:value="0.82466807157">
            <text:p>0.8247</text:p>
          </table:table-cell>
          <table:table-cell office:value-type="float" office:value="0">
            <text:p>0.00E+000</text:p>
          </table:table-cell>
          <table:table-cell office:value-type="float" office:value="0.0135836525612343">
            <text:p>1.36E-002</text:p>
          </table:table-cell>
          <table:table-cell office:value-type="float" office:value="0.107592942130058">
            <text:p>1.08E-001</text:p>
          </table:table-cell>
          <table:table-cell office:value-type="float" office:value="0.212416047290902">
            <text:p>2.12E-001</text:p>
          </table:table-cell>
          <table:table-cell office:value-type="float" office:value="0.212482495129205">
            <text:p>2.12E-001</text:p>
          </table:table-cell>
          <table:table-cell office:value-type="float" office:value="0.30676294665031">
            <text:p>3.07E-001</text:p>
          </table:table-cell>
          <table:table-cell office:value-type="float" office:value="0.306851785211352">
            <text:p>3.07E-001</text:p>
          </table:table-cell>
          <table:table-cell office:value-type="float" office:value="0.320236506990326">
            <text:p>3.20E-001</text:p>
          </table:table-cell>
          <table:table-cell office:value-type="float" office:value="0.518382360513836">
            <text:p>5.18E-001</text:p>
          </table:table-cell>
          <table:table-cell office:value-type="float" office:value="0.523112371767261">
            <text:p>5.23E-001</text:p>
          </table:table-cell>
          <table:table-cell/>
          <table:table-cell table:formula="of:=2*[.A23]/PI()" office:value-type="float" office:value="0.525000000001706">
            <text:p>0.5250</text:p>
          </table:table-cell>
          <table:table-cell table:formula="of:=SQRT([.C23])" office:value-type="float" office:value="0.11654892775669">
            <text:p>0.1165</text:p>
          </table:table-cell>
          <table:table-cell table:formula="of:=SQRT([.D23])" office:value-type="float" office:value="0.328013631012581">
            <text:p>0.3280</text:p>
          </table:table-cell>
          <table:table-cell table:formula="of:=SQRT([.E23])" office:value-type="float" office:value="0.460886154371013">
            <text:p>0.4609</text:p>
          </table:table-cell>
          <table:table-cell table:formula="of:=SQRT([.F23])" office:value-type="float" office:value="0.460958235775439">
            <text:p>0.4610</text:p>
          </table:table-cell>
          <table:table-cell table:formula="of:=SQRT([.G23])" office:value-type="float" office:value="0.553861847982247">
            <text:p>0.5539</text:p>
          </table:table-cell>
          <table:table-cell table:formula="of:=SQRT([.H23])" office:value-type="float" office:value="0.553942041382807">
            <text:p>0.5539</text:p>
          </table:table-cell>
          <table:table-cell table:formula="of:=SQRT([.I23])" office:value-type="float" office:value="0.565894430958926">
            <text:p>0.5659</text:p>
          </table:table-cell>
          <table:table-cell table:formula="of:=SQRT([.J23])" office:value-type="float" office:value="0.719987750252625">
            <text:p>0.7200</text:p>
          </table:table-cell>
          <table:table-cell table:formula="of:=SQRT([.K23])" office:value-type="float" office:value="0.723265077110226">
            <text:p>0.7233</text:p>
          </table:table-cell>
          <table:table-cell table:formula="of:=[.$B$44]*[.A23]" office:value-type="float" office:value="1.64933614314">
            <text:p>1.6493</text:p>
          </table:table-cell>
          <table:table-cell table:formula="of:=[.$B$45]*[.A23]" office:value-type="float" office:value="0.82466807157">
            <text:p>0.8247</text:p>
          </table:table-cell>
          <table:table-cell/>
        </table:table-row>
        <table:table-row table:style-name="ro1">
          <table:table-cell office:value-type="float" office:value="0.86393797974">
            <text:p>0.8639</text:p>
          </table:table-cell>
          <table:table-cell office:value-type="float" office:value="0">
            <text:p>0.00E+000</text:p>
          </table:table-cell>
          <table:table-cell office:value-type="float" office:value="0.0149112564693338">
            <text:p>1.49E-002</text:p>
          </table:table-cell>
          <table:table-cell office:value-type="float" office:value="0.103962291876264">
            <text:p>1.04E-001</text:p>
          </table:table-cell>
          <table:table-cell office:value-type="float" office:value="0.213752385820777">
            <text:p>2.14E-001</text:p>
          </table:table-cell>
          <table:table-cell office:value-type="float" office:value="0.213809959856389">
            <text:p>2.14E-001</text:p>
          </table:table-cell>
          <table:table-cell office:value-type="float" office:value="0.303122885930036">
            <text:p>3.03E-001</text:p>
          </table:table-cell>
          <table:table-cell office:value-type="float" office:value="0.303193554172451">
            <text:p>3.03E-001</text:p>
          </table:table-cell>
          <table:table-cell office:value-type="float" office:value="0.32682795180258">
            <text:p>3.27E-001</text:p>
          </table:table-cell>
          <table:table-cell office:value-type="float" office:value="0.529583778985965">
            <text:p>5.30E-001</text:p>
          </table:table-cell>
          <table:table-cell office:value-type="float" office:value="0.529880817672306">
            <text:p>5.30E-001</text:p>
          </table:table-cell>
          <table:table-cell/>
          <table:table-cell table:formula="of:=2*[.A24]/PI()" office:value-type="float" office:value="0.550000000001787">
            <text:p>0.5500</text:p>
          </table:table-cell>
          <table:table-cell table:formula="of:=SQRT([.C24])" office:value-type="float" office:value="0.122111655747246">
            <text:p>0.1221</text:p>
          </table:table-cell>
          <table:table-cell table:formula="of:=SQRT([.D24])" office:value-type="float" office:value="0.32243184066755">
            <text:p>0.3224</text:p>
          </table:table-cell>
          <table:table-cell table:formula="of:=SQRT([.E24])" office:value-type="float" office:value="0.46233363042372">
            <text:p>0.4623</text:p>
          </table:table-cell>
          <table:table-cell table:formula="of:=SQRT([.F24])" office:value-type="float" office:value="0.462395890829913">
            <text:p>0.4624</text:p>
          </table:table-cell>
          <table:table-cell table:formula="of:=SQRT([.G24])" office:value-type="float" office:value="0.550565968735842">
            <text:p>0.5506</text:p>
          </table:table-cell>
          <table:table-cell table:formula="of:=SQRT([.H24])" office:value-type="float" office:value="0.550630142811353">
            <text:p>0.5506</text:p>
          </table:table-cell>
          <table:table-cell table:formula="of:=SQRT([.I24])" office:value-type="float" office:value="0.571688684340157">
            <text:p>0.5717</text:p>
          </table:table-cell>
          <table:table-cell table:formula="of:=SQRT([.J24])" office:value-type="float" office:value="0.727725071016496">
            <text:p>0.7277</text:p>
          </table:table-cell>
          <table:table-cell table:formula="of:=SQRT([.K24])" office:value-type="float" office:value="0.727929129567093">
            <text:p>0.7279</text:p>
          </table:table-cell>
          <table:table-cell table:formula="of:=[.$B$44]*[.A24]" office:value-type="float" office:value="1.72787595948">
            <text:p>1.7279</text:p>
          </table:table-cell>
          <table:table-cell table:formula="of:=[.$B$45]*[.A24]" office:value-type="float" office:value="0.86393797974">
            <text:p>0.8639</text:p>
          </table:table-cell>
          <table:table-cell/>
        </table:table-row>
        <table:table-row table:style-name="ro1">
          <table:table-cell office:value-type="float" office:value="0.90320788791">
            <text:p>0.9032</text:p>
          </table:table-cell>
          <table:table-cell office:value-type="float" office:value="0">
            <text:p>0.00E+000</text:p>
          </table:table-cell>
          <table:table-cell office:value-type="float" office:value="0.0163003766466258">
            <text:p>1.63E-002</text:p>
          </table:table-cell>
          <table:table-cell office:value-type="float" office:value="0.100394803878049">
            <text:p>1.00E-001</text:p>
          </table:table-cell>
          <table:table-cell office:value-type="float" office:value="0.215148195074581">
            <text:p>2.15E-001</text:p>
          </table:table-cell>
          <table:table-cell office:value-type="float" office:value="0.215199309518056">
            <text:p>2.15E-001</text:p>
          </table:table-cell>
          <table:table-cell office:value-type="float" office:value="0.299541025223074">
            <text:p>3.00E-001</text:p>
          </table:table-cell>
          <table:table-cell office:value-type="float" office:value="0.299600393764333">
            <text:p>3.00E-001</text:p>
          </table:table-cell>
          <table:table-cell office:value-type="float" office:value="0.333493656147549">
            <text:p>3.33E-001</text:p>
          </table:table-cell>
          <table:table-cell office:value-type="float" office:value="0.536580732581146">
            <text:p>5.37E-001</text:p>
          </table:table-cell>
          <table:table-cell office:value-type="float" office:value="0.536732325859198">
            <text:p>5.37E-001</text:p>
          </table:table-cell>
          <table:table-cell/>
          <table:table-cell table:formula="of:=2*[.A25]/PI()" office:value-type="float" office:value="0.575000000001868">
            <text:p>0.5750</text:p>
          </table:table-cell>
          <table:table-cell table:formula="of:=SQRT([.C25])" office:value-type="float" office:value="0.127672928401544">
            <text:p>0.1277</text:p>
          </table:table-cell>
          <table:table-cell table:formula="of:=SQRT([.D25])" office:value-type="float" office:value="0.316851390841273">
            <text:p>0.3169</text:p>
          </table:table-cell>
          <table:table-cell table:formula="of:=SQRT([.E25])" office:value-type="float" office:value="0.463840700105737">
            <text:p>0.4638</text:p>
          </table:table-cell>
          <table:table-cell table:formula="of:=SQRT([.F25])" office:value-type="float" office:value="0.463895795969371">
            <text:p>0.4639</text:p>
          </table:table-cell>
          <table:table-cell table:formula="of:=SQRT([.G25])" office:value-type="float" office:value="0.547303412398529">
            <text:p>0.5473</text:p>
          </table:table-cell>
          <table:table-cell table:formula="of:=SQRT([.H25])" office:value-type="float" office:value="0.547357647031932">
            <text:p>0.5474</text:p>
          </table:table-cell>
          <table:table-cell table:formula="of:=SQRT([.I25])" office:value-type="float" office:value="0.577489096128705">
            <text:p>0.5775</text:p>
          </table:table-cell>
          <table:table-cell table:formula="of:=SQRT([.J25])" office:value-type="float" office:value="0.732516711468855">
            <text:p>0.7325</text:p>
          </table:table-cell>
          <table:table-cell table:formula="of:=SQRT([.K25])" office:value-type="float" office:value="0.732620178441188">
            <text:p>0.7326</text:p>
          </table:table-cell>
          <table:table-cell table:formula="of:=[.$B$44]*[.A25]" office:value-type="float" office:value="1.80641577582">
            <text:p>1.8064</text:p>
          </table:table-cell>
          <table:table-cell table:formula="of:=[.$B$45]*[.A25]" office:value-type="float" office:value="0.90320788791">
            <text:p>0.9032</text:p>
          </table:table-cell>
          <table:table-cell/>
        </table:table-row>
        <table:table-row table:style-name="ro1">
          <table:table-cell office:value-type="float" office:value="0.94247779608">
            <text:p>0.9425</text:p>
          </table:table-cell>
          <table:table-cell office:value-type="float" office:value="0">
            <text:p>0.00E+000</text:p>
          </table:table-cell>
          <table:table-cell office:value-type="float" office:value="0.0177510683947604">
            <text:p>1.78E-002</text:p>
          </table:table-cell>
          <table:table-cell office:value-type="float" office:value="0.0968904865416254">
            <text:p>9.69E-002</text:p>
          </table:table-cell>
          <table:table-cell office:value-type="float" office:value="0.216604336039784">
            <text:p>2.17E-001</text:p>
          </table:table-cell>
          <table:table-cell office:value-type="float" office:value="0.216650568036211">
            <text:p>2.17E-001</text:p>
          </table:table-cell>
          <table:table-cell office:value-type="float" office:value="0.296020419265001">
            <text:p>2.96E-001</text:p>
          </table:table-cell>
          <table:table-cell office:value-type="float" office:value="0.296072117174655">
            <text:p>2.96E-001</text:p>
          </table:table-cell>
          <table:table-cell office:value-type="float" office:value="0.340234994414619">
            <text:p>3.40E-001</text:p>
          </table:table-cell>
          <table:table-cell office:value-type="float" office:value="0.543563769039805">
            <text:p>5.44E-001</text:p>
          </table:table-cell>
          <table:table-cell office:value-type="float" office:value="0.543667534530608">
            <text:p>5.44E-001</text:p>
          </table:table-cell>
          <table:table-cell/>
          <table:table-cell table:formula="of:=2*[.A26]/PI()" office:value-type="float" office:value="0.600000000001949">
            <text:p>0.6000</text:p>
          </table:table-cell>
          <table:table-cell table:formula="of:=SQRT([.C26])" office:value-type="float" office:value="0.133233135498495">
            <text:p>0.1332</text:p>
          </table:table-cell>
          <table:table-cell table:formula="of:=SQRT([.D26])" office:value-type="float" office:value="0.311272367134677">
            <text:p>0.3113</text:p>
          </table:table-cell>
          <table:table-cell table:formula="of:=SQRT([.E26])" office:value-type="float" office:value="0.465407709476094">
            <text:p>0.4654</text:p>
          </table:table-cell>
          <table:table-cell table:formula="of:=SQRT([.F26])" office:value-type="float" office:value="0.46545737510132">
            <text:p>0.4655</text:p>
          </table:table-cell>
          <table:table-cell table:formula="of:=SQRT([.G26])" office:value-type="float" office:value="0.544077585703548">
            <text:p>0.5441</text:p>
          </table:table-cell>
          <table:table-cell table:formula="of:=SQRT([.H26])" office:value-type="float" office:value="0.54412509331463">
            <text:p>0.5441</text:p>
          </table:table-cell>
          <table:table-cell table:formula="of:=SQRT([.I26])" office:value-type="float" office:value="0.583296660726443">
            <text:p>0.5833</text:p>
          </table:table-cell>
          <table:table-cell table:formula="of:=SQRT([.J26])" office:value-type="float" office:value="0.737267772956207">
            <text:p>0.7373</text:p>
          </table:table-cell>
          <table:table-cell table:formula="of:=SQRT([.K26])" office:value-type="float" office:value="0.737338141242272">
            <text:p>0.7373</text:p>
          </table:table-cell>
          <table:table-cell table:formula="of:=[.$B$44]*[.A26]" office:value-type="float" office:value="1.88495559216">
            <text:p>1.8850</text:p>
          </table:table-cell>
          <table:table-cell table:formula="of:=[.$B$45]*[.A26]" office:value-type="float" office:value="0.94247779608">
            <text:p>0.9425</text:p>
          </table:table-cell>
          <table:table-cell/>
        </table:table-row>
        <table:table-row table:style-name="ro1">
          <table:table-cell office:value-type="float" office:value="0.98174770425">
            <text:p>0.9817</text:p>
          </table:table-cell>
          <table:table-cell office:value-type="float" office:value="0">
            <text:p>0.00E+000</text:p>
          </table:table-cell>
          <table:table-cell office:value-type="float" office:value="0.0192633753361327">
            <text:p>1.93E-002</text:p>
          </table:table-cell>
          <table:table-cell office:value-type="float" office:value="0.0934493071263075">
            <text:p>9.34E-002</text:p>
          </table:table-cell>
          <table:table-cell office:value-type="float" office:value="0.218121324576432">
            <text:p>2.18E-001</text:p>
          </table:table-cell>
          <table:table-cell office:value-type="float" office:value="0.218163761353234">
            <text:p>2.18E-001</text:p>
          </table:table-cell>
          <table:table-cell office:value-type="float" office:value="0.292562362059508">
            <text:p>2.93E-001</text:p>
          </table:table-cell>
          <table:table-cell office:value-type="float" office:value="0.292608545307722">
            <text:p>2.93E-001</text:p>
          </table:table-cell>
          <table:table-cell office:value-type="float" office:value="0.347052911181281">
            <text:p>3.47E-001</text:p>
          </table:table-cell>
          <table:table-cell office:value-type="float" office:value="0.550606950242814">
            <text:p>5.51E-001</text:p>
          </table:table-cell>
          <table:table-cell office:value-type="float" office:value="0.550687088909643">
            <text:p>5.51E-001</text:p>
          </table:table-cell>
          <table:table-cell/>
          <table:table-cell table:formula="of:=2*[.A27]/PI()" office:value-type="float" office:value="0.62500000000203">
            <text:p>0.6250</text:p>
          </table:table-cell>
          <table:table-cell table:formula="of:=SQRT([.C27])" office:value-type="float" office:value="0.138792562250766">
            <text:p>0.1388</text:p>
          </table:table-cell>
          <table:table-cell table:formula="of:=SQRT([.D27])" office:value-type="float" office:value="0.305694794077864">
            <text:p>0.3057</text:p>
          </table:table-cell>
          <table:table-cell table:formula="of:=SQRT([.E27])" office:value-type="float" office:value="0.467034607471901">
            <text:p>0.4670</text:p>
          </table:table-cell>
          <table:table-cell table:formula="of:=SQRT([.F27])" office:value-type="float" office:value="0.467080037416752">
            <text:p>0.4671</text:p>
          </table:table-cell>
          <table:table-cell table:formula="of:=SQRT([.G27])" office:value-type="float" office:value="0.54089034199134">
            <text:p>0.5409</text:p>
          </table:table-cell>
          <table:table-cell table:formula="of:=SQRT([.H27])" office:value-type="float" office:value="0.54093303218395">
            <text:p>0.5409</text:p>
          </table:table-cell>
          <table:table-cell table:formula="of:=SQRT([.I27])" office:value-type="float" office:value="0.58911196828895">
            <text:p>0.5891</text:p>
          </table:table-cell>
          <table:table-cell table:formula="of:=SQRT([.J27])" office:value-type="float" office:value="0.742028941647706">
            <text:p>0.7420</text:p>
          </table:table-cell>
          <table:table-cell table:formula="of:=SQRT([.K27])" office:value-type="float" office:value="0.742082939373789">
            <text:p>0.7421</text:p>
          </table:table-cell>
          <table:table-cell table:formula="of:=[.$B$44]*[.A27]" office:value-type="float" office:value="1.9634954085">
            <text:p>1.9635</text:p>
          </table:table-cell>
          <table:table-cell table:formula="of:=[.$B$45]*[.A27]" office:value-type="float" office:value="0.98174770425">
            <text:p>0.9817</text:p>
          </table:table-cell>
          <table:table-cell/>
        </table:table-row>
        <table:table-row table:style-name="ro1">
          <table:table-cell office:value-type="float" office:value="1.02101761242">
            <text:p>1.0210</text:p>
          </table:table-cell>
          <table:table-cell office:value-type="float" office:value="0">
            <text:p>0.00E+000</text:p>
          </table:table-cell>
          <table:table-cell office:value-type="float" office:value="0.0208373335728244">
            <text:p>2.08E-002</text:p>
          </table:table-cell>
          <table:table-cell office:value-type="float" office:value="0.090071210730018">
            <text:p>9.01E-002</text:p>
          </table:table-cell>
          <table:table-cell office:value-type="float" office:value="0.219699494297798">
            <text:p>2.20E-001</text:p>
          </table:table-cell>
          <table:table-cell office:value-type="float" office:value="0.219738917549428">
            <text:p>2.20E-001</text:p>
          </table:table-cell>
          <table:table-cell office:value-type="float" office:value="0.289167451061292">
            <text:p>2.89E-001</text:p>
          </table:table-cell>
          <table:table-cell office:value-type="float" office:value="0.289209506596422">
            <text:p>2.89E-001</text:p>
          </table:table-cell>
          <table:table-cell office:value-type="float" office:value="0.353948149447541">
            <text:p>3.54E-001</text:p>
          </table:table-cell>
          <table:table-cell office:value-type="float" office:value="0.557725479033284">
            <text:p>5.58E-001</text:p>
          </table:table-cell>
          <table:table-cell office:value-type="float" office:value="0.557791640614467">
            <text:p>5.58E-001</text:p>
          </table:table-cell>
          <table:table-cell/>
          <table:table-cell table:formula="of:=2*[.A28]/PI()" office:value-type="float" office:value="0.650000000002112">
            <text:p>0.6500</text:p>
          </table:table-cell>
          <table:table-cell table:formula="of:=SQRT([.C28])" office:value-type="float" office:value="0.144351423868365">
            <text:p>0.1444</text:p>
          </table:table-cell>
          <table:table-cell table:formula="of:=SQRT([.D28])" office:value-type="float" office:value="0.300118661082609">
            <text:p>0.3001</text:p>
          </table:table-cell>
          <table:table-cell table:formula="of:=SQRT([.E28])" office:value-type="float" office:value="0.468721126361718">
            <text:p>0.4687</text:p>
          </table:table-cell>
          <table:table-cell table:formula="of:=SQRT([.F28])" office:value-type="float" office:value="0.468763178534138">
            <text:p>0.4688</text:p>
          </table:table-cell>
          <table:table-cell table:formula="of:=SQRT([.G28])" office:value-type="float" office:value="0.537742922837011">
            <text:p>0.5377</text:p>
          </table:table-cell>
          <table:table-cell table:formula="of:=SQRT([.H28])" office:value-type="float" office:value="0.537782025170442">
            <text:p>0.5378</text:p>
          </table:table-cell>
          <table:table-cell table:formula="of:=SQRT([.I28])" office:value-type="float" office:value="0.594935416198717">
            <text:p>0.5949</text:p>
          </table:table-cell>
          <table:table-cell table:formula="of:=SQRT([.J28])" office:value-type="float" office:value="0.746810202818149">
            <text:p>0.7468</text:p>
          </table:table-cell>
          <table:table-cell table:formula="of:=SQRT([.K28])" office:value-type="float" office:value="0.746854497619494">
            <text:p>0.7469</text:p>
          </table:table-cell>
          <table:table-cell table:formula="of:=[.$B$44]*[.A28]" office:value-type="float" office:value="2.04203522484">
            <text:p>2.0420</text:p>
          </table:table-cell>
          <table:table-cell table:formula="of:=[.$B$45]*[.A28]" office:value-type="float" office:value="1.02101761242">
            <text:p>1.0210</text:p>
          </table:table-cell>
          <table:table-cell/>
        </table:table-row>
        <table:table-row table:style-name="ro1">
          <table:table-cell office:value-type="float" office:value="1.06028752059">
            <text:p>1.0603</text:p>
          </table:table-cell>
          <table:table-cell office:value-type="float" office:value="0">
            <text:p>0.00E+000</text:p>
          </table:table-cell>
          <table:table-cell office:value-type="float" office:value="0.02247297439756">
            <text:p>2.25E-002</text:p>
          </table:table-cell>
          <table:table-cell office:value-type="float" office:value="0.0867561305942343">
            <text:p>8.68E-002</text:p>
          </table:table-cell>
          <table:table-cell office:value-type="float" office:value="0.221339075717839">
            <text:p>2.21E-001</text:p>
          </table:table-cell>
          <table:table-cell office:value-type="float" office:value="0.221376066964817">
            <text:p>2.21E-001</text:p>
          </table:table-cell>
          <table:table-cell office:value-type="float" office:value="0.285835962937875">
            <text:p>2.86E-001</text:p>
          </table:table-cell>
          <table:table-cell office:value-type="float" office:value="0.285874836809754">
            <text:p>2.86E-001</text:p>
          </table:table-cell>
          <table:table-cell office:value-type="float" office:value="0.360921351892587">
            <text:p>3.61E-001</text:p>
          </table:table-cell>
          <table:table-cell office:value-type="float" office:value="0.564924743517963">
            <text:p>5.65E-001</text:p>
          </table:table-cell>
          <table:table-cell office:value-type="float" office:value="0.564981846914064">
            <text:p>5.65E-001</text:p>
          </table:table-cell>
          <table:table-cell/>
          <table:table-cell table:formula="of:=2*[.A29]/PI()" office:value-type="float" office:value="0.675000000002193">
            <text:p>0.6750</text:p>
          </table:table-cell>
          <table:table-cell table:formula="of:=SQRT([.C29])" office:value-type="float" office:value="0.149909887591046">
            <text:p>0.1499</text:p>
          </table:table-cell>
          <table:table-cell table:formula="of:=SQRT([.D29])" office:value-type="float" office:value="0.29454393661088">
            <text:p>0.2945</text:p>
          </table:table-cell>
          <table:table-cell table:formula="of:=SQRT([.E29])" office:value-type="float" office:value="0.470466869947118">
            <text:p>0.4705</text:p>
          </table:table-cell>
          <table:table-cell table:formula="of:=SQRT([.F29])" office:value-type="float" office:value="0.470506181643575">
            <text:p>0.4705</text:p>
          </table:table-cell>
          <table:table-cell table:formula="of:=SQRT([.G29])" office:value-type="float" office:value="0.534636290330048">
            <text:p>0.5346</text:p>
          </table:table-cell>
          <table:table-cell table:formula="of:=SQRT([.H29])" office:value-type="float" office:value="0.534672644530983">
            <text:p>0.5347</text:p>
          </table:table-cell>
          <table:table-cell table:formula="of:=SQRT([.I29])" office:value-type="float" office:value="0.600767302616069">
            <text:p>0.6008</text:p>
          </table:table-cell>
          <table:table-cell table:formula="of:=SQRT([.J29])" office:value-type="float" office:value="0.751614757384368">
            <text:p>0.7516</text:p>
          </table:table-cell>
          <table:table-cell table:formula="of:=SQRT([.K29])" office:value-type="float" office:value="0.751652743568507">
            <text:p>0.7517</text:p>
          </table:table-cell>
          <table:table-cell table:formula="of:=[.$B$44]*[.A29]" office:value-type="float" office:value="2.12057504118">
            <text:p>2.1206</text:p>
          </table:table-cell>
          <table:table-cell table:formula="of:=[.$B$45]*[.A29]" office:value-type="float" office:value="1.06028752059">
            <text:p>1.0603</text:p>
          </table:table-cell>
          <table:table-cell/>
        </table:table-row>
        <table:table-row table:style-name="ro1">
          <table:table-cell office:value-type="float" office:value="1.09955742876">
            <text:p>1.0996</text:p>
          </table:table-cell>
          <table:table-cell office:value-type="float" office:value="0">
            <text:p>0.00E+000</text:p>
          </table:table-cell>
          <table:table-cell office:value-type="float" office:value="0.0241703261261442">
            <text:p>2.42E-002</text:p>
          </table:table-cell>
          <table:table-cell office:value-type="float" office:value="0.0835039940001538">
            <text:p>8.35E-002</text:p>
          </table:table-cell>
          <table:table-cell office:value-type="float" office:value="0.223040237947882">
            <text:p>2.23E-001</text:p>
          </table:table-cell>
          <table:table-cell office:value-type="float" office:value="0.223075242324954">
            <text:p>2.23E-001</text:p>
          </table:table-cell>
          <table:table-cell office:value-type="float" office:value="0.282568011361395">
            <text:p>2.83E-001</text:p>
          </table:table-cell>
          <table:table-cell office:value-type="float" office:value="0.282604378859914">
            <text:p>2.83E-001</text:p>
          </table:table-cell>
          <table:table-cell office:value-type="float" office:value="0.367973107457951">
            <text:p>3.68E-001</text:p>
          </table:table-cell>
          <table:table-cell office:value-type="float" office:value="0.561982148770139">
            <text:p>5.62E-001</text:p>
          </table:table-cell>
          <table:table-cell office:value-type="float" office:value="0.572207995552831">
            <text:p>5.72E-001</text:p>
          </table:table-cell>
          <table:table-cell/>
          <table:table-cell table:formula="of:=2*[.A30]/PI()" office:value-type="float" office:value="0.700000000002274">
            <text:p>0.7000</text:p>
          </table:table-cell>
          <table:table-cell table:formula="of:=SQRT([.C30])" office:value-type="float" office:value="0.155468087163071">
            <text:p>0.1555</text:p>
          </table:table-cell>
          <table:table-cell table:formula="of:=SQRT([.D30])" office:value-type="float" office:value="0.288970576357099">
            <text:p>0.2890</text:p>
          </table:table-cell>
          <table:table-cell table:formula="of:=SQRT([.E30])" office:value-type="float" office:value="0.472271360499324">
            <text:p>0.4723</text:p>
          </table:table-cell>
          <table:table-cell table:formula="of:=SQRT([.F30])" office:value-type="float" office:value="0.472308418647131">
            <text:p>0.4723</text:p>
          </table:table-cell>
          <table:table-cell table:formula="of:=SQRT([.G30])" office:value-type="float" office:value="0.531571266493398">
            <text:p>0.5316</text:p>
          </table:table-cell>
          <table:table-cell table:formula="of:=SQRT([.H30])" office:value-type="float" office:value="0.531605472940144">
            <text:p>0.5316</text:p>
          </table:table-cell>
          <table:table-cell table:formula="of:=SQRT([.I30])" office:value-type="float" office:value="0.606607869597775">
            <text:p>0.6066</text:p>
          </table:table-cell>
          <table:table-cell table:formula="of:=SQRT([.J30])" office:value-type="float" office:value="0.749654686352416">
            <text:p>0.7497</text:p>
          </table:table-cell>
          <table:table-cell table:formula="of:=SQRT([.K30])" office:value-type="float" office:value="0.756444310939563">
            <text:p>0.7564</text:p>
          </table:table-cell>
          <table:table-cell table:formula="of:=[.$B$44]*[.A30]" office:value-type="float" office:value="2.19911485752">
            <text:p>2.1991</text:p>
          </table:table-cell>
          <table:table-cell table:formula="of:=[.$B$45]*[.A30]" office:value-type="float" office:value="1.09955742876">
            <text:p>1.0996</text:p>
          </table:table-cell>
          <table:table-cell/>
        </table:table-row>
        <table:table-row table:style-name="ro1">
          <table:table-cell office:value-type="float" office:value="1.13882733693">
            <text:p>1.1388</text:p>
          </table:table-cell>
          <table:table-cell office:value-type="float" office:value="0">
            <text:p>0.00E+000</text:p>
          </table:table-cell>
          <table:table-cell office:value-type="float" office:value="0.0259294153790312">
            <text:p>2.59E-002</text:p>
          </table:table-cell>
          <table:table-cell office:value-type="float" office:value="0.0803147257809972">
            <text:p>8.03E-002</text:p>
          </table:table-cell>
          <table:table-cell office:value-type="float" office:value="0.224803112129874">
            <text:p>2.25E-001</text:p>
          </table:table-cell>
          <table:table-cell office:value-type="float" office:value="0.224836478871546">
            <text:p>2.25E-001</text:p>
          </table:table-cell>
          <table:table-cell office:value-type="float" office:value="0.279363621455527">
            <text:p>2.79E-001</text:p>
          </table:table-cell>
          <table:table-cell office:value-type="float" office:value="0.279397982609535">
            <text:p>2.79E-001</text:p>
          </table:table-cell>
          <table:table-cell office:value-type="float" office:value="0.37510397421942">
            <text:p>3.75E-001</text:p>
          </table:table-cell>
          <table:table-cell office:value-type="float" office:value="0.552924331042969">
            <text:p>5.53E-001</text:p>
          </table:table-cell>
          <table:table-cell office:value-type="float" office:value="0.579576154865422">
            <text:p>5.80E-001</text:p>
          </table:table-cell>
          <table:table-cell/>
          <table:table-cell table:formula="of:=2*[.A31]/PI()" office:value-type="float" office:value="0.725000000002355">
            <text:p>0.7250</text:p>
          </table:table-cell>
          <table:table-cell table:formula="of:=SQRT([.C31])" office:value-type="float" office:value="0.161026132596642">
            <text:p>0.1610</text:p>
          </table:table-cell>
          <table:table-cell table:formula="of:=SQRT([.D31])" office:value-type="float" office:value="0.283398528191304">
            <text:p>0.2834</text:p>
          </table:table-cell>
          <table:table-cell table:formula="of:=SQRT([.E31])" office:value-type="float" office:value="0.474134065565715">
            <text:p>0.4741</text:p>
          </table:table-cell>
          <table:table-cell table:formula="of:=SQRT([.F31])" office:value-type="float" office:value="0.47416925129277">
            <text:p>0.4742</text:p>
          </table:table-cell>
          <table:table-cell table:formula="of:=SQRT([.G31])" office:value-type="float" office:value="0.528548598953329">
            <text:p>0.5285</text:p>
          </table:table-cell>
          <table:table-cell table:formula="of:=SQRT([.H31])" office:value-type="float" office:value="0.528581103152142">
            <text:p>0.5286</text:p>
          </table:table-cell>
          <table:table-cell table:formula="of:=SQRT([.I31])" office:value-type="float" office:value="0.612457324406705">
            <text:p>0.6125</text:p>
          </table:table-cell>
          <table:table-cell table:formula="of:=SQRT([.J31])" office:value-type="float" office:value="0.743588818530086">
            <text:p>0.7436</text:p>
          </table:table-cell>
          <table:table-cell table:formula="of:=SQRT([.K31])" office:value-type="float" office:value="0.761298991766981">
            <text:p>0.7613</text:p>
          </table:table-cell>
          <table:table-cell table:formula="of:=[.$B$44]*[.A31]" office:value-type="float" office:value="2.27765467386">
            <text:p>2.2777</text:p>
          </table:table-cell>
          <table:table-cell table:formula="of:=[.$B$45]*[.A31]" office:value-type="float" office:value="1.13882733693">
            <text:p>1.1388</text:p>
          </table:table-cell>
          <table:table-cell/>
        </table:table-row>
        <table:table-row table:style-name="ro1">
          <table:table-cell office:value-type="float" office:value="1.1780972451">
            <text:p>1.1781</text:p>
          </table:table-cell>
          <table:table-cell office:value-type="float" office:value="0">
            <text:p>0.00E+000</text:p>
          </table:table-cell>
          <table:table-cell office:value-type="float" office:value="0.0277502680063311">
            <text:p>2.78E-002</text:p>
          </table:table-cell>
          <table:table-cell office:value-type="float" office:value="0.0771882504799289">
            <text:p>7.72E-002</text:p>
          </table:table-cell>
          <table:table-cell office:value-type="float" office:value="0.226627805323328">
            <text:p>2.27E-001</text:p>
          </table:table-cell>
          <table:table-cell office:value-type="float" office:value="0.226659814496431">
            <text:p>2.27E-001</text:p>
          </table:table-cell>
          <table:table-cell office:value-type="float" office:value="0.276222768080138">
            <text:p>2.76E-001</text:p>
          </table:table-cell>
          <table:table-cell office:value-type="float" office:value="0.276255504679021">
            <text:p>2.76E-001</text:p>
          </table:table-cell>
          <table:table-cell office:value-type="float" office:value="0.382314491115959">
            <text:p>3.82E-001</text:p>
          </table:table-cell>
          <table:table-cell office:value-type="float" office:value="0.543950325100816">
            <text:p>5.44E-001</text:p>
          </table:table-cell>
          <table:table-cell office:value-type="float" office:value="0.587030865875578">
            <text:p>5.87E-001</text:p>
          </table:table-cell>
          <table:table-cell/>
          <table:table-cell table:formula="of:=2*[.A32]/PI()" office:value-type="float" office:value="0.750000000002437">
            <text:p>0.7500</text:p>
          </table:table-cell>
          <table:table-cell table:formula="of:=SQRT([.C32])" office:value-type="float" office:value="0.166584116908939">
            <text:p>0.1666</text:p>
          </table:table-cell>
          <table:table-cell table:formula="of:=SQRT([.D32])" office:value-type="float" office:value="0.277827735260411">
            <text:p>0.2778</text:p>
          </table:table-cell>
          <table:table-cell table:formula="of:=SQRT([.E32])" office:value-type="float" office:value="0.476054414246237">
            <text:p>0.4761</text:p>
          </table:table-cell>
          <table:table-cell table:formula="of:=SQRT([.F32])" office:value-type="float" office:value="0.476088032297001">
            <text:p>0.4761</text:p>
          </table:table-cell>
          <table:table-cell table:formula="of:=SQRT([.G32])" office:value-type="float" office:value="0.525568994595513">
            <text:p>0.5256</text:p>
          </table:table-cell>
          <table:table-cell table:formula="of:=SQRT([.H32])" office:value-type="float" office:value="0.525600137632232">
            <text:p>0.5256</text:p>
          </table:table-cell>
          <table:table-cell table:formula="of:=SQRT([.I32])" office:value-type="float" office:value="0.618315850610317">
            <text:p>0.6183</text:p>
          </table:table-cell>
          <table:table-cell table:formula="of:=SQRT([.J32])" office:value-type="float" office:value="0.737529880818951">
            <text:p>0.7375</text:p>
          </table:table-cell>
          <table:table-cell table:formula="of:=SQRT([.K32])" office:value-type="float" office:value="0.76617939536089">
            <text:p>0.7662</text:p>
          </table:table-cell>
          <table:table-cell table:formula="of:=[.$B$44]*[.A32]" office:value-type="float" office:value="2.3561944902">
            <text:p>2.3562</text:p>
          </table:table-cell>
          <table:table-cell table:formula="of:=[.$B$45]*[.A32]" office:value-type="float" office:value="1.1780972451">
            <text:p>1.1781</text:p>
          </table:table-cell>
          <table:table-cell/>
        </table:table-row>
        <table:table-row table:style-name="ro1">
          <table:table-cell office:value-type="float" office:value="1.21736715327">
            <text:p>1.2174</text:p>
          </table:table-cell>
          <table:table-cell office:value-type="float" office:value="0">
            <text:p>0.00E+000</text:p>
          </table:table-cell>
          <table:table-cell office:value-type="float" office:value="0.0296329097776566">
            <text:p>2.96E-002</text:p>
          </table:table-cell>
          <table:table-cell office:value-type="float" office:value="0.0741244937035709">
            <text:p>7.41E-002</text:p>
          </table:table-cell>
          <table:table-cell office:value-type="float" office:value="0.228514409110242">
            <text:p>2.29E-001</text:p>
          </table:table-cell>
          <table:table-cell office:value-type="float" office:value="0.228545289880019">
            <text:p>2.29E-001</text:p>
          </table:table-cell>
          <table:table-cell office:value-type="float" office:value="0.273145396874268">
            <text:p>2.73E-001</text:p>
          </table:table-cell>
          <table:table-cell office:value-type="float" office:value="0.273176808254583">
            <text:p>2.73E-001</text:p>
          </table:table-cell>
          <table:table-cell office:value-type="float" office:value="0.389605184004471">
            <text:p>3.90E-001</text:p>
          </table:table-cell>
          <table:table-cell office:value-type="float" office:value="0.535061000252776">
            <text:p>5.35E-001</text:p>
          </table:table-cell>
          <table:table-cell office:value-type="float" office:value="0.594573097236007">
            <text:p>5.95E-001</text:p>
          </table:table-cell>
          <table:table-cell/>
          <table:table-cell table:formula="of:=2*[.A33]/PI()" office:value-type="float" office:value="0.775000000002518">
            <text:p>0.7750</text:p>
          </table:table-cell>
          <table:table-cell table:formula="of:=SQRT([.C33])" office:value-type="float" office:value="0.172142120870102">
            <text:p>0.1721</text:p>
          </table:table-cell>
          <table:table-cell table:formula="of:=SQRT([.D33])" office:value-type="float" office:value="0.272258137993285">
            <text:p>0.2723</text:p>
          </table:table-cell>
          <table:table-cell table:formula="of:=SQRT([.E33])" office:value-type="float" office:value="0.478031807634431">
            <text:p>0.4780</text:p>
          </table:table-cell>
          <table:table-cell table:formula="of:=SQRT([.F33])" office:value-type="float" office:value="0.478064106454374">
            <text:p>0.4781</text:p>
          </table:table-cell>
          <table:table-cell table:formula="of:=SQRT([.G33])" office:value-type="float" office:value="0.522633137941202">
            <text:p>0.5226</text:p>
          </table:table-cell>
          <table:table-cell table:formula="of:=SQRT([.H33])" office:value-type="float" office:value="0.522663188157138">
            <text:p>0.5227</text:p>
          </table:table-cell>
          <table:table-cell table:formula="of:=SQRT([.I33])" office:value-type="float" office:value="0.624183614014715">
            <text:p>0.6242</text:p>
          </table:table-cell>
          <table:table-cell table:formula="of:=SQRT([.J33])" office:value-type="float" office:value="0.731478639642181">
            <text:p>0.7315</text:p>
          </table:table-cell>
          <table:table-cell table:formula="of:=SQRT([.K33])" office:value-type="float" office:value="0.771085661412535">
            <text:p>0.7711</text:p>
          </table:table-cell>
          <table:table-cell table:formula="of:=[.$B$44]*[.A33]" office:value-type="float" office:value="2.43473430654">
            <text:p>2.4347</text:p>
          </table:table-cell>
          <table:table-cell table:formula="of:=[.$B$45]*[.A33]" office:value-type="float" office:value="1.21736715327">
            <text:p>1.2174</text:p>
          </table:table-cell>
          <table:table-cell/>
        </table:table-row>
        <table:table-row table:style-name="ro1">
          <table:table-cell office:value-type="float" office:value="1.25663706144">
            <text:p>1.2566</text:p>
          </table:table-cell>
          <table:table-cell office:value-type="float" office:value="0">
            <text:p>0.00E+000</text:p>
          </table:table-cell>
          <table:table-cell office:value-type="float" office:value="0.0315773669112514">
            <text:p>3.16E-002</text:p>
          </table:table-cell>
          <table:table-cell office:value-type="float" office:value="0.0711233829809529">
            <text:p>7.11E-002</text:p>
          </table:table-cell>
          <table:table-cell office:value-type="float" office:value="0.230463005131777">
            <text:p>2.30E-001</text:p>
          </table:table-cell>
          <table:table-cell office:value-type="float" office:value="0.230492948633223">
            <text:p>2.30E-001</text:p>
          </table:table-cell>
          <table:table-cell office:value-type="float" office:value="0.27013143644879">
            <text:p>2.70E-001</text:p>
          </table:table-cell>
          <table:table-cell office:value-type="float" office:value="0.270161762896745">
            <text:p>2.70E-001</text:p>
          </table:table-cell>
          <table:table-cell office:value-type="float" office:value="0.396976568592119">
            <text:p>3.97E-001</text:p>
          </table:table-cell>
          <table:table-cell office:value-type="float" office:value="0.526256927470345">
            <text:p>5.26E-001</text:p>
          </table:table-cell>
          <table:table-cell office:value-type="float" office:value="0.602203730216134">
            <text:p>6.02E-001</text:p>
          </table:table-cell>
          <table:table-cell/>
          <table:table-cell table:formula="of:=2*[.A34]/PI()" office:value-type="float" office:value="0.800000000002599">
            <text:p>0.8000</text:p>
          </table:table-cell>
          <table:table-cell table:formula="of:=SQRT([.C34])" office:value-type="float" office:value="0.177700216407441">
            <text:p>0.1777</text:p>
          </table:table-cell>
          <table:table-cell table:formula="of:=SQRT([.D34])" office:value-type="float" office:value="0.266689675429989">
            <text:p>0.2667</text:p>
          </table:table-cell>
          <table:table-cell table:formula="of:=SQRT([.E34])" office:value-type="float" office:value="0.4800656258594">
            <text:p>0.4801</text:p>
          </table:table-cell>
          <table:table-cell table:formula="of:=SQRT([.F34])" office:value-type="float" office:value="0.480096811729908">
            <text:p>0.4801</text:p>
          </table:table-cell>
          <table:table-cell table:formula="of:=SQRT([.G34])" office:value-type="float" office:value="0.519741701664192">
            <text:p>0.5197</text:p>
          </table:table-cell>
          <table:table-cell table:formula="of:=SQRT([.H34])" office:value-type="float" office:value="0.519770875383322">
            <text:p>0.5198</text:p>
          </table:table-cell>
          <table:table-cell table:formula="of:=SQRT([.I34])" office:value-type="float" office:value="0.630060765793363">
            <text:p>0.6301</text:p>
          </table:table-cell>
          <table:table-cell table:formula="of:=SQRT([.J34])" office:value-type="float" office:value="0.72543568113951">
            <text:p>0.7254</text:p>
          </table:table-cell>
          <table:table-cell table:formula="of:=SQRT([.K34])" office:value-type="float" office:value="0.776017867201609">
            <text:p>0.7760</text:p>
          </table:table-cell>
          <table:table-cell table:formula="of:=[.$B$44]*[.A34]" office:value-type="float" office:value="2.51327412288">
            <text:p>2.5133</text:p>
          </table:table-cell>
          <table:table-cell table:formula="of:=[.$B$45]*[.A34]" office:value-type="float" office:value="1.25663706144">
            <text:p>1.2566</text:p>
          </table:table-cell>
          <table:table-cell/>
        </table:table-row>
        <table:table-row table:style-name="ro1">
          <table:table-cell office:value-type="float" office:value="1.29590696961">
            <text:p>1.2959</text:p>
          </table:table-cell>
          <table:table-cell office:value-type="float" office:value="0">
            <text:p>0.00E+000</text:p>
          </table:table-cell>
          <table:table-cell office:value-type="float" office:value="0.033583666490921">
            <text:p>3.36E-002</text:p>
          </table:table-cell>
          <table:table-cell office:value-type="float" office:value="0.0681848483093604">
            <text:p>6.82E-002</text:p>
          </table:table-cell>
          <table:table-cell office:value-type="float" office:value="0.232473668762445">
            <text:p>2.32E-001</text:p>
          </table:table-cell>
          <table:table-cell office:value-type="float" office:value="0.232502837443303">
            <text:p>2.33E-001</text:p>
          </table:table-cell>
          <table:table-cell office:value-type="float" office:value="0.267180805761728">
            <text:p>2.67E-001</text:p>
          </table:table-cell>
          <table:table-cell office:value-type="float" office:value="0.267210244350192">
            <text:p>2.67E-001</text:p>
          </table:table-cell>
          <table:table-cell office:value-type="float" office:value="0.404429151508749">
            <text:p>4.04E-001</text:p>
          </table:table-cell>
          <table:table-cell office:value-type="float" office:value="0.517538476109996">
            <text:p>5.18E-001</text:p>
          </table:table-cell>
          <table:table-cell office:value-type="float" office:value="0.609923576784818">
            <text:p>6.10E-001</text:p>
          </table:table-cell>
          <table:table-cell/>
          <table:table-cell table:formula="of:=2*[.A35]/PI()" office:value-type="float" office:value="0.825000000002681">
            <text:p>0.8250</text:p>
          </table:table-cell>
          <table:table-cell table:formula="of:=SQRT([.C35])" office:value-type="float" office:value="0.183258469083754">
            <text:p>0.1833</text:p>
          </table:table-cell>
          <table:table-cell table:formula="of:=SQRT([.D35])" office:value-type="float" office:value="0.26112228612158">
            <text:p>0.2611</text:p>
          </table:table-cell>
          <table:table-cell table:formula="of:=SQRT([.E35])" office:value-type="float" office:value="0.482155233055128">
            <text:p>0.4822</text:p>
          </table:table-cell>
          <table:table-cell table:formula="of:=SQRT([.F35])" office:value-type="float" office:value="0.482185480332313">
            <text:p>0.4822</text:p>
          </table:table-cell>
          <table:table-cell table:formula="of:=SQRT([.G35])" office:value-type="float" office:value="0.516895352814985">
            <text:p>0.5169</text:p>
          </table:table-cell>
          <table:table-cell table:formula="of:=SQRT([.H35])" office:value-type="float" office:value="0.516923828383053">
            <text:p>0.5169</text:p>
          </table:table-cell>
          <table:table-cell table:formula="of:=SQRT([.I35])" office:value-type="float" office:value="0.635947443983187">
            <text:p>0.6359</text:p>
          </table:table-cell>
          <table:table-cell table:formula="of:=SQRT([.J35])" office:value-type="float" office:value="0.719401470744949">
            <text:p>0.7194</text:p>
          </table:table-cell>
          <table:table-cell table:formula="of:=SQRT([.K35])" office:value-type="float" office:value="0.78097604110806">
            <text:p>0.7810</text:p>
          </table:table-cell>
          <table:table-cell table:formula="of:=[.$B$44]*[.A35]" office:value-type="float" office:value="2.59181393922">
            <text:p>2.5918</text:p>
          </table:table-cell>
          <table:table-cell table:formula="of:=[.$B$45]*[.A35]" office:value-type="float" office:value="1.29590696961">
            <text:p>1.2959</text:p>
          </table:table-cell>
          <table:table-cell/>
        </table:table-row>
        <table:table-row table:style-name="ro1">
          <table:table-cell office:value-type="float" office:value="1.33517687778">
            <text:p>1.3352</text:p>
          </table:table-cell>
          <table:table-cell office:value-type="float" office:value="0">
            <text:p>0.00E+000</text:p>
          </table:table-cell>
          <table:table-cell office:value-type="float" office:value="0.035651836800713">
            <text:p>3.57E-002</text:p>
          </table:table-cell>
          <table:table-cell office:value-type="float" office:value="0.0653088224983416">
            <text:p>6.53E-002</text:p>
          </table:table-cell>
          <table:table-cell office:value-type="float" office:value="0.234546471596836">
            <text:p>2.35E-001</text:p>
          </table:table-cell>
          <table:table-cell office:value-type="float" office:value="0.234575006223047">
            <text:p>2.35E-001</text:p>
          </table:table-cell>
          <table:table-cell office:value-type="float" office:value="0.264293418751635">
            <text:p>2.64E-001</text:p>
          </table:table-cell>
          <table:table-cell office:value-type="float" office:value="0.264322134354237">
            <text:p>2.64E-001</text:p>
          </table:table-cell>
          <table:table-cell office:value-type="float" office:value="0.411963430167552">
            <text:p>4.12E-001</text:p>
          </table:table-cell>
          <table:table-cell office:value-type="float" office:value="0.508905858410926">
            <text:p>5.09E-001</text:p>
          </table:table-cell>
          <table:table-cell office:value-type="float" office:value="0.617733402992021">
            <text:p>6.18E-001</text:p>
          </table:table-cell>
          <table:table-cell/>
          <table:table-cell table:formula="of:=2*[.A36]/PI()" office:value-type="float" office:value="0.850000000002762">
            <text:p>0.8500</text:p>
          </table:table-cell>
          <table:table-cell table:formula="of:=SQRT([.C36])" office:value-type="float" office:value="0.188816939919894">
            <text:p>0.1888</text:p>
          </table:table-cell>
          <table:table-cell table:formula="of:=SQRT([.D36])" office:value-type="float" office:value="0.25555590875255">
            <text:p>0.2556</text:p>
          </table:table-cell>
          <table:table-cell table:formula="of:=SQRT([.E36])" office:value-type="float" office:value="0.484299981000244">
            <text:p>0.4843</text:p>
          </table:table-cell>
          <table:table-cell table:formula="of:=SQRT([.F36])" office:value-type="float" office:value="0.484329439764967">
            <text:p>0.4843</text:p>
          </table:table-cell>
          <table:table-cell table:formula="of:=SQRT([.G36])" office:value-type="float" office:value="0.514094756588351">
            <text:p>0.5141</text:p>
          </table:table-cell>
          <table:table-cell table:formula="of:=SQRT([.H36])" office:value-type="float" office:value="0.514122684146729">
            <text:p>0.5141</text:p>
          </table:table-cell>
          <table:table-cell table:formula="of:=SQRT([.I36])" office:value-type="float" office:value="0.641843773957146">
            <text:p>0.6418</text:p>
          </table:table-cell>
          <table:table-cell table:formula="of:=SQRT([.J36])" office:value-type="float" office:value="0.713376379207306">
            <text:p>0.7134</text:p>
          </table:table-cell>
          <table:table-cell table:formula="of:=SQRT([.K36])" office:value-type="float" office:value="0.785960179011648">
            <text:p>0.7860</text:p>
          </table:table-cell>
          <table:table-cell table:formula="of:=[.$B$44]*[.A36]" office:value-type="float" office:value="2.67035375556">
            <text:p>2.6704</text:p>
          </table:table-cell>
          <table:table-cell table:formula="of:=[.$B$45]*[.A36]" office:value-type="float" office:value="1.33517687778">
            <text:p>1.3352</text:p>
          </table:table-cell>
          <table:table-cell/>
        </table:table-row>
        <table:table-row table:style-name="ro1">
          <table:table-cell office:value-type="float" office:value="1.37444678595">
            <text:p>1.3744</text:p>
          </table:table-cell>
          <table:table-cell office:value-type="float" office:value="0">
            <text:p>0.00E+000</text:p>
          </table:table-cell>
          <table:table-cell office:value-type="float" office:value="0.0377819075928414">
            <text:p>3.78E-002</text:p>
          </table:table-cell>
          <table:table-cell office:value-type="float" office:value="0.0624952413863965">
            <text:p>6.25E-002</text:p>
          </table:table-cell>
          <table:table-cell office:value-type="float" office:value="0.236681483118431">
            <text:p>2.37E-001</text:p>
          </table:table-cell>
          <table:table-cell office:value-type="float" office:value="0.236709508263484">
            <text:p>2.37E-001</text:p>
          </table:table-cell>
          <table:table-cell office:value-type="float" office:value="0.261469187381937">
            <text:p>2.61E-001</text:p>
          </table:table-cell>
          <table:table-cell office:value-type="float" office:value="0.261497320455045">
            <text:p>2.61E-001</text:p>
          </table:table-cell>
          <table:table-cell office:value-type="float" office:value="0.41957989175379">
            <text:p>4.20E-001</text:p>
          </table:table-cell>
          <table:table-cell office:value-type="float" office:value="0.500359159648408">
            <text:p>5.00E-001</text:p>
          </table:table-cell>
          <table:table-cell office:value-type="float" office:value="0.625633942535044">
            <text:p>6.26E-001</text:p>
          </table:table-cell>
          <table:table-cell/>
          <table:table-cell table:formula="of:=2*[.A37]/PI()" office:value-type="float" office:value="0.875000000002843">
            <text:p>0.8750</text:p>
          </table:table-cell>
          <table:table-cell table:formula="of:=SQRT([.C37])" office:value-type="float" office:value="0.194375686732784">
            <text:p>0.1944</text:p>
          </table:table-cell>
          <table:table-cell table:formula="of:=SQRT([.D37])" office:value-type="float" office:value="0.249990482591631">
            <text:p>0.2500</text:p>
          </table:table-cell>
          <table:table-cell table:formula="of:=SQRT([.E37])" office:value-type="float" office:value="0.48649921183742">
            <text:p>0.4865</text:p>
          </table:table-cell>
          <table:table-cell table:formula="of:=SQRT([.F37])" office:value-type="float" office:value="0.486528013852732">
            <text:p>0.4865</text:p>
          </table:table-cell>
          <table:table-cell table:formula="of:=SQRT([.G37])" office:value-type="float" office:value="0.511340578657647">
            <text:p>0.5113</text:p>
          </table:table-cell>
          <table:table-cell table:formula="of:=SQRT([.H37])" office:value-type="float" office:value="0.511368087051827">
            <text:p>0.5114</text:p>
          </table:table-cell>
          <table:table-cell table:formula="of:=SQRT([.I37])" office:value-type="float" office:value="0.647749868200519">
            <text:p>0.6477</text:p>
          </table:table-cell>
          <table:table-cell table:formula="of:=SQRT([.J37])" office:value-type="float" office:value="0.707360699818988">
            <text:p>0.7074</text:p>
          </table:table-cell>
          <table:table-cell table:formula="of:=SQRT([.K37])" office:value-type="float" office:value="0.790970253887619">
            <text:p>0.7910</text:p>
          </table:table-cell>
          <table:table-cell table:formula="of:=[.$B$44]*[.A37]" office:value-type="float" office:value="2.7488935719">
            <text:p>2.7489</text:p>
          </table:table-cell>
          <table:table-cell table:formula="of:=[.$B$45]*[.A37]" office:value-type="float" office:value="1.37444678595">
            <text:p>1.3744</text:p>
          </table:table-cell>
          <table:table-cell/>
        </table:table-row>
        <table:table-row table:style-name="ro1">
          <table:table-cell office:value-type="float" office:value="1.41371669412">
            <text:p>1.4137</text:p>
          </table:table-cell>
          <table:table-cell office:value-type="float" office:value="0">
            <text:p>0.00E+000</text:p>
          </table:table-cell>
          <table:table-cell office:value-type="float" office:value="0.0399739102836685">
            <text:p>4.00E-002</text:p>
          </table:table-cell>
          <table:table-cell office:value-type="float" office:value="0.0597440439934949">
            <text:p>5.97E-002</text:p>
          </table:table-cell>
          <table:table-cell office:value-type="float" office:value="0.238878771676759">
            <text:p>2.39E-001</text:p>
          </table:table-cell>
          <table:table-cell office:value-type="float" office:value="0.238906400388831">
            <text:p>2.39E-001</text:p>
          </table:table-cell>
          <table:table-cell office:value-type="float" office:value="0.258708023847389">
            <text:p>2.59E-001</text:p>
          </table:table-cell>
          <table:table-cell office:value-type="float" office:value="0.258735695819282">
            <text:p>2.59E-001</text:p>
          </table:table-cell>
          <table:table-cell office:value-type="float" office:value="0.427279011508205">
            <text:p>4.27E-001</text:p>
          </table:table-cell>
          <table:table-cell office:value-type="float" office:value="0.491898360693817">
            <text:p>4.92E-001</text:p>
          </table:table-cell>
          <table:table-cell office:value-type="float" office:value="0.633625904076285">
            <text:p>6.34E-001</text:p>
          </table:table-cell>
          <table:table-cell/>
          <table:table-cell table:formula="of:=2*[.A38]/PI()" office:value-type="float" office:value="0.900000000002924">
            <text:p>0.9000</text:p>
          </table:table-cell>
          <table:table-cell table:formula="of:=SQRT([.C38])" office:value-type="float" office:value="0.199934765070181">
            <text:p>0.1999</text:p>
          </table:table-cell>
          <table:table-cell table:formula="of:=SQRT([.D38])" office:value-type="float" office:value="0.244425947872755">
            <text:p>0.2444</text:p>
          </table:table-cell>
          <table:table-cell table:formula="of:=SQRT([.E38])" office:value-type="float" office:value="0.488752260022149">
            <text:p>0.4888</text:p>
          </table:table-cell>
          <table:table-cell table:formula="of:=SQRT([.F38])" office:value-type="float" office:value="0.488780523741312">
            <text:p>0.4888</text:p>
          </table:table-cell>
          <table:table-cell table:formula="of:=SQRT([.G38])" office:value-type="float" office:value="0.50863348675386">
            <text:p>0.5086</text:p>
          </table:table-cell>
          <table:table-cell table:formula="of:=SQRT([.H38])" office:value-type="float" office:value="0.508660688297495">
            <text:p>0.5087</text:p>
          </table:table-cell>
          <table:table-cell table:formula="of:=SQRT([.I38])" office:value-type="float" office:value="0.653665825562424">
            <text:p>0.6537</text:p>
          </table:table-cell>
          <table:table-cell table:formula="of:=SQRT([.J38])" office:value-type="float" office:value="0.701354661133593">
            <text:p>0.7014</text:p>
          </table:table-cell>
          <table:table-cell table:formula="of:=SQRT([.K38])" office:value-type="float" office:value="0.796006221129134">
            <text:p>0.7960</text:p>
          </table:table-cell>
          <table:table-cell table:formula="of:=[.$B$44]*[.A38]" office:value-type="float" office:value="2.82743338824">
            <text:p>2.8274</text:p>
          </table:table-cell>
          <table:table-cell table:formula="of:=[.$B$45]*[.A38]" office:value-type="float" office:value="1.41371669412">
            <text:p>1.4137</text:p>
          </table:table-cell>
          <table:table-cell/>
        </table:table-row>
        <table:table-row table:style-name="ro1">
          <table:table-cell office:value-type="float" office:value="1.45298660229">
            <text:p>1.4530</text:p>
          </table:table-cell>
          <table:table-cell office:value-type="float" office:value="0">
            <text:p>0.00E+000</text:p>
          </table:table-cell>
          <table:table-cell office:value-type="float" office:value="0.0422278780165203">
            <text:p>4.22E-002</text:p>
          </table:table-cell>
          <table:table-cell office:value-type="float" office:value="0.0570551727097808">
            <text:p>5.71E-002</text:p>
          </table:table-cell>
          <table:table-cell office:value-type="float" office:value="0.241138404478889">
            <text:p>2.41E-001</text:p>
          </table:table-cell>
          <table:table-cell office:value-type="float" office:value="0.24116574311406">
            <text:p>2.41E-001</text:p>
          </table:table-cell>
          <table:table-cell office:value-type="float" office:value="0.256009842759069">
            <text:p>2.56E-001</text:p>
          </table:table-cell>
          <table:table-cell office:value-type="float" office:value="0.256037159051415">
            <text:p>2.56E-001</text:p>
          </table:table-cell>
          <table:table-cell office:value-type="float" office:value="0.435061250358852">
            <text:p>4.35E-001</text:p>
          </table:table-cell>
          <table:table-cell office:value-type="float" office:value="0.483523355759049">
            <text:p>4.84E-001</text:p>
          </table:table-cell>
          <table:table-cell office:value-type="float" office:value="0.641709974563452">
            <text:p>6.42E-001</text:p>
          </table:table-cell>
          <table:table-cell/>
          <table:table-cell table:formula="of:=2*[.A39]/PI()" office:value-type="float" office:value="0.925000000003006">
            <text:p>0.9250</text:p>
          </table:table-cell>
          <table:table-cell table:formula="of:=SQRT([.C39])" office:value-type="float" office:value="0.205494228669616">
            <text:p>0.2055</text:p>
          </table:table-cell>
          <table:table-cell table:formula="of:=SQRT([.D39])" office:value-type="float" office:value="0.238862246304812">
            <text:p>0.2389</text:p>
          </table:table-cell>
          <table:table-cell table:formula="of:=SQRT([.E39])" office:value-type="float" office:value="0.491058453220071">
            <text:p>0.4911</text:p>
          </table:table-cell>
          <table:table-cell table:formula="of:=SQRT([.F39])" office:value-type="float" office:value="0.491086288867914">
            <text:p>0.4911</text:p>
          </table:table-cell>
          <table:table-cell table:formula="of:=SQRT([.G39])" office:value-type="float" office:value="0.505974152263798">
            <text:p>0.5060</text:p>
          </table:table-cell>
          <table:table-cell table:formula="of:=SQRT([.H39])" office:value-type="float" office:value="0.506001145306426">
            <text:p>0.5060</text:p>
          </table:table-cell>
          <table:table-cell table:formula="of:=SQRT([.I39])" office:value-type="float" office:value="0.659591730056443">
            <text:p>0.6596</text:p>
          </table:table-cell>
          <table:table-cell table:formula="of:=SQRT([.J39])" office:value-type="float" office:value="0.695358436893556">
            <text:p>0.6954</text:p>
          </table:table-cell>
          <table:table-cell table:formula="of:=SQRT([.K39])" office:value-type="float" office:value="0.801068021183877">
            <text:p>0.8011</text:p>
          </table:table-cell>
          <table:table-cell table:formula="of:=[.$B$44]*[.A39]" office:value-type="float" office:value="2.90597320458">
            <text:p>2.9060</text:p>
          </table:table-cell>
          <table:table-cell table:formula="of:=[.$B$45]*[.A39]" office:value-type="float" office:value="1.45298660229">
            <text:p>1.4530</text:p>
          </table:table-cell>
          <table:table-cell/>
        </table:table-row>
        <table:table-row table:style-name="ro1">
          <table:table-cell office:value-type="float" office:value="1.49225651046">
            <text:p>1.4923</text:p>
          </table:table-cell>
          <table:table-cell office:value-type="float" office:value="0">
            <text:p>0.00E+000</text:p>
          </table:table-cell>
          <table:table-cell office:value-type="float" office:value="0.0445438452372854">
            <text:p>4.45E-002</text:p>
          </table:table-cell>
          <table:table-cell office:value-type="float" office:value="0.0544285738991538">
            <text:p>5.44E-002</text:p>
          </table:table-cell>
          <table:table-cell office:value-type="float" office:value="0.243460444446146">
            <text:p>2.43E-001</text:p>
          </table:table-cell>
          <table:table-cell office:value-type="float" office:value="0.243487600796944">
            <text:p>2.43E-001</text:p>
          </table:table-cell>
          <table:table-cell office:value-type="float" office:value="0.253374565779613">
            <text:p>2.53E-001</text:p>
          </table:table-cell>
          <table:table-cell office:value-type="float" office:value="0.253401614019489">
            <text:p>2.53E-001</text:p>
          </table:table-cell>
          <table:table-cell office:value-type="float" office:value="0.442927051794021">
            <text:p>4.43E-001</text:p>
          </table:table-cell>
          <table:table-cell office:value-type="float" office:value="0.475233966896027">
            <text:p>4.75E-001</text:p>
          </table:table-cell>
          <table:table-cell office:value-type="float" office:value="0.64988681902578">
            <text:p>6.50E-001</text:p>
          </table:table-cell>
          <table:table-cell/>
          <table:table-cell table:formula="of:=2*[.A40]/PI()" office:value-type="float" office:value="0.950000000003087">
            <text:p>0.9500</text:p>
          </table:table-cell>
          <table:table-cell table:formula="of:=SQRT([.C40])" office:value-type="float" office:value="0.211054128690451">
            <text:p>0.2111</text:p>
          </table:table-cell>
          <table:table-cell table:formula="of:=SQRT([.D40])" office:value-type="float" office:value="0.233299322543281">
            <text:p>0.2333</text:p>
          </table:table-cell>
          <table:table-cell table:formula="of:=SQRT([.E40])" office:value-type="float" office:value="0.493417110005466">
            <text:p>0.4934</text:p>
          </table:table-cell>
          <table:table-cell table:formula="of:=SQRT([.F40])" office:value-type="float" office:value="0.493444627893489">
            <text:p>0.4934</text:p>
          </table:table-cell>
          <table:table-cell table:formula="of:=SQRT([.G40])" office:value-type="float" office:value="0.503363254300125">
            <text:p>0.5034</text:p>
          </table:table-cell>
          <table:table-cell table:formula="of:=SQRT([.H40])" office:value-type="float" office:value="0.503390121098428">
            <text:p>0.5034</text:p>
          </table:table-cell>
          <table:table-cell table:formula="of:=SQRT([.I40])" office:value-type="float" office:value="0.665527649158185">
            <text:p>0.6655</text:p>
          </table:table-cell>
          <table:table-cell table:formula="of:=SQRT([.J40])" office:value-type="float" office:value="0.68937215413449">
            <text:p>0.6894</text:p>
          </table:table-cell>
          <table:table-cell table:formula="of:=SQRT([.K40])" office:value-type="float" office:value="0.806155579913567">
            <text:p>0.8062</text:p>
          </table:table-cell>
          <table:table-cell table:formula="of:=[.$B$44]*[.A40]" office:value-type="float" office:value="2.98451302092">
            <text:p>2.9845</text:p>
          </table:table-cell>
          <table:table-cell table:formula="of:=[.$B$45]*[.A40]" office:value-type="float" office:value="1.49225651046">
            <text:p>1.4923</text:p>
          </table:table-cell>
          <table:table-cell/>
        </table:table-row>
        <table:table-row table:style-name="ro1">
          <table:table-cell office:value-type="float" office:value="1.53152641863">
            <text:p>1.5315</text:p>
          </table:table-cell>
          <table:table-cell office:value-type="float" office:value="0">
            <text:p>0.00E+000</text:p>
          </table:table-cell>
          <table:table-cell office:value-type="float" office:value="0.0469218435453804">
            <text:p>4.69E-002</text:p>
          </table:table-cell>
          <table:table-cell office:value-type="float" office:value="0.0518642021742527">
            <text:p>5.19E-002</text:p>
          </table:table-cell>
          <table:table-cell office:value-type="float" office:value="0.245844923761993">
            <text:p>2.46E-001</text:p>
          </table:table-cell>
          <table:table-cell office:value-type="float" office:value="0.245872041735752">
            <text:p>2.46E-001</text:p>
          </table:table-cell>
          <table:table-cell office:value-type="float" office:value="0.250802149081606">
            <text:p>2.51E-001</text:p>
          </table:table-cell>
          <table:table-cell office:value-type="float" office:value="0.25082896974148">
            <text:p>2.51E-001</text:p>
          </table:table-cell>
          <table:table-cell office:value-type="float" office:value="0.450876836830004">
            <text:p>4.51E-001</text:p>
          </table:table-cell>
          <table:table-cell office:value-type="float" office:value="0.467029957245487">
            <text:p>4.67E-001</text:p>
          </table:table-cell>
          <table:table-cell office:value-type="float" office:value="0.658157069783698">
            <text:p>6.58E-001</text:p>
          </table:table-cell>
          <table:table-cell/>
          <table:table-cell table:formula="of:=2*[.A41]/PI()" office:value-type="float" office:value="0.975000000003168">
            <text:p>0.9750</text:p>
          </table:table-cell>
          <table:table-cell table:formula="of:=SQRT([.C41])" office:value-type="float" office:value="0.216614504466761">
            <text:p>0.2166</text:p>
          </table:table-cell>
          <table:table-cell table:formula="of:=SQRT([.D41])" office:value-type="float" office:value="0.227737133937908">
            <text:p>0.2277</text:p>
          </table:table-cell>
          <table:table-cell table:formula="of:=SQRT([.E41])" office:value-type="float" office:value="0.495827514123604">
            <text:p>0.4958</text:p>
          </table:table-cell>
          <table:table-cell table:formula="of:=SQRT([.F41])" office:value-type="float" office:value="0.495854859546371">
            <text:p>0.4959</text:p>
          </table:table-cell>
          <table:table-cell table:formula="of:=SQRT([.G41])" office:value-type="float" office:value="0.500801506668666">
            <text:p>0.5008</text:p>
          </table:table-cell>
          <table:table-cell table:formula="of:=SQRT([.H41])" office:value-type="float" office:value="0.500828283687612">
            <text:p>0.5008</text:p>
          </table:table-cell>
          <table:table-cell table:formula="of:=SQRT([.I41])" office:value-type="float" office:value="0.671473630777861">
            <text:p>0.6715</text:p>
          </table:table-cell>
          <table:table-cell table:formula="of:=SQRT([.J41])" office:value-type="float" office:value="0.683395900811153">
            <text:p>0.6834</text:p>
          </table:table-cell>
          <table:table-cell table:formula="of:=SQRT([.K41])" office:value-type="float" office:value="0.811268802422291">
            <text:p>0.8113</text:p>
          </table:table-cell>
          <table:table-cell table:formula="of:=[.$B$44]*[.A41]" office:value-type="float" office:value="3.06305283726">
            <text:p>3.0631</text:p>
          </table:table-cell>
          <table:table-cell table:formula="of:=[.$B$45]*[.A41]" office:value-type="float" office:value="1.53152641863">
            <text:p>1.5315</text:p>
          </table:table-cell>
          <table:table-cell/>
        </table:table-row>
        <table:table-row table:style-name="ro1">
          <table:table-cell office:value-type="float" office:value="1.5707963268">
            <text:p>1.5708</text:p>
          </table:table-cell>
          <table:table-cell office:value-type="float" office:value="0">
            <text:p>0.00E+000</text:p>
          </table:table-cell>
          <table:table-cell office:value-type="float" office:value="0.0493506378939642">
            <text:p>4.94E-002</text:p>
          </table:table-cell>
          <table:table-cell office:value-type="float" office:value="0.0493732842777527">
            <text:p>4.94E-002</text:p>
          </table:table-cell>
          <table:table-cell office:value-type="float" office:value="0.248263884273274">
            <text:p>2.48E-001</text:p>
          </table:table-cell>
          <table:table-cell office:value-type="float" office:value="0.248317715005144">
            <text:p>2.48E-001</text:p>
          </table:table-cell>
          <table:table-cell office:value-type="float" office:value="0.24832054694531">
            <text:p>2.48E-001</text:p>
          </table:table-cell>
          <table:table-cell office:value-type="float" office:value="0.248320560183928">
            <text:p>2.48E-001</text:p>
          </table:table-cell>
          <table:table-cell office:value-type="float" office:value="0.458898973290838">
            <text:p>4.59E-001</text:p>
          </table:table-cell>
          <table:table-cell office:value-type="float" office:value="0.458923067326126">
            <text:p>4.59E-001</text:p>
          </table:table-cell>
          <table:table-cell office:value-type="float" office:value="0.666489123039313">
            <text:p>6.66E-001</text:p>
          </table:table-cell>
          <table:table-cell/>
          <table:table-cell table:formula="of:=2*[.A42]/PI()" office:value-type="float" office:value="1.00000000000325">
            <text:p>1.0000</text:p>
          </table:table-cell>
          <table:table-cell table:formula="of:=SQRT([.C42])" office:value-type="float" office:value="0.222150034647677">
            <text:p>0.2222</text:p>
          </table:table-cell>
          <table:table-cell table:formula="of:=SQRT([.D42])" office:value-type="float" office:value="0.222200999722667">
            <text:p>0.2222</text:p>
          </table:table-cell>
          <table:table-cell table:formula="of:=SQRT([.E42])" office:value-type="float" office:value="0.498260859664166">
            <text:p>0.4983</text:p>
          </table:table-cell>
          <table:table-cell table:formula="of:=SQRT([.F42])" office:value-type="float" office:value="0.498314875360092">
            <text:p>0.4983</text:p>
          </table:table-cell>
          <table:table-cell table:formula="of:=SQRT([.G42])" office:value-type="float" office:value="0.498317716868777">
            <text:p>0.4983</text:p>
          </table:table-cell>
          <table:table-cell table:formula="of:=SQRT([.H42])" office:value-type="float" office:value="0.498317730152087">
            <text:p>0.4983</text:p>
          </table:table-cell>
          <table:table-cell table:formula="of:=SQRT([.I42])" office:value-type="float" office:value="0.677420824370523">
            <text:p>0.6774</text:p>
          </table:table-cell>
          <table:table-cell table:formula="of:=SQRT([.J42])" office:value-type="float" office:value="0.677438607791234">
            <text:p>0.6774</text:p>
          </table:table-cell>
          <table:table-cell table:formula="of:=SQRT([.K42])" office:value-type="float" office:value="0.816387850864595">
            <text:p>0.8164</text:p>
          </table:table-cell>
          <table:table-cell table:formula="of:=[.$B$44]*[.A42]" office:value-type="float" office:value="3.1415926536">
            <text:p>3.1416</text:p>
          </table:table-cell>
          <table:table-cell table:formula="of:=[.$B$45]*[.A42]" office:value-type="float" office:value="1.5707963268">
            <text:p>1.5708</text:p>
          </table:table-cell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Alpha</text:p>
          </table:table-cell>
          <table:table-cell table:style-name="ce2" office:value-type="float" office:value="2">
            <text:p>2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Beta</text:p>
          </table:table-cell>
          <table:table-cell table:style-name="ce2" office:value-type="float" office:value="1">
            <text:p>1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Beta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nu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rho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J</text:p>
          </table:table-cell>
          <table:table-cell table:style-name="ce3" office:value-type="float" office:value="100">
            <text:p>1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eta</text:p>
          </table:table-cell>
          <table:table-cell table:style-name="ce3" office:value-type="float" office:value="2">
            <text:p>2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mu_c</text:p>
          </table:table-cell>
          <table:table-cell table:style-name="ce5" office:value-type="float" office:value="0.0000001">
            <text:p>1.00E-007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3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5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Guarin</meta:initial-creator>
    <meta:creation-date>2012-08-22T17:23:01</meta:creation-date>
    <dc:date>2012-09-01T15:01:26</dc:date>
    <dc:creator>Nicolas Guarin</dc:creator>
    <meta:editing-duration>PT3H13M40S</meta:editing-duration>
    <meta:editing-cycles>28</meta:editing-cycles>
    <meta:generator>LibreOffice/3.5$Linux_X86_64 LibreOffice_project/350m1$Build-2</meta:generator>
    <meta:document-statistic meta:table-count="3" meta:cell-count="291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style-name="ch1">
        <chart:legend chart:legend-position="end" svg:x="15.138cm" svg:y="6.531cm" style:legend-expansion="high" chart:style-name="ch2"/>
        <chart:plot-area chart:style-name="ch3" table:cell-range-address="4x4_2.M2:4x4_2.V42 4x4_2.W1:4x4_2.X42 4x4_2.N1:4x4_2.V1" chart:data-source-has-labels="row" svg:x="0.797cm" svg:y="1.623cm" svg:width="13.647cm" svg:height="16.226cm">
          <chartooo:coordinate-region svg:x="1.233cm" svg:y="1.822cm" svg:width="12.971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x4_2.W2:4x4_2.W42" chart:label-cell-address="4x4_2.W1:4x4_2.W1" chart:class="chart:scatter">
            <chart:domain table:cell-range-address="4x4_2.M2:4x4_2.M42"/>
            <chart:data-point chart:repeated="41"/>
          </chart:series>
          <chart:series chart:style-name="ch8" chart:values-cell-range-address="4x4_2.X2:4x4_2.X42" chart:label-cell-address="4x4_2.X1:4x4_2.X1" chart:class="chart:scatter">
            <chart:data-point chart:repeated="41"/>
          </chart:series>
          <chart:series chart:style-name="ch9" chart:values-cell-range-address="4x4_2.N2:4x4_2.N42" chart:label-cell-address="4x4_2.N1:4x4_2.N1" chart:class="chart:scatter">
            <chart:data-point chart:repeated="41"/>
          </chart:series>
          <chart:series chart:style-name="ch10" chart:values-cell-range-address="4x4_2.O2:4x4_2.O42" chart:label-cell-address="4x4_2.O1:4x4_2.O1" chart:class="chart:scatter">
            <chart:data-point chart:repeated="41"/>
          </chart:series>
          <chart:series chart:style-name="ch11" chart:values-cell-range-address="4x4_2.P2:4x4_2.P42" chart:label-cell-address="4x4_2.P1:4x4_2.P1" chart:class="chart:scatter">
            <chart:data-point chart:repeated="41"/>
          </chart:series>
          <chart:series chart:style-name="ch12" chart:values-cell-range-address="4x4_2.Q2:4x4_2.Q42" chart:label-cell-address="4x4_2.Q1:4x4_2.Q1" chart:class="chart:scatter">
            <chart:data-point chart:repeated="41"/>
          </chart:series>
          <chart:series chart:style-name="ch13" chart:values-cell-range-address="4x4_2.R2:4x4_2.R42" chart:label-cell-address="4x4_2.R1:4x4_2.R1" chart:class="chart:scatter">
            <chart:data-point chart:repeated="41"/>
          </chart:series>
          <chart:series chart:style-name="ch14" chart:values-cell-range-address="4x4_2.S2:4x4_2.S42" chart:label-cell-address="4x4_2.S1:4x4_2.S1" chart:class="chart:scatter">
            <chart:data-point chart:repeated="41"/>
          </chart:series>
          <chart:series chart:style-name="ch15" chart:values-cell-range-address="4x4_2.T2:4x4_2.T42" chart:label-cell-address="4x4_2.T1:4x4_2.T1" chart:class="chart:scatter">
            <chart:data-point chart:repeated="41"/>
          </chart:series>
          <chart:series chart:style-name="ch16" chart:values-cell-range-address="4x4_2.U2:4x4_2.U42" chart:label-cell-address="4x4_2.U1:4x4_2.U1" chart:class="chart:scatter">
            <chart:data-point chart:repeated="41"/>
          </chart:series>
          <chart:series chart:style-name="ch17" chart:values-cell-range-address="4x4_2.V2:4x4_2.V42" chart:label-cell-address="4x4_2.V1:4x4_2.V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lpha</text:p>
                <draw:g>
                  <svg:desc>4x4_2.W1:4x4_2.W1</svg:desc>
                </draw:g>
              </table:table-cell>
              <table:table-cell office:value-type="string">
                <text:p>Beta</text:p>
                <draw:g>
                  <svg:desc>4x4_2.X1:4x4_2.X1</svg:desc>
                </draw:g>
              </table:table-cell>
              <table:table-cell office:value-type="string">
                <text:p>N = 1</text:p>
                <draw:g>
                  <svg:desc>4x4_2.N1:4x4_2.N1</svg:desc>
                </draw:g>
              </table:table-cell>
              <table:table-cell office:value-type="string">
                <text:p>N = 2</text:p>
                <draw:g>
                  <svg:desc>4x4_2.O1:4x4_2.O1</svg:desc>
                </draw:g>
              </table:table-cell>
              <table:table-cell office:value-type="string">
                <text:p>N = 3</text:p>
                <draw:g>
                  <svg:desc>4x4_2.P1:4x4_2.P1</svg:desc>
                </draw:g>
              </table:table-cell>
              <table:table-cell office:value-type="string">
                <text:p>N = 4</text:p>
                <draw:g>
                  <svg:desc>4x4_2.Q1:4x4_2.Q1</svg:desc>
                </draw:g>
              </table:table-cell>
              <table:table-cell office:value-type="string">
                <text:p>N = 5</text:p>
                <draw:g>
                  <svg:desc>4x4_2.R1:4x4_2.R1</svg:desc>
                </draw:g>
              </table:table-cell>
              <table:table-cell office:value-type="string">
                <text:p>N = 6</text:p>
                <draw:g>
                  <svg:desc>4x4_2.S1:4x4_2.S1</svg:desc>
                </draw:g>
              </table:table-cell>
              <table:table-cell office:value-type="string">
                <text:p>N = 7</text:p>
                <draw:g>
                  <svg:desc>4x4_2.T1:4x4_2.T1</svg:desc>
                </draw:g>
              </table:table-cell>
              <table:table-cell office:value-type="string">
                <text:p>N = 8</text:p>
                <draw:g>
                  <svg:desc>4x4_2.U1:4x4_2.U1</svg:desc>
                </draw:g>
              </table:table-cell>
              <table:table-cell office:value-type="string">
                <text:p>N = 9</text:p>
                <draw:g>
                  <svg:desc>4x4_2.V1:4x4_2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x4_2.M2:4x4_2.M42</svg:desc>
                </draw:g>
              </table:table-cell>
              <table:table-cell office:value-type="float" office:value="0">
                <text:p>0</text:p>
                <draw:g>
                  <svg:desc>4x4_2.W2:4x4_2.W42</svg:desc>
                </draw:g>
              </table:table-cell>
              <table:table-cell office:value-type="float" office:value="0">
                <text:p>0</text:p>
                <draw:g>
                  <svg:desc>4x4_2.X2:4x4_2.X42</svg:desc>
                </draw:g>
              </table:table-cell>
              <table:table-cell office:value-type="float" office:value="NaN">
                <text:p>NaN</text:p>
                <draw:g>
                  <svg:desc>4x4_2.N2:4x4_2.N42</svg:desc>
                </draw:g>
              </table:table-cell>
              <table:table-cell office:value-type="float" office:value="0.000000245755501390472">
                <text:p>0.000000245755501390472</text:p>
                <draw:g>
                  <svg:desc>4x4_2.O2:4x4_2.O42</svg:desc>
                </draw:g>
              </table:table-cell>
              <table:table-cell office:value-type="float" office:value="0.0530107275352894">
                <text:p>0.0530107275352894</text:p>
                <draw:g>
                  <svg:desc>4x4_2.P2:4x4_2.P42</svg:desc>
                </draw:g>
              </table:table-cell>
              <table:table-cell office:value-type="float" office:value="3.09533562265534">
                <text:p>3.09533562265534</text:p>
                <draw:g>
                  <svg:desc>4x4_2.Q2:4x4_2.Q42</svg:desc>
                </draw:g>
              </table:table-cell>
              <table:table-cell office:value-type="float" office:value="3.15338671762034">
                <text:p>3.15338671762034</text:p>
                <draw:g>
                  <svg:desc>4x4_2.R2:4x4_2.R42</svg:desc>
                </draw:g>
              </table:table-cell>
              <table:table-cell office:value-type="float" office:value="3.15338671762036">
                <text:p>3.15338671762036</text:p>
                <draw:g>
                  <svg:desc>4x4_2.S2:4x4_2.S42</svg:desc>
                </draw:g>
              </table:table-cell>
              <table:table-cell office:value-type="float" office:value="3.16541954828184">
                <text:p>3.16541954828184</text:p>
                <draw:g>
                  <svg:desc>4x4_2.T2:4x4_2.T42</svg:desc>
                </draw:g>
              </table:table-cell>
              <table:table-cell office:value-type="float" office:value="4.44493040426483">
                <text:p>4.44493040426483</text:p>
                <draw:g>
                  <svg:desc>4x4_2.U2:4x4_2.U42</svg:desc>
                </draw:g>
              </table:table-cell>
              <table:table-cell office:value-type="float" office:value="4.45944526225647">
                <text:p>4.45944526225647</text:p>
                <draw:g>
                  <svg:desc>4x4_2.V2:4x4_2.V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000000812">
                <text:p>0.0250000000000812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0.03926990817">
                <text:p>0.03926990817</text:p>
              </table:table-cell>
              <table:table-cell office:value-type="float" office:value="NaN">
                <text:p>NaN</text:p>
              </table:table-cell>
              <table:table-cell office:value-type="float" office:value="0.0765581870375421">
                <text:p>0.0765581870375421</text:p>
              </table:table-cell>
              <table:table-cell office:value-type="float" office:value="0.0784810070421512">
                <text:p>0.0784810070421512</text:p>
              </table:table-cell>
              <table:table-cell office:value-type="float" office:value="3.07699455750491">
                <text:p>3.07699455750491</text:p>
              </table:table-cell>
              <table:table-cell office:value-type="float" office:value="3.15363041655462">
                <text:p>3.15363041655462</text:p>
              </table:table-cell>
              <table:table-cell office:value-type="float" office:value="3.15363846338591">
                <text:p>3.15363846338591</text:p>
              </table:table-cell>
              <table:table-cell office:value-type="float" office:value="3.1837818718054">
                <text:p>3.1837818718054</text:p>
              </table:table-cell>
              <table:table-cell office:value-type="float" office:value="4.40262962196448">
                <text:p>4.40262962196448</text:p>
              </table:table-cell>
              <table:table-cell office:value-type="float" office:value="4.43467330890887">
                <text:p>4.43467330890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NaN">
                <text:p>NaN</text:p>
              </table:table-cell>
              <table:table-cell office:value-type="float" office:value="0.12254714044776">
                <text:p>0.12254714044776</text:p>
              </table:table-cell>
              <table:table-cell office:value-type="float" office:value="0.156962014328634">
                <text:p>0.156962014328634</text:p>
              </table:table-cell>
              <table:table-cell office:value-type="float" office:value="3.04256042271641">
                <text:p>3.04256042271641</text:p>
              </table:table-cell>
              <table:table-cell office:value-type="float" office:value="3.15435336268894">
                <text:p>3.15435336268894</text:p>
              </table:table-cell>
              <table:table-cell office:value-type="float" office:value="3.15439351192972">
                <text:p>3.15439351192972</text:p>
              </table:table-cell>
              <table:table-cell office:value-type="float" office:value="3.21828782007238">
                <text:p>3.21828782007238</text:p>
              </table:table-cell>
              <table:table-cell office:value-type="float" office:value="4.34635366026278">
                <text:p>4.34635366026278</text:p>
              </table:table-cell>
              <table:table-cell office:value-type="float" office:value="4.41048651190036">
                <text:p>4.41048651190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0000002437">
                <text:p>0.0750000000002437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0.11780972451">
                <text:p>0.11780972451</text:p>
              </table:table-cell>
              <table:table-cell office:value-type="float" office:value="NaN">
                <text:p>NaN</text:p>
              </table:table-cell>
              <table:table-cell office:value-type="float" office:value="0.174040021718379">
                <text:p>0.174040021718379</text:p>
              </table:table-cell>
              <table:table-cell office:value-type="float" office:value="0.235443023072025">
                <text:p>0.235443023072025</text:p>
              </table:table-cell>
              <table:table-cell office:value-type="float" office:value="3.00464435155056">
                <text:p>3.00464435155056</text:p>
              </table:table-cell>
              <table:table-cell office:value-type="float" office:value="3.15555670161696">
                <text:p>3.15555670161696</text:p>
              </table:table-cell>
              <table:table-cell office:value-type="float" office:value="3.15565149740478">
                <text:p>3.15565149740478</text:p>
              </table:table-cell>
              <table:table-cell office:value-type="float" office:value="3.25632457111033">
                <text:p>3.25632457111033</text:p>
              </table:table-cell>
              <table:table-cell office:value-type="float" office:value="4.28998994874047">
                <text:p>4.28998994874047</text:p>
              </table:table-cell>
              <table:table-cell office:value-type="float" office:value="4.38367762271222">
                <text:p>4.38367762271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NaN">
                <text:p>NaN</text:p>
              </table:table-cell>
              <table:table-cell office:value-type="float" office:value="0.227357257744504">
                <text:p>0.227357257744504</text:p>
              </table:table-cell>
              <table:table-cell office:value-type="float" office:value="0.313924036430665">
                <text:p>0.313924036430665</text:p>
              </table:table-cell>
              <table:table-cell office:value-type="float" office:value="2.96564876996491">
                <text:p>2.96564876996491</text:p>
              </table:table-cell>
              <table:table-cell office:value-type="float" office:value="3.1572404548739">
                <text:p>3.1572404548739</text:p>
              </table:table-cell>
              <table:table-cell office:value-type="float" office:value="3.15741178007267">
                <text:p>3.15741178007267</text:p>
              </table:table-cell>
              <table:table-cell office:value-type="float" office:value="3.29548878189622">
                <text:p>3.29548878189622</text:p>
              </table:table-cell>
              <table:table-cell office:value-type="float" office:value="4.23363903251727">
                <text:p>4.23363903251727</text:p>
              </table:table-cell>
              <table:table-cell office:value-type="float" office:value="4.35623062187278">
                <text:p>4.35623062187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000000406">
                <text:p>0.125000000000406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19634954085">
                <text:p>0.19634954085</text:p>
              </table:table-cell>
              <table:table-cell office:value-type="float" office:value="NaN">
                <text:p>NaN</text:p>
              </table:table-cell>
              <table:table-cell office:value-type="float" office:value="0.281490460902696">
                <text:p>0.281490460902696</text:p>
              </table:table-cell>
              <table:table-cell office:value-type="float" office:value="0.392405060474892">
                <text:p>0.392405060474892</text:p>
              </table:table-cell>
              <table:table-cell office:value-type="float" office:value="2.92620302550397">
                <text:p>2.92620302550397</text:p>
              </table:table-cell>
              <table:table-cell office:value-type="float" office:value="3.15940402447763">
                <text:p>3.15940402447763</text:p>
              </table:table-cell>
              <table:table-cell office:value-type="float" office:value="3.15967346649315">
                <text:p>3.15967346649315</text:p>
              </table:table-cell>
              <table:table-cell office:value-type="float" office:value="3.33515040015823">
                <text:p>3.33515040015823</text:p>
              </table:table-cell>
              <table:table-cell office:value-type="float" office:value="4.17731728016986">
                <text:p>4.17731728016986</text:p>
              </table:table-cell>
              <table:table-cell office:value-type="float" office:value="4.32866439182439">
                <text:p>4.328664391824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NaN">
                <text:p>NaN</text:p>
              </table:table-cell>
              <table:table-cell office:value-type="float" office:value="0.336065837311085">
                <text:p>0.336065837311085</text:p>
              </table:table-cell>
              <table:table-cell office:value-type="float" office:value="0.470886105152574">
                <text:p>0.470886105152574</text:p>
              </table:table-cell>
              <table:table-cell office:value-type="float" office:value="2.88653467139052">
                <text:p>2.88653467139052</text:p>
              </table:table-cell>
              <table:table-cell office:value-type="float" office:value="3.1620465484913">
                <text:p>3.1620465484913</text:p>
              </table:table-cell>
              <table:table-cell office:value-type="float" office:value="3.16243541266603">
                <text:p>3.16243541266603</text:p>
              </table:table-cell>
              <table:table-cell office:value-type="float" office:value="3.37508096360544">
                <text:p>3.37508096360544</text:p>
              </table:table-cell>
              <table:table-cell office:value-type="float" office:value="4.12102911576108">
                <text:p>4.12102911576108</text:p>
              </table:table-cell>
              <table:table-cell office:value-type="float" office:value="4.30116617876779">
                <text:p>4.301166178767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000000569">
                <text:p>0.175000000000569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27488935719">
                <text:p>0.27488935719</text:p>
              </table:table-cell>
              <table:table-cell office:value-type="float" office:value="NaN">
                <text:p>NaN</text:p>
              </table:table-cell>
              <table:table-cell office:value-type="float" office:value="0.39091227728381">
                <text:p>0.39091227728381</text:p>
              </table:table-cell>
              <table:table-cell office:value-type="float" office:value="0.549367185255897">
                <text:p>0.549367185255897</text:p>
              </table:table-cell>
              <table:table-cell office:value-type="float" office:value="2.84674441228355">
                <text:p>2.84674441228355</text:p>
              </table:table-cell>
              <table:table-cell office:value-type="float" office:value="3.16516695451482">
                <text:p>3.16516695451482</text:p>
              </table:table-cell>
              <table:table-cell office:value-type="float" office:value="3.1656962275979">
                <text:p>3.1656962275979</text:p>
              </table:table-cell>
              <table:table-cell office:value-type="float" office:value="3.41517850205929">
                <text:p>3.41517850205929</text:p>
              </table:table-cell>
              <table:table-cell office:value-type="float" office:value="4.0647757497372">
                <text:p>4.0647757497372</text:p>
              </table:table-cell>
              <table:table-cell office:value-type="float" office:value="4.27382030854478">
                <text:p>4.27382030854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NaN">
                <text:p>NaN</text:p>
              </table:table-cell>
              <table:table-cell office:value-type="float" office:value="0.445938596166712">
                <text:p>0.445938596166712</text:p>
              </table:table-cell>
              <table:table-cell office:value-type="float" office:value="0.627848321377464">
                <text:p>0.627848321377464</text:p>
              </table:table-cell>
              <table:table-cell office:value-type="float" office:value="2.80688313390607">
                <text:p>2.80688313390607</text:p>
              </table:table-cell>
              <table:table-cell office:value-type="float" office:value="3.16876397296811">
                <text:p>3.16876397296811</text:p>
              </table:table-cell>
              <table:table-cell office:value-type="float" office:value="3.16945427757219">
                <text:p>3.16945427757219</text:p>
              </table:table-cell>
              <table:table-cell office:value-type="float" office:value="3.45539033135704">
                <text:p>3.45539033135704</text:p>
              </table:table-cell>
              <table:table-cell office:value-type="float" office:value="4.0085572895845">
                <text:p>4.0085572895845</text:p>
              </table:table-cell>
              <table:table-cell office:value-type="float" office:value="4.24667149184468">
                <text:p>4.24667149184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000000731">
                <text:p>0.225000000000731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35342917353">
                <text:p>0.35342917353</text:p>
              </table:table-cell>
              <table:table-cell office:value-type="float" office:value="NaN">
                <text:p>NaN</text:p>
              </table:table-cell>
              <table:table-cell office:value-type="float" office:value="0.501090503763202">
                <text:p>0.501090503763202</text:p>
              </table:table-cell>
              <table:table-cell office:value-type="float" office:value="0.706329540867863">
                <text:p>0.706329540867863</text:p>
              </table:table-cell>
              <table:table-cell office:value-type="float" office:value="2.766979008757">
                <text:p>2.766979008757</text:p>
              </table:table-cell>
              <table:table-cell office:value-type="float" office:value="3.17283614256539">
                <text:p>3.17283614256539</text:p>
              </table:table-cell>
              <table:table-cell office:value-type="float" office:value="3.17370769111507">
                <text:p>3.17370769111507</text:p>
              </table:table-cell>
              <table:table-cell office:value-type="float" office:value="3.49568565702801">
                <text:p>3.49568565702801</text:p>
              </table:table-cell>
              <table:table-cell office:value-type="float" office:value="3.95237350656281">
                <text:p>3.95237350656281</text:p>
              </table:table-cell>
              <table:table-cell office:value-type="float" office:value="4.21974701437423">
                <text:p>4.21974701437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NaN">
                <text:p>NaN</text:p>
              </table:table-cell>
              <table:table-cell office:value-type="float" office:value="0.556333032832774">
                <text:p>0.556333032832774</text:p>
              </table:table-cell>
              <table:table-cell office:value-type="float" office:value="0.78481087878266">
                <text:p>0.78481087878266</text:p>
              </table:table-cell>
              <table:table-cell office:value-type="float" office:value="2.72704867707698">
                <text:p>2.72704867707698</text:p>
              </table:table-cell>
              <table:table-cell office:value-type="float" office:value="3.17738181379254">
                <text:p>3.17738181379254</text:p>
              </table:table-cell>
              <table:table-cell office:value-type="float" office:value="3.17845436462261">
                <text:p>3.17845436462261</text:p>
              </table:table-cell>
              <table:table-cell office:value-type="float" office:value="3.53604383895884">
                <text:p>3.53604383895884</text:p>
              </table:table-cell>
              <table:table-cell office:value-type="float" office:value="3.89622433872529">
                <text:p>3.89622433872529</text:p>
              </table:table-cell>
              <table:table-cell office:value-type="float" office:value="4.19306605495602">
                <text:p>4.193066054956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000000893">
                <text:p>0.275000000000893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43196898987">
                <text:p>0.43196898987</text:p>
              </table:table-cell>
              <table:table-cell office:value-type="float" office:value="0.169797510348668">
                <text:p>0.169797510348668</text:p>
              </table:table-cell>
              <table:table-cell office:value-type="float" office:value="0.611642420178727">
                <text:p>0.611642420178727</text:p>
              </table:table-cell>
              <table:table-cell office:value-type="float" office:value="0.8632923788259">
                <text:p>0.8632923788259</text:p>
              </table:table-cell>
              <table:table-cell office:value-type="float" office:value="2.68710243006942">
                <text:p>2.68710243006942</text:p>
              </table:table-cell>
              <table:table-cell office:value-type="float" office:value="3.18239915166017">
                <text:p>3.18239915166017</text:p>
              </table:table-cell>
              <table:table-cell office:value-type="float" office:value="3.18369196860601">
                <text:p>3.18369196860601</text:p>
              </table:table-cell>
              <table:table-cell office:value-type="float" office:value="3.57644792515015">
                <text:p>3.57644792515015</text:p>
              </table:table-cell>
              <table:table-cell office:value-type="float" office:value="3.84011076125624">
                <text:p>3.84011076125624</text:p>
              </table:table-cell>
              <table:table-cell office:value-type="float" office:value="4.16664436548591">
                <text:p>4.16664436548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53590209416308">
                <text:p>0.253590209416308</text:p>
              </table:table-cell>
              <table:table-cell office:value-type="float" office:value="0.667001927925121">
                <text:p>0.667001927925121</text:p>
              </table:table-cell>
              <table:table-cell office:value-type="float" office:value="0.941774094284493">
                <text:p>0.941774094284493</text:p>
              </table:table-cell>
              <table:table-cell office:value-type="float" office:value="2.64714683816889">
                <text:p>2.64714683816889</text:p>
              </table:table-cell>
              <table:table-cell office:value-type="float" office:value="3.18788613787057">
                <text:p>3.18788613787057</text:p>
              </table:table-cell>
              <table:table-cell office:value-type="float" office:value="3.18941795449893">
                <text:p>3.18941795449893</text:p>
              </table:table-cell>
              <table:table-cell office:value-type="float" office:value="3.61687774804461">
                <text:p>3.61687774804461</text:p>
              </table:table-cell>
              <table:table-cell office:value-type="float" office:value="3.7840381855987">
                <text:p>3.7840381855987</text:p>
              </table:table-cell>
              <table:table-cell office:value-type="float" office:value="4.14049729900358">
                <text:p>4.140497299003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000001056">
                <text:p>0.325000000001056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51050880621">
                <text:p>0.51050880621</text:p>
              </table:table-cell>
              <table:table-cell office:value-type="float" office:value="0.320683043755976">
                <text:p>0.320683043755976</text:p>
              </table:table-cell>
              <table:table-cell office:value-type="float" office:value="0.722399480358235">
                <text:p>0.722399480358235</text:p>
              </table:table-cell>
              <table:table-cell office:value-type="float" office:value="1.02025608895688">
                <text:p>1.02025608895688</text:p>
              </table:table-cell>
              <table:table-cell office:value-type="float" office:value="2.60718618275092">
                <text:p>2.60718618275092</text:p>
              </table:table-cell>
              <table:table-cell office:value-type="float" office:value="3.19384057200544">
                <text:p>3.19384057200544</text:p>
              </table:table-cell>
              <table:table-cell office:value-type="float" office:value="3.19562956195512">
                <text:p>3.19562956195512</text:p>
              </table:table-cell>
              <table:table-cell office:value-type="float" office:value="3.65727612559641">
                <text:p>3.65727612559641</text:p>
              </table:table-cell>
              <table:table-cell office:value-type="float" office:value="3.72804711790141">
                <text:p>3.72804711790141</text:p>
              </table:table-cell>
              <table:table-cell office:value-type="float" office:value="4.11464268367922">
                <text:p>4.114642683679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380026684376938">
                <text:p>0.380026684376938</text:p>
              </table:table-cell>
              <table:table-cell office:value-type="float" office:value="0.777826219873031">
                <text:p>0.777826219873031</text:p>
              </table:table-cell>
              <table:table-cell office:value-type="float" office:value="1.09873843806912">
                <text:p>1.09873843806912</text:p>
              </table:table-cell>
              <table:table-cell office:value-type="float" office:value="2.56722328392231">
                <text:p>2.56722328392231</text:p>
              </table:table-cell>
              <table:table-cell office:value-type="float" office:value="3.20026007069833">
                <text:p>3.20026007069833</text:p>
              </table:table-cell>
              <table:table-cell office:value-type="float" office:value="3.20232382653189">
                <text:p>3.20232382653189</text:p>
              </table:table-cell>
              <table:table-cell office:value-type="float" office:value="3.67156298032468">
                <text:p>3.67156298032468</text:p>
              </table:table-cell>
              <table:table-cell office:value-type="float" office:value="3.69819475183">
                <text:p>3.69819475183</text:p>
              </table:table-cell>
              <table:table-cell office:value-type="float" office:value="4.08910494999768">
                <text:p>4.089104949997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000001218">
                <text:p>0.375000000001218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0.58904862255">
                <text:p>0.58904862255</text:p>
              </table:table-cell>
              <table:table-cell office:value-type="float" office:value="0.434805910646374">
                <text:p>0.434805910646374</text:p>
              </table:table-cell>
              <table:table-cell office:value-type="float" office:value="0.833275570876393">
                <text:p>0.833275570876393</text:p>
              </table:table-cell>
              <table:table-cell office:value-type="float" office:value="1.17722122918705">
                <text:p>1.17722122918705</text:p>
              </table:table-cell>
              <table:table-cell office:value-type="float" office:value="2.52726000476086">
                <text:p>2.52726000476086</text:p>
              </table:table-cell>
              <table:table-cell office:value-type="float" office:value="3.20714206239843">
                <text:p>3.20714206239843</text:p>
              </table:table-cell>
              <table:table-cell office:value-type="float" office:value="3.20949758757671">
                <text:p>3.20949758757671</text:p>
              </table:table-cell>
              <table:table-cell office:value-type="float" office:value="3.61581591492563">
                <text:p>3.61581591492563</text:p>
              </table:table-cell>
              <table:table-cell office:value-type="float" office:value="3.73836627715434">
                <text:p>3.73836627715434</text:p>
              </table:table-cell>
              <table:table-cell office:value-type="float" office:value="4.06392313627818">
                <text:p>4.063923136278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486564783005305">
                <text:p>0.486564783005305</text:p>
              </table:table-cell>
              <table:table-cell office:value-type="float" office:value="0.888742606666684">
                <text:p>0.888742606666684</text:p>
              </table:table-cell>
              <table:table-cell office:value-type="float" office:value="1.2557045631127">
                <text:p>1.2557045631127</text:p>
              </table:table-cell>
              <table:table-cell office:value-type="float" office:value="2.48729757392601">
                <text:p>2.48729757392601</text:p>
              </table:table-cell>
              <table:table-cell office:value-type="float" office:value="3.21448377178086">
                <text:p>3.21448377178086</text:p>
              </table:table-cell>
              <table:table-cell office:value-type="float" office:value="3.21714749593401">
                <text:p>3.21714749593401</text:p>
              </table:table-cell>
              <table:table-cell office:value-type="float" office:value="3.55986852886688">
                <text:p>3.55986852886688</text:p>
              </table:table-cell>
              <table:table-cell office:value-type="float" office:value="3.77865737470882">
                <text:p>3.77865737470882</text:p>
              </table:table-cell>
              <table:table-cell office:value-type="float" office:value="4.03916997374742">
                <text:p>4.039169973747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000001381">
                <text:p>0.425000000001381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0.66758843889">
                <text:p>0.66758843889</text:p>
              </table:table-cell>
              <table:table-cell office:value-type="float" office:value="0.536178369969223">
                <text:p>0.536178369969223</text:p>
              </table:table-cell>
              <table:table-cell office:value-type="float" office:value="0.944223608303235">
                <text:p>0.944223608303235</text:p>
              </table:table-cell>
              <table:table-cell office:value-type="float" office:value="1.33418855477318">
                <text:p>1.33418855477318</text:p>
              </table:table-cell>
              <table:table-cell office:value-type="float" office:value="2.44733680286784">
                <text:p>2.44733680286784</text:p>
              </table:table-cell>
              <table:table-cell office:value-type="float" office:value="3.22228217700139">
                <text:p>3.22228217700139</text:p>
              </table:table-cell>
              <table:table-cell office:value-type="float" office:value="3.22527002046572">
                <text:p>3.22527002046572</text:p>
              </table:table-cell>
              <table:table-cell office:value-type="float" office:value="3.50392804119438">
                <text:p>3.50392804119438</text:p>
              </table:table-cell>
              <table:table-cell office:value-type="float" office:value="3.81870102679201">
                <text:p>3.81870102679201</text:p>
              </table:table-cell>
              <table:table-cell office:value-type="float" office:value="4.01500726405167">
                <text:p>4.01500726405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584192817086353">
                <text:p>0.584192817086353</text:p>
              </table:table-cell>
              <table:table-cell office:value-type="float" office:value="0.999715750588675">
                <text:p>0.999715750588675</text:p>
              </table:table-cell>
              <table:table-cell office:value-type="float" office:value="1.41267333409767">
                <text:p>1.41267333409767</text:p>
              </table:table-cell>
              <table:table-cell office:value-type="float" office:value="2.4073782409731">
                <text:p>2.4073782409731</text:p>
              </table:table-cell>
              <table:table-cell office:value-type="float" office:value="3.23053388296962">
                <text:p>3.23053388296962</text:p>
              </table:table-cell>
              <table:table-cell office:value-type="float" office:value="3.23386145004857">
                <text:p>3.23386145004857</text:p>
              </table:table-cell>
              <table:table-cell office:value-type="float" office:value="3.44800718972734">
                <text:p>3.44800718972734</text:p>
              </table:table-cell>
              <table:table-cell office:value-type="float" office:value="3.85802689342143">
                <text:p>3.85802689342143</text:p>
              </table:table-cell>
              <table:table-cell office:value-type="float" office:value="3.99189383172375">
                <text:p>3.99189383172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0000001543">
                <text:p>0.475000000001543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0.74612825523">
                <text:p>0.74612825523</text:p>
              </table:table-cell>
              <table:table-cell office:value-type="float" office:value="0.630972230743199">
                <text:p>0.630972230743199</text:p>
              </table:table-cell>
              <table:table-cell office:value-type="float" office:value="1.05521687470705">
                <text:p>1.05521687470705</text:p>
              </table:table-cell>
              <table:table-cell office:value-type="float" office:value="1.49115904688095">
                <text:p>1.49115904688095</text:p>
              </table:table-cell>
              <table:table-cell office:value-type="float" office:value="2.36742229488829">
                <text:p>2.36742229488829</text:p>
              </table:table-cell>
              <table:table-cell office:value-type="float" office:value="3.23923465998231">
                <text:p>3.23923465998231</text:p>
              </table:table-cell>
              <table:table-cell office:value-type="float" office:value="3.24291787619256">
                <text:p>3.24291787619256</text:p>
              </table:table-cell>
              <table:table-cell office:value-type="float" office:value="3.39210932134607">
                <text:p>3.39210932134607</text:p>
              </table:table-cell>
              <table:table-cell office:value-type="float" office:value="3.89471232942049">
                <text:p>3.89471232942049</text:p>
              </table:table-cell>
              <table:table-cell office:value-type="float" office:value="3.97174158099616">
                <text:p>3.971741580996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0000001624">
                <text:p>0.500000000001624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676771288926603">
                <text:p>0.676771288926603</text:p>
              </table:table-cell>
              <table:table-cell office:value-type="float" office:value="1.11072532092387">
                <text:p>1.11072532092387</text:p>
              </table:table-cell>
              <table:table-cell office:value-type="float" office:value="1.56964585563543">
                <text:p>1.56964585563543</text:p>
              </table:table-cell>
              <table:table-cell office:value-type="float" office:value="2.32746932928013">
                <text:p>2.32746932928013</text:p>
              </table:table-cell>
              <table:table-cell office:value-type="float" office:value="3.24837690257717">
                <text:p>3.24837690257717</text:p>
              </table:table-cell>
              <table:table-cell office:value-type="float" office:value="3.25243504880398">
                <text:p>3.25243504880398</text:p>
              </table:table-cell>
              <table:table-cell office:value-type="float" office:value="3.33623916977502">
                <text:p>3.33623916977502</text:p>
              </table:table-cell>
              <table:table-cell office:value-type="float" office:value="3.91671612899139">
                <text:p>3.91671612899139</text:p>
              </table:table-cell>
              <table:table-cell office:value-type="float" office:value="3.95756228667708">
                <text:p>3.957562286677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0000001706">
                <text:p>0.525000000001706</text:p>
              </table:table-cell>
              <table:table-cell office:value-type="float" office:value="1.64933614314">
                <text:p>1.64933614314</text:p>
              </table:table-cell>
              <table:table-cell office:value-type="float" office:value="0.82466807157">
                <text:p>0.82466807157</text:p>
              </table:table-cell>
              <table:table-cell office:value-type="float" office:value="0.721774709492578">
                <text:p>0.721774709492578</text:p>
              </table:table-cell>
              <table:table-cell office:value-type="float" office:value="1.16623980302657">
                <text:p>1.16623980302657</text:p>
              </table:table-cell>
              <table:table-cell office:value-type="float" office:value="1.64813394042905">
                <text:p>1.64813394042905</text:p>
              </table:table-cell>
              <table:table-cell office:value-type="float" office:value="2.28751976187295">
                <text:p>2.28751976187295</text:p>
              </table:table-cell>
              <table:table-cell office:value-type="float" office:value="3.25790248045007">
                <text:p>3.25790248045007</text:p>
              </table:table-cell>
              <table:table-cell office:value-type="float" office:value="3.26240491467003">
                <text:p>3.26240491467003</text:p>
              </table:table-cell>
              <table:table-cell office:value-type="float" office:value="3.28045489136402">
                <text:p>3.28045489136402</text:p>
              </table:table-cell>
              <table:table-cell office:value-type="float" office:value="3.90699446075591">
                <text:p>3.90699446075591</text:p>
              </table:table-cell>
              <table:table-cell office:value-type="float" office:value="3.93347791949624">
                <text:p>3.933477919496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1.72787595948">
                <text:p>1.72787595948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766120268112497">
                <text:p>0.766120268112497</text:p>
              </table:table-cell>
              <table:table-cell office:value-type="float" office:value="1.22175931116482">
                <text:p>1.22175931116482</text:p>
              </table:table-cell>
              <table:table-cell office:value-type="float" office:value="1.72662349970934">
                <text:p>1.72662349970934</text:p>
              </table:table-cell>
              <table:table-cell office:value-type="float" office:value="2.24757416411313">
                <text:p>2.24757416411313</text:p>
              </table:table-cell>
              <table:table-cell office:value-type="float" office:value="3.22446070011236">
                <text:p>3.22446070011236</text:p>
              </table:table-cell>
              <table:table-cell office:value-type="float" office:value="3.26808508694564">
                <text:p>3.26808508694564</text:p>
              </table:table-cell>
              <table:table-cell office:value-type="float" office:value="3.27284103282073">
                <text:p>3.27284103282073</text:p>
              </table:table-cell>
              <table:table-cell office:value-type="float" office:value="3.8868543145317">
                <text:p>3.8868543145317</text:p>
              </table:table-cell>
              <table:table-cell office:value-type="float" office:value="3.90962481943061">
                <text:p>3.909624819430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0000001868">
                <text:p>0.575000000001868</text:p>
              </table:table-cell>
              <table:table-cell office:value-type="float" office:value="1.80641577582">
                <text:p>1.80641577582</text:p>
              </table:table-cell>
              <table:table-cell office:value-type="float" office:value="0.90320788791">
                <text:p>0.90320788791</text:p>
              </table:table-cell>
              <table:table-cell office:value-type="float" office:value="0.809912962782534">
                <text:p>0.809912962782534</text:p>
              </table:table-cell>
              <table:table-cell office:value-type="float" office:value="1.27728303246251">
                <text:p>1.27728303246251</text:p>
              </table:table-cell>
              <table:table-cell office:value-type="float" office:value="1.80511475111299">
                <text:p>1.80511475111299</text:p>
              </table:table-cell>
              <table:table-cell office:value-type="float" office:value="2.20763337977244">
                <text:p>2.20763337977244</text:p>
              </table:table-cell>
              <table:table-cell office:value-type="float" office:value="3.16867055664245">
                <text:p>3.16867055664245</text:p>
              </table:table-cell>
              <table:table-cell office:value-type="float" office:value="3.27852983481591">
                <text:p>3.27852983481591</text:p>
              </table:table-cell>
              <table:table-cell office:value-type="float" office:value="3.28371543538274">
                <text:p>3.28371543538274</text:p>
              </table:table-cell>
              <table:table-cell office:value-type="float" office:value="3.86496252902886">
                <text:p>3.86496252902886</text:p>
              </table:table-cell>
              <table:table-cell office:value-type="float" office:value="3.8860525687012">
                <text:p>3.88605256870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1.88495559216">
                <text:p>1.88495559216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853234093793387">
                <text:p>0.853234093793387</text:p>
              </table:table-cell>
              <table:table-cell office:value-type="float" office:value="1.33281027935245">
                <text:p>1.33281027935245</text:p>
              </table:table-cell>
              <table:table-cell office:value-type="float" office:value="1.88360793226011">
                <text:p>1.88360793226011</text:p>
              </table:table-cell>
              <table:table-cell office:value-type="float" office:value="2.16769867760412">
                <text:p>2.16769867760412</text:p>
              </table:table-cell>
              <table:table-cell office:value-type="float" office:value="3.11287547319703">
                <text:p>3.11287547319703</text:p>
              </table:table-cell>
              <table:table-cell office:value-type="float" office:value="3.28942992208799">
                <text:p>3.28942992208799</text:p>
              </table:table-cell>
              <table:table-cell office:value-type="float" office:value="3.29503471906101">
                <text:p>3.29503471906101</text:p>
              </table:table-cell>
              <table:table-cell office:value-type="float" office:value="3.84272759960901">
                <text:p>3.84272759960901</text:p>
              </table:table-cell>
              <table:table-cell office:value-type="float" office:value="3.86276778085392">
                <text:p>3.862767780853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000000203">
                <text:p>0.62500000000203</text:p>
              </table:table-cell>
              <table:table-cell office:value-type="float" office:value="1.9634954085">
                <text:p>1.9634954085</text:p>
              </table:table-cell>
              <table:table-cell office:value-type="float" office:value="0.98174770425">
                <text:p>0.98174770425</text:p>
              </table:table-cell>
              <table:table-cell office:value-type="float" office:value="0.896147256183297">
                <text:p>0.896147256183297</text:p>
              </table:table-cell>
              <table:table-cell office:value-type="float" office:value="1.38834041324489">
                <text:p>1.38834041324489</text:p>
              </table:table-cell>
              <table:table-cell office:value-type="float" office:value="1.96210330153316">
                <text:p>1.96210330153316</text:p>
              </table:table-cell>
              <table:table-cell office:value-type="float" office:value="2.12777196251322">
                <text:p>2.12777196251322</text:p>
              </table:table-cell>
              <table:table-cell office:value-type="float" office:value="3.05709376079651">
                <text:p>3.05709376079651</text:p>
              </table:table-cell>
              <table:table-cell office:value-type="float" office:value="3.30076298775039">
                <text:p>3.30076298775039</text:p>
              </table:table-cell>
              <table:table-cell office:value-type="float" office:value="3.30679346949925">
                <text:p>3.30679346949925</text:p>
              </table:table-cell>
              <table:table-cell office:value-type="float" office:value="3.82051814940752">
                <text:p>3.82051814940752</text:p>
              </table:table-cell>
              <table:table-cell office:value-type="float" office:value="3.83977474737374">
                <text:p>3.839774747373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2.04203522484">
                <text:p>2.04203522484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938702354328994">
                <text:p>0.938702354328994</text:p>
              </table:table-cell>
              <table:table-cell office:value-type="float" office:value="1.44387274283719">
                <text:p>1.44387274283719</text:p>
              </table:table-cell>
              <table:table-cell office:value-type="float" office:value="2.04060113883933">
                <text:p>2.04060113883933</text:p>
              </table:table-cell>
              <table:table-cell office:value-type="float" office:value="2.08785608694436">
                <text:p>2.08785608694436</text:p>
              </table:table-cell>
              <table:table-cell office:value-type="float" office:value="3.00132733555049">
                <text:p>3.00132733555049</text:p>
              </table:table-cell>
              <table:table-cell office:value-type="float" office:value="3.31252218671509">
                <text:p>3.31252218671509</text:p>
              </table:table-cell>
              <table:table-cell office:value-type="float" office:value="3.31898688692042">
                <text:p>3.31898688692042</text:p>
              </table:table-cell>
              <table:table-cell office:value-type="float" office:value="3.79847133627833">
                <text:p>3.79847133627833</text:p>
              </table:table-cell>
              <table:table-cell office:value-type="float" office:value="3.81707736643306">
                <text:p>3.81707736643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0000002193">
                <text:p>0.675000000002193</text:p>
              </table:table-cell>
              <table:table-cell office:value-type="float" office:value="2.12057504118">
                <text:p>2.12057504118</text:p>
              </table:table-cell>
              <table:table-cell office:value-type="float" office:value="1.06028752059">
                <text:p>1.06028752059</text:p>
              </table:table-cell>
              <table:table-cell office:value-type="float" office:value="0.980938269699169">
                <text:p>0.980938269699169</text:p>
              </table:table-cell>
              <table:table-cell office:value-type="float" office:value="1.49940635288024">
                <text:p>1.49940635288024</text:p>
              </table:table-cell>
              <table:table-cell office:value-type="float" office:value="2.04795534209981">
                <text:p>2.04795534209981</text:p>
              </table:table-cell>
              <table:table-cell office:value-type="float" office:value="2.1191017463566">
                <text:p>2.1191017463566</text:p>
              </table:table-cell>
              <table:table-cell office:value-type="float" office:value="2.94557620357546">
                <text:p>2.94557620357546</text:p>
              </table:table-cell>
              <table:table-cell office:value-type="float" office:value="3.32470229951436">
                <text:p>3.32470229951436</text:p>
              </table:table-cell>
              <table:table-cell office:value-type="float" office:value="3.33161018112105">
                <text:p>3.33161018112105</text:p>
              </table:table-cell>
              <table:table-cell office:value-type="float" office:value="3.77665105254351">
                <text:p>3.77665105254351</text:p>
              </table:table-cell>
              <table:table-cell office:value-type="float" office:value="3.79467948465538">
                <text:p>3.794679484655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2.19911485752">
                <text:p>2.19911485752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1.02288453033807">
                <text:p>1.02288453033807</text:p>
              </table:table-cell>
              <table:table-cell office:value-type="float" office:value="1.55493974938911">
                <text:p>1.55493974938911</text:p>
              </table:table-cell>
              <table:table-cell office:value-type="float" office:value="2.00807630286207">
                <text:p>2.00807630286207</text:p>
              </table:table-cell>
              <table:table-cell office:value-type="float" office:value="2.19760544926296">
                <text:p>2.19760544926296</text:p>
              </table:table-cell>
              <table:table-cell office:value-type="float" office:value="2.88983990926827">
                <text:p>2.88983990926827</text:p>
              </table:table-cell>
              <table:table-cell office:value-type="float" office:value="3.33729831010795">
                <text:p>3.33729831010795</text:p>
              </table:table-cell>
              <table:table-cell office:value-type="float" office:value="3.3446585142816">
                <text:p>3.3446585142816</text:p>
              </table:table-cell>
              <table:table-cell office:value-type="float" office:value="3.75509238544422">
                <text:p>3.75509238544422</text:p>
              </table:table-cell>
              <table:table-cell office:value-type="float" office:value="3.77258499110721">
                <text:p>3.772584991107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0000002355">
                <text:p>0.725000000002355</text:p>
              </table:table-cell>
              <table:table-cell office:value-type="float" office:value="2.27765467386">
                <text:p>2.27765467386</text:p>
              </table:table-cell>
              <table:table-cell office:value-type="float" office:value="1.13882733693">
                <text:p>1.13882733693</text:p>
              </table:table-cell>
              <table:table-cell office:value-type="float" office:value="1.06456213751656">
                <text:p>1.06456213751656</text:p>
              </table:table-cell>
              <table:table-cell office:value-type="float" office:value="1.61046996857525">
                <text:p>1.61046996857525</text:p>
              </table:table-cell>
              <table:table-cell office:value-type="float" office:value="1.96822948248396">
                <text:p>1.96822948248396</text:p>
              </table:table-cell>
              <table:table-cell office:value-type="float" office:value="2.27611259644736">
                <text:p>2.27611259644736</text:p>
              </table:table-cell>
              <table:table-cell office:value-type="float" office:value="2.83411785193934">
                <text:p>2.83411785193934</text:p>
              </table:table-cell>
              <table:table-cell office:value-type="float" office:value="3.35030503459338">
                <text:p>3.35030503459338</text:p>
              </table:table-cell>
              <table:table-cell office:value-type="float" office:value="3.35812699419041">
                <text:p>3.35812699419041</text:p>
              </table:table-cell>
              <table:table-cell office:value-type="float" office:value="3.73381741261886">
                <text:p>3.73381741261886</text:p>
              </table:table-cell>
              <table:table-cell office:value-type="float" office:value="3.75079785049501">
                <text:p>3.750797850495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2.3561944902">
                <text:p>2.3561944902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1.10598353400421">
                <text:p>1.10598353400421</text:p>
              </table:table-cell>
              <table:table-cell office:value-type="float" office:value="1.66598977767057">
                <text:p>1.66598977767057</text:p>
              </table:table-cell>
              <table:table-cell office:value-type="float" office:value="1.92843335312412">
                <text:p>1.92843335312412</text:p>
              </table:table-cell>
              <table:table-cell office:value-type="float" office:value="2.35462356120378">
                <text:p>2.35462356120378</text:p>
              </table:table-cell>
              <table:table-cell office:value-type="float" office:value="2.77840938459643">
                <text:p>2.77840938459643</text:p>
              </table:table-cell>
              <table:table-cell office:value-type="float" office:value="3.36371690959734">
                <text:p>3.36371690959734</text:p>
              </table:table-cell>
              <table:table-cell office:value-type="float" office:value="3.37201067626849">
                <text:p>3.37201067626849</text:p>
              </table:table-cell>
              <table:table-cell office:value-type="float" office:value="3.71284184668066">
                <text:p>3.71284184668066</text:p>
              </table:table-cell>
              <table:table-cell office:value-type="float" office:value="3.72932211765867">
                <text:p>3.729322117658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0000002518">
                <text:p>0.775000000002518</text:p>
              </table:table-cell>
              <table:table-cell office:value-type="float" office:value="2.43473430654">
                <text:p>2.43473430654</text:p>
              </table:table-cell>
              <table:table-cell office:value-type="float" office:value="1.21736715327">
                <text:p>1.21736715327</text:p>
              </table:table-cell>
              <table:table-cell office:value-type="float" office:value="1.14715148422109">
                <text:p>1.14715148422109</text:p>
              </table:table-cell>
              <table:table-cell office:value-type="float" office:value="1.72147536467497">
                <text:p>1.72147536467497</text:p>
              </table:table-cell>
              <table:table-cell office:value-type="float" office:value="1.88872867768635">
                <text:p>1.88872867768635</text:p>
              </table:table-cell>
              <table:table-cell office:value-type="float" office:value="2.4331387419065">
                <text:p>2.4331387419065</text:p>
              </table:table-cell>
              <table:table-cell office:value-type="float" office:value="2.72271385256891">
                <text:p>2.72271385256891</text:p>
              </table:table-cell>
              <table:table-cell office:value-type="float" office:value="3.37752775405769">
                <text:p>3.37752775405769</text:p>
              </table:table-cell>
              <table:table-cell office:value-type="float" office:value="3.38630456622207">
                <text:p>3.38630456622207</text:p>
              </table:table-cell>
              <table:table-cell office:value-type="float" office:value="3.69217827942847">
                <text:p>3.69217827942847</text:p>
              </table:table-cell>
              <table:table-cell office:value-type="float" office:value="3.70816194636906">
                <text:p>3.708161946369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2.51327412288">
                <text:p>2.51327412288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1.1880562738184">
                <text:p>1.1880562738184</text:p>
              </table:table-cell>
              <table:table-cell office:value-type="float" office:value="1.77677735483896">
                <text:p>1.77677735483896</text:p>
              </table:table-cell>
              <table:table-cell office:value-type="float" office:value="1.84929098455382">
                <text:p>1.84929098455382</text:p>
              </table:table-cell>
              <table:table-cell office:value-type="float" office:value="2.51165856266662">
                <text:p>2.51165856266662</text:p>
              </table:table-cell>
              <table:table-cell office:value-type="float" office:value="2.66703061159308">
                <text:p>2.66703061159308</text:p>
              </table:table-cell>
              <table:table-cell office:value-type="float" office:value="3.39173039468409">
                <text:p>3.39173039468409</text:p>
              </table:table-cell>
              <table:table-cell office:value-type="float" office:value="3.40100361971943">
                <text:p>3.40100361971943</text:p>
              </table:table-cell>
              <table:table-cell office:value-type="float" office:value="3.67183808953098">
                <text:p>3.67183808953098</text:p>
              </table:table-cell>
              <table:table-cell office:value-type="float" office:value="3.6873215983996">
                <text:p>3.6873215983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0000002681">
                <text:p>0.825000000002681</text:p>
              </table:table-cell>
              <table:table-cell office:value-type="float" office:value="2.59181393922">
                <text:p>2.59181393922</text:p>
              </table:table-cell>
              <table:table-cell office:value-type="float" office:value="1.29590696961">
                <text:p>1.29590696961</text:p>
              </table:table-cell>
              <table:table-cell office:value-type="float" office:value="1.22866989253336">
                <text:p>1.22866989253336</text:p>
              </table:table-cell>
              <table:table-cell office:value-type="float" office:value="1.80794106631731">
                <text:p>1.80794106631731</text:p>
              </table:table-cell>
              <table:table-cell office:value-type="float" office:value="1.83411666241435">
                <text:p>1.83411666241435</text:p>
              </table:table-cell>
              <table:table-cell office:value-type="float" office:value="2.59018347397029">
                <text:p>2.59018347397029</text:p>
              </table:table-cell>
              <table:table-cell office:value-type="float" office:value="2.61135903802384">
                <text:p>2.61135903802384</text:p>
              </table:table-cell>
              <table:table-cell office:value-type="float" office:value="3.40631598963168">
                <text:p>3.40631598963168</text:p>
              </table:table-cell>
              <table:table-cell office:value-type="float" office:value="3.41610273477915">
                <text:p>3.41610273477915</text:p>
              </table:table-cell>
              <table:table-cell office:value-type="float" office:value="3.65183295687576">
                <text:p>3.65183295687576</text:p>
              </table:table-cell>
              <table:table-cell office:value-type="float" office:value="3.66680545826727">
                <text:p>3.666805458267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2.67035375556">
                <text:p>2.67035375556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1.2689341368729">
                <text:p>1.2689341368729</text:p>
              </table:table-cell>
              <table:table-cell office:value-type="float" office:value="1.76959905650296">
                <text:p>1.76959905650296</text:p>
              </table:table-cell>
              <table:table-cell office:value-type="float" office:value="1.88864272475838">
                <text:p>1.88864272475838</text:p>
              </table:table-cell>
              <table:table-cell office:value-type="float" office:value="2.55569853610299">
                <text:p>2.55569853610299</text:p>
              </table:table-cell>
              <table:table-cell office:value-type="float" office:value="2.66871395329715">
                <text:p>2.66871395329715</text:p>
              </table:table-cell>
              <table:table-cell office:value-type="float" office:value="3.4212726910756">
                <text:p>3.4212726910756</text:p>
              </table:table-cell>
              <table:table-cell office:value-type="float" office:value="3.43159672798337">
                <text:p>3.43159672798337</text:p>
              </table:table-cell>
              <table:table-cell office:value-type="float" office:value="3.61172711612731">
                <text:p>3.61172711612731</text:p>
              </table:table-cell>
              <table:table-cell office:value-type="float" office:value="3.63217668432527">
                <text:p>3.632176684325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0000002843">
                <text:p>0.875000000002843</text:p>
              </table:table-cell>
              <table:table-cell office:value-type="float" office:value="2.7488935719">
                <text:p>2.7488935719</text:p>
              </table:table-cell>
              <table:table-cell office:value-type="float" office:value="1.37444678595">
                <text:p>1.37444678595</text:p>
              </table:table-cell>
              <table:table-cell office:value-type="float" office:value="1.30873510485421">
                <text:p>1.30873510485421</text:p>
              </table:table-cell>
              <table:table-cell office:value-type="float" office:value="1.73064949417503">
                <text:p>1.73064949417503</text:p>
              </table:table-cell>
              <table:table-cell office:value-type="float" office:value="1.94409426339254">
                <text:p>1.94409426339254</text:p>
              </table:table-cell>
              <table:table-cell office:value-type="float" office:value="2.50004854473724">
                <text:p>2.50004854473724</text:p>
              </table:table-cell>
              <table:table-cell office:value-type="float" office:value="2.74725050571948">
                <text:p>2.74725050571948</text:p>
              </table:table-cell>
              <table:table-cell office:value-type="float" office:value="3.43658273558299">
                <text:p>3.43658273558299</text:p>
              </table:table-cell>
              <table:table-cell office:value-type="float" office:value="3.44748027192959">
                <text:p>3.44748027192959</text:p>
              </table:table-cell>
              <table:table-cell office:value-type="float" office:value="3.5330819940388">
                <text:p>3.5330819940388</text:p>
              </table:table-cell>
              <table:table-cell office:value-type="float" office:value="3.61288840013965">
                <text:p>3.612888400139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2.82743338824">
                <text:p>2.82743338824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1.34784361824522">
                <text:p>1.34784361824522</text:p>
              </table:table-cell>
              <table:table-cell office:value-type="float" office:value="1.69217437803054">
                <text:p>1.69217437803054</text:p>
              </table:table-cell>
              <table:table-cell office:value-type="float" office:value="1.99962605376224">
                <text:p>1.99962605376224</text:p>
              </table:table-cell>
              <table:table-cell office:value-type="float" office:value="2.44440854556953">
                <text:p>2.44440854556953</text:p>
              </table:table-cell>
              <table:table-cell office:value-type="float" office:value="2.82579366448169">
                <text:p>2.82579366448169</text:p>
              </table:table-cell>
              <table:table-cell office:value-type="float" office:value="3.45221529595294">
                <text:p>3.45221529595294</text:p>
              </table:table-cell>
              <table:table-cell office:value-type="float" office:value="3.45445047311295">
                <text:p>3.45445047311295</text:p>
              </table:table-cell>
              <table:table-cell office:value-type="float" office:value="3.46374772646395">
                <text:p>3.46374772646395</text:p>
              </table:table-cell>
              <table:table-cell office:value-type="float" office:value="3.59399988944016">
                <text:p>3.59399988944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0000003006">
                <text:p>0.925000000003006</text:p>
              </table:table-cell>
              <table:table-cell office:value-type="float" office:value="2.90597320458">
                <text:p>2.90597320458</text:p>
              </table:table-cell>
              <table:table-cell office:value-type="float" office:value="1.45298660229">
                <text:p>1.45298660229</text:p>
              </table:table-cell>
              <table:table-cell office:value-type="float" office:value="1.38575835173669">
                <text:p>1.38575835173669</text:p>
              </table:table-cell>
              <table:table-cell office:value-type="float" office:value="1.65473379296831">
                <text:p>1.65473379296831</text:p>
              </table:table-cell>
              <table:table-cell office:value-type="float" office:value="2.05518535398408">
                <text:p>2.05518535398408</text:p>
              </table:table-cell>
              <table:table-cell office:value-type="float" office:value="2.38877807443751">
                <text:p>2.38877807443751</text:p>
              </table:table-cell>
              <table:table-cell office:value-type="float" office:value="2.90434399155963">
                <text:p>2.90434399155963</text:p>
              </table:table-cell>
              <table:table-cell office:value-type="float" office:value="3.3758317110128">
                <text:p>3.3758317110128</text:p>
              </table:table-cell>
              <table:table-cell office:value-type="float" office:value="3.46810570337693">
                <text:p>3.46810570337693</text:p>
              </table:table-cell>
              <table:table-cell office:value-type="float" office:value="3.48039261678322">
                <text:p>3.48039261678322</text:p>
              </table:table-cell>
              <table:table-cell office:value-type="float" office:value="3.57557648927062">
                <text:p>3.575576489270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0000003087">
                <text:p>0.950000000003087</text:p>
              </table:table-cell>
              <table:table-cell office:value-type="float" office:value="2.98451302092">
                <text:p>2.98451302092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1.42122626041619">
                <text:p>1.42122626041619</text:p>
              </table:table-cell>
              <table:table-cell office:value-type="float" office:value="1.61959765805362">
                <text:p>1.61959765805362</text:p>
              </table:table-cell>
              <table:table-cell office:value-type="float" office:value="2.11075985926915">
                <text:p>2.11075985926915</text:p>
              </table:table-cell>
              <table:table-cell office:value-type="float" office:value="2.33315673992151">
                <text:p>2.33315673992151</text:p>
              </table:table-cell>
              <table:table-cell office:value-type="float" office:value="2.98290207819976">
                <text:p>2.98290207819976</text:p>
              </table:table-cell>
              <table:table-cell office:value-type="float" office:value="3.29722489823677">
                <text:p>3.29722489823677</text:p>
              </table:table-cell>
              <table:table-cell office:value-type="float" office:value="3.48407778711407">
                <text:p>3.48407778711407</text:p>
              </table:table-cell>
              <table:table-cell office:value-type="float" office:value="3.49740552668447">
                <text:p>3.49740552668447</text:p>
              </table:table-cell>
              <table:table-cell office:value-type="float" office:value="3.55779482159762">
                <text:p>3.557794821597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0000003168">
                <text:p>0.975000000003168</text:p>
              </table:table-cell>
              <table:table-cell office:value-type="float" office:value="3.06305283726">
                <text:p>3.06305283726</text:p>
              </table:table-cell>
              <table:table-cell office:value-type="float" office:value="1.53152641863">
                <text:p>1.53152641863</text:p>
              </table:table-cell>
              <table:table-cell office:value-type="float" office:value="1.45058246831411">
                <text:p>1.45058246831411</text:p>
              </table:table-cell>
              <table:table-cell office:value-type="float" office:value="1.59043821862741">
                <text:p>1.59043821862741</text:p>
              </table:table-cell>
              <table:table-cell office:value-type="float" office:value="2.16634539290308">
                <text:p>2.16634539290308</text:p>
              </table:table-cell>
              <table:table-cell office:value-type="float" office:value="2.2775442602438">
                <text:p>2.2775442602438</text:p>
              </table:table-cell>
              <table:table-cell office:value-type="float" office:value="3.06146854543798">
                <text:p>3.06146854543798</text:p>
              </table:table-cell>
              <table:table-cell office:value-type="float" office:value="3.21862925774718">
                <text:p>3.21862925774718</text:p>
              </table:table-cell>
              <table:table-cell office:value-type="float" office:value="3.49940452942888">
                <text:p>3.49940452942888</text:p>
              </table:table-cell>
              <table:table-cell office:value-type="float" office:value="3.51475939760981">
                <text:p>3.51475939760981</text:p>
              </table:table-cell>
              <table:table-cell office:value-type="float" office:value="3.54138214206781">
                <text:p>3.541382142067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000000325">
                <text:p>1.00000000000325</text:p>
              </table:table-cell>
              <table:table-cell office:value-type="float" office:value="3.1415926536">
                <text:p>3.1415926536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1.46361421903916">
                <text:p>1.46361421903916</text:p>
              </table:table-cell>
              <table:table-cell office:value-type="float" office:value="1.57747170758455">
                <text:p>1.57747170758455</text:p>
              </table:table-cell>
              <table:table-cell office:value-type="float" office:value="2.2218703147181">
                <text:p>2.2218703147181</text:p>
              </table:table-cell>
              <table:table-cell office:value-type="float" office:value="2.22201051692183">
                <text:p>2.22201051692183</text:p>
              </table:table-cell>
              <table:table-cell office:value-type="float" office:value="3.1400440445774">
                <text:p>3.1400440445774</text:p>
              </table:table-cell>
              <table:table-cell office:value-type="float" office:value="3.14004404459782">
                <text:p>3.14004404459782</text:p>
              </table:table-cell>
              <table:table-cell office:value-type="float" office:value="3.50861855347454">
                <text:p>3.50861855347454</text:p>
              </table:table-cell>
              <table:table-cell office:value-type="float" office:value="3.53083456822732">
                <text:p>3.53083456822732</text:p>
              </table:table-cell>
              <table:table-cell office:value-type="float" office:value="3.53179055902562">
                <text:p>3.531790559025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style-name="ch1">
        <chart:legend chart:legend-position="end" svg:x="15.138cm" svg:y="6.531cm" style:legend-expansion="high" chart:style-name="ch2"/>
        <chart:plot-area chart:style-name="ch3" table:cell-range-address="4x4_3.M2:4x4_3.V42 4x4_3.W1:4x4_3.X42 4x4_3.N1:4x4_3.V1" chart:data-source-has-labels="row" svg:x="0.797cm" svg:y="1.623cm" svg:width="13.647cm" svg:height="16.226cm">
          <chartooo:coordinate-region svg:x="1.233cm" svg:y="1.822cm" svg:width="12.971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x4_3.W2:4x4_3.W42" chart:label-cell-address="4x4_3.W1:4x4_3.W1" chart:class="chart:scatter">
            <chart:domain table:cell-range-address="4x4_3.M2:4x4_3.M42"/>
            <chart:data-point chart:repeated="41"/>
          </chart:series>
          <chart:series chart:style-name="ch8" chart:values-cell-range-address="4x4_3.X2:4x4_3.X42" chart:label-cell-address="4x4_3.X1:4x4_3.X1" chart:class="chart:scatter">
            <chart:data-point chart:repeated="41"/>
          </chart:series>
          <chart:series chart:style-name="ch9" chart:values-cell-range-address="4x4_3.N2:4x4_3.N42" chart:label-cell-address="4x4_3.N1:4x4_3.N1" chart:class="chart:scatter">
            <chart:data-point chart:repeated="41"/>
          </chart:series>
          <chart:series chart:style-name="ch10" chart:values-cell-range-address="4x4_3.O2:4x4_3.O42" chart:label-cell-address="4x4_3.O1:4x4_3.O1" chart:class="chart:scatter">
            <chart:data-point chart:repeated="41"/>
          </chart:series>
          <chart:series chart:style-name="ch11" chart:values-cell-range-address="4x4_3.P2:4x4_3.P42" chart:label-cell-address="4x4_3.P1:4x4_3.P1" chart:class="chart:scatter">
            <chart:data-point chart:repeated="41"/>
          </chart:series>
          <chart:series chart:style-name="ch12" chart:values-cell-range-address="4x4_3.Q2:4x4_3.Q42" chart:label-cell-address="4x4_3.Q1:4x4_3.Q1" chart:class="chart:scatter">
            <chart:data-point chart:repeated="41"/>
          </chart:series>
          <chart:series chart:style-name="ch13" chart:values-cell-range-address="4x4_3.R2:4x4_3.R42" chart:label-cell-address="4x4_3.R1:4x4_3.R1" chart:class="chart:scatter">
            <chart:data-point chart:repeated="41"/>
          </chart:series>
          <chart:series chart:style-name="ch14" chart:values-cell-range-address="4x4_3.S2:4x4_3.S42" chart:label-cell-address="4x4_3.S1:4x4_3.S1" chart:class="chart:scatter">
            <chart:data-point chart:repeated="41"/>
          </chart:series>
          <chart:series chart:style-name="ch15" chart:values-cell-range-address="4x4_3.T2:4x4_3.T42" chart:label-cell-address="4x4_3.T1:4x4_3.T1" chart:class="chart:scatter">
            <chart:data-point chart:repeated="41"/>
          </chart:series>
          <chart:series chart:style-name="ch16" chart:values-cell-range-address="4x4_3.U2:4x4_3.U42" chart:label-cell-address="4x4_3.U1:4x4_3.U1" chart:class="chart:scatter">
            <chart:data-point chart:repeated="41"/>
          </chart:series>
          <chart:series chart:style-name="ch17" chart:values-cell-range-address="4x4_3.V2:4x4_3.V42" chart:label-cell-address="4x4_3.V1:4x4_3.V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lpha</text:p>
                <draw:g>
                  <svg:desc>4x4_3.W1:4x4_3.W1</svg:desc>
                </draw:g>
              </table:table-cell>
              <table:table-cell office:value-type="string">
                <text:p>Beta</text:p>
                <draw:g>
                  <svg:desc>4x4_3.X1:4x4_3.X1</svg:desc>
                </draw:g>
              </table:table-cell>
              <table:table-cell office:value-type="string">
                <text:p>N = 1</text:p>
                <draw:g>
                  <svg:desc>4x4_3.N1:4x4_3.N1</svg:desc>
                </draw:g>
              </table:table-cell>
              <table:table-cell office:value-type="string">
                <text:p>N = 2</text:p>
                <draw:g>
                  <svg:desc>4x4_3.O1:4x4_3.O1</svg:desc>
                </draw:g>
              </table:table-cell>
              <table:table-cell office:value-type="string">
                <text:p>N = 3</text:p>
                <draw:g>
                  <svg:desc>4x4_3.P1:4x4_3.P1</svg:desc>
                </draw:g>
              </table:table-cell>
              <table:table-cell office:value-type="string">
                <text:p>N = 4</text:p>
                <draw:g>
                  <svg:desc>4x4_3.Q1:4x4_3.Q1</svg:desc>
                </draw:g>
              </table:table-cell>
              <table:table-cell office:value-type="string">
                <text:p>N = 5</text:p>
                <draw:g>
                  <svg:desc>4x4_3.R1:4x4_3.R1</svg:desc>
                </draw:g>
              </table:table-cell>
              <table:table-cell office:value-type="string">
                <text:p>N = 6</text:p>
                <draw:g>
                  <svg:desc>4x4_3.S1:4x4_3.S1</svg:desc>
                </draw:g>
              </table:table-cell>
              <table:table-cell office:value-type="string">
                <text:p>N = 7</text:p>
                <draw:g>
                  <svg:desc>4x4_3.T1:4x4_3.T1</svg:desc>
                </draw:g>
              </table:table-cell>
              <table:table-cell office:value-type="string">
                <text:p>N = 8</text:p>
                <draw:g>
                  <svg:desc>4x4_3.U1:4x4_3.U1</svg:desc>
                </draw:g>
              </table:table-cell>
              <table:table-cell office:value-type="string">
                <text:p>N = 9</text:p>
                <draw:g>
                  <svg:desc>4x4_3.V1:4x4_3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x4_3.M2:4x4_3.M42</svg:desc>
                </draw:g>
              </table:table-cell>
              <table:table-cell office:value-type="float" office:value="0">
                <text:p>0</text:p>
                <draw:g>
                  <svg:desc>4x4_3.W2:4x4_3.W42</svg:desc>
                </draw:g>
              </table:table-cell>
              <table:table-cell office:value-type="float" office:value="0">
                <text:p>0</text:p>
                <draw:g>
                  <svg:desc>4x4_3.X2:4x4_3.X42</svg:desc>
                </draw:g>
              </table:table-cell>
              <table:table-cell office:value-type="float" office:value="NaN">
                <text:p>NaN</text:p>
                <draw:g>
                  <svg:desc>4x4_3.N2:4x4_3.N42</svg:desc>
                </draw:g>
              </table:table-cell>
              <table:table-cell office:value-type="float" office:value="NaN">
                <text:p>NaN</text:p>
                <draw:g>
                  <svg:desc>4x4_3.O2:4x4_3.O42</svg:desc>
                </draw:g>
              </table:table-cell>
              <table:table-cell office:value-type="float" office:value="0.00535998928898901">
                <text:p>0.00535998928898901</text:p>
                <draw:g>
                  <svg:desc>4x4_3.P2:4x4_3.P42</svg:desc>
                </draw:g>
              </table:table-cell>
              <table:table-cell office:value-type="float" office:value="0.445953343611105">
                <text:p>0.445953343611105</text:p>
                <draw:g>
                  <svg:desc>4x4_3.Q2:4x4_3.Q42</svg:desc>
                </draw:g>
              </table:table-cell>
              <table:table-cell office:value-type="float" office:value="0.445956176824807">
                <text:p>0.445956176824807</text:p>
                <draw:g>
                  <svg:desc>4x4_3.R2:4x4_3.R42</svg:desc>
                </draw:g>
              </table:table-cell>
              <table:table-cell office:value-type="float" office:value="0.445956204495873">
                <text:p>0.445956204495873</text:p>
                <draw:g>
                  <svg:desc>4x4_3.S2:4x4_3.S42</svg:desc>
                </draw:g>
              </table:table-cell>
              <table:table-cell office:value-type="float" office:value="0.446012182995117">
                <text:p>0.446012182995117</text:p>
                <draw:g>
                  <svg:desc>4x4_3.T2:4x4_3.T42</svg:desc>
                </draw:g>
              </table:table-cell>
              <table:table-cell office:value-type="float" office:value="0.631764730478586">
                <text:p>0.631764730478586</text:p>
                <draw:g>
                  <svg:desc>4x4_3.U2:4x4_3.U42</svg:desc>
                </draw:g>
              </table:table-cell>
              <table:table-cell office:value-type="float" office:value="0.631767902630583">
                <text:p>0.631767902630583</text:p>
                <draw:g>
                  <svg:desc>4x4_3.V2:4x4_3.V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000000812">
                <text:p>0.0250000000000812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0.03926990817">
                <text:p>0.03926990817</text:p>
              </table:table-cell>
              <table:table-cell office:value-type="float" office:value="NaN">
                <text:p>NaN</text:p>
              </table:table-cell>
              <table:table-cell office:value-type="float" office:value="0.00774092676483805">
                <text:p>0.00774092676483805</text:p>
              </table:table-cell>
              <table:table-cell office:value-type="float" office:value="0.0784810070427289">
                <text:p>0.0784810070427289</text:p>
              </table:table-cell>
              <table:table-cell office:value-type="float" office:value="0.440315899024451">
                <text:p>0.440315899024451</text:p>
              </table:table-cell>
              <table:table-cell office:value-type="float" office:value="0.445988648622995">
                <text:p>0.445988648622995</text:p>
              </table:table-cell>
              <table:table-cell office:value-type="float" office:value="0.446025738188332">
                <text:p>0.446025738188332</text:p>
              </table:table-cell>
              <table:table-cell office:value-type="float" office:value="0.451621760241457">
                <text:p>0.451621760241457</text:p>
              </table:table-cell>
              <table:table-cell office:value-type="float" office:value="0.627730241020835">
                <text:p>0.627730241020835</text:p>
              </table:table-cell>
              <table:table-cell office:value-type="float" office:value="0.627743837510488">
                <text:p>0.6277438375104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NaN">
                <text:p>NaN</text:p>
              </table:table-cell>
              <table:table-cell office:value-type="float" office:value="0.0123911943840979">
                <text:p>0.0123911943840979</text:p>
              </table:table-cell>
              <table:table-cell office:value-type="float" office:value="0.156962014328513">
                <text:p>0.156962014328513</text:p>
              </table:table-cell>
              <table:table-cell office:value-type="float" office:value="0.434670114032483">
                <text:p>0.434670114032483</text:p>
              </table:table-cell>
              <table:table-cell office:value-type="float" office:value="0.446092374213858">
                <text:p>0.446092374213858</text:p>
              </table:table-cell>
              <table:table-cell office:value-type="float" office:value="0.44613010532571">
                <text:p>0.44613010532571</text:p>
              </table:table-cell>
              <table:table-cell office:value-type="float" office:value="0.457281858819778">
                <text:p>0.457281858819778</text:p>
              </table:table-cell>
              <table:table-cell office:value-type="float" office:value="0.623724981837303">
                <text:p>0.623724981837303</text:p>
              </table:table-cell>
              <table:table-cell office:value-type="float" office:value="0.623739058127862">
                <text:p>0.623739058127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0000002437">
                <text:p>0.0750000000002437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0.11780972451">
                <text:p>0.11780972451</text:p>
              </table:table-cell>
              <table:table-cell office:value-type="float" office:value="NaN">
                <text:p>NaN</text:p>
              </table:table-cell>
              <table:table-cell office:value-type="float" office:value="0.0175991280377551">
                <text:p>0.0175991280377551</text:p>
              </table:table-cell>
              <table:table-cell office:value-type="float" office:value="0.235443023071968">
                <text:p>0.235443023071968</text:p>
              </table:table-cell>
              <table:table-cell office:value-type="float" office:value="0.429028848573555">
                <text:p>0.429028848573555</text:p>
              </table:table-cell>
              <table:table-cell office:value-type="float" office:value="0.446265197685984">
                <text:p>0.446265197685984</text:p>
              </table:table-cell>
              <table:table-cell office:value-type="float" office:value="0.446304035734925">
                <text:p>0.446304035734925</text:p>
              </table:table-cell>
              <table:table-cell office:value-type="float" office:value="0.462947023587169">
                <text:p>0.462947023587169</text:p>
              </table:table-cell>
              <table:table-cell office:value-type="float" office:value="0.619750883696329">
                <text:p>0.619750883696329</text:p>
              </table:table-cell>
              <table:table-cell office:value-type="float" office:value="0.619765587209021">
                <text:p>0.619765587209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NaN">
                <text:p>NaN</text:p>
              </table:table-cell>
              <table:table-cell office:value-type="float" office:value="0.0229950561412581">
                <text:p>0.0229950561412581</text:p>
              </table:table-cell>
              <table:table-cell office:value-type="float" office:value="0.313924036430957">
                <text:p>0.313924036430957</text:p>
              </table:table-cell>
              <table:table-cell office:value-type="float" office:value="0.423392039570947">
                <text:p>0.423392039570947</text:p>
              </table:table-cell>
              <table:table-cell office:value-type="float" office:value="0.446507040412368">
                <text:p>0.446507040412368</text:p>
              </table:table-cell>
              <table:table-cell office:value-type="float" office:value="0.446547514629734">
                <text:p>0.446547514629734</text:p>
              </table:table-cell>
              <table:table-cell office:value-type="float" office:value="0.46861738681634">
                <text:p>0.46861738681634</text:p>
              </table:table-cell>
              <table:table-cell office:value-type="float" office:value="0.615808243198532">
                <text:p>0.615808243198532</text:p>
              </table:table-cell>
              <table:table-cell office:value-type="float" office:value="0.615823750570093">
                <text:p>0.615823750570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000000406">
                <text:p>0.125000000000406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19634954085">
                <text:p>0.19634954085</text:p>
              </table:table-cell>
              <table:table-cell office:value-type="float" office:value="NaN">
                <text:p>NaN</text:p>
              </table:table-cell>
              <table:table-cell office:value-type="float" office:value="0.0284820495563676">
                <text:p>0.0284820495563676</text:p>
              </table:table-cell>
              <table:table-cell office:value-type="float" office:value="0.392405060474822">
                <text:p>0.392405060474822</text:p>
              </table:table-cell>
              <table:table-cell office:value-type="float" office:value="0.417759640782848">
                <text:p>0.417759640782848</text:p>
              </table:table-cell>
              <table:table-cell office:value-type="float" office:value="0.446817792597788">
                <text:p>0.446817792597788</text:p>
              </table:table-cell>
              <table:table-cell office:value-type="float" office:value="0.446860533578323">
                <text:p>0.446860533578323</text:p>
              </table:table-cell>
              <table:table-cell office:value-type="float" office:value="0.474293106144278">
                <text:p>0.474293106144278</text:p>
              </table:table-cell>
              <table:table-cell office:value-type="float" office:value="0.611897368577472">
                <text:p>0.611897368577472</text:p>
              </table:table-cell>
              <table:table-cell office:value-type="float" office:value="0.611913892032245">
                <text:p>0.611913892032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NaN">
                <text:p>NaN</text:p>
              </table:table-cell>
              <table:table-cell office:value-type="float" office:value="0.0340326342219869">
                <text:p>0.0340326342219869</text:p>
              </table:table-cell>
              <table:table-cell office:value-type="float" office:value="0.412131653710063">
                <text:p>0.412131653710063</text:p>
              </table:table-cell>
              <table:table-cell office:value-type="float" office:value="0.447197313559973">
                <text:p>0.447197313559973</text:p>
              </table:table-cell>
              <table:table-cell office:value-type="float" office:value="0.447243107865102">
                <text:p>0.447243107865102</text:p>
              </table:table-cell>
              <table:table-cell office:value-type="float" office:value="0.470886105152748">
                <text:p>0.470886105152748</text:p>
              </table:table-cell>
              <table:table-cell office:value-type="float" office:value="0.479974353126735">
                <text:p>0.479974353126735</text:p>
              </table:table-cell>
              <table:table-cell office:value-type="float" office:value="0.608018579897881">
                <text:p>0.608018579897881</text:p>
              </table:table-cell>
              <table:table-cell office:value-type="float" office:value="0.608036380239207">
                <text:p>0.608036380239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000000569">
                <text:p>0.175000000000569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27488935719">
                <text:p>0.27488935719</text:p>
              </table:table-cell>
              <table:table-cell office:value-type="float" office:value="NaN">
                <text:p>NaN</text:p>
              </table:table-cell>
              <table:table-cell office:value-type="float" office:value="0.0396527184075993">
                <text:p>0.0396527184075993</text:p>
              </table:table-cell>
              <table:table-cell office:value-type="float" office:value="0.406508164242942">
                <text:p>0.406508164242942</text:p>
              </table:table-cell>
              <table:table-cell office:value-type="float" office:value="0.447645432086799">
                <text:p>0.447645432086799</text:p>
              </table:table-cell>
              <table:table-cell office:value-type="float" office:value="0.447695306712666">
                <text:p>0.447695306712666</text:p>
              </table:table-cell>
              <table:table-cell office:value-type="float" office:value="0.485661314364743">
                <text:p>0.485661314364743</text:p>
              </table:table-cell>
              <table:table-cell office:value-type="float" office:value="0.549367185255941">
                <text:p>0.549367185255941</text:p>
              </table:table-cell>
              <table:table-cell office:value-type="float" office:value="0.604172209192925">
                <text:p>0.604172209192925</text:p>
              </table:table-cell>
              <table:table-cell office:value-type="float" office:value="0.604191615241119">
                <text:p>0.604191615241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NaN">
                <text:p>NaN</text:p>
              </table:table-cell>
              <table:table-cell office:value-type="float" office:value="0.0453979337231961">
                <text:p>0.0453979337231961</text:p>
              </table:table-cell>
              <table:table-cell office:value-type="float" office:value="0.400889414307003">
                <text:p>0.400889414307003</text:p>
              </table:table-cell>
              <table:table-cell office:value-type="float" office:value="0.448161946869306">
                <text:p>0.448161946869306</text:p>
              </table:table-cell>
              <table:table-cell office:value-type="float" office:value="0.448217308753747">
                <text:p>0.448217308753747</text:p>
              </table:table-cell>
              <table:table-cell office:value-type="float" office:value="0.491354196501564">
                <text:p>0.491354196501564</text:p>
              </table:table-cell>
              <table:table-cell office:value-type="float" office:value="0.600358600582959">
                <text:p>0.600358600582959</text:p>
              </table:table-cell>
              <table:table-cell office:value-type="float" office:value="0.60038003862243">
                <text:p>0.60038003862243</text:p>
              </table:table-cell>
              <table:table-cell office:value-type="float" office:value="0.627848321377549">
                <text:p>0.6278483213775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000000731">
                <text:p>0.225000000000731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35342917353">
                <text:p>0.35342917353</text:p>
              </table:table-cell>
              <table:table-cell office:value-type="float" office:value="NaN">
                <text:p>NaN</text:p>
              </table:table-cell>
              <table:table-cell office:value-type="float" office:value="0.051543646298376">
                <text:p>0.051543646298376</text:p>
              </table:table-cell>
              <table:table-cell office:value-type="float" office:value="0.395275962774267">
                <text:p>0.395275962774267</text:p>
              </table:table-cell>
              <table:table-cell office:value-type="float" office:value="0.448746627005939">
                <text:p>0.448746627005939</text:p>
              </table:table-cell>
              <table:table-cell office:value-type="float" office:value="0.448809510277521">
                <text:p>0.448809510277521</text:p>
              </table:table-cell>
              <table:table-cell office:value-type="float" office:value="0.497053235998411">
                <text:p>0.497053235998411</text:p>
              </table:table-cell>
              <table:table-cell office:value-type="float" office:value="0.596578110378023">
                <text:p>0.596578110378023</text:p>
              </table:table-cell>
              <table:table-cell office:value-type="float" office:value="0.596602150544176">
                <text:p>0.596602150544176</text:p>
              </table:table-cell>
              <table:table-cell office:value-type="float" office:value="0.669439491086245">
                <text:p>0.669439491086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NaN">
                <text:p>NaN</text:p>
              </table:table-cell>
              <table:table-cell office:value-type="float" office:value="0.0634976927425651">
                <text:p>0.0634976927425651</text:p>
              </table:table-cell>
              <table:table-cell office:value-type="float" office:value="0.3896691018463">
                <text:p>0.3896691018463</text:p>
              </table:table-cell>
              <table:table-cell office:value-type="float" office:value="0.449399212576763">
                <text:p>0.449399212576763</text:p>
              </table:table-cell>
              <table:table-cell office:value-type="float" office:value="0.449472754983529">
                <text:p>0.449472754983529</text:p>
              </table:table-cell>
              <table:table-cell office:value-type="float" office:value="0.502758717735695">
                <text:p>0.502758717735695</text:p>
              </table:table-cell>
              <table:table-cell office:value-type="float" office:value="0.592831107165249">
                <text:p>0.592831107165249</text:p>
              </table:table-cell>
              <table:table-cell office:value-type="float" office:value="0.592858540189379">
                <text:p>0.592858540189379</text:p>
              </table:table-cell>
              <table:table-cell office:value-type="float" office:value="0.673771124619177">
                <text:p>0.6737711246191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000000893">
                <text:p>0.275000000000893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43196898987">
                <text:p>0.43196898987</text:p>
              </table:table-cell>
              <table:table-cell office:value-type="float" office:value="0.0593105253431549">
                <text:p>0.0593105253431549</text:p>
              </table:table-cell>
              <table:table-cell office:value-type="float" office:value="0.174994579551837">
                <text:p>0.174994579551837</text:p>
              </table:table-cell>
              <table:table-cell office:value-type="float" office:value="0.384072173189226">
                <text:p>0.384072173189226</text:p>
              </table:table-cell>
              <table:table-cell office:value-type="float" office:value="0.450119415282811">
                <text:p>0.450119415282811</text:p>
              </table:table-cell>
              <table:table-cell office:value-type="float" office:value="0.450208880397521">
                <text:p>0.450208880397521</text:p>
              </table:table-cell>
              <table:table-cell office:value-type="float" office:value="0.508471012237038">
                <text:p>0.508471012237038</text:p>
              </table:table-cell>
              <table:table-cell office:value-type="float" office:value="0.58911797187975">
                <text:p>0.58911797187975</text:p>
              </table:table-cell>
              <table:table-cell office:value-type="float" office:value="0.589149943890313">
                <text:p>0.589149943890313</text:p>
              </table:table-cell>
              <table:table-cell office:value-type="float" office:value="0.678131207454383">
                <text:p>0.678131207454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0659041366386348">
                <text:p>0.0659041366386348</text:p>
              </table:table-cell>
              <table:table-cell office:value-type="float" office:value="0.25644840835727">
                <text:p>0.25644840835727</text:p>
              </table:table-cell>
              <table:table-cell office:value-type="float" office:value="0.378496326397925">
                <text:p>0.378496326397925</text:p>
              </table:table-cell>
              <table:table-cell office:value-type="float" office:value="0.450906919148286">
                <text:p>0.450906919148286</text:p>
              </table:table-cell>
              <table:table-cell office:value-type="float" office:value="0.451022241667706">
                <text:p>0.451022241667706</text:p>
              </table:table-cell>
              <table:table-cell office:value-type="float" office:value="0.514190656721079">
                <text:p>0.514190656721079</text:p>
              </table:table-cell>
              <table:table-cell office:value-type="float" office:value="0.585439097858204">
                <text:p>0.585439097858204</text:p>
              </table:table-cell>
              <table:table-cell office:value-type="float" office:value="0.585477365632571">
                <text:p>0.585477365632571</text:p>
              </table:table-cell>
              <table:table-cell office:value-type="float" office:value="0.682519577448942">
                <text:p>0.6825195774489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000001056">
                <text:p>0.325000000001056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51050880621">
                <text:p>0.51050880621</text:p>
              </table:table-cell>
              <table:table-cell office:value-type="float" office:value="0.0717555640377645">
                <text:p>0.0717555640377645</text:p>
              </table:table-cell>
              <table:table-cell office:value-type="float" office:value="0.322439533948152">
                <text:p>0.322439533948152</text:p>
              </table:table-cell>
              <table:table-cell office:value-type="float" office:value="0.373010532558804">
                <text:p>0.373010532558804</text:p>
              </table:table-cell>
              <table:table-cell office:value-type="float" office:value="0.451761381281246">
                <text:p>0.451761381281246</text:p>
              </table:table-cell>
              <table:table-cell office:value-type="float" office:value="0.451925116596872">
                <text:p>0.451925116596872</text:p>
              </table:table-cell>
              <table:table-cell office:value-type="float" office:value="0.519918553915974">
                <text:p>0.519918553915974</text:p>
              </table:table-cell>
              <table:table-cell office:value-type="float" office:value="0.581794890874997">
                <text:p>0.581794890874997</text:p>
              </table:table-cell>
              <table:table-cell office:value-type="float" office:value="0.581842355113433">
                <text:p>0.581842355113433</text:p>
              </table:table-cell>
              <table:table-cell office:value-type="float" office:value="0.686936081062347">
                <text:p>0.686936081062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0774466375167646">
                <text:p>0.0774466375167646</text:p>
              </table:table-cell>
              <table:table-cell office:value-type="float" office:value="0.366492067920271">
                <text:p>0.366492067920271</text:p>
              </table:table-cell>
              <table:table-cell office:value-type="float" office:value="0.382020103245495">
                <text:p>0.382020103245495</text:p>
              </table:table-cell>
              <table:table-cell office:value-type="float" office:value="0.452682432688546">
                <text:p>0.452682432688546</text:p>
              </table:table-cell>
              <table:table-cell office:value-type="float" office:value="0.452966959147579">
                <text:p>0.452966959147579</text:p>
              </table:table-cell>
              <table:table-cell office:value-type="float" office:value="0.525656550645761">
                <text:p>0.525656550645761</text:p>
              </table:table-cell>
              <table:table-cell office:value-type="float" office:value="0.578185769159548">
                <text:p>0.578185769159548</text:p>
              </table:table-cell>
              <table:table-cell office:value-type="float" office:value="0.578247750653638">
                <text:p>0.578247750653638</text:p>
              </table:table-cell>
              <table:table-cell office:value-type="float" office:value="0.691380573048373">
                <text:p>0.691380573048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000001218">
                <text:p>0.375000000001218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0.58904862255">
                <text:p>0.58904862255</text:p>
              </table:table-cell>
              <table:table-cell office:value-type="float" office:value="0.083077806321549">
                <text:p>0.083077806321549</text:p>
              </table:table-cell>
              <table:table-cell office:value-type="float" office:value="0.36145501504432">
                <text:p>0.36145501504432</text:p>
              </table:table-cell>
              <table:table-cell office:value-type="float" office:value="0.435061780668479">
                <text:p>0.435061780668479</text:p>
              </table:table-cell>
              <table:table-cell office:value-type="float" office:value="0.453669679141949">
                <text:p>0.453669679141949</text:p>
              </table:table-cell>
              <table:table-cell office:value-type="float" office:value="0.454725774414523">
                <text:p>0.454725774414523</text:p>
              </table:table-cell>
              <table:table-cell office:value-type="float" office:value="0.531409634432776">
                <text:p>0.531409634432776</text:p>
              </table:table-cell>
              <table:table-cell office:value-type="float" office:value="0.574612163394698">
                <text:p>0.574612163394698</text:p>
              </table:table-cell>
              <table:table-cell office:value-type="float" office:value="0.574700143153983">
                <text:p>0.574700143153983</text:p>
              </table:table-cell>
              <table:table-cell office:value-type="float" office:value="0.695852916133233">
                <text:p>0.6958529161332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0886804454912451">
                <text:p>0.0886804454912451</text:p>
              </table:table-cell>
              <table:table-cell office:value-type="float" office:value="0.355917474956928">
                <text:p>0.355917474956928</text:p>
              </table:table-cell>
              <table:table-cell office:value-type="float" office:value="0.45414485993763">
                <text:p>0.45414485993763</text:p>
              </table:table-cell>
              <table:table-cell office:value-type="float" office:value="0.45472270209066">
                <text:p>0.45472270209066</text:p>
              </table:table-cell>
              <table:table-cell office:value-type="float" office:value="0.488025118070507">
                <text:p>0.488025118070507</text:p>
              </table:table-cell>
              <table:table-cell office:value-type="float" office:value="0.537199603220039">
                <text:p>0.537199603220039</text:p>
              </table:table-cell>
              <table:table-cell office:value-type="float" office:value="0.571074516695437">
                <text:p>0.571074516695437</text:p>
              </table:table-cell>
              <table:table-cell office:value-type="float" office:value="0.571221624831649">
                <text:p>0.571221624831649</text:p>
              </table:table-cell>
              <table:table-cell office:value-type="float" office:value="0.700352980679543">
                <text:p>0.7003529806795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000001381">
                <text:p>0.425000000001381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0.66758843889">
                <text:p>0.66758843889</text:p>
              </table:table-cell>
              <table:table-cell office:value-type="float" office:value="0.0942674489287117">
                <text:p>0.0942674489287117</text:p>
              </table:table-cell>
              <table:table-cell office:value-type="float" office:value="0.35034484157525">
                <text:p>0.35034484157525</text:p>
              </table:table-cell>
              <table:table-cell office:value-type="float" office:value="0.455607054106621">
                <text:p>0.455607054106621</text:p>
              </table:table-cell>
              <table:table-cell office:value-type="float" office:value="0.455841059616343">
                <text:p>0.455841059616343</text:p>
              </table:table-cell>
              <table:table-cell office:value-type="float" office:value="0.536186245592098">
                <text:p>0.536186245592098</text:p>
              </table:table-cell>
              <table:table-cell office:value-type="float" office:value="0.543571873858833">
                <text:p>0.543571873858833</text:p>
              </table:table-cell>
              <table:table-cell office:value-type="float" office:value="0.567573284568302">
                <text:p>0.567573284568302</text:p>
              </table:table-cell>
              <table:table-cell office:value-type="float" office:value="0.567979091080059">
                <text:p>0.567979091080059</text:p>
              </table:table-cell>
              <table:table-cell office:value-type="float" office:value="0.704880644335691">
                <text:p>0.7048806443356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0998450583778543">
                <text:p>0.0998450583778543</text:p>
              </table:table-cell>
              <table:table-cell office:value-type="float" office:value="0.344763696379854">
                <text:p>0.344763696379854</text:p>
              </table:table-cell>
              <table:table-cell office:value-type="float" office:value="0.456876779097266">
                <text:p>0.456876779097266</text:p>
              </table:table-cell>
              <table:table-cell office:value-type="float" office:value="0.457024287425771">
                <text:p>0.457024287425771</text:p>
              </table:table-cell>
              <table:table-cell office:value-type="float" office:value="0.548471478548694">
                <text:p>0.548471478548694</text:p>
              </table:table-cell>
              <table:table-cell office:value-type="float" office:value="0.563533403059899">
                <text:p>0.563533403059899</text:p>
              </table:table-cell>
              <table:table-cell office:value-type="float" office:value="0.564108934850718">
                <text:p>0.564108934850718</text:p>
              </table:table-cell>
              <table:table-cell office:value-type="float" office:value="0.585770519536477">
                <text:p>0.585770519536477</text:p>
              </table:table-cell>
              <table:table-cell office:value-type="float" office:value="0.709435791669816">
                <text:p>0.7094357916698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0000001543">
                <text:p>0.475000000001543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0.74612825523">
                <text:p>0.74612825523</text:p>
              </table:table-cell>
              <table:table-cell office:value-type="float" office:value="0.105416647924052">
                <text:p>0.105416647924052</text:p>
              </table:table-cell>
              <table:table-cell office:value-type="float" office:value="0.339180221171987">
                <text:p>0.339180221171987</text:p>
              </table:table-cell>
              <table:table-cell office:value-type="float" office:value="0.458163475477375">
                <text:p>0.458163475477375</text:p>
              </table:table-cell>
              <table:table-cell office:value-type="float" office:value="0.458271899878368">
                <text:p>0.458271899878368</text:p>
              </table:table-cell>
              <table:table-cell office:value-type="float" office:value="0.554307921221608">
                <text:p>0.554307921221608</text:p>
              </table:table-cell>
              <table:table-cell office:value-type="float" office:value="0.560503586875032">
                <text:p>0.560503586875032</text:p>
              </table:table-cell>
              <table:table-cell office:value-type="float" office:value="0.560681947647214">
                <text:p>0.560681947647214</text:p>
              </table:table-cell>
              <table:table-cell office:value-type="float" office:value="0.63187520642778">
                <text:p>0.63187520642778</text:p>
              </table:table-cell>
              <table:table-cell office:value-type="float" office:value="0.714018313789234">
                <text:p>0.7140183137892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0000001624">
                <text:p>0.500000000001624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110984193925514">
                <text:p>0.110984193925514</text:p>
              </table:table-cell>
              <table:table-cell office:value-type="float" office:value="0.333596564233448">
                <text:p>0.333596564233448</text:p>
              </table:table-cell>
              <table:table-cell office:value-type="float" office:value="0.45949711764085">
                <text:p>0.45949711764085</text:p>
              </table:table-cell>
              <table:table-cell office:value-type="float" office:value="0.459583391042097">
                <text:p>0.459583391042097</text:p>
              </table:table-cell>
              <table:table-cell office:value-type="float" office:value="0.557181964452164">
                <text:p>0.557181964452164</text:p>
              </table:table-cell>
              <table:table-cell office:value-type="float" office:value="0.557292814874933">
                <text:p>0.557292814874933</text:p>
              </table:table-cell>
              <table:table-cell office:value-type="float" office:value="0.560105154669771">
                <text:p>0.560105154669771</text:p>
              </table:table-cell>
              <table:table-cell office:value-type="float" office:value="0.677350177539951">
                <text:p>0.677350177539951</text:p>
              </table:table-cell>
              <table:table-cell office:value-type="float" office:value="0.718628107943264">
                <text:p>0.7186281079432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0000001706">
                <text:p>0.525000000001706</text:p>
              </table:table-cell>
              <table:table-cell office:value-type="float" office:value="1.64933614314">
                <text:p>1.64933614314</text:p>
              </table:table-cell>
              <table:table-cell office:value-type="float" office:value="0.82466807157">
                <text:p>0.82466807157</text:p>
              </table:table-cell>
              <table:table-cell office:value-type="float" office:value="0.11654892775669">
                <text:p>0.11654892775669</text:p>
              </table:table-cell>
              <table:table-cell office:value-type="float" office:value="0.328013631012581">
                <text:p>0.328013631012581</text:p>
              </table:table-cell>
              <table:table-cell office:value-type="float" office:value="0.460886154371013">
                <text:p>0.460886154371013</text:p>
              </table:table-cell>
              <table:table-cell office:value-type="float" office:value="0.460958235775439">
                <text:p>0.460958235775439</text:p>
              </table:table-cell>
              <table:table-cell office:value-type="float" office:value="0.553861847982247">
                <text:p>0.553861847982247</text:p>
              </table:table-cell>
              <table:table-cell office:value-type="float" office:value="0.553942041382807">
                <text:p>0.553942041382807</text:p>
              </table:table-cell>
              <table:table-cell office:value-type="float" office:value="0.565894430958926">
                <text:p>0.565894430958926</text:p>
              </table:table-cell>
              <table:table-cell office:value-type="float" office:value="0.719987750252625">
                <text:p>0.719987750252625</text:p>
              </table:table-cell>
              <table:table-cell office:value-type="float" office:value="0.723265077110226">
                <text:p>0.7232650771102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1.72787595948">
                <text:p>1.72787595948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122111655747246">
                <text:p>0.122111655747246</text:p>
              </table:table-cell>
              <table:table-cell office:value-type="float" office:value="0.32243184066755">
                <text:p>0.32243184066755</text:p>
              </table:table-cell>
              <table:table-cell office:value-type="float" office:value="0.46233363042372">
                <text:p>0.46233363042372</text:p>
              </table:table-cell>
              <table:table-cell office:value-type="float" office:value="0.462395890829913">
                <text:p>0.462395890829913</text:p>
              </table:table-cell>
              <table:table-cell office:value-type="float" office:value="0.550565968735842">
                <text:p>0.550565968735842</text:p>
              </table:table-cell>
              <table:table-cell office:value-type="float" office:value="0.550630142811353">
                <text:p>0.550630142811353</text:p>
              </table:table-cell>
              <table:table-cell office:value-type="float" office:value="0.571688684340157">
                <text:p>0.571688684340157</text:p>
              </table:table-cell>
              <table:table-cell office:value-type="float" office:value="0.727725071016496">
                <text:p>0.727725071016496</text:p>
              </table:table-cell>
              <table:table-cell office:value-type="float" office:value="0.727929129567093">
                <text:p>0.7279291295670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0000001868">
                <text:p>0.575000000001868</text:p>
              </table:table-cell>
              <table:table-cell office:value-type="float" office:value="1.80641577582">
                <text:p>1.80641577582</text:p>
              </table:table-cell>
              <table:table-cell office:value-type="float" office:value="0.90320788791">
                <text:p>0.90320788791</text:p>
              </table:table-cell>
              <table:table-cell office:value-type="float" office:value="0.127672928401544">
                <text:p>0.127672928401544</text:p>
              </table:table-cell>
              <table:table-cell office:value-type="float" office:value="0.316851390841273">
                <text:p>0.316851390841273</text:p>
              </table:table-cell>
              <table:table-cell office:value-type="float" office:value="0.463840700105737">
                <text:p>0.463840700105737</text:p>
              </table:table-cell>
              <table:table-cell office:value-type="float" office:value="0.463895795969371">
                <text:p>0.463895795969371</text:p>
              </table:table-cell>
              <table:table-cell office:value-type="float" office:value="0.547303412398529">
                <text:p>0.547303412398529</text:p>
              </table:table-cell>
              <table:table-cell office:value-type="float" office:value="0.547357647031932">
                <text:p>0.547357647031932</text:p>
              </table:table-cell>
              <table:table-cell office:value-type="float" office:value="0.577489096128705">
                <text:p>0.577489096128705</text:p>
              </table:table-cell>
              <table:table-cell office:value-type="float" office:value="0.732516711468855">
                <text:p>0.732516711468855</text:p>
              </table:table-cell>
              <table:table-cell office:value-type="float" office:value="0.732620178441188">
                <text:p>0.7326201784411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1.88495559216">
                <text:p>1.88495559216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133233135498495">
                <text:p>0.133233135498495</text:p>
              </table:table-cell>
              <table:table-cell office:value-type="float" office:value="0.311272367134677">
                <text:p>0.311272367134677</text:p>
              </table:table-cell>
              <table:table-cell office:value-type="float" office:value="0.465407709476094">
                <text:p>0.465407709476094</text:p>
              </table:table-cell>
              <table:table-cell office:value-type="float" office:value="0.46545737510132">
                <text:p>0.46545737510132</text:p>
              </table:table-cell>
              <table:table-cell office:value-type="float" office:value="0.544077585703548">
                <text:p>0.544077585703548</text:p>
              </table:table-cell>
              <table:table-cell office:value-type="float" office:value="0.54412509331463">
                <text:p>0.54412509331463</text:p>
              </table:table-cell>
              <table:table-cell office:value-type="float" office:value="0.583296660726443">
                <text:p>0.583296660726443</text:p>
              </table:table-cell>
              <table:table-cell office:value-type="float" office:value="0.737267772956207">
                <text:p>0.737267772956207</text:p>
              </table:table-cell>
              <table:table-cell office:value-type="float" office:value="0.737338141242272">
                <text:p>0.7373381412422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000000203">
                <text:p>0.62500000000203</text:p>
              </table:table-cell>
              <table:table-cell office:value-type="float" office:value="1.9634954085">
                <text:p>1.9634954085</text:p>
              </table:table-cell>
              <table:table-cell office:value-type="float" office:value="0.98174770425">
                <text:p>0.98174770425</text:p>
              </table:table-cell>
              <table:table-cell office:value-type="float" office:value="0.138792562250766">
                <text:p>0.138792562250766</text:p>
              </table:table-cell>
              <table:table-cell office:value-type="float" office:value="0.305694794077864">
                <text:p>0.305694794077864</text:p>
              </table:table-cell>
              <table:table-cell office:value-type="float" office:value="0.467034607471901">
                <text:p>0.467034607471901</text:p>
              </table:table-cell>
              <table:table-cell office:value-type="float" office:value="0.467080037416752">
                <text:p>0.467080037416752</text:p>
              </table:table-cell>
              <table:table-cell office:value-type="float" office:value="0.54089034199134">
                <text:p>0.54089034199134</text:p>
              </table:table-cell>
              <table:table-cell office:value-type="float" office:value="0.54093303218395">
                <text:p>0.54093303218395</text:p>
              </table:table-cell>
              <table:table-cell office:value-type="float" office:value="0.58911196828895">
                <text:p>0.58911196828895</text:p>
              </table:table-cell>
              <table:table-cell office:value-type="float" office:value="0.742028941647706">
                <text:p>0.742028941647706</text:p>
              </table:table-cell>
              <table:table-cell office:value-type="float" office:value="0.742082939373789">
                <text:p>0.7420829393737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2.04203522484">
                <text:p>2.04203522484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144351423868365">
                <text:p>0.144351423868365</text:p>
              </table:table-cell>
              <table:table-cell office:value-type="float" office:value="0.300118661082609">
                <text:p>0.300118661082609</text:p>
              </table:table-cell>
              <table:table-cell office:value-type="float" office:value="0.468721126361718">
                <text:p>0.468721126361718</text:p>
              </table:table-cell>
              <table:table-cell office:value-type="float" office:value="0.468763178534138">
                <text:p>0.468763178534138</text:p>
              </table:table-cell>
              <table:table-cell office:value-type="float" office:value="0.537742922837011">
                <text:p>0.537742922837011</text:p>
              </table:table-cell>
              <table:table-cell office:value-type="float" office:value="0.537782025170442">
                <text:p>0.537782025170442</text:p>
              </table:table-cell>
              <table:table-cell office:value-type="float" office:value="0.594935416198717">
                <text:p>0.594935416198717</text:p>
              </table:table-cell>
              <table:table-cell office:value-type="float" office:value="0.746810202818149">
                <text:p>0.746810202818149</text:p>
              </table:table-cell>
              <table:table-cell office:value-type="float" office:value="0.746854497619494">
                <text:p>0.746854497619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0000002193">
                <text:p>0.675000000002193</text:p>
              </table:table-cell>
              <table:table-cell office:value-type="float" office:value="2.12057504118">
                <text:p>2.12057504118</text:p>
              </table:table-cell>
              <table:table-cell office:value-type="float" office:value="1.06028752059">
                <text:p>1.06028752059</text:p>
              </table:table-cell>
              <table:table-cell office:value-type="float" office:value="0.149909887591046">
                <text:p>0.149909887591046</text:p>
              </table:table-cell>
              <table:table-cell office:value-type="float" office:value="0.29454393661088">
                <text:p>0.29454393661088</text:p>
              </table:table-cell>
              <table:table-cell office:value-type="float" office:value="0.470466869947118">
                <text:p>0.470466869947118</text:p>
              </table:table-cell>
              <table:table-cell office:value-type="float" office:value="0.470506181643575">
                <text:p>0.470506181643575</text:p>
              </table:table-cell>
              <table:table-cell office:value-type="float" office:value="0.534636290330048">
                <text:p>0.534636290330048</text:p>
              </table:table-cell>
              <table:table-cell office:value-type="float" office:value="0.534672644530983">
                <text:p>0.534672644530983</text:p>
              </table:table-cell>
              <table:table-cell office:value-type="float" office:value="0.600767302616069">
                <text:p>0.600767302616069</text:p>
              </table:table-cell>
              <table:table-cell office:value-type="float" office:value="0.751614757384368">
                <text:p>0.751614757384368</text:p>
              </table:table-cell>
              <table:table-cell office:value-type="float" office:value="0.751652743568507">
                <text:p>0.751652743568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2.19911485752">
                <text:p>2.19911485752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0.155468087163071">
                <text:p>0.155468087163071</text:p>
              </table:table-cell>
              <table:table-cell office:value-type="float" office:value="0.288970576357099">
                <text:p>0.288970576357099</text:p>
              </table:table-cell>
              <table:table-cell office:value-type="float" office:value="0.472271360499324">
                <text:p>0.472271360499324</text:p>
              </table:table-cell>
              <table:table-cell office:value-type="float" office:value="0.472308418647131">
                <text:p>0.472308418647131</text:p>
              </table:table-cell>
              <table:table-cell office:value-type="float" office:value="0.531571266493398">
                <text:p>0.531571266493398</text:p>
              </table:table-cell>
              <table:table-cell office:value-type="float" office:value="0.531605472940144">
                <text:p>0.531605472940144</text:p>
              </table:table-cell>
              <table:table-cell office:value-type="float" office:value="0.606607869597775">
                <text:p>0.606607869597775</text:p>
              </table:table-cell>
              <table:table-cell office:value-type="float" office:value="0.749654686352416">
                <text:p>0.749654686352416</text:p>
              </table:table-cell>
              <table:table-cell office:value-type="float" office:value="0.756444310939563">
                <text:p>0.7564443109395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0000002355">
                <text:p>0.725000000002355</text:p>
              </table:table-cell>
              <table:table-cell office:value-type="float" office:value="2.27765467386">
                <text:p>2.27765467386</text:p>
              </table:table-cell>
              <table:table-cell office:value-type="float" office:value="1.13882733693">
                <text:p>1.13882733693</text:p>
              </table:table-cell>
              <table:table-cell office:value-type="float" office:value="0.161026132596642">
                <text:p>0.161026132596642</text:p>
              </table:table-cell>
              <table:table-cell office:value-type="float" office:value="0.283398528191304">
                <text:p>0.283398528191304</text:p>
              </table:table-cell>
              <table:table-cell office:value-type="float" office:value="0.474134065565715">
                <text:p>0.474134065565715</text:p>
              </table:table-cell>
              <table:table-cell office:value-type="float" office:value="0.47416925129277">
                <text:p>0.47416925129277</text:p>
              </table:table-cell>
              <table:table-cell office:value-type="float" office:value="0.528548598953329">
                <text:p>0.528548598953329</text:p>
              </table:table-cell>
              <table:table-cell office:value-type="float" office:value="0.528581103152142">
                <text:p>0.528581103152142</text:p>
              </table:table-cell>
              <table:table-cell office:value-type="float" office:value="0.612457324406705">
                <text:p>0.612457324406705</text:p>
              </table:table-cell>
              <table:table-cell office:value-type="float" office:value="0.743588818530086">
                <text:p>0.743588818530086</text:p>
              </table:table-cell>
              <table:table-cell office:value-type="float" office:value="0.761298991766981">
                <text:p>0.761298991766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2.3561944902">
                <text:p>2.3561944902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0.166584116908939">
                <text:p>0.166584116908939</text:p>
              </table:table-cell>
              <table:table-cell office:value-type="float" office:value="0.277827735260411">
                <text:p>0.277827735260411</text:p>
              </table:table-cell>
              <table:table-cell office:value-type="float" office:value="0.476054414246237">
                <text:p>0.476054414246237</text:p>
              </table:table-cell>
              <table:table-cell office:value-type="float" office:value="0.476088032297001">
                <text:p>0.476088032297001</text:p>
              </table:table-cell>
              <table:table-cell office:value-type="float" office:value="0.525568994595513">
                <text:p>0.525568994595513</text:p>
              </table:table-cell>
              <table:table-cell office:value-type="float" office:value="0.525600137632232">
                <text:p>0.525600137632232</text:p>
              </table:table-cell>
              <table:table-cell office:value-type="float" office:value="0.618315850610317">
                <text:p>0.618315850610317</text:p>
              </table:table-cell>
              <table:table-cell office:value-type="float" office:value="0.737529880818951">
                <text:p>0.737529880818951</text:p>
              </table:table-cell>
              <table:table-cell office:value-type="float" office:value="0.76617939536089">
                <text:p>0.766179395360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0000002518">
                <text:p>0.775000000002518</text:p>
              </table:table-cell>
              <table:table-cell office:value-type="float" office:value="2.43473430654">
                <text:p>2.43473430654</text:p>
              </table:table-cell>
              <table:table-cell office:value-type="float" office:value="1.21736715327">
                <text:p>1.21736715327</text:p>
              </table:table-cell>
              <table:table-cell office:value-type="float" office:value="0.172142120870102">
                <text:p>0.172142120870102</text:p>
              </table:table-cell>
              <table:table-cell office:value-type="float" office:value="0.272258137993285">
                <text:p>0.272258137993285</text:p>
              </table:table-cell>
              <table:table-cell office:value-type="float" office:value="0.478031807634431">
                <text:p>0.478031807634431</text:p>
              </table:table-cell>
              <table:table-cell office:value-type="float" office:value="0.478064106454374">
                <text:p>0.478064106454374</text:p>
              </table:table-cell>
              <table:table-cell office:value-type="float" office:value="0.522633137941202">
                <text:p>0.522633137941202</text:p>
              </table:table-cell>
              <table:table-cell office:value-type="float" office:value="0.522663188157138">
                <text:p>0.522663188157138</text:p>
              </table:table-cell>
              <table:table-cell office:value-type="float" office:value="0.624183614014715">
                <text:p>0.624183614014715</text:p>
              </table:table-cell>
              <table:table-cell office:value-type="float" office:value="0.731478639642181">
                <text:p>0.731478639642181</text:p>
              </table:table-cell>
              <table:table-cell office:value-type="float" office:value="0.771085661412535">
                <text:p>0.7710856614125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2.51327412288">
                <text:p>2.51327412288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0.177700216407441">
                <text:p>0.177700216407441</text:p>
              </table:table-cell>
              <table:table-cell office:value-type="float" office:value="0.266689675429989">
                <text:p>0.266689675429989</text:p>
              </table:table-cell>
              <table:table-cell office:value-type="float" office:value="0.4800656258594">
                <text:p>0.4800656258594</text:p>
              </table:table-cell>
              <table:table-cell office:value-type="float" office:value="0.480096811729908">
                <text:p>0.480096811729908</text:p>
              </table:table-cell>
              <table:table-cell office:value-type="float" office:value="0.519741701664192">
                <text:p>0.519741701664192</text:p>
              </table:table-cell>
              <table:table-cell office:value-type="float" office:value="0.519770875383322">
                <text:p>0.519770875383322</text:p>
              </table:table-cell>
              <table:table-cell office:value-type="float" office:value="0.630060765793363">
                <text:p>0.630060765793363</text:p>
              </table:table-cell>
              <table:table-cell office:value-type="float" office:value="0.72543568113951">
                <text:p>0.72543568113951</text:p>
              </table:table-cell>
              <table:table-cell office:value-type="float" office:value="0.776017867201609">
                <text:p>0.7760178672016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0000002681">
                <text:p>0.825000000002681</text:p>
              </table:table-cell>
              <table:table-cell office:value-type="float" office:value="2.59181393922">
                <text:p>2.59181393922</text:p>
              </table:table-cell>
              <table:table-cell office:value-type="float" office:value="1.29590696961">
                <text:p>1.29590696961</text:p>
              </table:table-cell>
              <table:table-cell office:value-type="float" office:value="0.183258469083754">
                <text:p>0.183258469083754</text:p>
              </table:table-cell>
              <table:table-cell office:value-type="float" office:value="0.26112228612158">
                <text:p>0.26112228612158</text:p>
              </table:table-cell>
              <table:table-cell office:value-type="float" office:value="0.482155233055128">
                <text:p>0.482155233055128</text:p>
              </table:table-cell>
              <table:table-cell office:value-type="float" office:value="0.482185480332313">
                <text:p>0.482185480332313</text:p>
              </table:table-cell>
              <table:table-cell office:value-type="float" office:value="0.516895352814985">
                <text:p>0.516895352814985</text:p>
              </table:table-cell>
              <table:table-cell office:value-type="float" office:value="0.516923828383053">
                <text:p>0.516923828383053</text:p>
              </table:table-cell>
              <table:table-cell office:value-type="float" office:value="0.635947443983187">
                <text:p>0.635947443983187</text:p>
              </table:table-cell>
              <table:table-cell office:value-type="float" office:value="0.719401470744949">
                <text:p>0.719401470744949</text:p>
              </table:table-cell>
              <table:table-cell office:value-type="float" office:value="0.78097604110806">
                <text:p>0.780976041108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2.67035375556">
                <text:p>2.67035375556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0.188816939919894">
                <text:p>0.188816939919894</text:p>
              </table:table-cell>
              <table:table-cell office:value-type="float" office:value="0.25555590875255">
                <text:p>0.25555590875255</text:p>
              </table:table-cell>
              <table:table-cell office:value-type="float" office:value="0.484299981000244">
                <text:p>0.484299981000244</text:p>
              </table:table-cell>
              <table:table-cell office:value-type="float" office:value="0.484329439764967">
                <text:p>0.484329439764967</text:p>
              </table:table-cell>
              <table:table-cell office:value-type="float" office:value="0.514094756588351">
                <text:p>0.514094756588351</text:p>
              </table:table-cell>
              <table:table-cell office:value-type="float" office:value="0.514122684146729">
                <text:p>0.514122684146729</text:p>
              </table:table-cell>
              <table:table-cell office:value-type="float" office:value="0.641843773957146">
                <text:p>0.641843773957146</text:p>
              </table:table-cell>
              <table:table-cell office:value-type="float" office:value="0.713376379207306">
                <text:p>0.713376379207306</text:p>
              </table:table-cell>
              <table:table-cell office:value-type="float" office:value="0.785960179011648">
                <text:p>0.7859601790116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0000002843">
                <text:p>0.875000000002843</text:p>
              </table:table-cell>
              <table:table-cell office:value-type="float" office:value="2.7488935719">
                <text:p>2.7488935719</text:p>
              </table:table-cell>
              <table:table-cell office:value-type="float" office:value="1.37444678595">
                <text:p>1.37444678595</text:p>
              </table:table-cell>
              <table:table-cell office:value-type="float" office:value="0.194375686732784">
                <text:p>0.194375686732784</text:p>
              </table:table-cell>
              <table:table-cell office:value-type="float" office:value="0.249990482591631">
                <text:p>0.249990482591631</text:p>
              </table:table-cell>
              <table:table-cell office:value-type="float" office:value="0.48649921183742">
                <text:p>0.48649921183742</text:p>
              </table:table-cell>
              <table:table-cell office:value-type="float" office:value="0.486528013852732">
                <text:p>0.486528013852732</text:p>
              </table:table-cell>
              <table:table-cell office:value-type="float" office:value="0.511340578657647">
                <text:p>0.511340578657647</text:p>
              </table:table-cell>
              <table:table-cell office:value-type="float" office:value="0.511368087051827">
                <text:p>0.511368087051827</text:p>
              </table:table-cell>
              <table:table-cell office:value-type="float" office:value="0.647749868200519">
                <text:p>0.647749868200519</text:p>
              </table:table-cell>
              <table:table-cell office:value-type="float" office:value="0.707360699818988">
                <text:p>0.707360699818988</text:p>
              </table:table-cell>
              <table:table-cell office:value-type="float" office:value="0.790970253887619">
                <text:p>0.7909702538876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2.82743338824">
                <text:p>2.82743338824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0.199934765070181">
                <text:p>0.199934765070181</text:p>
              </table:table-cell>
              <table:table-cell office:value-type="float" office:value="0.244425947872755">
                <text:p>0.244425947872755</text:p>
              </table:table-cell>
              <table:table-cell office:value-type="float" office:value="0.488752260022149">
                <text:p>0.488752260022149</text:p>
              </table:table-cell>
              <table:table-cell office:value-type="float" office:value="0.488780523741312">
                <text:p>0.488780523741312</text:p>
              </table:table-cell>
              <table:table-cell office:value-type="float" office:value="0.50863348675386">
                <text:p>0.50863348675386</text:p>
              </table:table-cell>
              <table:table-cell office:value-type="float" office:value="0.508660688297495">
                <text:p>0.508660688297495</text:p>
              </table:table-cell>
              <table:table-cell office:value-type="float" office:value="0.653665825562424">
                <text:p>0.653665825562424</text:p>
              </table:table-cell>
              <table:table-cell office:value-type="float" office:value="0.701354661133593">
                <text:p>0.701354661133593</text:p>
              </table:table-cell>
              <table:table-cell office:value-type="float" office:value="0.796006221129134">
                <text:p>0.7960062211291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0000003006">
                <text:p>0.925000000003006</text:p>
              </table:table-cell>
              <table:table-cell office:value-type="float" office:value="2.90597320458">
                <text:p>2.90597320458</text:p>
              </table:table-cell>
              <table:table-cell office:value-type="float" office:value="1.45298660229">
                <text:p>1.45298660229</text:p>
              </table:table-cell>
              <table:table-cell office:value-type="float" office:value="0.205494228669616">
                <text:p>0.205494228669616</text:p>
              </table:table-cell>
              <table:table-cell office:value-type="float" office:value="0.238862246304812">
                <text:p>0.238862246304812</text:p>
              </table:table-cell>
              <table:table-cell office:value-type="float" office:value="0.491058453220071">
                <text:p>0.491058453220071</text:p>
              </table:table-cell>
              <table:table-cell office:value-type="float" office:value="0.491086288867914">
                <text:p>0.491086288867914</text:p>
              </table:table-cell>
              <table:table-cell office:value-type="float" office:value="0.505974152263798">
                <text:p>0.505974152263798</text:p>
              </table:table-cell>
              <table:table-cell office:value-type="float" office:value="0.506001145306426">
                <text:p>0.506001145306426</text:p>
              </table:table-cell>
              <table:table-cell office:value-type="float" office:value="0.659591730056443">
                <text:p>0.659591730056443</text:p>
              </table:table-cell>
              <table:table-cell office:value-type="float" office:value="0.695358436893556">
                <text:p>0.695358436893556</text:p>
              </table:table-cell>
              <table:table-cell office:value-type="float" office:value="0.801068021183877">
                <text:p>0.8010680211838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0000003087">
                <text:p>0.950000000003087</text:p>
              </table:table-cell>
              <table:table-cell office:value-type="float" office:value="2.98451302092">
                <text:p>2.98451302092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0.211054128690451">
                <text:p>0.211054128690451</text:p>
              </table:table-cell>
              <table:table-cell office:value-type="float" office:value="0.233299322543281">
                <text:p>0.233299322543281</text:p>
              </table:table-cell>
              <table:table-cell office:value-type="float" office:value="0.493417110005466">
                <text:p>0.493417110005466</text:p>
              </table:table-cell>
              <table:table-cell office:value-type="float" office:value="0.493444627893489">
                <text:p>0.493444627893489</text:p>
              </table:table-cell>
              <table:table-cell office:value-type="float" office:value="0.503363254300125">
                <text:p>0.503363254300125</text:p>
              </table:table-cell>
              <table:table-cell office:value-type="float" office:value="0.503390121098428">
                <text:p>0.503390121098428</text:p>
              </table:table-cell>
              <table:table-cell office:value-type="float" office:value="0.665527649158185">
                <text:p>0.665527649158185</text:p>
              </table:table-cell>
              <table:table-cell office:value-type="float" office:value="0.68937215413449">
                <text:p>0.68937215413449</text:p>
              </table:table-cell>
              <table:table-cell office:value-type="float" office:value="0.806155579913567">
                <text:p>0.8061555799135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0000003168">
                <text:p>0.975000000003168</text:p>
              </table:table-cell>
              <table:table-cell office:value-type="float" office:value="3.06305283726">
                <text:p>3.06305283726</text:p>
              </table:table-cell>
              <table:table-cell office:value-type="float" office:value="1.53152641863">
                <text:p>1.53152641863</text:p>
              </table:table-cell>
              <table:table-cell office:value-type="float" office:value="0.216614504466761">
                <text:p>0.216614504466761</text:p>
              </table:table-cell>
              <table:table-cell office:value-type="float" office:value="0.227737133937908">
                <text:p>0.227737133937908</text:p>
              </table:table-cell>
              <table:table-cell office:value-type="float" office:value="0.495827514123604">
                <text:p>0.495827514123604</text:p>
              </table:table-cell>
              <table:table-cell office:value-type="float" office:value="0.495854859546371">
                <text:p>0.495854859546371</text:p>
              </table:table-cell>
              <table:table-cell office:value-type="float" office:value="0.500801506668666">
                <text:p>0.500801506668666</text:p>
              </table:table-cell>
              <table:table-cell office:value-type="float" office:value="0.500828283687612">
                <text:p>0.500828283687612</text:p>
              </table:table-cell>
              <table:table-cell office:value-type="float" office:value="0.671473630777861">
                <text:p>0.671473630777861</text:p>
              </table:table-cell>
              <table:table-cell office:value-type="float" office:value="0.683395900811153">
                <text:p>0.683395900811153</text:p>
              </table:table-cell>
              <table:table-cell office:value-type="float" office:value="0.811268802422291">
                <text:p>0.8112688024222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000000325">
                <text:p>1.00000000000325</text:p>
              </table:table-cell>
              <table:table-cell office:value-type="float" office:value="3.1415926536">
                <text:p>3.1415926536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0.222150034647677">
                <text:p>0.222150034647677</text:p>
              </table:table-cell>
              <table:table-cell office:value-type="float" office:value="0.222200999722667">
                <text:p>0.222200999722667</text:p>
              </table:table-cell>
              <table:table-cell office:value-type="float" office:value="0.498260859664166">
                <text:p>0.498260859664166</text:p>
              </table:table-cell>
              <table:table-cell office:value-type="float" office:value="0.498314875360092">
                <text:p>0.498314875360092</text:p>
              </table:table-cell>
              <table:table-cell office:value-type="float" office:value="0.498317716868777">
                <text:p>0.498317716868777</text:p>
              </table:table-cell>
              <table:table-cell office:value-type="float" office:value="0.498317730152087">
                <text:p>0.498317730152087</text:p>
              </table:table-cell>
              <table:table-cell office:value-type="float" office:value="0.677420824370523">
                <text:p>0.677420824370523</text:p>
              </table:table-cell>
              <table:table-cell office:value-type="float" office:value="0.677438607791234">
                <text:p>0.677438607791234</text:p>
              </table:table-cell>
              <table:table-cell office:value-type="float" office:value="0.816387850864595">
                <text:p>0.8163878508645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style-name="ch1">
        <chart:legend chart:legend-position="end" svg:x="15.138cm" svg:y="6.531cm" style:legend-expansion="high" chart:style-name="ch2"/>
        <chart:plot-area chart:style-name="ch3" table:cell-range-address="4x4.M2:4x4.V42 4x4.W1:4x4.X42 4x4.N1:4x4.V1" chart:data-source-has-labels="row" svg:x="0.797cm" svg:y="1.623cm" svg:width="13.647cm" svg:height="16.226cm">
          <chartooo:coordinate-region svg:x="1.233cm" svg:y="1.822cm" svg:width="12.971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x4.W2:4x4.W42" chart:label-cell-address="4x4.W1:4x4.W1" chart:class="chart:scatter">
            <chart:domain table:cell-range-address="4x4.M2:4x4.M42"/>
            <chart:data-point chart:repeated="41"/>
          </chart:series>
          <chart:series chart:style-name="ch8" chart:values-cell-range-address="4x4.X2:4x4.X42" chart:label-cell-address="4x4.X1:4x4.X1" chart:class="chart:scatter">
            <chart:data-point chart:repeated="41"/>
          </chart:series>
          <chart:series chart:style-name="ch9" chart:values-cell-range-address="4x4.N2:4x4.N42" chart:label-cell-address="4x4.N1:4x4.N1" chart:class="chart:scatter">
            <chart:data-point chart:repeated="41"/>
          </chart:series>
          <chart:series chart:style-name="ch10" chart:values-cell-range-address="4x4.O2:4x4.O42" chart:label-cell-address="4x4.O1:4x4.O1" chart:class="chart:scatter">
            <chart:data-point chart:repeated="41"/>
          </chart:series>
          <chart:series chart:style-name="ch11" chart:values-cell-range-address="4x4.P2:4x4.P42" chart:label-cell-address="4x4.P1:4x4.P1" chart:class="chart:scatter">
            <chart:data-point chart:repeated="41"/>
          </chart:series>
          <chart:series chart:style-name="ch12" chart:values-cell-range-address="4x4.Q2:4x4.Q42" chart:label-cell-address="4x4.Q1:4x4.Q1" chart:class="chart:scatter">
            <chart:data-point chart:repeated="41"/>
          </chart:series>
          <chart:series chart:style-name="ch13" chart:values-cell-range-address="4x4.R2:4x4.R42" chart:label-cell-address="4x4.R1:4x4.R1" chart:class="chart:scatter">
            <chart:data-point chart:repeated="41"/>
          </chart:series>
          <chart:series chart:style-name="ch14" chart:values-cell-range-address="4x4.S2:4x4.S42" chart:label-cell-address="4x4.S1:4x4.S1" chart:class="chart:scatter">
            <chart:data-point chart:repeated="41"/>
          </chart:series>
          <chart:series chart:style-name="ch15" chart:values-cell-range-address="4x4.T2:4x4.T42" chart:label-cell-address="4x4.T1:4x4.T1" chart:class="chart:scatter">
            <chart:data-point chart:repeated="41"/>
          </chart:series>
          <chart:series chart:style-name="ch16" chart:values-cell-range-address="4x4.U2:4x4.U42" chart:label-cell-address="4x4.U1:4x4.U1" chart:class="chart:scatter">
            <chart:data-point chart:repeated="41"/>
          </chart:series>
          <chart:series chart:style-name="ch17" chart:values-cell-range-address="4x4.V2:4x4.V42" chart:label-cell-address="4x4.V1:4x4.V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lpha</text:p>
                <draw:g>
                  <svg:desc>4x4.W1:4x4.W1</svg:desc>
                </draw:g>
              </table:table-cell>
              <table:table-cell office:value-type="string">
                <text:p>Beta</text:p>
                <draw:g>
                  <svg:desc>4x4.X1:4x4.X1</svg:desc>
                </draw:g>
              </table:table-cell>
              <table:table-cell office:value-type="string">
                <text:p>N = 1</text:p>
                <draw:g>
                  <svg:desc>4x4.N1:4x4.N1</svg:desc>
                </draw:g>
              </table:table-cell>
              <table:table-cell office:value-type="string">
                <text:p>N = 2</text:p>
                <draw:g>
                  <svg:desc>4x4.O1:4x4.O1</svg:desc>
                </draw:g>
              </table:table-cell>
              <table:table-cell office:value-type="string">
                <text:p>N = 3</text:p>
                <draw:g>
                  <svg:desc>4x4.P1:4x4.P1</svg:desc>
                </draw:g>
              </table:table-cell>
              <table:table-cell office:value-type="string">
                <text:p>N = 4</text:p>
                <draw:g>
                  <svg:desc>4x4.Q1:4x4.Q1</svg:desc>
                </draw:g>
              </table:table-cell>
              <table:table-cell office:value-type="string">
                <text:p>N = 5</text:p>
                <draw:g>
                  <svg:desc>4x4.R1:4x4.R1</svg:desc>
                </draw:g>
              </table:table-cell>
              <table:table-cell office:value-type="string">
                <text:p>N = 6</text:p>
                <draw:g>
                  <svg:desc>4x4.S1:4x4.S1</svg:desc>
                </draw:g>
              </table:table-cell>
              <table:table-cell office:value-type="string">
                <text:p>N = 7</text:p>
                <draw:g>
                  <svg:desc>4x4.T1:4x4.T1</svg:desc>
                </draw:g>
              </table:table-cell>
              <table:table-cell office:value-type="string">
                <text:p>N = 8</text:p>
                <draw:g>
                  <svg:desc>4x4.U1:4x4.U1</svg:desc>
                </draw:g>
              </table:table-cell>
              <table:table-cell office:value-type="string">
                <text:p>N = 9</text:p>
                <draw:g>
                  <svg:desc>4x4.V1:4x4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x4.M2:4x4.M42</svg:desc>
                </draw:g>
              </table:table-cell>
              <table:table-cell office:value-type="float" office:value="0">
                <text:p>0</text:p>
                <draw:g>
                  <svg:desc>4x4.W2:4x4.W42</svg:desc>
                </draw:g>
              </table:table-cell>
              <table:table-cell office:value-type="float" office:value="0">
                <text:p>0</text:p>
                <draw:g>
                  <svg:desc>4x4.X2:4x4.X42</svg:desc>
                </draw:g>
              </table:table-cell>
              <table:table-cell office:value-type="float" office:value="NaN">
                <text:p>NaN</text:p>
                <draw:g>
                  <svg:desc>4x4.N2:4x4.N42</svg:desc>
                </draw:g>
              </table:table-cell>
              <table:table-cell office:value-type="float" office:value="NaN">
                <text:p>NaN</text:p>
                <draw:g>
                  <svg:desc>4x4.O2:4x4.O42</svg:desc>
                </draw:g>
              </table:table-cell>
              <table:table-cell office:value-type="float" office:value="0.0899885359793109">
                <text:p>0.0899885359793109</text:p>
                <draw:g>
                  <svg:desc>4x4.P2:4x4.P42</svg:desc>
                </draw:g>
              </table:table-cell>
              <table:table-cell office:value-type="float" office:value="3.09539355397146">
                <text:p>3.09539355397146</text:p>
                <draw:g>
                  <svg:desc>4x4.Q2:4x4.Q42</svg:desc>
                </draw:g>
              </table:table-cell>
              <table:table-cell office:value-type="float" office:value="3.15338671762034">
                <text:p>3.15338671762034</text:p>
                <draw:g>
                  <svg:desc>4x4.R2:4x4.R42</svg:desc>
                </draw:g>
              </table:table-cell>
              <table:table-cell office:value-type="float" office:value="3.15338671762036">
                <text:p>3.15338671762036</text:p>
                <draw:g>
                  <svg:desc>4x4.S2:4x4.S42</svg:desc>
                </draw:g>
              </table:table-cell>
              <table:table-cell office:value-type="float" office:value="3.16543022009005">
                <text:p>3.16543022009005</text:p>
                <draw:g>
                  <svg:desc>4x4.T2:4x4.T42</svg:desc>
                </draw:g>
              </table:table-cell>
              <table:table-cell office:value-type="float" office:value="4.44855116758602">
                <text:p>4.44855116758602</text:p>
                <draw:g>
                  <svg:desc>4x4.U2:4x4.U42</svg:desc>
                </draw:g>
              </table:table-cell>
              <table:table-cell office:value-type="float" office:value="4.49188503743048">
                <text:p>4.49188503743048</text:p>
                <draw:g>
                  <svg:desc>4x4.V2:4x4.V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000000812">
                <text:p>0.0250000000000812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0.03926990817">
                <text:p>0.03926990817</text:p>
              </table:table-cell>
              <table:table-cell office:value-type="float" office:value="NaN">
                <text:p>NaN</text:p>
              </table:table-cell>
              <table:table-cell office:value-type="float" office:value="0.0784810070426737">
                <text:p>0.0784810070426737</text:p>
              </table:table-cell>
              <table:table-cell office:value-type="float" office:value="0.130094748074264">
                <text:p>0.130094748074264</text:p>
              </table:table-cell>
              <table:table-cell office:value-type="float" office:value="3.07704439509854">
                <text:p>3.07704439509854</text:p>
              </table:table-cell>
              <table:table-cell office:value-type="float" office:value="3.15363042631083">
                <text:p>3.15363042631083</text:p>
              </table:table-cell>
              <table:table-cell office:value-type="float" office:value="3.15363846427749">
                <text:p>3.15363846427749</text:p>
              </table:table-cell>
              <table:table-cell office:value-type="float" office:value="3.18380080175317">
                <text:p>3.18380080175317</text:p>
              </table:table-cell>
              <table:table-cell office:value-type="float" office:value="4.43542519464528">
                <text:p>4.43542519464528</text:p>
              </table:table-cell>
              <table:table-cell office:value-type="float" office:value="4.46621034250711">
                <text:p>4.46621034250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NaN">
                <text:p>NaN</text:p>
              </table:table-cell>
              <table:table-cell office:value-type="float" office:value="0.156962014328435">
                <text:p>0.156962014328435</text:p>
              </table:table-cell>
              <table:table-cell office:value-type="float" office:value="0.208790846720411">
                <text:p>0.208790846720411</text:p>
              </table:table-cell>
              <table:table-cell office:value-type="float" office:value="3.04260434453417">
                <text:p>3.04260434453417</text:p>
              </table:table-cell>
              <table:table-cell office:value-type="float" office:value="3.15435341442132">
                <text:p>3.15435341442132</text:p>
              </table:table-cell>
              <table:table-cell office:value-type="float" office:value="3.15439351542718">
                <text:p>3.15439351542718</text:p>
              </table:table-cell>
              <table:table-cell office:value-type="float" office:value="3.2183131530734">
                <text:p>3.2183131530734</text:p>
              </table:table-cell>
              <table:table-cell office:value-type="float" office:value="4.41080869652152">
                <text:p>4.41080869652152</text:p>
              </table:table-cell>
              <table:table-cell office:value-type="float" office:value="4.43731315011603">
                <text:p>4.43731315011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0000002437">
                <text:p>0.0750000000002437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0.11780972451">
                <text:p>0.11780972451</text:p>
              </table:table-cell>
              <table:table-cell office:value-type="float" office:value="NaN">
                <text:p>NaN</text:p>
              </table:table-cell>
              <table:table-cell office:value-type="float" office:value="0.235443023072094">
                <text:p>0.235443023072094</text:p>
              </table:table-cell>
              <table:table-cell office:value-type="float" office:value="0.297495185435733">
                <text:p>0.297495185435733</text:p>
              </table:table-cell>
              <table:table-cell office:value-type="float" office:value="3.00468575914257">
                <text:p>3.00468575914257</text:p>
              </table:table-cell>
              <table:table-cell office:value-type="float" office:value="3.15555682609056">
                <text:p>3.15555682609056</text:p>
              </table:table-cell>
              <table:table-cell office:value-type="float" office:value="3.15565150528377">
                <text:p>3.15565150528377</text:p>
              </table:table-cell>
              <table:table-cell office:value-type="float" office:value="3.25635325075294">
                <text:p>3.25635325075294</text:p>
              </table:table-cell>
              <table:table-cell office:value-type="float" office:value="4.38386027919477">
                <text:p>4.38386027919477</text:p>
              </table:table-cell>
              <table:table-cell office:value-type="float" office:value="4.40856548788573">
                <text:p>4.40856548788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NaN">
                <text:p>NaN</text:p>
              </table:table-cell>
              <table:table-cell office:value-type="float" office:value="0.313924036430995">
                <text:p>0.313924036430995</text:p>
              </table:table-cell>
              <table:table-cell office:value-type="float" office:value="0.389850598996372">
                <text:p>0.389850598996372</text:p>
              </table:table-cell>
              <table:table-cell office:value-type="float" office:value="2.96568911668372">
                <text:p>2.96568911668372</text:p>
              </table:table-cell>
              <table:table-cell office:value-type="float" office:value="3.15724068314745">
                <text:p>3.15724068314745</text:p>
              </table:table-cell>
              <table:table-cell office:value-type="float" office:value="3.15741179417544">
                <text:p>3.15741179417544</text:p>
              </table:table-cell>
              <table:table-cell office:value-type="float" office:value="3.29551973762674">
                <text:p>3.29551973762674</text:p>
              </table:table-cell>
              <table:table-cell office:value-type="float" office:value="4.35635215625867">
                <text:p>4.35635215625867</text:p>
              </table:table-cell>
              <table:table-cell office:value-type="float" office:value="4.38003721329863">
                <text:p>4.380037213298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000000406">
                <text:p>0.125000000000406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19634954085">
                <text:p>0.19634954085</text:p>
              </table:table-cell>
              <table:table-cell office:value-type="float" office:value="NaN">
                <text:p>NaN</text:p>
              </table:table-cell>
              <table:table-cell office:value-type="float" office:value="0.392405060475177">
                <text:p>0.392405060475177</text:p>
              </table:table-cell>
              <table:table-cell office:value-type="float" office:value="0.483930765176123">
                <text:p>0.483930765176123</text:p>
              </table:table-cell>
              <table:table-cell office:value-type="float" office:value="2.92624308101303">
                <text:p>2.92624308101303</text:p>
              </table:table-cell>
              <table:table-cell office:value-type="float" office:value="3.15940438915297">
                <text:p>3.15940438915297</text:p>
              </table:table-cell>
              <table:table-cell office:value-type="float" office:value="3.15967348875907">
                <text:p>3.15967348875907</text:p>
              </table:table-cell>
              <table:table-cell office:value-type="float" office:value="3.33518330449871">
                <text:p>3.33518330449871</text:p>
              </table:table-cell>
              <table:table-cell office:value-type="float" office:value="4.3287528803488">
                <text:p>4.3287528803488</text:p>
              </table:table-cell>
              <table:table-cell office:value-type="float" office:value="4.35174369004985">
                <text:p>4.35174369004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NaN">
                <text:p>NaN</text:p>
              </table:table-cell>
              <table:table-cell office:value-type="float" office:value="0.470886105152648">
                <text:p>0.470886105152648</text:p>
              </table:table-cell>
              <table:table-cell office:value-type="float" office:value="0.578919390188171">
                <text:p>0.578919390188171</text:p>
              </table:table-cell>
              <table:table-cell office:value-type="float" office:value="2.88657494844324">
                <text:p>2.88657494844324</text:p>
              </table:table-cell>
              <table:table-cell office:value-type="float" office:value="3.16204708450793">
                <text:p>3.16204708450793</text:p>
              </table:table-cell>
              <table:table-cell office:value-type="float" office:value="3.1624354451699">
                <text:p>3.1624354451699</text:p>
              </table:table-cell>
              <table:table-cell office:value-type="float" office:value="3.3751158384773">
                <text:p>3.3751158384773</text:p>
              </table:table-cell>
              <table:table-cell office:value-type="float" office:value="4.30123430145961">
                <text:p>4.30123430145961</text:p>
              </table:table-cell>
              <table:table-cell office:value-type="float" office:value="4.32369098888395">
                <text:p>4.32369098888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000000569">
                <text:p>0.175000000000569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27488935719">
                <text:p>0.27488935719</text:p>
              </table:table-cell>
              <table:table-cell office:value-type="float" office:value="NaN">
                <text:p>NaN</text:p>
              </table:table-cell>
              <table:table-cell office:value-type="float" office:value="0.549367185255898">
                <text:p>0.549367185255898</text:p>
              </table:table-cell>
              <table:table-cell office:value-type="float" office:value="0.674411870403079">
                <text:p>0.674411870403079</text:p>
              </table:table-cell>
              <table:table-cell office:value-type="float" office:value="2.84678532290103">
                <text:p>2.84678532290103</text:p>
              </table:table-cell>
              <table:table-cell office:value-type="float" office:value="3.16516770003662">
                <text:p>3.16516770003662</text:p>
              </table:table-cell>
              <table:table-cell office:value-type="float" office:value="3.16569627259837">
                <text:p>3.16569627259837</text:p>
              </table:table-cell>
              <table:table-cell office:value-type="float" office:value="3.41521561632186">
                <text:p>3.41521561632186</text:p>
              </table:table-cell>
              <table:table-cell office:value-type="float" office:value="4.27387473995627">
                <text:p>4.27387473995627</text:p>
              </table:table-cell>
              <table:table-cell office:value-type="float" office:value="4.29588257375276">
                <text:p>4.295882573752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NaN">
                <text:p>NaN</text:p>
              </table:table-cell>
              <table:table-cell office:value-type="float" office:value="0.627848321377644">
                <text:p>0.627848321377644</text:p>
              </table:table-cell>
              <table:table-cell office:value-type="float" office:value="0.770193767403507">
                <text:p>0.770193767403507</text:p>
              </table:table-cell>
              <table:table-cell office:value-type="float" office:value="2.80692506033598">
                <text:p>2.80692506033598</text:p>
              </table:table-cell>
              <table:table-cell office:value-type="float" office:value="3.16876497051722">
                <text:p>3.16876497051722</text:p>
              </table:table-cell>
              <table:table-cell office:value-type="float" office:value="3.16945433757456">
                <text:p>3.16945433757456</text:p>
              </table:table-cell>
              <table:table-cell office:value-type="float" office:value="3.45543022512399">
                <text:p>3.45543022512399</text:p>
              </table:table-cell>
              <table:table-cell office:value-type="float" office:value="4.24671613724035">
                <text:p>4.24671613724035</text:p>
              </table:table-cell>
              <table:table-cell office:value-type="float" office:value="4.26832099902239">
                <text:p>4.26832099902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000000731">
                <text:p>0.225000000000731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35342917353">
                <text:p>0.35342917353</text:p>
              </table:table-cell>
              <table:table-cell office:value-type="float" office:value="NaN">
                <text:p>NaN</text:p>
              </table:table-cell>
              <table:table-cell office:value-type="float" office:value="0.706329540867969">
                <text:p>0.706329540867969</text:p>
              </table:table-cell>
              <table:table-cell office:value-type="float" office:value="0.866146964620862">
                <text:p>0.866146964620862</text:p>
              </table:table-cell>
              <table:table-cell office:value-type="float" office:value="2.76702234490825">
                <text:p>2.76702234490825</text:p>
              </table:table-cell>
              <table:table-cell office:value-type="float" office:value="3.17283744054998">
                <text:p>3.17283744054998</text:p>
              </table:table-cell>
              <table:table-cell office:value-type="float" office:value="3.17370776895638">
                <text:p>3.17370776895638</text:p>
              </table:table-cell>
              <table:table-cell office:value-type="float" office:value="3.4957292883087">
                <text:p>3.4957292883087</text:p>
              </table:table-cell>
              <table:table-cell office:value-type="float" office:value="4.21978434064543">
                <text:p>4.21978434064543</text:p>
              </table:table-cell>
              <table:table-cell office:value-type="float" office:value="4.24100848068675">
                <text:p>4.24100848068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NaN">
                <text:p>NaN</text:p>
              </table:table-cell>
              <table:table-cell office:value-type="float" office:value="0.78481087878268">
                <text:p>0.78481087878268</text:p>
              </table:table-cell>
              <table:table-cell office:value-type="float" office:value="0.962204325541183">
                <text:p>0.962204325541183</text:p>
              </table:table-cell>
              <table:table-cell office:value-type="float" office:value="2.72709386071773">
                <text:p>2.72709386071773</text:p>
              </table:table-cell>
              <table:table-cell office:value-type="float" office:value="3.17738346864194">
                <text:p>3.17738346864194</text:p>
              </table:table-cell>
              <table:table-cell office:value-type="float" office:value="3.17845446359079">
                <text:p>3.17845446359079</text:p>
              </table:table-cell>
              <table:table-cell office:value-type="float" office:value="3.53609297819017">
                <text:p>3.53609297819017</text:p>
              </table:table-cell>
              <table:table-cell office:value-type="float" office:value="4.19309771264926">
                <text:p>4.19309771264926</text:p>
              </table:table-cell>
              <table:table-cell office:value-type="float" office:value="4.21394712682968">
                <text:p>4.21394712682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000000893">
                <text:p>0.275000000000893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43196898987">
                <text:p>0.43196898987</text:p>
              </table:table-cell>
              <table:table-cell office:value-type="float" office:value="0.170050950669753">
                <text:p>0.170050950669753</text:p>
              </table:table-cell>
              <table:table-cell office:value-type="float" office:value="0.863292378825966">
                <text:p>0.863292378825966</text:p>
              </table:table-cell>
              <table:table-cell office:value-type="float" office:value="1.05832654622873">
                <text:p>1.05832654622873</text:p>
              </table:table-cell>
              <table:table-cell office:value-type="float" office:value="2.68714997558246">
                <text:p>2.68714997558246</text:p>
              </table:table-cell>
              <table:table-cell office:value-type="float" office:value="3.18240123091891">
                <text:p>3.18240123091891</text:p>
              </table:table-cell>
              <table:table-cell office:value-type="float" office:value="3.18369209261141">
                <text:p>3.18369209261141</text:p>
              </table:table-cell>
              <table:table-cell office:value-type="float" office:value="3.57650630409106">
                <text:p>3.57650630409106</text:p>
              </table:table-cell>
              <table:table-cell office:value-type="float" office:value="4.16667150865636">
                <text:p>4.16667150865636</text:p>
              </table:table-cell>
              <table:table-cell office:value-type="float" office:value="4.18713904380496">
                <text:p>4.187139043804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53885930976234">
                <text:p>0.253885930976234</text:p>
              </table:table-cell>
              <table:table-cell office:value-type="float" office:value="0.941774094284673">
                <text:p>0.941774094284673</text:p>
              </table:table-cell>
              <table:table-cell office:value-type="float" office:value="1.1544899475163">
                <text:p>1.1544899475163</text:p>
              </table:table-cell>
              <table:table-cell office:value-type="float" office:value="2.64719737709036">
                <text:p>2.64719737709036</text:p>
              </table:table-cell>
              <table:table-cell office:value-type="float" office:value="3.18788872485587">
                <text:p>3.18788872485587</text:p>
              </table:table-cell>
              <table:table-cell office:value-type="float" office:value="3.18941810833268">
                <text:p>3.18941810833268</text:p>
              </table:table-cell>
              <table:table-cell office:value-type="float" office:value="3.61695554902972">
                <text:p>3.61695554902972</text:p>
              </table:table-cell>
              <table:table-cell office:value-type="float" office:value="4.14052076198891">
                <text:p>4.14052076198891</text:p>
              </table:table-cell>
              <table:table-cell office:value-type="float" office:value="4.16058639122415">
                <text:p>4.16058639122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000001056">
                <text:p>0.325000000001056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51050880621">
                <text:p>0.51050880621</text:p>
              </table:table-cell>
              <table:table-cell office:value-type="float" office:value="0.320978333369177">
                <text:p>0.320978333369177</text:p>
              </table:table-cell>
              <table:table-cell office:value-type="float" office:value="1.02025608895663">
                <text:p>1.02025608895663</text:p>
              </table:table-cell>
              <table:table-cell office:value-type="float" office:value="1.25067984971762">
                <text:p>1.25067984971762</text:p>
              </table:table-cell>
              <table:table-cell office:value-type="float" office:value="2.60724052047501">
                <text:p>2.60724052047501</text:p>
              </table:table-cell>
              <table:table-cell office:value-type="float" office:value="3.19384377313511">
                <text:p>3.19384377313511</text:p>
              </table:table-cell>
              <table:table-cell office:value-type="float" office:value="3.19562975169589">
                <text:p>3.19562975169589</text:p>
              </table:table-cell>
              <table:table-cell office:value-type="float" office:value="3.65742509622841">
                <text:p>3.65742509622841</text:p>
              </table:table-cell>
              <table:table-cell office:value-type="float" office:value="4.11466308393348">
                <text:p>4.11466308393348</text:p>
              </table:table-cell>
              <table:table-cell office:value-type="float" office:value="4.13429141498407">
                <text:p>4.134291414984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380305868200515">
                <text:p>0.380305868200515</text:p>
              </table:table-cell>
              <table:table-cell office:value-type="float" office:value="1.09873843806913">
                <text:p>1.09873843806913</text:p>
              </table:table-cell>
              <table:table-cell office:value-type="float" office:value="1.34688686577067">
                <text:p>1.34688686577067</text:p>
              </table:table-cell>
              <table:table-cell office:value-type="float" office:value="2.56728248558062">
                <text:p>2.56728248558062</text:p>
              </table:table-cell>
              <table:table-cell office:value-type="float" office:value="3.20026402763926">
                <text:p>3.20026402763926</text:p>
              </table:table-cell>
              <table:table-cell office:value-type="float" office:value="3.20232406021963">
                <text:p>3.20232406021963</text:p>
              </table:table-cell>
              <table:table-cell office:value-type="float" office:value="3.69789311982461">
                <text:p>3.69789311982461</text:p>
              </table:table-cell>
              <table:table-cell office:value-type="float" office:value="4.08912274921601">
                <text:p>4.08912274921601</text:p>
              </table:table-cell>
              <table:table-cell office:value-type="float" office:value="4.10825647325558">
                <text:p>4.108256473255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000001218">
                <text:p>0.375000000001218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0.58904862255">
                <text:p>0.58904862255</text:p>
              </table:table-cell>
              <table:table-cell office:value-type="float" office:value="0.435063298565953">
                <text:p>0.435063298565953</text:p>
              </table:table-cell>
              <table:table-cell office:value-type="float" office:value="1.17722122918714">
                <text:p>1.17722122918714</text:p>
              </table:table-cell>
              <table:table-cell office:value-type="float" office:value="1.443104747238">
                <text:p>1.443104747238</text:p>
              </table:table-cell>
              <table:table-cell office:value-type="float" office:value="2.52732553373005">
                <text:p>2.52732553373005</text:p>
              </table:table-cell>
              <table:table-cell office:value-type="float" office:value="3.20714697354473">
                <text:p>3.20714697354473</text:p>
              </table:table-cell>
              <table:table-cell office:value-type="float" office:value="3.20949787640733">
                <text:p>3.20949787640733</text:p>
              </table:table-cell>
              <table:table-cell office:value-type="float" office:value="3.73832345224536">
                <text:p>3.73832345224536</text:p>
              </table:table-cell>
              <table:table-cell office:value-type="float" office:value="4.06393867471548">
                <text:p>4.06393867471548</text:p>
              </table:table-cell>
              <table:table-cell office:value-type="float" office:value="4.08248406880313">
                <text:p>4.082484068803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486799085768953">
                <text:p>0.486799085768953</text:p>
              </table:table-cell>
              <table:table-cell office:value-type="float" office:value="1.25570456311264">
                <text:p>1.25570456311264</text:p>
              </table:table-cell>
              <table:table-cell office:value-type="float" office:value="1.53932905319984">
                <text:p>1.53932905319984</text:p>
              </table:table-cell>
              <table:table-cell office:value-type="float" office:value="2.48737152946369">
                <text:p>2.48737152946369</text:p>
              </table:table-cell>
              <table:table-cell office:value-type="float" office:value="3.21448993345287">
                <text:p>3.21448993345287</text:p>
              </table:table-cell>
              <table:table-cell office:value-type="float" office:value="3.21714785655933">
                <text:p>3.21714785655933</text:p>
              </table:table-cell>
              <table:table-cell office:value-type="float" office:value="3.77864637710158">
                <text:p>3.77864637710158</text:p>
              </table:table-cell>
              <table:table-cell office:value-type="float" office:value="4.03918348177633">
                <text:p>4.03918348177633</text:p>
              </table:table-cell>
              <table:table-cell office:value-type="float" office:value="4.05697691484744">
                <text:p>4.056976914847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000001381">
                <text:p>0.425000000001381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0.66758843889">
                <text:p>0.66758843889</text:p>
              </table:table-cell>
              <table:table-cell office:value-type="float" office:value="0.536390318606689">
                <text:p>0.536390318606689</text:p>
              </table:table-cell>
              <table:table-cell office:value-type="float" office:value="1.33418855477319">
                <text:p>1.33418855477319</text:p>
              </table:table-cell>
              <table:table-cell office:value-type="float" office:value="1.63555620990527">
                <text:p>1.63555620990527</text:p>
              </table:table-cell>
              <table:table-cell office:value-type="float" office:value="2.44742235774432">
                <text:p>2.44742235774432</text:p>
              </table:table-cell>
              <table:table-cell office:value-type="float" office:value="3.22229007147235">
                <text:p>3.22229007147235</text:p>
              </table:table-cell>
              <table:table-cell office:value-type="float" office:value="3.22527047993935">
                <text:p>3.22527047993935</text:p>
              </table:table-cell>
              <table:table-cell office:value-type="float" office:value="3.8187030324333">
                <text:p>3.8187030324333</text:p>
              </table:table-cell>
              <table:table-cell office:value-type="float" office:value="4.01501884134652">
                <text:p>4.01501884134652</text:p>
              </table:table-cell>
              <table:table-cell office:value-type="float" office:value="4.03173813240913">
                <text:p>4.03173813240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584384032545279">
                <text:p>0.584384032545279</text:p>
              </table:table-cell>
              <table:table-cell office:value-type="float" office:value="1.41267333409762">
                <text:p>1.41267333409762</text:p>
              </table:table-cell>
              <table:table-cell office:value-type="float" office:value="1.73178261194879">
                <text:p>1.73178261194879</text:p>
              </table:table-cell>
              <table:table-cell office:value-type="float" office:value="2.40748052225596">
                <text:p>2.40748052225596</text:p>
              </table:table-cell>
              <table:table-cell office:value-type="float" office:value="3.23054439714131">
                <text:p>3.23054439714131</text:p>
              </table:table-cell>
              <table:table-cell office:value-type="float" office:value="3.2338620582409">
                <text:p>3.2338620582409</text:p>
              </table:table-cell>
              <table:table-cell office:value-type="float" office:value="3.85803661827167">
                <text:p>3.85803661827167</text:p>
              </table:table-cell>
              <table:table-cell office:value-type="float" office:value="3.99190334874442">
                <text:p>3.99190334874442</text:p>
              </table:table-cell>
              <table:table-cell office:value-type="float" office:value="4.00677212816805">
                <text:p>4.00677212816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0000001543">
                <text:p>0.475000000001543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0.74612825523">
                <text:p>0.74612825523</text:p>
              </table:table-cell>
              <table:table-cell office:value-type="float" office:value="0.631144662292022">
                <text:p>0.631144662292022</text:p>
              </table:table-cell>
              <table:table-cell office:value-type="float" office:value="1.49115904688093">
                <text:p>1.49115904688093</text:p>
              </table:table-cell>
              <table:table-cell office:value-type="float" office:value="1.8280032189303">
                <text:p>1.8280032189303</text:p>
              </table:table-cell>
              <table:table-cell office:value-type="float" office:value="2.36755038082351">
                <text:p>2.36755038082351</text:p>
              </table:table-cell>
              <table:table-cell office:value-type="float" office:value="3.23924976904143">
                <text:p>3.23924976904143</text:p>
              </table:table-cell>
              <table:table-cell office:value-type="float" office:value="3.24291874530216">
                <text:p>3.24291874530216</text:p>
              </table:table-cell>
              <table:table-cell office:value-type="float" office:value="3.89472817995043">
                <text:p>3.89472817995043</text:p>
              </table:table-cell>
              <table:table-cell office:value-type="float" office:value="3.97174841553429">
                <text:p>3.97174841553429</text:p>
              </table:table-cell>
              <table:table-cell office:value-type="float" office:value="3.98209288780292">
                <text:p>3.98209288780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0000001624">
                <text:p>0.500000000001624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676926933159246">
                <text:p>0.676926933159246</text:p>
              </table:table-cell>
              <table:table-cell office:value-type="float" office:value="1.56964585563538">
                <text:p>1.56964585563538</text:p>
              </table:table-cell>
              <table:table-cell office:value-type="float" office:value="1.92420799067857">
                <text:p>1.92420799067857</text:p>
              </table:table-cell>
              <table:table-cell office:value-type="float" office:value="2.32764162505494">
                <text:p>2.32764162505494</text:p>
              </table:table-cell>
              <table:table-cell office:value-type="float" office:value="3.24840289790905">
                <text:p>3.24840289790905</text:p>
              </table:table-cell>
              <table:table-cell office:value-type="float" office:value="3.25243654701542">
                <text:p>3.25243654701542</text:p>
              </table:table-cell>
              <table:table-cell office:value-type="float" office:value="3.91673499879817">
                <text:p>3.91673499879817</text:p>
              </table:table-cell>
              <table:table-cell office:value-type="float" office:value="3.95756334118101">
                <text:p>3.95756334118101</text:p>
              </table:table-cell>
              <table:table-cell office:value-type="float" office:value="3.96674048655278">
                <text:p>3.966740486552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0000001706">
                <text:p>0.525000000001706</text:p>
              </table:table-cell>
              <table:table-cell office:value-type="float" office:value="1.64933614314">
                <text:p>1.64933614314</text:p>
              </table:table-cell>
              <table:table-cell office:value-type="float" office:value="0.82466807157">
                <text:p>0.82466807157</text:p>
              </table:table-cell>
              <table:table-cell office:value-type="float" office:value="0.721915474098054">
                <text:p>0.721915474098054</text:p>
              </table:table-cell>
              <table:table-cell office:value-type="float" office:value="1.64813394042906">
                <text:p>1.64813394042906</text:p>
              </table:table-cell>
              <table:table-cell office:value-type="float" office:value="2.02036806409756">
                <text:p>2.02036806409756</text:p>
              </table:table-cell>
              <table:table-cell office:value-type="float" office:value="2.28778307412272">
                <text:p>2.28778307412272</text:p>
              </table:table-cell>
              <table:table-cell office:value-type="float" office:value="3.25800034898747">
                <text:p>3.25800034898747</text:p>
              </table:table-cell>
              <table:table-cell office:value-type="float" office:value="3.26241133137864">
                <text:p>3.26241133137864</text:p>
              </table:table-cell>
              <table:table-cell office:value-type="float" office:value="3.9070083639271">
                <text:p>3.9070083639271</text:p>
              </table:table-cell>
              <table:table-cell office:value-type="float" office:value="3.93347875577283">
                <text:p>3.93347875577283</text:p>
              </table:table-cell>
              <table:table-cell office:value-type="float" office:value="3.99363984915432">
                <text:p>3.993639849154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1.72787595948">
                <text:p>1.72787595948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766247911957405">
                <text:p>0.766247911957405</text:p>
              </table:table-cell>
              <table:table-cell office:value-type="float" office:value="1.72662349970933">
                <text:p>1.72662349970933</text:p>
              </table:table-cell>
              <table:table-cell office:value-type="float" office:value="2.11633719173071">
                <text:p>2.11633719173071</text:p>
              </table:table-cell>
              <table:table-cell office:value-type="float" office:value="2.2481212491344">
                <text:p>2.2481212491344</text:p>
              </table:table-cell>
              <table:table-cell office:value-type="float" office:value="3.26803854326629">
                <text:p>3.26803854326629</text:p>
              </table:table-cell>
              <table:table-cell office:value-type="float" office:value="3.27283883863732">
                <text:p>3.27283883863732</text:p>
              </table:table-cell>
              <table:table-cell office:value-type="float" office:value="3.88686563759483">
                <text:p>3.88686563759483</text:p>
              </table:table-cell>
              <table:table-cell office:value-type="float" office:value="3.90962557265766">
                <text:p>3.90962557265766</text:p>
              </table:table-cell>
              <table:table-cell office:value-type="float" office:value="4.03134970544807">
                <text:p>4.031349705448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0000001868">
                <text:p>0.575000000001868</text:p>
              </table:table-cell>
              <table:table-cell office:value-type="float" office:value="1.80641577582">
                <text:p>1.80641577582</text:p>
              </table:table-cell>
              <table:table-cell office:value-type="float" office:value="0.90320788791">
                <text:p>0.90320788791</text:p>
              </table:table-cell>
              <table:table-cell office:value-type="float" office:value="0.810029076381654">
                <text:p>0.810029076381654</text:p>
              </table:table-cell>
              <table:table-cell office:value-type="float" office:value="1.80511475111291">
                <text:p>1.80511475111291</text:p>
              </table:table-cell>
              <table:table-cell office:value-type="float" office:value="2.20135372330345">
                <text:p>2.20135372330345</text:p>
              </table:table-cell>
              <table:table-cell office:value-type="float" office:value="2.21941844241831">
                <text:p>2.21941844241831</text:p>
              </table:table-cell>
              <table:table-cell office:value-type="float" office:value="3.27851375712805">
                <text:p>3.27851375712805</text:p>
              </table:table-cell>
              <table:table-cell office:value-type="float" office:value="3.28371469146636">
                <text:p>3.28371469146636</text:p>
              </table:table-cell>
              <table:table-cell office:value-type="float" office:value="3.86497252279184">
                <text:p>3.86497252279184</text:p>
              </table:table-cell>
              <table:table-cell office:value-type="float" office:value="3.88605326057989">
                <text:p>3.88605326057989</text:p>
              </table:table-cell>
              <table:table-cell office:value-type="float" office:value="4.07116202097033">
                <text:p>4.071162020970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1.88495559216">
                <text:p>1.88495559216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853340100859632">
                <text:p>0.853340100859632</text:p>
              </table:table-cell>
              <table:table-cell office:value-type="float" office:value="1.88360793226015">
                <text:p>1.88360793226015</text:p>
              </table:table-cell>
              <table:table-cell office:value-type="float" office:value="2.16715581471707">
                <text:p>2.16715581471707</text:p>
              </table:table-cell>
              <table:table-cell office:value-type="float" office:value="2.3099375999564">
                <text:p>2.3099375999564</text:p>
              </table:table-cell>
              <table:table-cell office:value-type="float" office:value="3.28942211972867">
                <text:p>3.28942211972867</text:p>
              </table:table-cell>
              <table:table-cell office:value-type="float" office:value="3.29503440514294">
                <text:p>3.29503440514294</text:p>
              </table:table-cell>
              <table:table-cell office:value-type="float" office:value="3.84273678945176">
                <text:p>3.84273678945176</text:p>
              </table:table-cell>
              <table:table-cell office:value-type="float" office:value="3.86276842652004">
                <text:p>3.86276842652004</text:p>
              </table:table-cell>
              <table:table-cell office:value-type="float" office:value="4.1116696518824">
                <text:p>4.1116696518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000000203">
                <text:p>0.62500000000203</text:p>
              </table:table-cell>
              <table:table-cell office:value-type="float" office:value="1.9634954085">
                <text:p>1.9634954085</text:p>
              </table:table-cell>
              <table:table-cell office:value-type="float" office:value="0.98174770425">
                <text:p>0.98174770425</text:p>
              </table:table-cell>
              <table:table-cell office:value-type="float" office:value="0.896244425771372">
                <text:p>0.896244425771372</text:p>
              </table:table-cell>
              <table:table-cell office:value-type="float" office:value="1.96210330153313">
                <text:p>1.96210330153313</text:p>
              </table:table-cell>
              <table:table-cell office:value-type="float" office:value="2.12747787253397">
                <text:p>2.12747787253397</text:p>
              </table:table-cell>
              <table:table-cell office:value-type="float" office:value="2.405946018804">
                <text:p>2.405946018804</text:p>
              </table:table-cell>
              <table:table-cell office:value-type="float" office:value="3.30075960717381">
                <text:p>3.30075960717381</text:p>
              </table:table-cell>
              <table:table-cell office:value-type="float" office:value="3.30679339766799">
                <text:p>3.30679339766799</text:p>
              </table:table-cell>
              <table:table-cell office:value-type="float" office:value="3.82052685317883">
                <text:p>3.82052685317883</text:p>
              </table:table-cell>
              <table:table-cell office:value-type="float" office:value="3.83977536072328">
                <text:p>3.83977536072328</text:p>
              </table:table-cell>
              <table:table-cell office:value-type="float" office:value="4.15250717434948">
                <text:p>4.152507174349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2.04203522484">
                <text:p>2.04203522484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938791817936961">
                <text:p>0.938791817936961</text:p>
              </table:table-cell>
              <table:table-cell office:value-type="float" office:value="2.04060113883929">
                <text:p>2.04060113883929</text:p>
              </table:table-cell>
              <table:table-cell office:value-type="float" office:value="2.08764271332529">
                <text:p>2.08764271332529</text:p>
              </table:table-cell>
              <table:table-cell office:value-type="float" office:value="2.50212339909319">
                <text:p>2.50212339909319</text:p>
              </table:table-cell>
              <table:table-cell office:value-type="float" office:value="3.31252203218627">
                <text:p>3.31252203218627</text:p>
              </table:table-cell>
              <table:table-cell office:value-type="float" office:value="3.31898699980118">
                <text:p>3.31898699980118</text:p>
              </table:table-cell>
              <table:table-cell office:value-type="float" office:value="3.79847980794879">
                <text:p>3.79847980794879</text:p>
              </table:table-cell>
              <table:table-cell office:value-type="float" office:value="3.81707796177077">
                <text:p>3.81707796177077</text:p>
              </table:table-cell>
              <table:table-cell office:value-type="float" office:value="4.19354086150056">
                <text:p>4.193540861500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0000002193">
                <text:p>0.675000000002193</text:p>
              </table:table-cell>
              <table:table-cell office:value-type="float" office:value="2.12057504118">
                <text:p>2.12057504118</text:p>
              </table:table-cell>
              <table:table-cell office:value-type="float" office:value="1.06028752059">
                <text:p>1.06028752059</text:p>
              </table:table-cell>
              <table:table-cell office:value-type="float" office:value="0.981021040431792">
                <text:p>0.981021040431792</text:p>
              </table:table-cell>
              <table:table-cell office:value-type="float" office:value="2.04777725746191">
                <text:p>2.04777725746191</text:p>
              </table:table-cell>
              <table:table-cell office:value-type="float" office:value="2.11910174635658">
                <text:p>2.11910174635658</text:p>
              </table:table-cell>
              <table:table-cell office:value-type="float" office:value="2.59834646346079">
                <text:p>2.59834646346079</text:p>
              </table:table-cell>
              <table:table-cell office:value-type="float" office:value="3.32470502750468">
                <text:p>3.32470502750468</text:p>
              </table:table-cell>
              <table:table-cell office:value-type="float" office:value="3.33161046500166">
                <text:p>3.33161046500166</text:p>
              </table:table-cell>
              <table:table-cell office:value-type="float" office:value="3.77665953912287">
                <text:p>3.77665953912287</text:p>
              </table:table-cell>
              <table:table-cell office:value-type="float" office:value="3.79468007795035">
                <text:p>3.79468007795035</text:p>
              </table:table-cell>
              <table:table-cell office:value-type="float" office:value="4.16270160667404">
                <text:p>4.16270160667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2.19911485752">
                <text:p>2.19911485752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1.02296152281945">
                <text:p>1.02296152281945</text:p>
              </table:table-cell>
              <table:table-cell office:value-type="float" office:value="2.00791228101805">
                <text:p>2.00791228101805</text:p>
              </table:table-cell>
              <table:table-cell office:value-type="float" office:value="2.19760544926296">
                <text:p>2.19760544926296</text:p>
              </table:table-cell>
              <table:table-cell office:value-type="float" office:value="2.69458967443952">
                <text:p>2.69458967443952</text:p>
              </table:table-cell>
              <table:table-cell office:value-type="float" office:value="3.33730402087227">
                <text:p>3.33730402087227</text:p>
              </table:table-cell>
              <table:table-cell office:value-type="float" office:value="3.34465897932581">
                <text:p>3.34465897932581</text:p>
              </table:table-cell>
              <table:table-cell office:value-type="float" office:value="3.75510116321524">
                <text:p>3.75510116321524</text:p>
              </table:table-cell>
              <table:table-cell office:value-type="float" office:value="3.7725856015227">
                <text:p>3.7725856015227</text:p>
              </table:table-cell>
              <table:table-cell office:value-type="float" office:value="4.08393486482969">
                <text:p>4.083934864829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0000002355">
                <text:p>0.725000000002355</text:p>
              </table:table-cell>
              <table:table-cell office:value-type="float" office:value="2.27765467386">
                <text:p>2.27765467386</text:p>
              </table:table-cell>
              <table:table-cell office:value-type="float" office:value="1.13882733693">
                <text:p>1.13882733693</text:p>
              </table:table-cell>
              <table:table-cell office:value-type="float" office:value="1.06463418827025">
                <text:p>1.06463418827025</text:p>
              </table:table-cell>
              <table:table-cell office:value-type="float" office:value="1.96806398635102">
                <text:p>1.96806398635102</text:p>
              </table:table-cell>
              <table:table-cell office:value-type="float" office:value="2.27611259644732">
                <text:p>2.27611259644732</text:p>
              </table:table-cell>
              <table:table-cell office:value-type="float" office:value="2.79084438054707">
                <text:p>2.79084438054707</text:p>
              </table:table-cell>
              <table:table-cell office:value-type="float" office:value="3.35031419986383">
                <text:p>3.35031419986383</text:p>
              </table:table-cell>
              <table:table-cell office:value-type="float" office:value="3.35812767150308">
                <text:p>3.35812767150308</text:p>
              </table:table-cell>
              <table:table-cell office:value-type="float" office:value="3.73382682448391">
                <text:p>3.73382682448391</text:p>
              </table:table-cell>
              <table:table-cell office:value-type="float" office:value="3.75079850267264">
                <text:p>3.75079850267264</text:p>
              </table:table-cell>
              <table:table-cell office:value-type="float" office:value="4.00518856655134">
                <text:p>4.005188566551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2.3561944902">
                <text:p>2.3561944902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1.10605142277279">
                <text:p>1.10605142277279</text:p>
              </table:table-cell>
              <table:table-cell office:value-type="float" office:value="1.92824727274218">
                <text:p>1.92824727274218</text:p>
              </table:table-cell>
              <table:table-cell office:value-type="float" office:value="2.35462356120378">
                <text:p>2.35462356120378</text:p>
              </table:table-cell>
              <table:table-cell office:value-type="float" office:value="2.88710666588222">
                <text:p>2.88710666588222</text:p>
              </table:table-cell>
              <table:table-cell office:value-type="float" office:value="3.36373046878485">
                <text:p>3.36373046878485</text:p>
              </table:table-cell>
              <table:table-cell office:value-type="float" office:value="3.37201162389025">
                <text:p>3.37201162389025</text:p>
              </table:table-cell>
              <table:table-cell office:value-type="float" office:value="3.71285235553278">
                <text:p>3.71285235553278</text:p>
              </table:table-cell>
              <table:table-cell office:value-type="float" office:value="3.7293228455153">
                <text:p>3.7293228455153</text:p>
              </table:table-cell>
              <table:table-cell office:value-type="float" office:value="3.92646163107585">
                <text:p>3.92646163107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0000002518">
                <text:p>0.775000000002518</text:p>
              </table:table-cell>
              <table:table-cell office:value-type="float" office:value="2.43473430654">
                <text:p>2.43473430654</text:p>
              </table:table-cell>
              <table:table-cell office:value-type="float" office:value="1.21736715327">
                <text:p>1.21736715327</text:p>
              </table:table-cell>
              <table:table-cell office:value-type="float" office:value="1.1472159575008">
                <text:p>1.1472159575008</text:p>
              </table:table-cell>
              <table:table-cell office:value-type="float" office:value="1.88848082635677">
                <text:p>1.88848082635677</text:p>
              </table:table-cell>
              <table:table-cell office:value-type="float" office:value="2.4331387419065">
                <text:p>2.4331387419065</text:p>
              </table:table-cell>
              <table:table-cell office:value-type="float" office:value="2.98337405371153">
                <text:p>2.98337405371153</text:p>
              </table:table-cell>
              <table:table-cell office:value-type="float" office:value="3.37754741882241">
                <text:p>3.37754741882241</text:p>
              </table:table-cell>
              <table:table-cell office:value-type="float" office:value="3.38630588652197">
                <text:p>3.38630588652197</text:p>
              </table:table-cell>
              <table:table-cell office:value-type="float" office:value="3.69219055953025">
                <text:p>3.69219055953025</text:p>
              </table:table-cell>
              <table:table-cell office:value-type="float" office:value="3.70816279996828">
                <text:p>3.70816279996828</text:p>
              </table:table-cell>
              <table:table-cell office:value-type="float" office:value="3.84775301246662">
                <text:p>3.84775301246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2.51327412288">
                <text:p>2.51327412288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1.18811807299575">
                <text:p>1.18811807299575</text:p>
              </table:table-cell>
              <table:table-cell office:value-type="float" office:value="1.84879164416166">
                <text:p>1.84879164416166</text:p>
              </table:table-cell>
              <table:table-cell office:value-type="float" office:value="2.51165856266662">
                <text:p>2.51165856266662</text:p>
              </table:table-cell>
              <table:table-cell office:value-type="float" office:value="3.07964390093017">
                <text:p>3.07964390093017</text:p>
              </table:table-cell>
              <table:table-cell office:value-type="float" office:value="3.39175941721287">
                <text:p>3.39175941721287</text:p>
              </table:table-cell>
              <table:table-cell office:value-type="float" office:value="3.40100550189419">
                <text:p>3.40100550189419</text:p>
              </table:table-cell>
              <table:table-cell office:value-type="float" office:value="3.67185320351258">
                <text:p>3.67185320351258</text:p>
              </table:table-cell>
              <table:table-cell office:value-type="float" office:value="3.68732265755593">
                <text:p>3.68732265755593</text:p>
              </table:table-cell>
              <table:table-cell office:value-type="float" office:value="3.76906169939524">
                <text:p>3.769061699395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0000002681">
                <text:p>0.825000000002681</text:p>
              </table:table-cell>
              <table:table-cell office:value-type="float" office:value="2.59181393922">
                <text:p>2.59181393922</text:p>
              </table:table-cell>
              <table:table-cell office:value-type="float" office:value="1.29590696961">
                <text:p>1.29590696961</text:p>
              </table:table-cell>
              <table:table-cell office:value-type="float" office:value="1.22872979100746">
                <text:p>1.22872979100746</text:p>
              </table:table-cell>
              <table:table-cell office:value-type="float" office:value="1.80922179591894">
                <text:p>1.80922179591894</text:p>
              </table:table-cell>
              <table:table-cell office:value-type="float" office:value="2.59018347397027">
                <text:p>2.59018347397027</text:p>
              </table:table-cell>
              <table:table-cell office:value-type="float" office:value="3.1759112659734">
                <text:p>3.1759112659734</text:p>
              </table:table-cell>
              <table:table-cell office:value-type="float" office:value="3.40636134237871">
                <text:p>3.40636134237871</text:p>
              </table:table-cell>
              <table:table-cell office:value-type="float" office:value="3.41610557148046">
                <text:p>3.41610557148046</text:p>
              </table:table-cell>
              <table:table-cell office:value-type="float" office:value="3.65185274392791">
                <text:p>3.65185274392791</text:p>
              </table:table-cell>
              <table:table-cell office:value-type="float" office:value="3.66680686266182">
                <text:p>3.66680686266182</text:p>
              </table:table-cell>
              <table:table-cell office:value-type="float" office:value="3.69038671490083">
                <text:p>3.690386714900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2.67035375556">
                <text:p>2.67035375556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1.26899299453771">
                <text:p>1.26899299453771</text:p>
              </table:table-cell>
              <table:table-cell office:value-type="float" office:value="1.76984091246047">
                <text:p>1.76984091246047</text:p>
              </table:table-cell>
              <table:table-cell office:value-type="float" office:value="2.66871395329715">
                <text:p>2.66871395329715</text:p>
              </table:table-cell>
              <table:table-cell office:value-type="float" office:value="3.27216174761748">
                <text:p>3.27216174761748</text:p>
              </table:table-cell>
              <table:table-cell office:value-type="float" office:value="3.42135324470215">
                <text:p>3.42135324470215</text:p>
              </table:table-cell>
              <table:table-cell office:value-type="float" office:value="3.43160153120685">
                <text:p>3.43160153120685</text:p>
              </table:table-cell>
              <table:table-cell office:value-type="float" office:value="3.61172711612732">
                <text:p>3.61172711612732</text:p>
              </table:table-cell>
              <table:table-cell office:value-type="float" office:value="3.63220476237918">
                <text:p>3.63220476237918</text:p>
              </table:table-cell>
              <table:table-cell office:value-type="float" office:value="3.6466200900587">
                <text:p>3.64662009005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0000002843">
                <text:p>0.875000000002843</text:p>
              </table:table-cell>
              <table:table-cell office:value-type="float" office:value="2.7488935719">
                <text:p>2.7488935719</text:p>
              </table:table-cell>
              <table:table-cell office:value-type="float" office:value="1.37444678595">
                <text:p>1.37444678595</text:p>
              </table:table-cell>
              <table:table-cell office:value-type="float" office:value="1.30879395697185">
                <text:p>1.30879395697185</text:p>
              </table:table-cell>
              <table:table-cell office:value-type="float" office:value="1.73077207795151">
                <text:p>1.73077207795151</text:p>
              </table:table-cell>
              <table:table-cell office:value-type="float" office:value="2.74725050571949">
                <text:p>2.74725050571949</text:p>
              </table:table-cell>
              <table:table-cell office:value-type="float" office:value="3.36831829023512">
                <text:p>3.36831829023512</text:p>
              </table:table-cell>
              <table:table-cell office:value-type="float" office:value="3.43678585287662">
                <text:p>3.43678585287662</text:p>
              </table:table-cell>
              <table:table-cell office:value-type="float" office:value="3.44749124066523">
                <text:p>3.44749124066523</text:p>
              </table:table-cell>
              <table:table-cell office:value-type="float" office:value="3.53308199403878">
                <text:p>3.53308199403878</text:p>
              </table:table-cell>
              <table:table-cell office:value-type="float" office:value="3.61293349758153">
                <text:p>3.61293349758153</text:p>
              </table:table-cell>
              <table:table-cell office:value-type="float" office:value="3.62676749048591">
                <text:p>3.626767490485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2.82743338824">
                <text:p>2.82743338824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1.34790383544732">
                <text:p>1.34790383544732</text:p>
              </table:table-cell>
              <table:table-cell office:value-type="float" office:value="1.69225164154879">
                <text:p>1.69225164154879</text:p>
              </table:table-cell>
              <table:table-cell office:value-type="float" office:value="2.82579366448169">
                <text:p>2.82579366448169</text:p>
              </table:table-cell>
              <table:table-cell office:value-type="float" office:value="3.45102772777793">
                <text:p>3.45102772777793</text:p>
              </table:table-cell>
              <table:table-cell office:value-type="float" office:value="3.45445047311298">
                <text:p>3.45445047311298</text:p>
              </table:table-cell>
              <table:table-cell office:value-type="float" office:value="3.46340869065">
                <text:p>3.46340869065</text:p>
              </table:table-cell>
              <table:table-cell office:value-type="float" office:value="3.46631723061">
                <text:p>3.46631723061</text:p>
              </table:table-cell>
              <table:table-cell office:value-type="float" office:value="3.59409379840906">
                <text:p>3.59409379840906</text:p>
              </table:table-cell>
              <table:table-cell office:value-type="float" office:value="3.60725591994285">
                <text:p>3.607255919942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0000003006">
                <text:p>0.925000000003006</text:p>
              </table:table-cell>
              <table:table-cell office:value-type="float" office:value="2.90597320458">
                <text:p>2.90597320458</text:p>
              </table:table-cell>
              <table:table-cell office:value-type="float" office:value="1.45298660229">
                <text:p>1.45298660229</text:p>
              </table:table-cell>
              <table:table-cell office:value-type="float" office:value="1.38582195082845">
                <text:p>1.38582195082845</text:p>
              </table:table-cell>
              <table:table-cell office:value-type="float" office:value="1.65478616237629">
                <text:p>1.65478616237629</text:p>
              </table:table-cell>
              <table:table-cell office:value-type="float" office:value="2.90434399155962">
                <text:p>2.90434399155962</text:p>
              </table:table-cell>
              <table:table-cell office:value-type="float" office:value="3.37583171101283">
                <text:p>3.37583171101283</text:p>
              </table:table-cell>
              <table:table-cell office:value-type="float" office:value="3.46789513265947">
                <text:p>3.46789513265947</text:p>
              </table:table-cell>
              <table:table-cell office:value-type="float" office:value="3.48037929077319">
                <text:p>3.48037929077319</text:p>
              </table:table-cell>
              <table:table-cell office:value-type="float" office:value="3.56050926266688">
                <text:p>3.56050926266688</text:p>
              </table:table-cell>
              <table:table-cell office:value-type="float" office:value="3.5764548727592">
                <text:p>3.5764548727592</text:p>
              </table:table-cell>
              <table:table-cell office:value-type="float" office:value="3.58812407060921">
                <text:p>3.588124070609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0000003087">
                <text:p>0.950000000003087</text:p>
              </table:table-cell>
              <table:table-cell office:value-type="float" office:value="2.98451302092">
                <text:p>2.98451302092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1.42129648335282">
                <text:p>1.42129648335282</text:p>
              </table:table-cell>
              <table:table-cell office:value-type="float" office:value="1.619631879446">
                <text:p>1.619631879446</text:p>
              </table:table-cell>
              <table:table-cell office:value-type="float" office:value="2.98290207819973">
                <text:p>2.98290207819973</text:p>
              </table:table-cell>
              <table:table-cell office:value-type="float" office:value="3.29722489823678">
                <text:p>3.29722489823678</text:p>
              </table:table-cell>
              <table:table-cell office:value-type="float" office:value="3.48393376613984">
                <text:p>3.48393376613984</text:p>
              </table:table-cell>
              <table:table-cell office:value-type="float" office:value="3.49739768821515">
                <text:p>3.49739768821515</text:p>
              </table:table-cell>
              <table:table-cell office:value-type="float" office:value="3.55765462431368">
                <text:p>3.55765462431368</text:p>
              </table:table-cell>
              <table:table-cell office:value-type="float" office:value="3.56924571230831">
                <text:p>3.56924571230831</text:p>
              </table:table-cell>
              <table:table-cell office:value-type="float" office:value="3.65784217773812">
                <text:p>3.65784217773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0000003168">
                <text:p>0.975000000003168</text:p>
              </table:table-cell>
              <table:table-cell office:value-type="float" office:value="3.06305283726">
                <text:p>3.06305283726</text:p>
              </table:table-cell>
              <table:table-cell office:value-type="float" office:value="1.53152641863">
                <text:p>1.53152641863</text:p>
              </table:table-cell>
              <table:table-cell office:value-type="float" office:value="1.45066392745158">
                <text:p>1.45066392745158</text:p>
              </table:table-cell>
              <table:table-cell office:value-type="float" office:value="1.59045537570027">
                <text:p>1.59045537570027</text:p>
              </table:table-cell>
              <table:table-cell office:value-type="float" office:value="3.06146854543797">
                <text:p>3.06146854543797</text:p>
              </table:table-cell>
              <table:table-cell office:value-type="float" office:value="3.21862925774717">
                <text:p>3.21862925774717</text:p>
              </table:table-cell>
              <table:table-cell office:value-type="float" office:value="3.49926346365263">
                <text:p>3.49926346365263</text:p>
              </table:table-cell>
              <table:table-cell office:value-type="float" office:value="3.51475332526353">
                <text:p>3.51475332526353</text:p>
              </table:table-cell>
              <table:table-cell office:value-type="float" office:value="3.54132682063733">
                <text:p>3.54132682063733</text:p>
              </table:table-cell>
              <table:table-cell office:value-type="float" office:value="3.55081657870722">
                <text:p>3.55081657870722</text:p>
              </table:table-cell>
              <table:table-cell office:value-type="float" office:value="3.75407611795535">
                <text:p>3.754076117955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000000325">
                <text:p>1.00000000000325</text:p>
              </table:table-cell>
              <table:table-cell office:value-type="float" office:value="3.1415926536">
                <text:p>3.1415926536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1.46370446388054">
                <text:p>1.46370446388054</text:p>
              </table:table-cell>
              <table:table-cell office:value-type="float" office:value="1.57747828600317">
                <text:p>1.57747828600317</text:p>
              </table:table-cell>
              <table:table-cell office:value-type="float" office:value="3.14004404457739">
                <text:p>3.14004404457739</text:p>
              </table:table-cell>
              <table:table-cell office:value-type="float" office:value="3.14004404459782">
                <text:p>3.14004404459782</text:p>
              </table:table-cell>
              <table:table-cell office:value-type="float" office:value="3.50844543247167">
                <text:p>3.50844543247167</text:p>
              </table:table-cell>
              <table:table-cell office:value-type="float" office:value="3.53083436696657">
                <text:p>3.53083436696657</text:p>
              </table:table-cell>
              <table:table-cell office:value-type="float" office:value="3.53178605100694">
                <text:p>3.53178605100694</text:p>
              </table:table-cell>
              <table:table-cell office:value-type="float" office:value="3.53439021893229">
                <text:p>3.53439021893229</text:p>
              </table:table-cell>
              <table:table-cell office:value-type="float" office:value="3.8502209981243">
                <text:p>3.85022099812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